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_banguna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set_id</text:p>
          </table:table-cell>
          <table:table-cell office:value-type="string" calcext:value-type="string">
            <text:p>NilaiPerolehan</text:p>
          </table:table-cell>
          <table:table-cell office:value-type="string" calcext:value-type="string">
            <text:p>UmurEkonomisSkrg</text:p>
          </table:table-cell>
          <table:table-cell office:value-type="string" calcext:value-type="string">
            <text:p>UmurEkonomisLama</text:p>
          </table:table-cell>
          <table:table-cell office:value-type="string" calcext:value-type="string">
            <text:p>selisihUmur</text:p>
          </table:table-cell>
          <table:table-cell office:value-type="string" calcext:value-type="string">
            <text:p>AkumulasiPenyusutanSkrg</text:p>
          </table:table-cell>
          <table:table-cell office:value-type="string" calcext:value-type="string">
            <text:p>AkumulasiPenyusutanLama</text:p>
          </table:table-cell>
          <table:table-cell office:value-type="string" calcext:value-type="string">
            <text:p>selisihAkm</text:p>
          </table:table-cell>
          <table:table-cell office:value-type="string" calcext:value-type="string">
            <text:p>PenyusutanPerTahunSkrg</text:p>
          </table:table-cell>
          <table:table-cell office:value-type="string" calcext:value-type="string">
            <text:p>PenyusutanPerTahunLama</text:p>
          </table:table-cell>
          <table:table-cell office:value-type="string" calcext:value-type="string">
            <text:p>SelisihPenyusutanPerTahun</text:p>
          </table:table-cell>
          <table:table-cell/>
        </table:table-row>
        <table:table-row table:style-name="ro1" table:visibility="filter">
          <table:table-cell office:value-type="float" office:value="202289" calcext:value-type="float">
            <text:p>202289</text:p>
          </table:table-cell>
          <table:table-cell office:value-type="float" office:value="371625000" calcext:value-type="float">
            <text:p>37162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8380000" calcext:value-type="float">
            <text:p>178380000</text:p>
          </table:table-cell>
          <table:table-cell office:value-type="float" office:value="170947500" calcext:value-type="float">
            <text:p>170947500</text:p>
          </table:table-cell>
          <table:table-cell table:number-columns-repeated="3" office:value-type="float" office:value="7432500" calcext:value-type="float">
            <text:p>7432500</text:p>
          </table:table-cell>
          <table:table-cell office:value-type="float" office:value="0" calcext:value-type="float">
            <text:p>0</text:p>
          </table:table-cell>
          <table:table-cell table:formula="of:=[.H2]-[.I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0" calcext:value-type="float">
            <text:p>202290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427490" calcext:value-type="float">
            <text:p>30427490</text:p>
          </table:table-cell>
          <table:table-cell office:value-type="float" office:value="27384741" calcext:value-type="float">
            <text:p>27384741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  <table:table-cell table:formula="of:=[.H3]-[.I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2" calcext:value-type="float">
            <text:p>202292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7718082" calcext:value-type="float">
            <text:p>2771808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4]-[.I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1" calcext:value-type="float">
            <text:p>202291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 table:formula="of:=[.H5]-[.I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3937" calcext:value-type="float">
            <text:p>1713937</text:p>
          </table:table-cell>
          <table:table-cell office:value-type="float" office:value="17802000" calcext:value-type="float">
            <text:p>1780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120" calcext:value-type="float">
            <text:p>1068120</text:p>
          </table:table-cell>
          <table:table-cell office:value-type="float" office:value="712080" calcext:value-type="float">
            <text:p>712080</text:p>
          </table:table-cell>
          <table:table-cell table:number-columns-repeated="3" office:value-type="float" office:value="356040" calcext:value-type="float">
            <text:p>356040</text:p>
          </table:table-cell>
          <table:table-cell office:value-type="float" office:value="0" calcext:value-type="float">
            <text:p>0</text:p>
          </table:table-cell>
          <table:table-cell table:formula="of:=[.H6]-[.I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732" calcext:value-type="float">
            <text:p>2668732</text:p>
          </table:table-cell>
          <table:table-cell office:value-type="float" office:value="46653000" calcext:value-type="float">
            <text:p>4665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120" calcext:value-type="float">
            <text:p>1866120</text:p>
          </table:table-cell>
          <table:table-cell table:number-columns-repeated="4" office:value-type="float" office:value="933060" calcext:value-type="float">
            <text:p>933060</text:p>
          </table:table-cell>
          <table:table-cell office:value-type="float" office:value="0" calcext:value-type="float">
            <text:p>0</text:p>
          </table:table-cell>
          <table:table-cell table:formula="of:=[.H7]-[.I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3" calcext:value-type="float">
            <text:p>202313</text:p>
          </table:table-cell>
          <table:table-cell office:value-type="float" office:value="121855300" calcext:value-type="float">
            <text:p>12185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1855300" calcext:value-type="float">
            <text:p>121855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7106" calcext:value-type="float">
            <text:p>2437106</text:p>
          </table:table-cell>
          <table:table-cell office:value-type="float" office:value="0" calcext:value-type="float">
            <text:p>0</text:p>
          </table:table-cell>
          <table:table-cell table:formula="of:=[.H8]-[.I8]" office:value-type="float" office:value="-2437106" calcext:value-type="float">
            <text:p>-2437106</text:p>
          </table:table-cell>
        </table:table-row>
        <table:table-row table:style-name="ro1" table:visibility="filter">
          <table:table-cell office:value-type="float" office:value="200132" calcext:value-type="float">
            <text:p>200132</text:p>
          </table:table-cell>
          <table:table-cell office:value-type="float" office:value="524320000" calcext:value-type="float">
            <text:p>52432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3404800" calcext:value-type="float">
            <text:p>73404800</text:p>
          </table:table-cell>
          <table:table-cell office:value-type="float" office:value="62918400" calcext:value-type="float">
            <text:p>62918400</text:p>
          </table:table-cell>
          <table:table-cell table:number-columns-repeated="3" office:value-type="float" office:value="10486400" calcext:value-type="float">
            <text:p>10486400</text:p>
          </table:table-cell>
          <table:table-cell office:value-type="float" office:value="0" calcext:value-type="float">
            <text:p>0</text:p>
          </table:table-cell>
          <table:table-cell table:formula="of:=[.H9]-[.I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7" calcext:value-type="float">
            <text:p>202307</text:p>
          </table:table-cell>
          <table:table-cell office:value-type="float" office:value="134160000" calcext:value-type="float">
            <text:p>13416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6347200" calcext:value-type="float">
            <text:p>56347200</text:p>
          </table:table-cell>
          <table:table-cell office:value-type="float" office:value="53664000" calcext:value-type="float">
            <text:p>53664000</text:p>
          </table:table-cell>
          <table:table-cell table:number-columns-repeated="3" office:value-type="float" office:value="2683200" calcext:value-type="float">
            <text:p>2683200</text:p>
          </table:table-cell>
          <table:table-cell office:value-type="float" office:value="0" calcext:value-type="float">
            <text:p>0</text:p>
          </table:table-cell>
          <table:table-cell table:formula="of:=[.H10]-[.I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8" calcext:value-type="float">
            <text:p>202308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7846432" calcext:value-type="float">
            <text:p>57846432</text:p>
          </table:table-cell>
          <table:table-cell office:value-type="float" office:value="56469136" calcext:value-type="float">
            <text:p>5646913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 table:formula="of:=[.H11]-[.I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9" calcext:value-type="float">
            <text:p>202309</text:p>
          </table:table-cell>
          <table:table-cell office:value-type="float" office:value="89530440" calcext:value-type="float">
            <text:p>895304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5205578" calcext:value-type="float">
            <text:p>75205578</text:p>
          </table:table-cell>
          <table:table-cell office:value-type="float" office:value="73414969" calcext:value-type="float">
            <text:p>73414969</text:p>
          </table:table-cell>
          <table:table-cell table:number-columns-repeated="3" office:value-type="float" office:value="1790609" calcext:value-type="float">
            <text:p>1790609</text:p>
          </table:table-cell>
          <table:table-cell office:value-type="float" office:value="0" calcext:value-type="float">
            <text:p>0</text:p>
          </table:table-cell>
          <table:table-cell table:formula="of:=[.H12]-[.I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11" calcext:value-type="float">
            <text:p>202311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15400000" calcext:value-type="float">
            <text:p>15400000</text:p>
          </table:table-cell>
          <table:table-cell table:number-columns-repeated="3"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formula="of:=[.H13]-[.I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10" calcext:value-type="float">
            <text:p>202310</text:p>
          </table:table-cell>
          <table:table-cell office:value-type="float" office:value="597338000" calcext:value-type="float">
            <text:p>59733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9733800" calcext:value-type="float">
            <text:p>59733800</text:p>
          </table:table-cell>
          <table:table-cell office:value-type="float" office:value="47787040" calcext:value-type="float">
            <text:p>47787040</text:p>
          </table:table-cell>
          <table:table-cell table:number-columns-repeated="3" office:value-type="float" office:value="11946760" calcext:value-type="float">
            <text:p>11946760</text:p>
          </table:table-cell>
          <table:table-cell office:value-type="float" office:value="0" calcext:value-type="float">
            <text:p>0</text:p>
          </table:table-cell>
          <table:table-cell table:formula="of:=[.H14]-[.I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4" calcext:value-type="float">
            <text:p>202304</text:p>
          </table:table-cell>
          <table:table-cell office:value-type="float" office:value="305655400" calcext:value-type="float">
            <text:p>30565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5655400" calcext:value-type="float">
            <text:p>305655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13108" calcext:value-type="float">
            <text:p>6113108</text:p>
          </table:table-cell>
          <table:table-cell office:value-type="float" office:value="0" calcext:value-type="float">
            <text:p>0</text:p>
          </table:table-cell>
          <table:table-cell table:formula="of:=[.H15]-[.I15]" office:value-type="float" office:value="-6113108" calcext:value-type="float">
            <text:p>-6113108</text:p>
          </table:table-cell>
        </table:table-row>
        <table:table-row table:style-name="ro1">
          <table:table-cell office:value-type="float" office:value="202306" calcext:value-type="float">
            <text:p>202306</text:p>
          </table:table-cell>
          <table:table-cell office:value-type="float" office:value="86081000" calcext:value-type="float">
            <text:p>8608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081000" calcext:value-type="float">
            <text:p>8608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1620" calcext:value-type="float">
            <text:p>1721620</text:p>
          </table:table-cell>
          <table:table-cell office:value-type="float" office:value="0" calcext:value-type="float">
            <text:p>0</text:p>
          </table:table-cell>
          <table:table-cell table:formula="of:=[.H16]-[.I16]" office:value-type="float" office:value="-1721620" calcext:value-type="float">
            <text:p>-1721620</text:p>
          </table:table-cell>
        </table:table-row>
        <table:table-row table:style-name="ro1" table:visibility="filter">
          <table:table-cell office:value-type="float" office:value="202300" calcext:value-type="float">
            <text:p>202300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47052470" calcext:value-type="float">
            <text:p>247052470</text:p>
          </table:table-cell>
          <table:table-cell office:value-type="float" office:value="241026800" calcext:value-type="float">
            <text:p>24102680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  <table:table-cell table:formula="of:=[.H17]-[.I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1" calcext:value-type="float">
            <text:p>20230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62116066" calcext:value-type="float">
            <text:p>62116066</text:p>
          </table:table-cell>
          <table:table-cell office:value-type="float" office:value="60601040" calcext:value-type="float">
            <text:p>60601040</text:p>
          </table:table-cell>
          <table:table-cell table:number-columns-repeated="3" office:value-type="float" office:value="1515026" calcext:value-type="float">
            <text:p>1515026</text:p>
          </table:table-cell>
          <table:table-cell office:value-type="float" office:value="0" calcext:value-type="float">
            <text:p>0</text:p>
          </table:table-cell>
          <table:table-cell table:formula="of:=[.H18]-[.I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2" calcext:value-type="float">
            <text:p>202302</text:p>
          </table:table-cell>
          <table:table-cell office:value-type="float" office:value="55091840" calcext:value-type="float">
            <text:p>550918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5175317" calcext:value-type="float">
            <text:p>45175317</text:p>
          </table:table-cell>
          <table:table-cell office:value-type="float" office:value="44073480" calcext:value-type="float">
            <text:p>44073480</text:p>
          </table:table-cell>
          <table:table-cell table:number-columns-repeated="3" office:value-type="float" office:value="1101837" calcext:value-type="float">
            <text:p>1101837</text:p>
          </table:table-cell>
          <table:table-cell office:value-type="float" office:value="0" calcext:value-type="float">
            <text:p>0</text:p>
          </table:table-cell>
          <table:table-cell table:formula="of:=[.H19]-[.I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3" calcext:value-type="float">
            <text:p>202303</text:p>
          </table:table-cell>
          <table:table-cell office:value-type="float" office:value="47344550" calcext:value-type="float">
            <text:p>47344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822531" calcext:value-type="float">
            <text:p>38822531</text:p>
          </table:table-cell>
          <table:table-cell office:value-type="float" office:value="37875640" calcext:value-type="float">
            <text:p>37875640</text:p>
          </table:table-cell>
          <table:table-cell table:number-columns-repeated="3" office:value-type="float" office:value="946891" calcext:value-type="float">
            <text:p>946891</text:p>
          </table:table-cell>
          <table:table-cell office:value-type="float" office:value="0" calcext:value-type="float">
            <text:p>0</text:p>
          </table:table-cell>
          <table:table-cell table:formula="of:=[.H20]-[.I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3" calcext:value-type="float">
            <text:p>202293</text:p>
          </table:table-cell>
          <table:table-cell office:value-type="float" office:value="189808605" calcext:value-type="float">
            <text:p>1898086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8420084" calcext:value-type="float">
            <text:p>178420084</text:p>
          </table:table-cell>
          <table:table-cell office:value-type="float" office:value="174623912" calcext:value-type="float">
            <text:p>174623912</text:p>
          </table:table-cell>
          <table:table-cell table:number-columns-repeated="3" office:value-type="float" office:value="3796172" calcext:value-type="float">
            <text:p>3796172</text:p>
          </table:table-cell>
          <table:table-cell office:value-type="float" office:value="0" calcext:value-type="float">
            <text:p>0</text:p>
          </table:table-cell>
          <table:table-cell table:formula="of:=[.H21]-[.I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8" calcext:value-type="float">
            <text:p>202298</text:p>
          </table:table-cell>
          <table:table-cell office:value-type="float" office:value="160110660" calcext:value-type="float">
            <text:p>1601106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34492946" calcext:value-type="float">
            <text:p>134492946</text:p>
          </table:table-cell>
          <table:table-cell office:value-type="float" office:value="131290733" calcext:value-type="float">
            <text:p>131290733</text:p>
          </table:table-cell>
          <table:table-cell table:number-columns-repeated="3" office:value-type="float" office:value="3202213" calcext:value-type="float">
            <text:p>3202213</text:p>
          </table:table-cell>
          <table:table-cell office:value-type="float" office:value="0" calcext:value-type="float">
            <text:p>0</text:p>
          </table:table-cell>
          <table:table-cell table:formula="of:=[.H22]-[.I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9" calcext:value-type="float">
            <text:p>202299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60000000" calcext:value-type="float">
            <text:p>60000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table:formula="of:=[.H23]-[.I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94" calcext:value-type="float">
            <text:p>202294</text:p>
          </table:table-cell>
          <table:table-cell office:value-type="float" office:value="212759260" calcext:value-type="float">
            <text:p>2127592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97869255" calcext:value-type="float">
            <text:p>97869255</text:p>
          </table:table-cell>
          <table:table-cell office:value-type="float" office:value="93614070" calcext:value-type="float">
            <text:p>93614070</text:p>
          </table:table-cell>
          <table:table-cell table:number-columns-repeated="3" office:value-type="float" office:value="4255185" calcext:value-type="float">
            <text:p>4255185</text:p>
          </table:table-cell>
          <table:table-cell office:value-type="float" office:value="0" calcext:value-type="float">
            <text:p>0</text:p>
          </table:table-cell>
          <table:table-cell table:formula="of:=[.H24]-[.I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14" calcext:value-type="float">
            <text:p>202314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7904848" calcext:value-type="float">
            <text:p>17904848</text:p>
          </table:table-cell>
          <table:table-cell office:value-type="float" office:value="16785795" calcext:value-type="float">
            <text:p>16785795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  <table:table-cell table:formula="of:=[.H25]-[.I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15" calcext:value-type="float">
            <text:p>202315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7186992" calcext:value-type="float">
            <text:p>37186992</text:p>
          </table:table-cell>
          <table:table-cell office:value-type="float" office:value="35121048" calcext:value-type="float">
            <text:p>3512104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26]-[.I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751" calcext:value-type="float">
            <text:p>2668751</text:p>
          </table:table-cell>
          <table:table-cell office:value-type="float" office:value="238634495" calcext:value-type="float">
            <text:p>23863449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545380" calcext:value-type="float">
            <text:p>9545380</text:p>
          </table:table-cell>
          <table:table-cell table:number-columns-repeated="4" office:value-type="float" office:value="4772690" calcext:value-type="float">
            <text:p>4772690</text:p>
          </table:table-cell>
          <table:table-cell office:value-type="float" office:value="0" calcext:value-type="float">
            <text:p>0</text:p>
          </table:table-cell>
          <table:table-cell table:formula="of:=[.H27]-[.I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87" calcext:value-type="float">
            <text:p>202287</text:p>
          </table:table-cell>
          <table:table-cell office:value-type="float" office:value="510183600" calcext:value-type="float">
            <text:p>5101836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814688" calcext:value-type="float">
            <text:p>40814688</text:p>
          </table:table-cell>
          <table:table-cell office:value-type="float" office:value="30611016" calcext:value-type="float">
            <text:p>30611016</text:p>
          </table:table-cell>
          <table:table-cell table:number-columns-repeated="3" office:value-type="float" office:value="10203672" calcext:value-type="float">
            <text:p>10203672</text:p>
          </table:table-cell>
          <table:table-cell office:value-type="float" office:value="0" calcext:value-type="float">
            <text:p>0</text:p>
          </table:table-cell>
          <table:table-cell table:formula="of:=[.H28]-[.I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88" calcext:value-type="float">
            <text:p>20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29]-[.I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9" calcext:value-type="float">
            <text:p>202279</text:p>
          </table:table-cell>
          <table:table-cell office:value-type="float" office:value="860810000" calcext:value-type="float">
            <text:p>86081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92675400" calcext:value-type="float">
            <text:p>292675400</text:p>
          </table:table-cell>
          <table:table-cell office:value-type="float" office:value="275459200" calcext:value-type="float">
            <text:p>275459200</text:p>
          </table:table-cell>
          <table:table-cell table:number-columns-repeated="3" office:value-type="float" office:value="17216200" calcext:value-type="float">
            <text:p>17216200</text:p>
          </table:table-cell>
          <table:table-cell office:value-type="float" office:value="0" calcext:value-type="float">
            <text:p>0</text:p>
          </table:table-cell>
          <table:table-cell table:formula="of:=[.H30]-[.I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80" calcext:value-type="float">
            <text:p>202280</text:p>
          </table:table-cell>
          <table:table-cell office:value-type="float" office:value="202290350" calcext:value-type="float">
            <text:p>2022903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8778719" calcext:value-type="float">
            <text:p>68778719</text:p>
          </table:table-cell>
          <table:table-cell office:value-type="float" office:value="64732912" calcext:value-type="float">
            <text:p>64732912</text:p>
          </table:table-cell>
          <table:table-cell table:number-columns-repeated="3" office:value-type="float" office:value="4045807" calcext:value-type="float">
            <text:p>4045807</text:p>
          </table:table-cell>
          <table:table-cell office:value-type="float" office:value="0" calcext:value-type="float">
            <text:p>0</text:p>
          </table:table-cell>
          <table:table-cell table:formula="of:=[.H31]-[.I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709" calcext:value-type="float">
            <text:p>721709</text:p>
          </table:table-cell>
          <table:table-cell office:value-type="float" office:value="981903000" calcext:value-type="float">
            <text:p>98190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914180" calcext:value-type="float">
            <text:p>58914180</text:p>
          </table:table-cell>
          <table:table-cell office:value-type="float" office:value="39276120" calcext:value-type="float">
            <text:p>39276120</text:p>
          </table:table-cell>
          <table:table-cell table:number-columns-repeated="3" office:value-type="float" office:value="19638060" calcext:value-type="float">
            <text:p>19638060</text:p>
          </table:table-cell>
          <table:table-cell office:value-type="float" office:value="0" calcext:value-type="float">
            <text:p>0</text:p>
          </table:table-cell>
          <table:table-cell table:formula="of:=[.H32]-[.I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1" calcext:value-type="float">
            <text:p>202271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00404864" calcext:value-type="float">
            <text:p>100404864</text:p>
          </table:table-cell>
          <table:table-cell office:value-type="float" office:value="97615840" calcext:value-type="float">
            <text:p>97615840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  <table:table-cell table:formula="of:=[.H33]-[.I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2" calcext:value-type="float">
            <text:p>20227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H34]-[.I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4" calcext:value-type="float">
            <text:p>20227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H35]-[.I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5" calcext:value-type="float">
            <text:p>202275</text:p>
          </table:table-cell>
          <table:table-cell office:value-type="float" office:value="218645740" calcext:value-type="float">
            <text:p>2186457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7424940" calcext:value-type="float">
            <text:p>157424940</text:p>
          </table:table-cell>
          <table:table-cell office:value-type="float" office:value="153052025" calcext:value-type="float">
            <text:p>153052025</text:p>
          </table:table-cell>
          <table:table-cell table:number-columns-repeated="3" office:value-type="float" office:value="4372915" calcext:value-type="float">
            <text:p>4372915</text:p>
          </table:table-cell>
          <table:table-cell office:value-type="float" office:value="0" calcext:value-type="float">
            <text:p>0</text:p>
          </table:table-cell>
          <table:table-cell table:formula="of:=[.H36]-[.I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6" calcext:value-type="float">
            <text:p>202276</text:p>
          </table:table-cell>
          <table:table-cell office:value-type="float" office:value="15494580" calcext:value-type="float">
            <text:p>1549458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156112" calcext:value-type="float">
            <text:p>11156112</text:p>
          </table:table-cell>
          <table:table-cell office:value-type="float" office:value="10846220" calcext:value-type="float">
            <text:p>10846220</text:p>
          </table:table-cell>
          <table:table-cell table:number-columns-repeated="3" office:value-type="float" office:value="309892" calcext:value-type="float">
            <text:p>309892</text:p>
          </table:table-cell>
          <table:table-cell office:value-type="float" office:value="0" calcext:value-type="float">
            <text:p>0</text:p>
          </table:table-cell>
          <table:table-cell table:formula="of:=[.H37]-[.I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7" calcext:value-type="float">
            <text:p>202277</text:p>
          </table:table-cell>
          <table:table-cell office:value-type="float" office:value="74029660" calcext:value-type="float">
            <text:p>740296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3301348" calcext:value-type="float">
            <text:p>53301348</text:p>
          </table:table-cell>
          <table:table-cell office:value-type="float" office:value="51820755" calcext:value-type="float">
            <text:p>51820755</text:p>
          </table:table-cell>
          <table:table-cell table:number-columns-repeated="3" office:value-type="float" office:value="1480593" calcext:value-type="float">
            <text:p>1480593</text:p>
          </table:table-cell>
          <table:table-cell office:value-type="float" office:value="0" calcext:value-type="float">
            <text:p>0</text:p>
          </table:table-cell>
          <table:table-cell table:formula="of:=[.H38]-[.I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8" calcext:value-type="float">
            <text:p>20227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  <table:table-cell table:formula="of:=[.H39]-[.I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81" calcext:value-type="float">
            <text:p>20228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5809696" calcext:value-type="float">
            <text:p>35809696</text:p>
          </table:table-cell>
          <table:table-cell office:value-type="float" office:value="33055104" calcext:value-type="float">
            <text:p>33055104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  <table:table-cell table:formula="of:=[.H40]-[.I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82" calcext:value-type="float">
            <text:p>202282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14400000" calcext:value-type="float">
            <text:p>144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formula="of:=[.H41]-[.I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53" calcext:value-type="float">
            <text:p>202253</text:p>
          </table:table-cell>
          <table:table-cell office:value-type="float" office:value="786177000" calcext:value-type="float">
            <text:p>786177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894160" calcext:value-type="float">
            <text:p>62894160</text:p>
          </table:table-cell>
          <table:table-cell office:value-type="float" office:value="47170620" calcext:value-type="float">
            <text:p>47170620</text:p>
          </table:table-cell>
          <table:table-cell table:number-columns-repeated="3" office:value-type="float" office:value="15723540" calcext:value-type="float">
            <text:p>15723540</text:p>
          </table:table-cell>
          <table:table-cell office:value-type="float" office:value="0" calcext:value-type="float">
            <text:p>0</text:p>
          </table:table-cell>
          <table:table-cell table:formula="of:=[.H42]-[.I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8" calcext:value-type="float">
            <text:p>202268</text:p>
          </table:table-cell>
          <table:table-cell office:value-type="float" office:value="228975460" calcext:value-type="float">
            <text:p>22897546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6544288" calcext:value-type="float">
            <text:p>146544288</text:p>
          </table:table-cell>
          <table:table-cell office:value-type="float" office:value="141964779" calcext:value-type="float">
            <text:p>141964779</text:p>
          </table:table-cell>
          <table:table-cell table:number-columns-repeated="3" office:value-type="float" office:value="4579509" calcext:value-type="float">
            <text:p>4579509</text:p>
          </table:table-cell>
          <table:table-cell office:value-type="float" office:value="0" calcext:value-type="float">
            <text:p>0</text:p>
          </table:table-cell>
          <table:table-cell table:formula="of:=[.H43]-[.I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9" calcext:value-type="float">
            <text:p>202269</text:p>
          </table:table-cell>
          <table:table-cell office:value-type="float" office:value="30128350" calcext:value-type="float">
            <text:p>3012835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8679577" calcext:value-type="float">
            <text:p>18679577</text:p>
          </table:table-cell>
          <table:table-cell table:number-columns-repeated="3" office:value-type="float" office:value="602567" calcext:value-type="float">
            <text:p>602567</text:p>
          </table:table-cell>
          <table:table-cell office:value-type="float" office:value="0" calcext:value-type="float">
            <text:p>0</text:p>
          </table:table-cell>
          <table:table-cell table:formula="of:=[.H44]-[.I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70" calcext:value-type="float">
            <text:p>202270</text:p>
          </table:table-cell>
          <table:table-cell office:value-type="float" office:value="715838638" calcext:value-type="float">
            <text:p>7158386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1583865" calcext:value-type="float">
            <text:p>71583865</text:p>
          </table:table-cell>
          <table:table-cell office:value-type="float" office:value="57267092" calcext:value-type="float">
            <text:p>57267092</text:p>
          </table:table-cell>
          <table:table-cell table:number-columns-repeated="3" office:value-type="float" office:value="14316773" calcext:value-type="float">
            <text:p>14316773</text:p>
          </table:table-cell>
          <table:table-cell office:value-type="float" office:value="0" calcext:value-type="float">
            <text:p>0</text:p>
          </table:table-cell>
          <table:table-cell table:formula="of:=[.H45]-[.I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712" calcext:value-type="float">
            <text:p>721712</text:p>
          </table:table-cell>
          <table:table-cell office:value-type="float" office:value="99173000" calcext:value-type="float">
            <text:p>9917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50380" calcext:value-type="float">
            <text:p>5950380</text:p>
          </table:table-cell>
          <table:table-cell office:value-type="float" office:value="3966920" calcext:value-type="float">
            <text:p>3966920</text:p>
          </table:table-cell>
          <table:table-cell table:number-columns-repeated="3" office:value-type="float" office:value="1983460" calcext:value-type="float">
            <text:p>1983460</text:p>
          </table:table-cell>
          <table:table-cell office:value-type="float" office:value="0" calcext:value-type="float">
            <text:p>0</text:p>
          </table:table-cell>
          <table:table-cell table:formula="of:=[.H46]-[.I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047" calcext:value-type="float">
            <text:p>2649047</text:p>
          </table:table-cell>
          <table:table-cell office:value-type="float" office:value="77725000" calcext:value-type="float">
            <text:p>7772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09000" calcext:value-type="float">
            <text:p>3109000</text:p>
          </table:table-cell>
          <table:table-cell table:number-columns-repeated="4" office:value-type="float" office:value="1554500" calcext:value-type="float">
            <text:p>1554500</text:p>
          </table:table-cell>
          <table:table-cell office:value-type="float" office:value="0" calcext:value-type="float">
            <text:p>0</text:p>
          </table:table-cell>
          <table:table-cell table:formula="of:=[.H47]-[.I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4" calcext:value-type="float">
            <text:p>20226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8234568" calcext:value-type="float">
            <text:p>28234568</text:p>
          </table:table-cell>
          <table:table-cell office:value-type="float" office:value="27545920" calcext:value-type="float">
            <text:p>27545920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 table:formula="of:=[.H48]-[.I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5" calcext:value-type="float">
            <text:p>20226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134286360" calcext:value-type="float">
            <text:p>13428636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49]-[.I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6" calcext:value-type="float">
            <text:p>202266</text:p>
          </table:table-cell>
          <table:table-cell office:value-type="float" office:value="258243000" calcext:value-type="float">
            <text:p>258243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87802620" calcext:value-type="float">
            <text:p>87802620</text:p>
          </table:table-cell>
          <table:table-cell office:value-type="float" office:value="82637760" calcext:value-type="float">
            <text:p>82637760</text:p>
          </table:table-cell>
          <table:table-cell table:number-columns-repeated="3" office:value-type="float" office:value="5164860" calcext:value-type="float">
            <text:p>5164860</text:p>
          </table:table-cell>
          <table:table-cell office:value-type="float" office:value="0" calcext:value-type="float">
            <text:p>0</text:p>
          </table:table-cell>
          <table:table-cell table:formula="of:=[.H50]-[.I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7" calcext:value-type="float">
            <text:p>202267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0487278" calcext:value-type="float">
            <text:p>20487278</text:p>
          </table:table-cell>
          <table:table-cell office:value-type="float" office:value="19282144" calcext:value-type="float">
            <text:p>1928214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51]-[.I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59" calcext:value-type="float">
            <text:p>202259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000000" calcext:value-type="float">
            <text:p>27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table:formula="of:=[.H52]-[.I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0" calcext:value-type="float">
            <text:p>202260</text:p>
          </table:table-cell>
          <table:table-cell office:value-type="float" office:value="421796900" calcext:value-type="float">
            <text:p>421796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320565644" calcext:value-type="float">
            <text:p>320565644</text:p>
          </table:table-cell>
          <table:table-cell office:value-type="float" office:value="312129706" calcext:value-type="float">
            <text:p>312129706</text:p>
          </table:table-cell>
          <table:table-cell table:number-columns-repeated="3" office:value-type="float" office:value="8435938" calcext:value-type="float">
            <text:p>8435938</text:p>
          </table:table-cell>
          <table:table-cell office:value-type="float" office:value="0" calcext:value-type="float">
            <text:p>0</text:p>
          </table:table-cell>
          <table:table-cell table:formula="of:=[.H53]-[.I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2" calcext:value-type="float">
            <text:p>202262</text:p>
          </table:table-cell>
          <table:table-cell office:value-type="float" office:value="123095830" calcext:value-type="float">
            <text:p>12309583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66471759" calcext:value-type="float">
            <text:p>66471759</text:p>
          </table:table-cell>
          <table:table-cell office:value-type="float" office:value="64009842" calcext:value-type="float">
            <text:p>64009842</text:p>
          </table:table-cell>
          <table:table-cell table:number-columns-repeated="3" office:value-type="float" office:value="2461917" calcext:value-type="float">
            <text:p>2461917</text:p>
          </table:table-cell>
          <table:table-cell office:value-type="float" office:value="0" calcext:value-type="float">
            <text:p>0</text:p>
          </table:table-cell>
          <table:table-cell table:formula="of:=[.H54]-[.I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63" calcext:value-type="float">
            <text:p>202263</text:p>
          </table:table-cell>
          <table:table-cell office:value-type="float" office:value="721470157" calcext:value-type="float">
            <text:p>72147015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2147015" calcext:value-type="float">
            <text:p>72147015</text:p>
          </table:table-cell>
          <table:table-cell office:value-type="float" office:value="57717612" calcext:value-type="float">
            <text:p>57717612</text:p>
          </table:table-cell>
          <table:table-cell table:number-columns-repeated="3" office:value-type="float" office:value="14429403" calcext:value-type="float">
            <text:p>14429403</text:p>
          </table:table-cell>
          <table:table-cell office:value-type="float" office:value="0" calcext:value-type="float">
            <text:p>0</text:p>
          </table:table-cell>
          <table:table-cell table:formula="of:=[.H55]-[.I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6" calcext:value-type="float">
            <text:p>202246</text:p>
          </table:table-cell>
          <table:table-cell office:value-type="float" office:value="531874800" calcext:value-type="float">
            <text:p>5318748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34024912" calcext:value-type="float">
            <text:p>234024912</text:p>
          </table:table-cell>
          <table:table-cell office:value-type="float" office:value="223387416" calcext:value-type="float">
            <text:p>223387416</text:p>
          </table:table-cell>
          <table:table-cell table:number-columns-repeated="3" office:value-type="float" office:value="10637496" calcext:value-type="float">
            <text:p>10637496</text:p>
          </table:table-cell>
          <table:table-cell office:value-type="float" office:value="0" calcext:value-type="float">
            <text:p>0</text:p>
          </table:table-cell>
          <table:table-cell table:formula="of:=[.H56]-[.I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7" calcext:value-type="float">
            <text:p>202247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94000452" calcext:value-type="float">
            <text:p>94000452</text:p>
          </table:table-cell>
          <table:table-cell office:value-type="float" office:value="91590184" calcext:value-type="float">
            <text:p>91590184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 table:formula="of:=[.H57]-[.I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8" calcext:value-type="float">
            <text:p>202248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0260000" calcext:value-type="float">
            <text:p>40260000</text:p>
          </table:table-cell>
          <table:table-cell office:value-type="float" office:value="36600000" calcext:value-type="float">
            <text:p>36600000</text:p>
          </table:table-cell>
          <table:table-cell table:number-columns-repeated="3" office:value-type="float" office:value="3660000" calcext:value-type="float">
            <text:p>3660000</text:p>
          </table:table-cell>
          <table:table-cell office:value-type="float" office:value="0" calcext:value-type="float">
            <text:p>0</text:p>
          </table:table-cell>
          <table:table-cell table:formula="of:=[.H58]-[.I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9" calcext:value-type="float">
            <text:p>202249</text:p>
          </table:table-cell>
          <table:table-cell office:value-type="float" office:value="360576000" calcext:value-type="float">
            <text:p>360576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2115200" calcext:value-type="float">
            <text:p>72115200</text:p>
          </table:table-cell>
          <table:table-cell office:value-type="float" office:value="64903680" calcext:value-type="float">
            <text:p>64903680</text:p>
          </table:table-cell>
          <table:table-cell table:number-columns-repeated="3" office:value-type="float" office:value="7211520" calcext:value-type="float">
            <text:p>7211520</text:p>
          </table:table-cell>
          <table:table-cell office:value-type="float" office:value="0" calcext:value-type="float">
            <text:p>0</text:p>
          </table:table-cell>
          <table:table-cell table:formula="of:=[.H59]-[.I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3" calcext:value-type="float">
            <text:p>202243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68718760" calcext:value-type="float">
            <text:p>168718760</text:p>
          </table:table-cell>
          <table:table-cell office:value-type="float" office:value="162693090" calcext:value-type="float">
            <text:p>16269309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  <table:table-cell table:formula="of:=[.H60]-[.I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4" calcext:value-type="float">
            <text:p>202244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99853960" calcext:value-type="float">
            <text:p>99853960</text:p>
          </table:table-cell>
          <table:table-cell office:value-type="float" office:value="96410720" calcext:value-type="float">
            <text:p>964107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61]-[.I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5" calcext:value-type="float">
            <text:p>20224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62]-[.I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1" calcext:value-type="float">
            <text:p>202241</text:p>
          </table:table-cell>
          <table:table-cell office:value-type="float" office:value="365528263" calcext:value-type="float">
            <text:p>3655282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07043730" calcext:value-type="float">
            <text:p>307043730</text:p>
          </table:table-cell>
          <table:table-cell office:value-type="float" office:value="299733165" calcext:value-type="float">
            <text:p>299733165</text:p>
          </table:table-cell>
          <table:table-cell table:number-columns-repeated="3" office:value-type="float" office:value="7310565" calcext:value-type="float">
            <text:p>7310565</text:p>
          </table:table-cell>
          <table:table-cell office:value-type="float" office:value="0" calcext:value-type="float">
            <text:p>0</text:p>
          </table:table-cell>
          <table:table-cell table:formula="of:=[.H63]-[.I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40" calcext:value-type="float">
            <text:p>20224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0770100" calcext:value-type="float">
            <text:p>180770100</text:p>
          </table:table-cell>
          <table:table-cell office:value-type="float" office:value="176466050" calcext:value-type="float">
            <text:p>17646605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 table:formula="of:=[.H64]-[.I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12" calcext:value-type="float">
            <text:p>200212</text:p>
          </table:table-cell>
          <table:table-cell office:value-type="float" office:value="191679000" calcext:value-type="float">
            <text:p>19167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334320" calcext:value-type="float">
            <text:p>15334320</text:p>
          </table:table-cell>
          <table:table-cell office:value-type="float" office:value="11500740" calcext:value-type="float">
            <text:p>11500740</text:p>
          </table:table-cell>
          <table:table-cell table:number-columns-repeated="3" office:value-type="float" office:value="3833580" calcext:value-type="float">
            <text:p>3833580</text:p>
          </table:table-cell>
          <table:table-cell office:value-type="float" office:value="0" calcext:value-type="float">
            <text:p>0</text:p>
          </table:table-cell>
          <table:table-cell table:formula="of:=[.H65]-[.I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2" calcext:value-type="float">
            <text:p>202232</text:p>
          </table:table-cell>
          <table:table-cell office:value-type="float" office:value="447806900" calcext:value-type="float">
            <text:p>4478069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59728002" calcext:value-type="float">
            <text:p>259728002</text:p>
          </table:table-cell>
          <table:table-cell office:value-type="float" office:value="250771864" calcext:value-type="float">
            <text:p>250771864</text:p>
          </table:table-cell>
          <table:table-cell table:number-columns-repeated="3" office:value-type="float" office:value="8956138" calcext:value-type="float">
            <text:p>8956138</text:p>
          </table:table-cell>
          <table:table-cell office:value-type="float" office:value="0" calcext:value-type="float">
            <text:p>0</text:p>
          </table:table-cell>
          <table:table-cell table:formula="of:=[.H66]-[.I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3" calcext:value-type="float">
            <text:p>202233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1120606" calcext:value-type="float">
            <text:p>81120606</text:p>
          </table:table-cell>
          <table:table-cell office:value-type="float" office:value="79189163" calcext:value-type="float">
            <text:p>79189163</text:p>
          </table:table-cell>
          <table:table-cell table:number-columns-repeated="3" office:value-type="float" office:value="1931443" calcext:value-type="float">
            <text:p>1931443</text:p>
          </table:table-cell>
          <table:table-cell office:value-type="float" office:value="0" calcext:value-type="float">
            <text:p>0</text:p>
          </table:table-cell>
          <table:table-cell table:formula="of:=[.H67]-[.I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9" calcext:value-type="float">
            <text:p>202229</text:p>
          </table:table-cell>
          <table:table-cell office:value-type="float" office:value="556662000" calcext:value-type="float">
            <text:p>55666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932680" calcext:value-type="float">
            <text:p>77932680</text:p>
          </table:table-cell>
          <table:table-cell office:value-type="float" office:value="66799440" calcext:value-type="float">
            <text:p>66799440</text:p>
          </table:table-cell>
          <table:table-cell table:number-columns-repeated="3" office:value-type="float" office:value="11133240" calcext:value-type="float">
            <text:p>11133240</text:p>
          </table:table-cell>
          <table:table-cell office:value-type="float" office:value="0" calcext:value-type="float">
            <text:p>0</text:p>
          </table:table-cell>
          <table:table-cell table:formula="of:=[.H68]-[.I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4" calcext:value-type="float">
            <text:p>202234</text:p>
          </table:table-cell>
          <table:table-cell office:value-type="float" office:value="344434000" calcext:value-type="float">
            <text:p>344434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8220760" calcext:value-type="float">
            <text:p>48220760</text:p>
          </table:table-cell>
          <table:table-cell office:value-type="float" office:value="41332080" calcext:value-type="float">
            <text:p>41332080</text:p>
          </table:table-cell>
          <table:table-cell table:number-columns-repeated="3" office:value-type="float" office:value="6888680" calcext:value-type="float">
            <text:p>6888680</text:p>
          </table:table-cell>
          <table:table-cell office:value-type="float" office:value="0" calcext:value-type="float">
            <text:p>0</text:p>
          </table:table-cell>
          <table:table-cell table:formula="of:=[.H69]-[.I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8" calcext:value-type="float">
            <text:p>202228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71155150" calcext:value-type="float">
            <text:p>271155150</text:p>
          </table:table-cell>
          <table:table-cell office:value-type="float" office:value="263407860" calcext:value-type="float">
            <text:p>26340786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  <table:table-cell table:formula="of:=[.H70]-[.I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7" calcext:value-type="float">
            <text:p>202237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49582656" calcext:value-type="float">
            <text:p>49582656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71]-[.I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8" calcext:value-type="float">
            <text:p>202238</text:p>
          </table:table-cell>
          <table:table-cell office:value-type="float" office:value="168875000" calcext:value-type="float">
            <text:p>1688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7285000" calcext:value-type="float">
            <text:p>47285000</text:p>
          </table:table-cell>
          <table:table-cell office:value-type="float" office:value="43907500" calcext:value-type="float">
            <text:p>43907500</text:p>
          </table:table-cell>
          <table:table-cell table:number-columns-repeated="3" office:value-type="float" office:value="3377500" calcext:value-type="float">
            <text:p>3377500</text:p>
          </table:table-cell>
          <table:table-cell office:value-type="float" office:value="0" calcext:value-type="float">
            <text:p>0</text:p>
          </table:table-cell>
          <table:table-cell table:formula="of:=[.H72]-[.I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9" calcext:value-type="float">
            <text:p>202239</text:p>
          </table:table-cell>
          <table:table-cell office:value-type="float" office:value="102251000" calcext:value-type="float">
            <text:p>10225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180080" calcext:value-type="float">
            <text:p>8180080</text:p>
          </table:table-cell>
          <table:table-cell office:value-type="float" office:value="6135060" calcext:value-type="float">
            <text:p>6135060</text:p>
          </table:table-cell>
          <table:table-cell table:number-columns-repeated="3" office:value-type="float" office:value="2045020" calcext:value-type="float">
            <text:p>2045020</text:p>
          </table:table-cell>
          <table:table-cell office:value-type="float" office:value="0" calcext:value-type="float">
            <text:p>0</text:p>
          </table:table-cell>
          <table:table-cell table:formula="of:=[.H73]-[.I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6" calcext:value-type="float">
            <text:p>202226</text:p>
          </table:table-cell>
          <table:table-cell office:value-type="float" office:value="330288350" calcext:value-type="float">
            <text:p>330288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0471049" calcext:value-type="float">
            <text:p>310471049</text:p>
          </table:table-cell>
          <table:table-cell office:value-type="float" office:value="303865282" calcext:value-type="float">
            <text:p>303865282</text:p>
          </table:table-cell>
          <table:table-cell table:number-columns-repeated="3" office:value-type="float" office:value="6605767" calcext:value-type="float">
            <text:p>6605767</text:p>
          </table:table-cell>
          <table:table-cell office:value-type="float" office:value="0" calcext:value-type="float">
            <text:p>0</text:p>
          </table:table-cell>
          <table:table-cell table:formula="of:=[.H74]-[.I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7" calcext:value-type="float">
            <text:p>202227</text:p>
          </table:table-cell>
          <table:table-cell office:value-type="float" office:value="86081000" calcext:value-type="float">
            <text:p>8608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74029660" calcext:value-type="float">
            <text:p>74029660</text:p>
          </table:table-cell>
          <table:table-cell table:number-columns-repeated="3" office:value-type="float" office:value="1721620" calcext:value-type="float">
            <text:p>1721620</text:p>
          </table:table-cell>
          <table:table-cell office:value-type="float" office:value="0" calcext:value-type="float">
            <text:p>0</text:p>
          </table:table-cell>
          <table:table-cell table:formula="of:=[.H75]-[.I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33" calcext:value-type="float">
            <text:p>200133</text:p>
          </table:table-cell>
          <table:table-cell office:value-type="float" office:value="99250000" calcext:value-type="float">
            <text:p>99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850000" calcext:value-type="float">
            <text:p>19850000</text:p>
          </table:table-cell>
          <table:table-cell office:value-type="float" office:value="17865000" calcext:value-type="float">
            <text:p>17865000</text:p>
          </table:table-cell>
          <table:table-cell table:number-columns-repeated="3" office:value-type="float" office:value="1985000" calcext:value-type="float">
            <text:p>1985000</text:p>
          </table:table-cell>
          <table:table-cell office:value-type="float" office:value="0" calcext:value-type="float">
            <text:p>0</text:p>
          </table:table-cell>
          <table:table-cell table:formula="of:=[.H76]-[.I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4" calcext:value-type="float">
            <text:p>202194</text:p>
          </table:table-cell>
          <table:table-cell office:value-type="float" office:value="974691000" calcext:value-type="float">
            <text:p>974691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33925840" calcext:value-type="float">
            <text:p>233925840</text:p>
          </table:table-cell>
          <table:table-cell office:value-type="float" office:value="214432020" calcext:value-type="float">
            <text:p>214432020</text:p>
          </table:table-cell>
          <table:table-cell table:number-columns-repeated="3" office:value-type="float" office:value="19493820" calcext:value-type="float">
            <text:p>19493820</text:p>
          </table:table-cell>
          <table:table-cell office:value-type="float" office:value="0" calcext:value-type="float">
            <text:p>0</text:p>
          </table:table-cell>
          <table:table-cell table:formula="of:=[.H77]-[.I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8" calcext:value-type="float">
            <text:p>202198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84359380" calcext:value-type="float">
            <text:p>84359380</text:p>
          </table:table-cell>
          <table:table-cell office:value-type="float" office:value="81949112" calcext:value-type="float">
            <text:p>81949112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 table:formula="of:=[.H78]-[.I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03" calcext:value-type="float">
            <text:p>202203</text:p>
          </table:table-cell>
          <table:table-cell office:value-type="float" office:value="222682839" calcext:value-type="float">
            <text:p>22268283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8990227" calcext:value-type="float">
            <text:p>48990227</text:p>
          </table:table-cell>
          <table:table-cell office:value-type="float" office:value="44536570" calcext:value-type="float">
            <text:p>44536570</text:p>
          </table:table-cell>
          <table:table-cell table:number-columns-repeated="3" office:value-type="float" office:value="4453657" calcext:value-type="float">
            <text:p>4453657</text:p>
          </table:table-cell>
          <table:table-cell office:value-type="float" office:value="0" calcext:value-type="float">
            <text:p>0</text:p>
          </table:table-cell>
          <table:table-cell table:formula="of:=[.H79]-[.I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09" calcext:value-type="float">
            <text:p>20220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 table:formula="of:=[.H80]-[.I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0" calcext:value-type="float">
            <text:p>202210</text:p>
          </table:table-cell>
          <table:table-cell office:value-type="float" office:value="79194520" calcext:value-type="float">
            <text:p>791945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7422790" calcext:value-type="float">
            <text:p>17422790</text:p>
          </table:table-cell>
          <table:table-cell office:value-type="float" office:value="15838900" calcext:value-type="float">
            <text:p>15838900</text:p>
          </table:table-cell>
          <table:table-cell table:number-columns-repeated="3" office:value-type="float" office:value="1583890" calcext:value-type="float">
            <text:p>1583890</text:p>
          </table:table-cell>
          <table:table-cell office:value-type="float" office:value="0" calcext:value-type="float">
            <text:p>0</text:p>
          </table:table-cell>
          <table:table-cell table:formula="of:=[.H81]-[.I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2" calcext:value-type="float">
            <text:p>20221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 table:formula="of:=[.H82]-[.I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9" calcext:value-type="float">
            <text:p>202199</text:p>
          </table:table-cell>
          <table:table-cell office:value-type="float" office:value="247146132" calcext:value-type="float">
            <text:p>2471461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9200922" calcext:value-type="float">
            <text:p>69200922</text:p>
          </table:table-cell>
          <table:table-cell office:value-type="float" office:value="64257999" calcext:value-type="float">
            <text:p>64257999</text:p>
          </table:table-cell>
          <table:table-cell table:number-columns-repeated="3" office:value-type="float" office:value="4942923" calcext:value-type="float">
            <text:p>4942923</text:p>
          </table:table-cell>
          <table:table-cell office:value-type="float" office:value="0" calcext:value-type="float">
            <text:p>0</text:p>
          </table:table-cell>
          <table:table-cell table:formula="of:=[.H83]-[.I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00" calcext:value-type="float">
            <text:p>202200</text:p>
          </table:table-cell>
          <table:table-cell office:value-type="float" office:value="2519769308" calcext:value-type="float">
            <text:p>25197693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64629282" calcext:value-type="float">
            <text:p>1864629282</text:p>
          </table:table-cell>
          <table:table-cell office:value-type="float" office:value="1814233896" calcext:value-type="float">
            <text:p>1814233896</text:p>
          </table:table-cell>
          <table:table-cell table:number-columns-repeated="3" office:value-type="float" office:value="50395386" calcext:value-type="float">
            <text:p>50395386</text:p>
          </table:table-cell>
          <table:table-cell office:value-type="float" office:value="0" calcext:value-type="float">
            <text:p>0</text:p>
          </table:table-cell>
          <table:table-cell table:formula="of:=[.H84]-[.I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01" calcext:value-type="float">
            <text:p>202201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59249850" calcext:value-type="float">
            <text:p>159249850</text:p>
          </table:table-cell>
          <table:table-cell office:value-type="float" office:value="154945800" calcext:value-type="float">
            <text:p>154945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 table:formula="of:=[.H85]-[.I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02" calcext:value-type="float">
            <text:p>202202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2194294" calcext:value-type="float">
            <text:p>32194294</text:p>
          </table:table-cell>
          <table:table-cell office:value-type="float" office:value="30300512" calcext:value-type="float">
            <text:p>30300512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  <table:table-cell table:formula="of:=[.H86]-[.I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3" calcext:value-type="float">
            <text:p>202183</text:p>
          </table:table-cell>
          <table:table-cell office:value-type="float" office:value="285076679" calcext:value-type="float">
            <text:p>2850766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5076679" calcext:value-type="float">
            <text:p>2850766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01534" calcext:value-type="float">
            <text:p>5701534</text:p>
          </table:table-cell>
          <table:table-cell office:value-type="float" office:value="0" calcext:value-type="float">
            <text:p>0</text:p>
          </table:table-cell>
          <table:table-cell table:formula="of:=[.H87]-[.I87]" office:value-type="float" office:value="-5701534" calcext:value-type="float">
            <text:p>-5701534</text:p>
          </table:table-cell>
        </table:table-row>
        <table:table-row table:style-name="ro1" table:visibility="filter">
          <table:table-cell office:value-type="float" office:value="202193" calcext:value-type="float">
            <text:p>202193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80000000" calcext:value-type="float">
            <text:p>180000000</text:p>
          </table:table-cell>
          <table:table-cell table:number-columns-repeated="3"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table:formula="of:=[.H88]-[.I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4" calcext:value-type="float">
            <text:p>202184</text:p>
          </table:table-cell>
          <table:table-cell office:value-type="float" office:value="20997000" calcext:value-type="float">
            <text:p>20997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99700" calcext:value-type="float">
            <text:p>2099700</text:p>
          </table:table-cell>
          <table:table-cell office:value-type="float" office:value="1679760" calcext:value-type="float">
            <text:p>1679760</text:p>
          </table:table-cell>
          <table:table-cell table:number-columns-repeated="3" office:value-type="float" office:value="419940" calcext:value-type="float">
            <text:p>419940</text:p>
          </table:table-cell>
          <table:table-cell office:value-type="float" office:value="0" calcext:value-type="float">
            <text:p>0</text:p>
          </table:table-cell>
          <table:table-cell table:formula="of:=[.H89]-[.I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50" calcext:value-type="float">
            <text:p>202150</text:p>
          </table:table-cell>
          <table:table-cell office:value-type="float" office:value="1089752043" calcext:value-type="float">
            <text:p>10897520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96155369" calcext:value-type="float">
            <text:p>196155369</text:p>
          </table:table-cell>
          <table:table-cell office:value-type="float" office:value="174360328" calcext:value-type="float">
            <text:p>174360328</text:p>
          </table:table-cell>
          <table:table-cell table:number-columns-repeated="3" office:value-type="float" office:value="21795041" calcext:value-type="float">
            <text:p>21795041</text:p>
          </table:table-cell>
          <table:table-cell office:value-type="float" office:value="0" calcext:value-type="float">
            <text:p>0</text:p>
          </table:table-cell>
          <table:table-cell table:formula="of:=[.H90]-[.I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6" calcext:value-type="float">
            <text:p>202146</text:p>
          </table:table-cell>
          <table:table-cell office:value-type="float" office:value="439666800" calcext:value-type="float">
            <text:p>4396668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6688" calcext:value-type="float">
            <text:p>70346688</text:p>
          </table:table-cell>
          <table:table-cell office:value-type="float" office:value="61553352" calcext:value-type="float">
            <text:p>61553352</text:p>
          </table:table-cell>
          <table:table-cell table:number-columns-repeated="3" office:value-type="float" office:value="8793336" calcext:value-type="float">
            <text:p>8793336</text:p>
          </table:table-cell>
          <table:table-cell office:value-type="float" office:value="0" calcext:value-type="float">
            <text:p>0</text:p>
          </table:table-cell>
          <table:table-cell table:formula="of:=[.H91]-[.I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9" calcext:value-type="float">
            <text:p>202149</text:p>
          </table:table-cell>
          <table:table-cell office:value-type="float" office:value="34306000" calcext:value-type="float">
            <text:p>3430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16720" calcext:value-type="float">
            <text:p>4116720</text:p>
          </table:table-cell>
          <table:table-cell office:value-type="float" office:value="3430600" calcext:value-type="float">
            <text:p>3430600</text:p>
          </table:table-cell>
          <table:table-cell table:number-columns-repeated="3" office:value-type="float" office:value="686120" calcext:value-type="float">
            <text:p>686120</text:p>
          </table:table-cell>
          <table:table-cell office:value-type="float" office:value="0" calcext:value-type="float">
            <text:p>0</text:p>
          </table:table-cell>
          <table:table-cell table:formula="of:=[.H92]-[.I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69" calcext:value-type="float">
            <text:p>26492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3]-[.I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0" calcext:value-type="float">
            <text:p>264927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4]-[.I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1" calcext:value-type="float">
            <text:p>26492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5]-[.I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2" calcext:value-type="float">
            <text:p>264927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6]-[.I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3" calcext:value-type="float">
            <text:p>26492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7]-[.I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4" calcext:value-type="float">
            <text:p>26492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8]-[.I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5" calcext:value-type="float">
            <text:p>264927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99]-[.I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6" calcext:value-type="float">
            <text:p>264927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100]-[.I1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7" calcext:value-type="float">
            <text:p>264927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101]-[.I1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9278" calcext:value-type="float">
            <text:p>26492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  <table:table-cell table:formula="of:=[.H102]-[.I1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37" calcext:value-type="float">
            <text:p>718837</text:p>
          </table:table-cell>
          <table:table-cell office:value-type="float" office:value="35575000" calcext:value-type="float">
            <text:p>355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80500" calcext:value-type="float">
            <text:p>4980500</text:p>
          </table:table-cell>
          <table:table-cell office:value-type="float" office:value="4269000" calcext:value-type="float">
            <text:p>4269000</text:p>
          </table:table-cell>
          <table:table-cell table:number-columns-repeated="3" office:value-type="float" office:value="711500" calcext:value-type="float">
            <text:p>711500</text:p>
          </table:table-cell>
          <table:table-cell office:value-type="float" office:value="0" calcext:value-type="float">
            <text:p>0</text:p>
          </table:table-cell>
          <table:table-cell table:formula="of:=[.H103]-[.I1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38" calcext:value-type="float">
            <text:p>718838</text:p>
          </table:table-cell>
          <table:table-cell office:value-type="float" office:value="98792200" calcext:value-type="float">
            <text:p>987922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855064" calcext:value-type="float">
            <text:p>11855064</text:p>
          </table:table-cell>
          <table:table-cell office:value-type="float" office:value="9879220" calcext:value-type="float">
            <text:p>9879220</text:p>
          </table:table-cell>
          <table:table-cell table:number-columns-repeated="3" office:value-type="float" office:value="1975844" calcext:value-type="float">
            <text:p>1975844</text:p>
          </table:table-cell>
          <table:table-cell office:value-type="float" office:value="0" calcext:value-type="float">
            <text:p>0</text:p>
          </table:table-cell>
          <table:table-cell table:formula="of:=[.H104]-[.I1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39" calcext:value-type="float">
            <text:p>718839</text:p>
          </table:table-cell>
          <table:table-cell office:value-type="float" office:value="123127023" calcext:value-type="float">
            <text:p>1231270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12700" calcext:value-type="float">
            <text:p>12312700</text:p>
          </table:table-cell>
          <table:table-cell office:value-type="float" office:value="9850160" calcext:value-type="float">
            <text:p>9850160</text:p>
          </table:table-cell>
          <table:table-cell table:number-columns-repeated="3" office:value-type="float" office:value="2462540" calcext:value-type="float">
            <text:p>2462540</text:p>
          </table:table-cell>
          <table:table-cell office:value-type="float" office:value="0" calcext:value-type="float">
            <text:p>0</text:p>
          </table:table-cell>
          <table:table-cell table:formula="of:=[.H105]-[.I1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40" calcext:value-type="float">
            <text:p>718840</text:p>
          </table:table-cell>
          <table:table-cell office:value-type="float" office:value="122264295" calcext:value-type="float">
            <text:p>12226429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6430" calcext:value-type="float">
            <text:p>12226430</text:p>
          </table:table-cell>
          <table:table-cell office:value-type="float" office:value="9781144" calcext:value-type="float">
            <text:p>9781144</text:p>
          </table:table-cell>
          <table:table-cell table:number-columns-repeated="3" office:value-type="float" office:value="2445286" calcext:value-type="float">
            <text:p>2445286</text:p>
          </table:table-cell>
          <table:table-cell office:value-type="float" office:value="0" calcext:value-type="float">
            <text:p>0</text:p>
          </table:table-cell>
          <table:table-cell table:formula="of:=[.H106]-[.I1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41" calcext:value-type="float">
            <text:p>718841</text:p>
          </table:table-cell>
          <table:table-cell office:value-type="float" office:value="123549782" calcext:value-type="float">
            <text:p>12354978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54980" calcext:value-type="float">
            <text:p>12354980</text:p>
          </table:table-cell>
          <table:table-cell office:value-type="float" office:value="9883984" calcext:value-type="float">
            <text:p>9883984</text:p>
          </table:table-cell>
          <table:table-cell table:number-columns-repeated="3" office:value-type="float" office:value="2470996" calcext:value-type="float">
            <text:p>2470996</text:p>
          </table:table-cell>
          <table:table-cell office:value-type="float" office:value="0" calcext:value-type="float">
            <text:p>0</text:p>
          </table:table-cell>
          <table:table-cell table:formula="of:=[.H107]-[.I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3" calcext:value-type="float">
            <text:p>718843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  <table:table-cell table:formula="of:=[.H108]-[.I108]" office:value-type="float" office:value="-928971" calcext:value-type="float">
            <text:p>-928971</text:p>
          </table:table-cell>
        </table:table-row>
        <table:table-row table:style-name="ro1">
          <table:table-cell office:value-type="float" office:value="718844" calcext:value-type="float">
            <text:p>718844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  <table:table-cell table:formula="of:=[.H109]-[.I109]" office:value-type="float" office:value="-928971" calcext:value-type="float">
            <text:p>-928971</text:p>
          </table:table-cell>
        </table:table-row>
        <table:table-row table:style-name="ro1">
          <table:table-cell office:value-type="float" office:value="718845" calcext:value-type="float">
            <text:p>718845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  <table:table-cell table:formula="of:=[.H110]-[.I110]" office:value-type="float" office:value="-928971" calcext:value-type="float">
            <text:p>-928971</text:p>
          </table:table-cell>
        </table:table-row>
        <table:table-row table:style-name="ro1">
          <table:table-cell office:value-type="float" office:value="718846" calcext:value-type="float">
            <text:p>718846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  <table:table-cell table:formula="of:=[.H111]-[.I111]" office:value-type="float" office:value="-928971" calcext:value-type="float">
            <text:p>-928971</text:p>
          </table:table-cell>
        </table:table-row>
        <table:table-row table:style-name="ro1" table:visibility="filter">
          <table:table-cell office:value-type="float" office:value="202213" calcext:value-type="float">
            <text:p>202213</text:p>
          </table:table-cell>
          <table:table-cell office:value-type="float" office:value="152324255" calcext:value-type="float">
            <text:p>15232425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88348065" calcext:value-type="float">
            <text:p>88348065</text:p>
          </table:table-cell>
          <table:table-cell office:value-type="float" office:value="85301580" calcext:value-type="float">
            <text:p>85301580</text:p>
          </table:table-cell>
          <table:table-cell table:number-columns-repeated="3" office:value-type="float" office:value="3046485" calcext:value-type="float">
            <text:p>3046485</text:p>
          </table:table-cell>
          <table:table-cell office:value-type="float" office:value="0" calcext:value-type="float">
            <text:p>0</text:p>
          </table:table-cell>
          <table:table-cell table:formula="of:=[.H112]-[.I1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7" calcext:value-type="float">
            <text:p>202217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formula="of:=[.H113]-[.I1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8" calcext:value-type="float">
            <text:p>202218</text:p>
          </table:table-cell>
          <table:table-cell office:value-type="float" office:value="358556546" calcext:value-type="float">
            <text:p>3585565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94016371" calcext:value-type="float">
            <text:p>294016371</text:p>
          </table:table-cell>
          <table:table-cell office:value-type="float" office:value="286845240" calcext:value-type="float">
            <text:p>286845240</text:p>
          </table:table-cell>
          <table:table-cell table:number-columns-repeated="3" office:value-type="float" office:value="7171131" calcext:value-type="float">
            <text:p>7171131</text:p>
          </table:table-cell>
          <table:table-cell office:value-type="float" office:value="0" calcext:value-type="float">
            <text:p>0</text:p>
          </table:table-cell>
          <table:table-cell table:formula="of:=[.H114]-[.I1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4" calcext:value-type="float">
            <text:p>202214</text:p>
          </table:table-cell>
          <table:table-cell office:value-type="float" office:value="695157290" calcext:value-type="float">
            <text:p>69515729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9515730" calcext:value-type="float">
            <text:p>69515730</text:p>
          </table:table-cell>
          <table:table-cell office:value-type="float" office:value="55612584" calcext:value-type="float">
            <text:p>55612584</text:p>
          </table:table-cell>
          <table:table-cell table:number-columns-repeated="3" office:value-type="float" office:value="13903146" calcext:value-type="float">
            <text:p>13903146</text:p>
          </table:table-cell>
          <table:table-cell office:value-type="float" office:value="0" calcext:value-type="float">
            <text:p>0</text:p>
          </table:table-cell>
          <table:table-cell table:formula="of:=[.H115]-[.I1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6" calcext:value-type="float">
            <text:p>202216</text:p>
          </table:table-cell>
          <table:table-cell office:value-type="float" office:value="645864547" calcext:value-type="float">
            <text:p>6458645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4586455" calcext:value-type="float">
            <text:p>64586455</text:p>
          </table:table-cell>
          <table:table-cell office:value-type="float" office:value="51669164" calcext:value-type="float">
            <text:p>51669164</text:p>
          </table:table-cell>
          <table:table-cell table:number-columns-repeated="3" office:value-type="float" office:value="12917291" calcext:value-type="float">
            <text:p>12917291</text:p>
          </table:table-cell>
          <table:table-cell office:value-type="float" office:value="0" calcext:value-type="float">
            <text:p>0</text:p>
          </table:table-cell>
          <table:table-cell table:formula="of:=[.H116]-[.I1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5" calcext:value-type="float">
            <text:p>202185</text:p>
          </table:table-cell>
          <table:table-cell office:value-type="float" office:value="362520843" calcext:value-type="float">
            <text:p>3625208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4010008" calcext:value-type="float">
            <text:p>174010008</text:p>
          </table:table-cell>
          <table:table-cell office:value-type="float" office:value="166759591" calcext:value-type="float">
            <text:p>166759591</text:p>
          </table:table-cell>
          <table:table-cell table:number-columns-repeated="3" office:value-type="float" office:value="7250417" calcext:value-type="float">
            <text:p>7250417</text:p>
          </table:table-cell>
          <table:table-cell office:value-type="float" office:value="0" calcext:value-type="float">
            <text:p>0</text:p>
          </table:table-cell>
          <table:table-cell table:formula="of:=[.H117]-[.I1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7" calcext:value-type="float">
            <text:p>202187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24963490" calcext:value-type="float">
            <text:p>2496349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 table:formula="of:=[.H118]-[.I1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6" calcext:value-type="float">
            <text:p>202186</text:p>
          </table:table-cell>
          <table:table-cell office:value-type="float" office:value="20830000" calcext:value-type="float">
            <text:p>2083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1666400" calcext:value-type="float">
            <text:p>1666400</text:p>
          </table:table-cell>
          <table:table-cell table:number-columns-repeated="3" office:value-type="float" office:value="416600" calcext:value-type="float">
            <text:p>416600</text:p>
          </table:table-cell>
          <table:table-cell office:value-type="float" office:value="0" calcext:value-type="float">
            <text:p>0</text:p>
          </table:table-cell>
          <table:table-cell table:formula="of:=[.H119]-[.I1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7" calcext:value-type="float">
            <text:p>202177</text:p>
          </table:table-cell>
          <table:table-cell office:value-type="float" office:value="216309265" calcext:value-type="float">
            <text:p>2163092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1699770" calcext:value-type="float">
            <text:p>181699770</text:p>
          </table:table-cell>
          <table:table-cell office:value-type="float" office:value="177373585" calcext:value-type="float">
            <text:p>177373585</text:p>
          </table:table-cell>
          <table:table-cell table:number-columns-repeated="3" office:value-type="float" office:value="4326185" calcext:value-type="float">
            <text:p>4326185</text:p>
          </table:table-cell>
          <table:table-cell office:value-type="float" office:value="0" calcext:value-type="float">
            <text:p>0</text:p>
          </table:table-cell>
          <table:table-cell table:formula="of:=[.H120]-[.I1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8" calcext:value-type="float">
            <text:p>202178</text:p>
          </table:table-cell>
          <table:table-cell office:value-type="float" office:value="81776950" calcext:value-type="float">
            <text:p>817769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68692638" calcext:value-type="float">
            <text:p>68692638</text:p>
          </table:table-cell>
          <table:table-cell office:value-type="float" office:value="67057099" calcext:value-type="float">
            <text:p>67057099</text:p>
          </table:table-cell>
          <table:table-cell table:number-columns-repeated="3" office:value-type="float" office:value="1635539" calcext:value-type="float">
            <text:p>1635539</text:p>
          </table:table-cell>
          <table:table-cell office:value-type="float" office:value="0" calcext:value-type="float">
            <text:p>0</text:p>
          </table:table-cell>
          <table:table-cell table:formula="of:=[.H121]-[.I1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9" calcext:value-type="float">
            <text:p>20217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0615628" calcext:value-type="float">
            <text:p>50615628</text:p>
          </table:table-cell>
          <table:table-cell office:value-type="float" office:value="49410494" calcext:value-type="float">
            <text:p>4941049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122]-[.I1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0" calcext:value-type="float">
            <text:p>202180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384824" calcext:value-type="float">
            <text:p>43384824</text:p>
          </table:table-cell>
          <table:table-cell office:value-type="float" office:value="41318880" calcext:value-type="float">
            <text:p>41318880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123]-[.I1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2" calcext:value-type="float">
            <text:p>202182</text:p>
          </table:table-cell>
          <table:table-cell office:value-type="float" office:value="15162150" calcext:value-type="float">
            <text:p>1516215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6368103" calcext:value-type="float">
            <text:p>6368103</text:p>
          </table:table-cell>
          <table:table-cell office:value-type="float" office:value="6064860" calcext:value-type="float">
            <text:p>6064860</text:p>
          </table:table-cell>
          <table:table-cell table:number-columns-repeated="3" office:value-type="float" office:value="303243" calcext:value-type="float">
            <text:p>303243</text:p>
          </table:table-cell>
          <table:table-cell office:value-type="float" office:value="0" calcext:value-type="float">
            <text:p>0</text:p>
          </table:table-cell>
          <table:table-cell table:formula="of:=[.H124]-[.I1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0" calcext:value-type="float">
            <text:p>20219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3168850" calcext:value-type="float">
            <text:p>73168850</text:p>
          </table:table-cell>
          <table:table-cell office:value-type="float" office:value="68864800" calcext:value-type="float">
            <text:p>68864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  <table:table-cell table:formula="of:=[.H125]-[.I1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2" calcext:value-type="float">
            <text:p>20219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4000000" calcext:value-type="float">
            <text:p>44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table:formula="of:=[.H126]-[.I1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19" calcext:value-type="float">
            <text:p>202219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  <table:table-cell table:formula="of:=[.H127]-[.I1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0" calcext:value-type="float">
            <text:p>202220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461608" calcext:value-type="float">
            <text:p>14461608</text:p>
          </table:table-cell>
          <table:table-cell office:value-type="float" office:value="13428636" calcext:value-type="float">
            <text:p>1342863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 table:formula="of:=[.H128]-[.I1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68" calcext:value-type="float">
            <text:p>202168</text:p>
          </table:table-cell>
          <table:table-cell office:value-type="float" office:value="229902500" calcext:value-type="float">
            <text:p>2299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70127850" calcext:value-type="float">
            <text:p>170127850</text:p>
          </table:table-cell>
          <table:table-cell office:value-type="float" office:value="165529800" calcext:value-type="float">
            <text:p>165529800</text:p>
          </table:table-cell>
          <table:table-cell table:number-columns-repeated="3" office:value-type="float" office:value="4598050" calcext:value-type="float">
            <text:p>4598050</text:p>
          </table:table-cell>
          <table:table-cell office:value-type="float" office:value="0" calcext:value-type="float">
            <text:p>0</text:p>
          </table:table-cell>
          <table:table-cell table:formula="of:=[.H129]-[.I1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6" calcext:value-type="float">
            <text:p>202176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928" calcext:value-type="float">
            <text:p>76439928</text:p>
          </table:table-cell>
          <table:table-cell office:value-type="float" office:value="74373984" calcext:value-type="float">
            <text:p>74373984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130]-[.I1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4" calcext:value-type="float">
            <text:p>202174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4341992" calcext:value-type="float">
            <text:p>24341992</text:p>
          </table:table-cell>
          <table:table-cell office:value-type="float" office:value="21299243" calcext:value-type="float">
            <text:p>21299243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  <table:table-cell table:formula="of:=[.H131]-[.I1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75" calcext:value-type="float">
            <text:p>202175</text:p>
          </table:table-cell>
          <table:table-cell office:value-type="float" office:value="23703000" calcext:value-type="float">
            <text:p>23703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318420" calcext:value-type="float">
            <text:p>3318420</text:p>
          </table:table-cell>
          <table:table-cell office:value-type="float" office:value="2844360" calcext:value-type="float">
            <text:p>2844360</text:p>
          </table:table-cell>
          <table:table-cell table:number-columns-repeated="3" office:value-type="float" office:value="474060" calcext:value-type="float">
            <text:p>474060</text:p>
          </table:table-cell>
          <table:table-cell office:value-type="float" office:value="0" calcext:value-type="float">
            <text:p>0</text:p>
          </table:table-cell>
          <table:table-cell table:formula="of:=[.H132]-[.I1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0" calcext:value-type="float">
            <text:p>200140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20513400" calcext:value-type="float">
            <text:p>12051340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133]-[.I1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3" calcext:value-type="float">
            <text:p>200143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10183680" calcext:value-type="float">
            <text:p>110183680</text:p>
          </table:table-cell>
          <table:table-cell office:value-type="float" office:value="106740440" calcext:value-type="float">
            <text:p>10674044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134]-[.I1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4" calcext:value-type="float">
            <text:p>200144</text:p>
          </table:table-cell>
          <table:table-cell office:value-type="float" office:value="124817450" calcext:value-type="float">
            <text:p>12481745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69897772" calcext:value-type="float">
            <text:p>69897772</text:p>
          </table:table-cell>
          <table:table-cell office:value-type="float" office:value="67401423" calcext:value-type="float">
            <text:p>67401423</text:p>
          </table:table-cell>
          <table:table-cell table:number-columns-repeated="3" office:value-type="float" office:value="2496349" calcext:value-type="float">
            <text:p>2496349</text:p>
          </table:table-cell>
          <table:table-cell office:value-type="float" office:value="0" calcext:value-type="float">
            <text:p>0</text:p>
          </table:table-cell>
          <table:table-cell table:formula="of:=[.H135]-[.I1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5" calcext:value-type="float">
            <text:p>200145</text:p>
          </table:table-cell>
          <table:table-cell office:value-type="float" office:value="441668318" calcext:value-type="float">
            <text:p>4416683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12000784" calcext:value-type="float">
            <text:p>212000784</text:p>
          </table:table-cell>
          <table:table-cell office:value-type="float" office:value="203167418" calcext:value-type="float">
            <text:p>203167418</text:p>
          </table:table-cell>
          <table:table-cell table:number-columns-repeated="3" office:value-type="float" office:value="8833366" calcext:value-type="float">
            <text:p>8833366</text:p>
          </table:table-cell>
          <table:table-cell office:value-type="float" office:value="0" calcext:value-type="float">
            <text:p>0</text:p>
          </table:table-cell>
          <table:table-cell table:formula="of:=[.H136]-[.I1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8" calcext:value-type="float">
            <text:p>200148</text:p>
          </table:table-cell>
          <table:table-cell office:value-type="float" office:value="88864800" calcext:value-type="float">
            <text:p>888648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0214032" calcext:value-type="float">
            <text:p>30214032</text:p>
          </table:table-cell>
          <table:table-cell office:value-type="float" office:value="28436736" calcext:value-type="float">
            <text:p>28436736</text:p>
          </table:table-cell>
          <table:table-cell table:number-columns-repeated="3" office:value-type="float" office:value="1777296" calcext:value-type="float">
            <text:p>1777296</text:p>
          </table:table-cell>
          <table:table-cell office:value-type="float" office:value="0" calcext:value-type="float">
            <text:p>0</text:p>
          </table:table-cell>
          <table:table-cell table:formula="of:=[.H137]-[.I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1" calcext:value-type="float">
            <text:p>200151</text:p>
          </table:table-cell>
          <table:table-cell office:value-type="float" office:value="344324000" calcext:value-type="float">
            <text:p>3443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4324000" calcext:value-type="float">
            <text:p>34432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86480" calcext:value-type="float">
            <text:p>6886480</text:p>
          </table:table-cell>
          <table:table-cell office:value-type="float" office:value="0" calcext:value-type="float">
            <text:p>0</text:p>
          </table:table-cell>
          <table:table-cell table:formula="of:=[.H138]-[.I138]" office:value-type="float" office:value="-6886480" calcext:value-type="float">
            <text:p>-6886480</text:p>
          </table:table-cell>
        </table:table-row>
        <table:table-row table:style-name="ro1" table:visibility="filter">
          <table:table-cell office:value-type="float" office:value="200153" calcext:value-type="float">
            <text:p>200153</text:p>
          </table:table-cell>
          <table:table-cell office:value-type="float" office:value="589135750" calcext:value-type="float">
            <text:p>5891357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609865" calcext:value-type="float">
            <text:p>129609865</text:p>
          </table:table-cell>
          <table:table-cell office:value-type="float" office:value="117827150" calcext:value-type="float">
            <text:p>117827150</text:p>
          </table:table-cell>
          <table:table-cell table:number-columns-repeated="3" office:value-type="float" office:value="11782715" calcext:value-type="float">
            <text:p>11782715</text:p>
          </table:table-cell>
          <table:table-cell office:value-type="float" office:value="0" calcext:value-type="float">
            <text:p>0</text:p>
          </table:table-cell>
          <table:table-cell table:formula="of:=[.H139]-[.I1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56" calcext:value-type="float">
            <text:p>200156</text:p>
          </table:table-cell>
          <table:table-cell office:value-type="float" office:value="17928703930" calcext:value-type="float">
            <text:p>179287039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85740790" calcext:value-type="float">
            <text:p>3585740790</text:p>
          </table:table-cell>
          <table:table-cell office:value-type="float" office:value="3227166711" calcext:value-type="float">
            <text:p>3227166711</text:p>
          </table:table-cell>
          <table:table-cell table:number-columns-repeated="3" office:value-type="float" office:value="358574079" calcext:value-type="float">
            <text:p>358574079</text:p>
          </table:table-cell>
          <table:table-cell office:value-type="float" office:value="0" calcext:value-type="float">
            <text:p>0</text:p>
          </table:table-cell>
          <table:table-cell table:formula="of:=[.H140]-[.I1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67" calcext:value-type="float">
            <text:p>200167</text:p>
          </table:table-cell>
          <table:table-cell office:value-type="float" office:value="344324000" calcext:value-type="float">
            <text:p>344324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4799760" calcext:value-type="float">
            <text:p>254799760</text:p>
          </table:table-cell>
          <table:table-cell office:value-type="float" office:value="247913280" calcext:value-type="float">
            <text:p>247913280</text:p>
          </table:table-cell>
          <table:table-cell table:number-columns-repeated="3" office:value-type="float" office:value="6886480" calcext:value-type="float">
            <text:p>6886480</text:p>
          </table:table-cell>
          <table:table-cell office:value-type="float" office:value="0" calcext:value-type="float">
            <text:p>0</text:p>
          </table:table-cell>
          <table:table-cell table:formula="of:=[.H141]-[.I1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26" calcext:value-type="float">
            <text:p>200926</text:p>
          </table:table-cell>
          <table:table-cell office:value-type="float" office:value="1191400215" calcext:value-type="float">
            <text:p>11914002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38668124" calcext:value-type="float">
            <text:p>738668124</text:p>
          </table:table-cell>
          <table:table-cell office:value-type="float" office:value="714840120" calcext:value-type="float">
            <text:p>714840120</text:p>
          </table:table-cell>
          <table:table-cell table:number-columns-repeated="3" office:value-type="float" office:value="23828004" calcext:value-type="float">
            <text:p>23828004</text:p>
          </table:table-cell>
          <table:table-cell office:value-type="float" office:value="0" calcext:value-type="float">
            <text:p>0</text:p>
          </table:table-cell>
          <table:table-cell table:formula="of:=[.H142]-[.I1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30" calcext:value-type="float">
            <text:p>20093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143]-[.I1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31" calcext:value-type="float">
            <text:p>200931</text:p>
          </table:table-cell>
          <table:table-cell office:value-type="float" office:value="85220190" calcext:value-type="float">
            <text:p>8522019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4314504" calcext:value-type="float">
            <text:p>44314504</text:p>
          </table:table-cell>
          <table:table-cell office:value-type="float" office:value="42610100" calcext:value-type="float">
            <text:p>42610100</text:p>
          </table:table-cell>
          <table:table-cell table:number-columns-repeated="3" office:value-type="float" office:value="1704404" calcext:value-type="float">
            <text:p>1704404</text:p>
          </table:table-cell>
          <table:table-cell office:value-type="float" office:value="0" calcext:value-type="float">
            <text:p>0</text:p>
          </table:table-cell>
          <table:table-cell table:formula="of:=[.H144]-[.I1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9" calcext:value-type="float">
            <text:p>200149</text:p>
          </table:table-cell>
          <table:table-cell office:value-type="float" office:value="59847900" calcext:value-type="float">
            <text:p>5984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772622" calcext:value-type="float">
            <text:p>10772622</text:p>
          </table:table-cell>
          <table:table-cell office:value-type="float" office:value="9575664" calcext:value-type="float">
            <text:p>9575664</text:p>
          </table:table-cell>
          <table:table-cell table:number-columns-repeated="3" office:value-type="float" office:value="1196958" calcext:value-type="float">
            <text:p>1196958</text:p>
          </table:table-cell>
          <table:table-cell office:value-type="float" office:value="0" calcext:value-type="float">
            <text:p>0</text:p>
          </table:table-cell>
          <table:table-cell table:formula="of:=[.H145]-[.I1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52" calcext:value-type="float">
            <text:p>200152</text:p>
          </table:table-cell>
          <table:table-cell office:value-type="float" office:value="94307000" calcext:value-type="float">
            <text:p>9430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316840" calcext:value-type="float">
            <text:p>11316840</text:p>
          </table:table-cell>
          <table:table-cell office:value-type="float" office:value="9430700" calcext:value-type="float">
            <text:p>9430700</text:p>
          </table:table-cell>
          <table:table-cell table:number-columns-repeated="3" office:value-type="float" office:value="1886140" calcext:value-type="float">
            <text:p>1886140</text:p>
          </table:table-cell>
          <table:table-cell office:value-type="float" office:value="0" calcext:value-type="float">
            <text:p>0</text:p>
          </table:table-cell>
          <table:table-cell table:formula="of:=[.H146]-[.I1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58" calcext:value-type="float">
            <text:p>200158</text:p>
          </table:table-cell>
          <table:table-cell office:value-type="float" office:value="122235020" calcext:value-type="float">
            <text:p>12223502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3500" calcext:value-type="float">
            <text:p>12223500</text:p>
          </table:table-cell>
          <table:table-cell office:value-type="float" office:value="9778800" calcext:value-type="float">
            <text:p>9778800</text:p>
          </table:table-cell>
          <table:table-cell table:number-columns-repeated="3" office:value-type="float" office:value="2444700" calcext:value-type="float">
            <text:p>2444700</text:p>
          </table:table-cell>
          <table:table-cell office:value-type="float" office:value="0" calcext:value-type="float">
            <text:p>0</text:p>
          </table:table-cell>
          <table:table-cell table:formula="of:=[.H147]-[.I1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59" calcext:value-type="float">
            <text:p>200159</text:p>
          </table:table-cell>
          <table:table-cell office:value-type="float" office:value="49800000" calcext:value-type="float">
            <text:p>498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980000" calcext:value-type="float">
            <text:p>4980000</text:p>
          </table:table-cell>
          <table:table-cell office:value-type="float" office:value="3984000" calcext:value-type="float">
            <text:p>3984000</text:p>
          </table:table-cell>
          <table:table-cell table:number-columns-repeated="3" office:value-type="float" office:value="996000" calcext:value-type="float">
            <text:p>996000</text:p>
          </table:table-cell>
          <table:table-cell office:value-type="float" office:value="0" calcext:value-type="float">
            <text:p>0</text:p>
          </table:table-cell>
          <table:table-cell table:formula="of:=[.H148]-[.I1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68" calcext:value-type="float">
            <text:p>200168</text:p>
          </table:table-cell>
          <table:table-cell office:value-type="float" office:value="21700000" calcext:value-type="float">
            <text:p>217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3472000" calcext:value-type="float">
            <text:p>3472000</text:p>
          </table:table-cell>
          <table:table-cell table:number-columns-repeated="3" office:value-type="float" office:value="434000" calcext:value-type="float">
            <text:p>434000</text:p>
          </table:table-cell>
          <table:table-cell office:value-type="float" office:value="0" calcext:value-type="float">
            <text:p>0</text:p>
          </table:table-cell>
          <table:table-cell table:formula="of:=[.H149]-[.I1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69" calcext:value-type="float">
            <text:p>200169</text:p>
          </table:table-cell>
          <table:table-cell office:value-type="float" office:value="35975000" calcext:value-type="float">
            <text:p>3597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475500" calcext:value-type="float">
            <text:p>6475500</text:p>
          </table:table-cell>
          <table:table-cell office:value-type="float" office:value="5756000" calcext:value-type="float">
            <text:p>5756000</text:p>
          </table:table-cell>
          <table:table-cell table:number-columns-repeated="3" office:value-type="float" office:value="719500" calcext:value-type="float">
            <text:p>719500</text:p>
          </table:table-cell>
          <table:table-cell office:value-type="float" office:value="0" calcext:value-type="float">
            <text:p>0</text:p>
          </table:table-cell>
          <table:table-cell table:formula="of:=[.H150]-[.I1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72" calcext:value-type="float">
            <text:p>200172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43750" calcext:value-type="float">
            <text:p>84375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 table:formula="of:=[.H151]-[.I1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73" calcext:value-type="float">
            <text:p>200173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 table:formula="of:=[.H152]-[.I1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74" calcext:value-type="float">
            <text:p>200174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 table:formula="of:=[.H153]-[.I1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75" calcext:value-type="float">
            <text:p>200175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  <table:table-cell table:formula="of:=[.H154]-[.I1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91" calcext:value-type="float">
            <text:p>200191</text:p>
          </table:table-cell>
          <table:table-cell office:value-type="float" office:value="567999000" calcext:value-type="float">
            <text:p>56799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6799900" calcext:value-type="float">
            <text:p>56799900</text:p>
          </table:table-cell>
          <table:table-cell office:value-type="float" office:value="45439920" calcext:value-type="float">
            <text:p>45439920</text:p>
          </table:table-cell>
          <table:table-cell table:number-columns-repeated="3" office:value-type="float" office:value="11359980" calcext:value-type="float">
            <text:p>11359980</text:p>
          </table:table-cell>
          <table:table-cell office:value-type="float" office:value="0" calcext:value-type="float">
            <text:p>0</text:p>
          </table:table-cell>
          <table:table-cell table:formula="of:=[.H155]-[.I1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10" calcext:value-type="float">
            <text:p>200210</text:p>
          </table:table-cell>
          <table:table-cell office:value-type="float" office:value="222242000" calcext:value-type="float">
            <text:p>22224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779360" calcext:value-type="float">
            <text:p>17779360</text:p>
          </table:table-cell>
          <table:table-cell office:value-type="float" office:value="13334520" calcext:value-type="float">
            <text:p>13334520</text:p>
          </table:table-cell>
          <table:table-cell table:number-columns-repeated="3" office:value-type="float" office:value="4444840" calcext:value-type="float">
            <text:p>4444840</text:p>
          </table:table-cell>
          <table:table-cell office:value-type="float" office:value="0" calcext:value-type="float">
            <text:p>0</text:p>
          </table:table-cell>
          <table:table-cell table:formula="of:=[.H156]-[.I1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13" calcext:value-type="float">
            <text:p>200213</text:p>
          </table:table-cell>
          <table:table-cell office:value-type="float" office:value="75601000" calcext:value-type="float">
            <text:p>756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48080" calcext:value-type="float">
            <text:p>6048080</text:p>
          </table:table-cell>
          <table:table-cell office:value-type="float" office:value="4536060" calcext:value-type="float">
            <text:p>4536060</text:p>
          </table:table-cell>
          <table:table-cell table:number-columns-repeated="3" office:value-type="float" office:value="1512020" calcext:value-type="float">
            <text:p>1512020</text:p>
          </table:table-cell>
          <table:table-cell office:value-type="float" office:value="0" calcext:value-type="float">
            <text:p>0</text:p>
          </table:table-cell>
          <table:table-cell table:formula="of:=[.H157]-[.I1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0" calcext:value-type="float">
            <text:p>201140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015448" calcext:value-type="float">
            <text:p>13015448</text:p>
          </table:table-cell>
          <table:table-cell office:value-type="float" office:value="9761586" calcext:value-type="float">
            <text:p>9761586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  <table:table-cell table:formula="of:=[.H158]-[.I1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1" calcext:value-type="float">
            <text:p>201141</text:p>
          </table:table-cell>
          <table:table-cell office:value-type="float" office:value="337437520" calcext:value-type="float">
            <text:p>3374375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95000" calcext:value-type="float">
            <text:p>26995000</text:p>
          </table:table-cell>
          <table:table-cell office:value-type="float" office:value="20246250" calcext:value-type="float">
            <text:p>20246250</text:p>
          </table:table-cell>
          <table:table-cell table:number-columns-repeated="3" office:value-type="float" office:value="6748750" calcext:value-type="float">
            <text:p>6748750</text:p>
          </table:table-cell>
          <table:table-cell office:value-type="float" office:value="0" calcext:value-type="float">
            <text:p>0</text:p>
          </table:table-cell>
          <table:table-cell table:formula="of:=[.H159]-[.I1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2" calcext:value-type="float">
            <text:p>201142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 table:formula="of:=[.H160]-[.I1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711" calcext:value-type="float">
            <text:p>721711</text:p>
          </table:table-cell>
          <table:table-cell office:value-type="float" office:value="56600000" calcext:value-type="float">
            <text:p>566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2264000" calcext:value-type="float">
            <text:p>2264000</text:p>
          </table:table-cell>
          <table:table-cell table:number-columns-repeated="3" office:value-type="float" office:value="1132000" calcext:value-type="float">
            <text:p>1132000</text:p>
          </table:table-cell>
          <table:table-cell office:value-type="float" office:value="0" calcext:value-type="float">
            <text:p>0</text:p>
          </table:table-cell>
          <table:table-cell table:formula="of:=[.H161]-[.I1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5193" calcext:value-type="float">
            <text:p>1515193</text:p>
          </table:table-cell>
          <table:table-cell office:value-type="float" office:value="27488474" calcext:value-type="float">
            <text:p>2748847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061636" calcext:value-type="float">
            <text:p>2061636</text:p>
          </table:table-cell>
          <table:table-cell office:value-type="float" office:value="1374424" calcext:value-type="float">
            <text:p>1374424</text:p>
          </table:table-cell>
          <table:table-cell table:number-columns-repeated="3" office:value-type="float" office:value="687212" calcext:value-type="float">
            <text:p>687212</text:p>
          </table:table-cell>
          <table:table-cell office:value-type="float" office:value="0" calcext:value-type="float">
            <text:p>0</text:p>
          </table:table-cell>
          <table:table-cell table:formula="of:=[.H162]-[.I1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5387" calcext:value-type="float">
            <text:p>1515387</text:p>
          </table:table-cell>
          <table:table-cell office:value-type="float" office:value="14612596" calcext:value-type="float">
            <text:p>146125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 table:formula="of:=[.H163]-[.I1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5388" calcext:value-type="float">
            <text:p>151538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 table:formula="of:=[.H164]-[.I1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5881" calcext:value-type="float">
            <text:p>1515881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 table:formula="of:=[.H165]-[.I1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6047" calcext:value-type="float">
            <text:p>1516047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 table:formula="of:=[.H166]-[.I1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7348" calcext:value-type="float">
            <text:p>151734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  <table:table-cell table:formula="of:=[.H167]-[.I1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1638" calcext:value-type="float">
            <text:p>1531638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  <table:table-cell table:formula="of:=[.H168]-[.I1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1639" calcext:value-type="float">
            <text:p>1531639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  <table:table-cell table:formula="of:=[.H169]-[.I1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2033" calcext:value-type="float">
            <text:p>1532033</text:p>
          </table:table-cell>
          <table:table-cell office:value-type="float" office:value="97637282" calcext:value-type="float">
            <text:p>9763728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58238" calcext:value-type="float">
            <text:p>5858238</text:p>
          </table:table-cell>
          <table:table-cell office:value-type="float" office:value="3905492" calcext:value-type="float">
            <text:p>3905492</text:p>
          </table:table-cell>
          <table:table-cell table:number-columns-repeated="3" office:value-type="float" office:value="1952746" calcext:value-type="float">
            <text:p>1952746</text:p>
          </table:table-cell>
          <table:table-cell office:value-type="float" office:value="0" calcext:value-type="float">
            <text:p>0</text:p>
          </table:table-cell>
          <table:table-cell table:formula="of:=[.H170]-[.I1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043" calcext:value-type="float">
            <text:p>2637043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  <table:table-cell table:formula="of:=[.H171]-[.I1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8168" calcext:value-type="float">
            <text:p>2638168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  <table:table-cell table:formula="of:=[.H172]-[.I1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9345" calcext:value-type="float">
            <text:p>2669345</text:p>
          </table:table-cell>
          <table:table-cell office:value-type="float" office:value="129350000" calcext:value-type="float">
            <text:p>12935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174000" calcext:value-type="float">
            <text:p>5174000</text:p>
          </table:table-cell>
          <table:table-cell table:number-columns-repeated="4" office:value-type="float" office:value="2587000" calcext:value-type="float">
            <text:p>2587000</text:p>
          </table:table-cell>
          <table:table-cell office:value-type="float" office:value="0" calcext:value-type="float">
            <text:p>0</text:p>
          </table:table-cell>
          <table:table-cell table:formula="of:=[.H173]-[.I1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0" calcext:value-type="float">
            <text:p>2670650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4]-[.I1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1" calcext:value-type="float">
            <text:p>2670651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5]-[.I1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2" calcext:value-type="float">
            <text:p>2670652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6]-[.I1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3" calcext:value-type="float">
            <text:p>2670653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7]-[.I1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4" calcext:value-type="float">
            <text:p>2670654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8]-[.I1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5" calcext:value-type="float">
            <text:p>2670655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79]-[.I1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6" calcext:value-type="float">
            <text:p>2670656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80]-[.I1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57" calcext:value-type="float">
            <text:p>2670657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81]-[.I1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61" calcext:value-type="float">
            <text:p>2670661</text:p>
          </table:table-cell>
          <table:table-cell office:value-type="float" office:value="8971672" calcext:value-type="float">
            <text:p>897167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  <table:table-cell table:formula="of:=[.H182]-[.I1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1" calcext:value-type="float">
            <text:p>202221</text:p>
          </table:table-cell>
          <table:table-cell office:value-type="float" office:value="935511250" calcext:value-type="float">
            <text:p>9355112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580016975" calcext:value-type="float">
            <text:p>580016975</text:p>
          </table:table-cell>
          <table:table-cell office:value-type="float" office:value="561306750" calcext:value-type="float">
            <text:p>561306750</text:p>
          </table:table-cell>
          <table:table-cell table:number-columns-repeated="3" office:value-type="float" office:value="18710225" calcext:value-type="float">
            <text:p>18710225</text:p>
          </table:table-cell>
          <table:table-cell office:value-type="float" office:value="0" calcext:value-type="float">
            <text:p>0</text:p>
          </table:table-cell>
          <table:table-cell table:formula="of:=[.H183]-[.I1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5" calcext:value-type="float">
            <text:p>202225</text:p>
          </table:table-cell>
          <table:table-cell office:value-type="float" office:value="177865000" calcext:value-type="float">
            <text:p>17786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10276300" calcext:value-type="float">
            <text:p>110276300</text:p>
          </table:table-cell>
          <table:table-cell office:value-type="float" office:value="106719000" calcext:value-type="float">
            <text:p>106719000</text:p>
          </table:table-cell>
          <table:table-cell table:number-columns-repeated="3" office:value-type="float" office:value="3557300" calcext:value-type="float">
            <text:p>3557300</text:p>
          </table:table-cell>
          <table:table-cell office:value-type="float" office:value="0" calcext:value-type="float">
            <text:p>0</text:p>
          </table:table-cell>
          <table:table-cell table:formula="of:=[.H184]-[.I1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24" calcext:value-type="float">
            <text:p>202224</text:p>
          </table:table-cell>
          <table:table-cell office:value-type="float" office:value="35132000" calcext:value-type="float">
            <text:p>3513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480" calcext:value-type="float">
            <text:p>4918480</text:p>
          </table:table-cell>
          <table:table-cell office:value-type="float" office:value="4215840" calcext:value-type="float">
            <text:p>4215840</text:p>
          </table:table-cell>
          <table:table-cell table:number-columns-repeated="3" office:value-type="float" office:value="702640" calcext:value-type="float">
            <text:p>702640</text:p>
          </table:table-cell>
          <table:table-cell office:value-type="float" office:value="0" calcext:value-type="float">
            <text:p>0</text:p>
          </table:table-cell>
          <table:table-cell table:formula="of:=[.H185]-[.I1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81" calcext:value-type="float">
            <text:p>200081</text:p>
          </table:table-cell>
          <table:table-cell office:value-type="float" office:value="2578066500" calcext:value-type="float">
            <text:p>2578066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67174630" calcext:value-type="float">
            <text:p>567174630</text:p>
          </table:table-cell>
          <table:table-cell office:value-type="float" office:value="515613300" calcext:value-type="float">
            <text:p>515613300</text:p>
          </table:table-cell>
          <table:table-cell table:number-columns-repeated="3" office:value-type="float" office:value="51561330" calcext:value-type="float">
            <text:p>51561330</text:p>
          </table:table-cell>
          <table:table-cell office:value-type="float" office:value="0" calcext:value-type="float">
            <text:p>0</text:p>
          </table:table-cell>
          <table:table-cell table:formula="of:=[.H186]-[.I1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88" calcext:value-type="float">
            <text:p>200088</text:p>
          </table:table-cell>
          <table:table-cell office:value-type="float" office:value="27100000" calcext:value-type="float">
            <text:p>271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6000" calcext:value-type="float">
            <text:p>4336000</text:p>
          </table:table-cell>
          <table:table-cell office:value-type="float" office:value="3794000" calcext:value-type="float">
            <text:p>3794000</text:p>
          </table:table-cell>
          <table:table-cell table:number-columns-repeated="3" office:value-type="float" office:value="542000" calcext:value-type="float">
            <text:p>542000</text:p>
          </table:table-cell>
          <table:table-cell office:value-type="float" office:value="0" calcext:value-type="float">
            <text:p>0</text:p>
          </table:table-cell>
          <table:table-cell table:formula="of:=[.H187]-[.I1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0482" calcext:value-type="float">
            <text:p>720482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920000" calcext:value-type="float">
            <text:p>4920000</text:p>
          </table:table-cell>
          <table:table-cell office:value-type="float" office:value="3280000" calcext:value-type="float">
            <text:p>3280000</text:p>
          </table:table-cell>
          <table:table-cell table:number-columns-repeated="3" office:value-type="float" office:value="1640000" calcext:value-type="float">
            <text:p>1640000</text:p>
          </table:table-cell>
          <table:table-cell office:value-type="float" office:value="0" calcext:value-type="float">
            <text:p>0</text:p>
          </table:table-cell>
          <table:table-cell table:formula="of:=[.H188]-[.I1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49" calcext:value-type="float">
            <text:p>202049</text:p>
          </table:table-cell>
          <table:table-cell office:value-type="float" office:value="49226000" calcext:value-type="float">
            <text:p>4922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907120" calcext:value-type="float">
            <text:p>5907120</text:p>
          </table:table-cell>
          <table:table-cell office:value-type="float" office:value="4922600" calcext:value-type="float">
            <text:p>4922600</text:p>
          </table:table-cell>
          <table:table-cell table:number-columns-repeated="3" office:value-type="float" office:value="984520" calcext:value-type="float">
            <text:p>984520</text:p>
          </table:table-cell>
          <table:table-cell office:value-type="float" office:value="0" calcext:value-type="float">
            <text:p>0</text:p>
          </table:table-cell>
          <table:table-cell table:formula="of:=[.H189]-[.I1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50" calcext:value-type="float">
            <text:p>202050</text:p>
          </table:table-cell>
          <table:table-cell office:value-type="float" office:value="33386000" calcext:value-type="float">
            <text:p>3338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74040" calcext:value-type="float">
            <text:p>4674040</text:p>
          </table:table-cell>
          <table:table-cell office:value-type="float" office:value="4006320" calcext:value-type="float">
            <text:p>4006320</text:p>
          </table:table-cell>
          <table:table-cell table:number-columns-repeated="3" office:value-type="float" office:value="667720" calcext:value-type="float">
            <text:p>667720</text:p>
          </table:table-cell>
          <table:table-cell office:value-type="float" office:value="0" calcext:value-type="float">
            <text:p>0</text:p>
          </table:table-cell>
          <table:table-cell table:formula="of:=[.H190]-[.I1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1" calcext:value-type="float">
            <text:p>201871</text:p>
          </table:table-cell>
          <table:table-cell office:value-type="float" office:value="144982000" calcext:value-type="float">
            <text:p>14498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498200" calcext:value-type="float">
            <text:p>14498200</text:p>
          </table:table-cell>
          <table:table-cell office:value-type="float" office:value="11598560" calcext:value-type="float">
            <text:p>11598560</text:p>
          </table:table-cell>
          <table:table-cell table:number-columns-repeated="3" office:value-type="float" office:value="2899640" calcext:value-type="float">
            <text:p>2899640</text:p>
          </table:table-cell>
          <table:table-cell office:value-type="float" office:value="0" calcext:value-type="float">
            <text:p>0</text:p>
          </table:table-cell>
          <table:table-cell table:formula="of:=[.H191]-[.I1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2" calcext:value-type="float">
            <text:p>201872</text:p>
          </table:table-cell>
          <table:table-cell office:value-type="float" office:value="148104000" calcext:value-type="float">
            <text:p>148104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810400" calcext:value-type="float">
            <text:p>14810400</text:p>
          </table:table-cell>
          <table:table-cell office:value-type="float" office:value="11848320" calcext:value-type="float">
            <text:p>11848320</text:p>
          </table:table-cell>
          <table:table-cell table:number-columns-repeated="3" office:value-type="float" office:value="2962080" calcext:value-type="float">
            <text:p>2962080</text:p>
          </table:table-cell>
          <table:table-cell office:value-type="float" office:value="0" calcext:value-type="float">
            <text:p>0</text:p>
          </table:table-cell>
          <table:table-cell table:formula="of:=[.H192]-[.I1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3" calcext:value-type="float">
            <text:p>201873</text:p>
          </table:table-cell>
          <table:table-cell office:value-type="float" office:value="151380000" calcext:value-type="float">
            <text:p>1513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138000" calcext:value-type="float">
            <text:p>15138000</text:p>
          </table:table-cell>
          <table:table-cell office:value-type="float" office:value="12110400" calcext:value-type="float">
            <text:p>12110400</text:p>
          </table:table-cell>
          <table:table-cell table:number-columns-repeated="3" office:value-type="float" office:value="3027600" calcext:value-type="float">
            <text:p>3027600</text:p>
          </table:table-cell>
          <table:table-cell office:value-type="float" office:value="0" calcext:value-type="float">
            <text:p>0</text:p>
          </table:table-cell>
          <table:table-cell table:formula="of:=[.H193]-[.I1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4" calcext:value-type="float">
            <text:p>201874</text:p>
          </table:table-cell>
          <table:table-cell office:value-type="float" office:value="138182310" calcext:value-type="float">
            <text:p>13818231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3818230" calcext:value-type="float">
            <text:p>13818230</text:p>
          </table:table-cell>
          <table:table-cell office:value-type="float" office:value="11054584" calcext:value-type="float">
            <text:p>11054584</text:p>
          </table:table-cell>
          <table:table-cell table:number-columns-repeated="3" office:value-type="float" office:value="2763646" calcext:value-type="float">
            <text:p>2763646</text:p>
          </table:table-cell>
          <table:table-cell office:value-type="float" office:value="0" calcext:value-type="float">
            <text:p>0</text:p>
          </table:table-cell>
          <table:table-cell table:formula="of:=[.H194]-[.I1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6" calcext:value-type="float">
            <text:p>201876</text:p>
          </table:table-cell>
          <table:table-cell office:value-type="float" office:value="140798713" calcext:value-type="float">
            <text:p>1407987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895844" calcext:value-type="float">
            <text:p>16895844</text:p>
          </table:table-cell>
          <table:table-cell office:value-type="float" office:value="14079870" calcext:value-type="float">
            <text:p>14079870</text:p>
          </table:table-cell>
          <table:table-cell table:number-columns-repeated="3" office:value-type="float" office:value="2815974" calcext:value-type="float">
            <text:p>2815974</text:p>
          </table:table-cell>
          <table:table-cell office:value-type="float" office:value="0" calcext:value-type="float">
            <text:p>0</text:p>
          </table:table-cell>
          <table:table-cell table:formula="of:=[.H195]-[.I1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7" calcext:value-type="float">
            <text:p>201877</text:p>
          </table:table-cell>
          <table:table-cell office:value-type="float" office:value="20466000" calcext:value-type="float">
            <text:p>20466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37280" calcext:value-type="float">
            <text:p>1637280</text:p>
          </table:table-cell>
          <table:table-cell office:value-type="float" office:value="1227960" calcext:value-type="float">
            <text:p>1227960</text:p>
          </table:table-cell>
          <table:table-cell table:number-columns-repeated="3" office:value-type="float" office:value="409320" calcext:value-type="float">
            <text:p>409320</text:p>
          </table:table-cell>
          <table:table-cell office:value-type="float" office:value="0" calcext:value-type="float">
            <text:p>0</text:p>
          </table:table-cell>
          <table:table-cell table:formula="of:=[.H196]-[.I1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50" calcext:value-type="float">
            <text:p>200250</text:p>
          </table:table-cell>
          <table:table-cell office:value-type="float" office:value="1452061535" calcext:value-type="float">
            <text:p>145206153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35618465" calcext:value-type="float">
            <text:p>435618465</text:p>
          </table:table-cell>
          <table:table-cell office:value-type="float" office:value="406577234" calcext:value-type="float">
            <text:p>406577234</text:p>
          </table:table-cell>
          <table:table-cell table:number-columns-repeated="3" office:value-type="float" office:value="29041231" calcext:value-type="float">
            <text:p>29041231</text:p>
          </table:table-cell>
          <table:table-cell office:value-type="float" office:value="0" calcext:value-type="float">
            <text:p>0</text:p>
          </table:table-cell>
          <table:table-cell table:formula="of:=[.H197]-[.I1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65" calcext:value-type="float">
            <text:p>202165</text:p>
          </table:table-cell>
          <table:table-cell office:value-type="float" office:value="709461000" calcext:value-type="float">
            <text:p>70946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13513760" calcext:value-type="float">
            <text:p>113513760</text:p>
          </table:table-cell>
          <table:table-cell office:value-type="float" office:value="99324540" calcext:value-type="float">
            <text:p>99324540</text:p>
          </table:table-cell>
          <table:table-cell table:number-columns-repeated="3" office:value-type="float" office:value="14189220" calcext:value-type="float">
            <text:p>14189220</text:p>
          </table:table-cell>
          <table:table-cell office:value-type="float" office:value="0" calcext:value-type="float">
            <text:p>0</text:p>
          </table:table-cell>
          <table:table-cell table:formula="of:=[.H198]-[.I1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93" calcext:value-type="float">
            <text:p>718793</text:p>
          </table:table-cell>
          <table:table-cell office:value-type="float" office:value="378548000" calcext:value-type="float">
            <text:p>378548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5173300" calcext:value-type="float">
            <text:p>85173300</text:p>
          </table:table-cell>
          <table:table-cell office:value-type="float" office:value="75709600" calcext:value-type="float">
            <text:p>75709600</text:p>
          </table:table-cell>
          <table:table-cell table:number-columns-repeated="3" office:value-type="float" office:value="9463700" calcext:value-type="float">
            <text:p>9463700</text:p>
          </table:table-cell>
          <table:table-cell office:value-type="float" office:value="0" calcext:value-type="float">
            <text:p>0</text:p>
          </table:table-cell>
          <table:table-cell table:formula="of:=[.H199]-[.I1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36" calcext:value-type="float">
            <text:p>2674736</text:p>
          </table:table-cell>
          <table:table-cell office:value-type="float" office:value="565762500" calcext:value-type="float">
            <text:p>56576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630500" calcext:value-type="float">
            <text:p>22630500</text:p>
          </table:table-cell>
          <table:table-cell table:number-columns-repeated="4" office:value-type="float" office:value="11315250" calcext:value-type="float">
            <text:p>11315250</text:p>
          </table:table-cell>
          <table:table-cell office:value-type="float" office:value="0" calcext:value-type="float">
            <text:p>0</text:p>
          </table:table-cell>
          <table:table-cell table:formula="of:=[.H200]-[.I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0" calcext:value-type="float">
            <text:p>200160</text:p>
          </table:table-cell>
          <table:table-cell office:value-type="float" office:value="258243000" calcext:value-type="float">
            <text:p>25824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8243000" calcext:value-type="float">
            <text:p>25824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4860" calcext:value-type="float">
            <text:p>5164860</text:p>
          </table:table-cell>
          <table:table-cell office:value-type="float" office:value="0" calcext:value-type="float">
            <text:p>0</text:p>
          </table:table-cell>
          <table:table-cell table:formula="of:=[.H201]-[.I201]" office:value-type="float" office:value="-5164860" calcext:value-type="float">
            <text:p>-5164860</text:p>
          </table:table-cell>
        </table:table-row>
        <table:table-row table:style-name="ro1" table:visibility="filter">
          <table:table-cell office:value-type="float" office:value="718757" calcext:value-type="float">
            <text:p>718757</text:p>
          </table:table-cell>
          <table:table-cell office:value-type="float" office:value="168534800" calcext:value-type="float">
            <text:p>1685348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560440" calcext:value-type="float">
            <text:p>50560440</text:p>
          </table:table-cell>
          <table:table-cell office:value-type="float" office:value="47189744" calcext:value-type="float">
            <text:p>47189744</text:p>
          </table:table-cell>
          <table:table-cell table:number-columns-repeated="3" office:value-type="float" office:value="3370696" calcext:value-type="float">
            <text:p>3370696</text:p>
          </table:table-cell>
          <table:table-cell office:value-type="float" office:value="0" calcext:value-type="float">
            <text:p>0</text:p>
          </table:table-cell>
          <table:table-cell table:formula="of:=[.H202]-[.I2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66" calcext:value-type="float">
            <text:p>718766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 table:formula="of:=[.H203]-[.I2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67" calcext:value-type="float">
            <text:p>718767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4682803" calcext:value-type="float">
            <text:p>4682803</text:p>
          </table:table-cell>
          <table:table-cell office:value-type="float" office:value="4407344" calcext:value-type="float">
            <text:p>4407344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 table:formula="of:=[.H204]-[.I2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68" calcext:value-type="float">
            <text:p>718768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407344" calcext:value-type="float">
            <text:p>4407344</text:p>
          </table:table-cell>
          <table:table-cell office:value-type="float" office:value="4131885" calcext:value-type="float">
            <text:p>4131885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 table:formula="of:=[.H205]-[.I2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69" calcext:value-type="float">
            <text:p>718769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 table:formula="of:=[.H206]-[.I2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0" calcext:value-type="float">
            <text:p>718770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 table:formula="of:=[.H207]-[.I2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1" calcext:value-type="float">
            <text:p>718771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641072" calcext:value-type="float">
            <text:p>9641072</text:p>
          </table:table-cell>
          <table:table-cell office:value-type="float" office:value="8952424" calcext:value-type="float">
            <text:p>8952424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 table:formula="of:=[.H208]-[.I2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2" calcext:value-type="float">
            <text:p>718772</text:p>
          </table:table-cell>
          <table:table-cell office:value-type="float" office:value="103297199.88" calcext:value-type="float">
            <text:p>103297199.8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6857272" calcext:value-type="float">
            <text:p>26857272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209]-[.I2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4" calcext:value-type="float">
            <text:p>71877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8263776" calcext:value-type="float">
            <text:p>8263776</text:p>
          </table:table-cell>
          <table:table-cell office:value-type="float" office:value="7575128" calcext:value-type="float">
            <text:p>7575128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  <table:table-cell table:formula="of:=[.H210]-[.I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8" calcext:value-type="float">
            <text:p>718778</text:p>
          </table:table-cell>
          <table:table-cell office:value-type="float" office:value="287832800" calcext:value-type="float">
            <text:p>28783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7832800" calcext:value-type="float">
            <text:p>28783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56656" calcext:value-type="float">
            <text:p>5756656</text:p>
          </table:table-cell>
          <table:table-cell office:value-type="float" office:value="0" calcext:value-type="float">
            <text:p>0</text:p>
          </table:table-cell>
          <table:table-cell table:formula="of:=[.H211]-[.I211]" office:value-type="float" office:value="-5756656" calcext:value-type="float">
            <text:p>-5756656</text:p>
          </table:table-cell>
        </table:table-row>
        <table:table-row table:style-name="ro1" table:visibility="filter">
          <table:table-cell office:value-type="float" office:value="718758" calcext:value-type="float">
            <text:p>718758</text:p>
          </table:table-cell>
          <table:table-cell office:value-type="float" office:value="17995000" calcext:value-type="float">
            <text:p>179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600" calcext:value-type="float">
            <text:p>1439600</text:p>
          </table:table-cell>
          <table:table-cell office:value-type="float" office:value="1079700" calcext:value-type="float">
            <text:p>1079700</text:p>
          </table:table-cell>
          <table:table-cell table:number-columns-repeated="3" office:value-type="float" office:value="359900" calcext:value-type="float">
            <text:p>359900</text:p>
          </table:table-cell>
          <table:table-cell office:value-type="float" office:value="0" calcext:value-type="float">
            <text:p>0</text:p>
          </table:table-cell>
          <table:table-cell table:formula="of:=[.H212]-[.I2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5" calcext:value-type="float">
            <text:p>718775</text:p>
          </table:table-cell>
          <table:table-cell office:value-type="float" office:value="51188250" calcext:value-type="float">
            <text:p>5118825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213885" calcext:value-type="float">
            <text:p>9213885</text:p>
          </table:table-cell>
          <table:table-cell office:value-type="float" office:value="8190120" calcext:value-type="float">
            <text:p>8190120</text:p>
          </table:table-cell>
          <table:table-cell table:number-columns-repeated="3" office:value-type="float" office:value="1023765" calcext:value-type="float">
            <text:p>1023765</text:p>
          </table:table-cell>
          <table:table-cell office:value-type="float" office:value="0" calcext:value-type="float">
            <text:p>0</text:p>
          </table:table-cell>
          <table:table-cell table:formula="of:=[.H213]-[.I2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6" calcext:value-type="float">
            <text:p>718776</text:p>
          </table:table-cell>
          <table:table-cell office:value-type="float" office:value="17024000" calcext:value-type="float">
            <text:p>17024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723840" calcext:value-type="float">
            <text:p>2723840</text:p>
          </table:table-cell>
          <table:table-cell office:value-type="float" office:value="2383360" calcext:value-type="float">
            <text:p>2383360</text:p>
          </table:table-cell>
          <table:table-cell table:number-columns-repeated="3" office:value-type="float" office:value="340480" calcext:value-type="float">
            <text:p>340480</text:p>
          </table:table-cell>
          <table:table-cell office:value-type="float" office:value="0" calcext:value-type="float">
            <text:p>0</text:p>
          </table:table-cell>
          <table:table-cell table:formula="of:=[.H214]-[.I2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7" calcext:value-type="float">
            <text:p>718777</text:p>
          </table:table-cell>
          <table:table-cell office:value-type="float" office:value="28530000" calcext:value-type="float">
            <text:p>285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994200" calcext:value-type="float">
            <text:p>3994200</text:p>
          </table:table-cell>
          <table:table-cell office:value-type="float" office:value="3423600" calcext:value-type="float">
            <text:p>3423600</text:p>
          </table:table-cell>
          <table:table-cell table:number-columns-repeated="3" office:value-type="float" office:value="570600" calcext:value-type="float">
            <text:p>570600</text:p>
          </table:table-cell>
          <table:table-cell office:value-type="float" office:value="0" calcext:value-type="float">
            <text:p>0</text:p>
          </table:table-cell>
          <table:table-cell table:formula="of:=[.H215]-[.I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56" calcext:value-type="float">
            <text:p>718856</text:p>
          </table:table-cell>
          <table:table-cell office:value-type="float" office:value="6439516621" calcext:value-type="float">
            <text:p>6439516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439516621" calcext:value-type="float">
            <text:p>6439516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790332" calcext:value-type="float">
            <text:p>128790332</text:p>
          </table:table-cell>
          <table:table-cell office:value-type="float" office:value="0" calcext:value-type="float">
            <text:p>0</text:p>
          </table:table-cell>
          <table:table-cell table:formula="of:=[.H216]-[.I216]" office:value-type="float" office:value="-128790332" calcext:value-type="float">
            <text:p>-128790332</text:p>
          </table:table-cell>
        </table:table-row>
        <table:table-row table:style-name="ro1">
          <table:table-cell office:value-type="float" office:value="718857" calcext:value-type="float">
            <text:p>718857</text:p>
          </table:table-cell>
          <table:table-cell office:value-type="float" office:value="637848400" calcext:value-type="float">
            <text:p>63784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37848400" calcext:value-type="float">
            <text:p>637848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56968" calcext:value-type="float">
            <text:p>12756968</text:p>
          </table:table-cell>
          <table:table-cell office:value-type="float" office:value="0" calcext:value-type="float">
            <text:p>0</text:p>
          </table:table-cell>
          <table:table-cell table:formula="of:=[.H217]-[.I217]" office:value-type="float" office:value="-12756968" calcext:value-type="float">
            <text:p>-12756968</text:p>
          </table:table-cell>
        </table:table-row>
        <table:table-row table:style-name="ro1">
          <table:table-cell office:value-type="float" office:value="718858" calcext:value-type="float">
            <text:p>718858</text:p>
          </table:table-cell>
          <table:table-cell office:value-type="float" office:value="348167770" calcext:value-type="float">
            <text:p>3481677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8167770" calcext:value-type="float">
            <text:p>348167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63355" calcext:value-type="float">
            <text:p>6963355</text:p>
          </table:table-cell>
          <table:table-cell office:value-type="float" office:value="0" calcext:value-type="float">
            <text:p>0</text:p>
          </table:table-cell>
          <table:table-cell table:formula="of:=[.H218]-[.I218]" office:value-type="float" office:value="-6963355" calcext:value-type="float">
            <text:p>-6963355</text:p>
          </table:table-cell>
        </table:table-row>
        <table:table-row table:style-name="ro1">
          <table:table-cell office:value-type="float" office:value="718860" calcext:value-type="float">
            <text:p>718860</text:p>
          </table:table-cell>
          <table:table-cell office:value-type="float" office:value="625585295" calcext:value-type="float">
            <text:p>625585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25585295" calcext:value-type="float">
            <text:p>625585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1706" calcext:value-type="float">
            <text:p>12511706</text:p>
          </table:table-cell>
          <table:table-cell office:value-type="float" office:value="0" calcext:value-type="float">
            <text:p>0</text:p>
          </table:table-cell>
          <table:table-cell table:formula="of:=[.H219]-[.I219]" office:value-type="float" office:value="-12511706" calcext:value-type="float">
            <text:p>-12511706</text:p>
          </table:table-cell>
        </table:table-row>
        <table:table-row table:style-name="ro1" table:visibility="filter">
          <table:table-cell office:value-type="float" office:value="718899" calcext:value-type="float">
            <text:p>71889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47000226" calcext:value-type="float">
            <text:p>47000226</text:p>
          </table:table-cell>
          <table:table-cell office:value-type="float" office:value="45795092" calcext:value-type="float">
            <text:p>4579509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220]-[.I2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51" calcext:value-type="float">
            <text:p>71885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221]-[.I2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97" calcext:value-type="float">
            <text:p>718897</text:p>
          </table:table-cell>
          <table:table-cell office:value-type="float" office:value="979795000" calcext:value-type="float">
            <text:p>9797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383600" calcext:value-type="float">
            <text:p>78383600</text:p>
          </table:table-cell>
          <table:table-cell office:value-type="float" office:value="58787700" calcext:value-type="float">
            <text:p>58787700</text:p>
          </table:table-cell>
          <table:table-cell table:number-columns-repeated="3" office:value-type="float" office:value="19595900" calcext:value-type="float">
            <text:p>19595900</text:p>
          </table:table-cell>
          <table:table-cell office:value-type="float" office:value="0" calcext:value-type="float">
            <text:p>0</text:p>
          </table:table-cell>
          <table:table-cell table:formula="of:=[.H222]-[.I2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3873" calcext:value-type="float">
            <text:p>2653873</text:p>
          </table:table-cell>
          <table:table-cell office:value-type="float" office:value="145855000" calcext:value-type="float">
            <text:p>14585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834200" calcext:value-type="float">
            <text:p>5834200</text:p>
          </table:table-cell>
          <table:table-cell table:number-columns-repeated="4" office:value-type="float" office:value="2917100" calcext:value-type="float">
            <text:p>2917100</text:p>
          </table:table-cell>
          <table:table-cell office:value-type="float" office:value="0" calcext:value-type="float">
            <text:p>0</text:p>
          </table:table-cell>
          <table:table-cell table:formula="of:=[.H223]-[.I2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9" calcext:value-type="float">
            <text:p>201879</text:p>
          </table:table-cell>
          <table:table-cell office:value-type="float" office:value="784730000" calcext:value-type="float">
            <text:p>78473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549311000" calcext:value-type="float">
            <text:p>549311000</text:p>
          </table:table-cell>
          <table:table-cell office:value-type="float" office:value="533616400" calcext:value-type="float">
            <text:p>533616400</text:p>
          </table:table-cell>
          <table:table-cell table:number-columns-repeated="3" office:value-type="float" office:value="15694600" calcext:value-type="float">
            <text:p>15694600</text:p>
          </table:table-cell>
          <table:table-cell office:value-type="float" office:value="0" calcext:value-type="float">
            <text:p>0</text:p>
          </table:table-cell>
          <table:table-cell table:formula="of:=[.H224]-[.I2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0" calcext:value-type="float">
            <text:p>201880</text:p>
          </table:table-cell>
          <table:table-cell office:value-type="float" office:value="213989407" calcext:value-type="float">
            <text:p>2139894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3004" calcext:value-type="float">
            <text:p>141233004</text:p>
          </table:table-cell>
          <table:table-cell office:value-type="float" office:value="136953216" calcext:value-type="float">
            <text:p>136953216</text:p>
          </table:table-cell>
          <table:table-cell table:number-columns-repeated="3" office:value-type="float" office:value="4279788" calcext:value-type="float">
            <text:p>4279788</text:p>
          </table:table-cell>
          <table:table-cell office:value-type="float" office:value="0" calcext:value-type="float">
            <text:p>0</text:p>
          </table:table-cell>
          <table:table-cell table:formula="of:=[.H225]-[.I2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1" calcext:value-type="float">
            <text:p>20189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0974556" calcext:value-type="float">
            <text:p>40974556</text:p>
          </table:table-cell>
          <table:table-cell office:value-type="float" office:value="39769422" calcext:value-type="float">
            <text:p>3976942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226]-[.I2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5" calcext:value-type="float">
            <text:p>201895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072622" calcext:value-type="float">
            <text:p>21072622</text:p>
          </table:table-cell>
          <table:table-cell office:value-type="float" office:value="20452839" calcext:value-type="float">
            <text:p>2045283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 table:formula="of:=[.H227]-[.I2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6" calcext:value-type="float">
            <text:p>201896</text:p>
          </table:table-cell>
          <table:table-cell office:value-type="float" office:value="52681572" calcext:value-type="float">
            <text:p>526815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716192" calcext:value-type="float">
            <text:p>33716192</text:p>
          </table:table-cell>
          <table:table-cell office:value-type="float" office:value="32662561" calcext:value-type="float">
            <text:p>32662561</text:p>
          </table:table-cell>
          <table:table-cell table:number-columns-repeated="3" office:value-type="float" office:value="1053631" calcext:value-type="float">
            <text:p>1053631</text:p>
          </table:table-cell>
          <table:table-cell office:value-type="float" office:value="0" calcext:value-type="float">
            <text:p>0</text:p>
          </table:table-cell>
          <table:table-cell table:formula="of:=[.H228]-[.I2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8" calcext:value-type="float">
            <text:p>201898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3626920" calcext:value-type="float">
            <text:p>113626920</text:p>
          </table:table-cell>
          <table:table-cell office:value-type="float" office:value="110183680" calcext:value-type="float">
            <text:p>11018368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229]-[.I2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00" calcext:value-type="float">
            <text:p>201900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 table:formula="of:=[.H230]-[.I2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01" calcext:value-type="float">
            <text:p>20190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 table:formula="of:=[.H231]-[.I2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03" calcext:value-type="float">
            <text:p>201903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5121048" calcext:value-type="float">
            <text:p>35121048</text:p>
          </table:table-cell>
          <table:table-cell office:value-type="float" office:value="34088076" calcext:value-type="float">
            <text:p>3408807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 table:formula="of:=[.H232]-[.I2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05" calcext:value-type="float">
            <text:p>20190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7070160" calcext:value-type="float">
            <text:p>117070160</text:p>
          </table:table-cell>
          <table:table-cell office:value-type="float" office:value="113626920" calcext:value-type="float">
            <text:p>1136269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  <table:table-cell table:formula="of:=[.H233]-[.I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469284060" calcext:value-type="float">
            <text:p>4692840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9284060" calcext:value-type="float">
            <text:p>469284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85681" calcext:value-type="float">
            <text:p>9385681</text:p>
          </table:table-cell>
          <table:table-cell office:value-type="float" office:value="0" calcext:value-type="float">
            <text:p>0</text:p>
          </table:table-cell>
          <table:table-cell table:formula="of:=[.H234]-[.I234]" office:value-type="float" office:value="-9385681" calcext:value-type="float">
            <text:p>-9385681</text:p>
          </table:table-cell>
        </table:table-row>
        <table:table-row table:style-name="ro1" table:visibility="filter">
          <table:table-cell office:value-type="float" office:value="201909" calcext:value-type="float">
            <text:p>201909</text:p>
          </table:table-cell>
          <table:table-cell office:value-type="float" office:value="220367360" calcext:value-type="float">
            <text:p>2203673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54257145" calcext:value-type="float">
            <text:p>154257145</text:p>
          </table:table-cell>
          <table:table-cell office:value-type="float" office:value="149849798" calcext:value-type="float">
            <text:p>149849798</text:p>
          </table:table-cell>
          <table:table-cell table:number-columns-repeated="3" office:value-type="float" office:value="4407347" calcext:value-type="float">
            <text:p>4407347</text:p>
          </table:table-cell>
          <table:table-cell office:value-type="float" office:value="0" calcext:value-type="float">
            <text:p>0</text:p>
          </table:table-cell>
          <table:table-cell table:formula="of:=[.H235]-[.I2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10" calcext:value-type="float">
            <text:p>201910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5566057" calcext:value-type="float">
            <text:p>25566057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 table:formula="of:=[.H236]-[.I2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2" calcext:value-type="float">
            <text:p>201882</text:p>
          </table:table-cell>
          <table:table-cell office:value-type="float" office:value="26642938" calcext:value-type="float">
            <text:p>26642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97154" calcext:value-type="float">
            <text:p>3197154</text:p>
          </table:table-cell>
          <table:table-cell office:value-type="float" office:value="2664295" calcext:value-type="float">
            <text:p>2664295</text:p>
          </table:table-cell>
          <table:table-cell table:number-columns-repeated="3" office:value-type="float" office:value="532859" calcext:value-type="float">
            <text:p>532859</text:p>
          </table:table-cell>
          <table:table-cell office:value-type="float" office:value="0" calcext:value-type="float">
            <text:p>0</text:p>
          </table:table-cell>
          <table:table-cell table:formula="of:=[.H237]-[.I2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3" calcext:value-type="float">
            <text:p>201883</text:p>
          </table:table-cell>
          <table:table-cell office:value-type="float" office:value="484561254" calcext:value-type="float">
            <text:p>48456125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64900" calcext:value-type="float">
            <text:p>38764900</text:p>
          </table:table-cell>
          <table:table-cell office:value-type="float" office:value="29073675" calcext:value-type="float">
            <text:p>29073675</text:p>
          </table:table-cell>
          <table:table-cell table:number-columns-repeated="3" office:value-type="float" office:value="9691225" calcext:value-type="float">
            <text:p>9691225</text:p>
          </table:table-cell>
          <table:table-cell office:value-type="float" office:value="0" calcext:value-type="float">
            <text:p>0</text:p>
          </table:table-cell>
          <table:table-cell table:formula="of:=[.H238]-[.I2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4" calcext:value-type="float">
            <text:p>201884</text:p>
          </table:table-cell>
          <table:table-cell office:value-type="float" office:value="35512000" calcext:value-type="float">
            <text:p>355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71680" calcext:value-type="float">
            <text:p>4971680</text:p>
          </table:table-cell>
          <table:table-cell office:value-type="float" office:value="4261440" calcext:value-type="float">
            <text:p>4261440</text:p>
          </table:table-cell>
          <table:table-cell table:number-columns-repeated="3" office:value-type="float" office:value="710240" calcext:value-type="float">
            <text:p>710240</text:p>
          </table:table-cell>
          <table:table-cell office:value-type="float" office:value="0" calcext:value-type="float">
            <text:p>0</text:p>
          </table:table-cell>
          <table:table-cell table:formula="of:=[.H239]-[.I2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7" calcext:value-type="float">
            <text:p>201887</text:p>
          </table:table-cell>
          <table:table-cell office:value-type="float" office:value="38566808" calcext:value-type="float">
            <text:p>3856680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28016" calcext:value-type="float">
            <text:p>4628016</text:p>
          </table:table-cell>
          <table:table-cell office:value-type="float" office:value="3856680" calcext:value-type="float">
            <text:p>3856680</text:p>
          </table:table-cell>
          <table:table-cell table:number-columns-repeated="3" office:value-type="float" office:value="771336" calcext:value-type="float">
            <text:p>771336</text:p>
          </table:table-cell>
          <table:table-cell office:value-type="float" office:value="0" calcext:value-type="float">
            <text:p>0</text:p>
          </table:table-cell>
          <table:table-cell table:formula="of:=[.H240]-[.I2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7" calcext:value-type="float">
            <text:p>201897</text:p>
          </table:table-cell>
          <table:table-cell office:value-type="float" office:value="52092300" calcext:value-type="float">
            <text:p>520923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251076" calcext:value-type="float">
            <text:p>6251076</text:p>
          </table:table-cell>
          <table:table-cell office:value-type="float" office:value="5209230" calcext:value-type="float">
            <text:p>5209230</text:p>
          </table:table-cell>
          <table:table-cell table:number-columns-repeated="3" office:value-type="float" office:value="1041846" calcext:value-type="float">
            <text:p>1041846</text:p>
          </table:table-cell>
          <table:table-cell office:value-type="float" office:value="0" calcext:value-type="float">
            <text:p>0</text:p>
          </table:table-cell>
          <table:table-cell table:formula="of:=[.H241]-[.I2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99" calcext:value-type="float">
            <text:p>201899</text:p>
          </table:table-cell>
          <table:table-cell office:value-type="float" office:value="347802000" calcext:value-type="float">
            <text:p>34780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2604360" calcext:value-type="float">
            <text:p>62604360</text:p>
          </table:table-cell>
          <table:table-cell office:value-type="float" office:value="55648320" calcext:value-type="float">
            <text:p>55648320</text:p>
          </table:table-cell>
          <table:table-cell table:number-columns-repeated="3" office:value-type="float" office:value="6956040" calcext:value-type="float">
            <text:p>6956040</text:p>
          </table:table-cell>
          <table:table-cell office:value-type="float" office:value="0" calcext:value-type="float">
            <text:p>0</text:p>
          </table:table-cell>
          <table:table-cell table:formula="of:=[.H242]-[.I2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02" calcext:value-type="float">
            <text:p>201902</text:p>
          </table:table-cell>
          <table:table-cell office:value-type="float" office:value="2287219000" calcext:value-type="float">
            <text:p>228721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77520" calcext:value-type="float">
            <text:p>182977520</text:p>
          </table:table-cell>
          <table:table-cell office:value-type="float" office:value="137233140" calcext:value-type="float">
            <text:p>137233140</text:p>
          </table:table-cell>
          <table:table-cell table:number-columns-repeated="3" office:value-type="float" office:value="45744380" calcext:value-type="float">
            <text:p>45744380</text:p>
          </table:table-cell>
          <table:table-cell office:value-type="float" office:value="0" calcext:value-type="float">
            <text:p>0</text:p>
          </table:table-cell>
          <table:table-cell table:formula="of:=[.H243]-[.I2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0789" calcext:value-type="float">
            <text:p>720789</text:p>
          </table:table-cell>
          <table:table-cell office:value-type="float" office:value="6950000" calcext:value-type="float">
            <text:p>69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21250" calcext:value-type="float">
            <text:p>521250</text:p>
          </table:table-cell>
          <table:table-cell office:value-type="float" office:value="347500" calcext:value-type="float">
            <text:p>347500</text:p>
          </table:table-cell>
          <table:table-cell table:number-columns-repeated="3" office:value-type="float" office:value="173750" calcext:value-type="float">
            <text:p>173750</text:p>
          </table:table-cell>
          <table:table-cell office:value-type="float" office:value="0" calcext:value-type="float">
            <text:p>0</text:p>
          </table:table-cell>
          <table:table-cell table:formula="of:=[.H244]-[.I2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272" calcext:value-type="float">
            <text:p>721272</text:p>
          </table:table-cell>
          <table:table-cell office:value-type="float" office:value="99631000" calcext:value-type="float">
            <text:p>99631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3985240" calcext:value-type="float">
            <text:p>3985240</text:p>
          </table:table-cell>
          <table:table-cell table:number-columns-repeated="3" office:value-type="float" office:value="1992620" calcext:value-type="float">
            <text:p>1992620</text:p>
          </table:table-cell>
          <table:table-cell office:value-type="float" office:value="0" calcext:value-type="float">
            <text:p>0</text:p>
          </table:table-cell>
          <table:table-cell table:formula="of:=[.H245]-[.I2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965" calcext:value-type="float">
            <text:p>2633965</text:p>
          </table:table-cell>
          <table:table-cell office:value-type="float" office:value="321327200" calcext:value-type="float">
            <text:p>3213272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838896" calcext:value-type="float">
            <text:p>57838896</text:p>
          </table:table-cell>
          <table:table-cell office:value-type="float" office:value="51412352" calcext:value-type="float">
            <text:p>51412352</text:p>
          </table:table-cell>
          <table:table-cell table:number-columns-repeated="3" office:value-type="float" office:value="6426544" calcext:value-type="float">
            <text:p>6426544</text:p>
          </table:table-cell>
          <table:table-cell office:value-type="float" office:value="0" calcext:value-type="float">
            <text:p>0</text:p>
          </table:table-cell>
          <table:table-cell table:formula="of:=[.H246]-[.I2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966" calcext:value-type="float">
            <text:p>2633966</text:p>
          </table:table-cell>
          <table:table-cell office:value-type="float" office:value="286599000" calcext:value-type="float">
            <text:p>28659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587820" calcext:value-type="float">
            <text:p>51587820</text:p>
          </table:table-cell>
          <table:table-cell office:value-type="float" office:value="45855840" calcext:value-type="float">
            <text:p>45855840</text:p>
          </table:table-cell>
          <table:table-cell table:number-columns-repeated="3" office:value-type="float" office:value="5731980" calcext:value-type="float">
            <text:p>5731980</text:p>
          </table:table-cell>
          <table:table-cell office:value-type="float" office:value="0" calcext:value-type="float">
            <text:p>0</text:p>
          </table:table-cell>
          <table:table-cell table:formula="of:=[.H247]-[.I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1" calcext:value-type="float">
            <text:p>200171</text:p>
          </table:table-cell>
          <table:table-cell office:value-type="float" office:value="336576710" calcext:value-type="float">
            <text:p>336576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6576710" calcext:value-type="float">
            <text:p>336576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31534" calcext:value-type="float">
            <text:p>6731534</text:p>
          </table:table-cell>
          <table:table-cell office:value-type="float" office:value="0" calcext:value-type="float">
            <text:p>0</text:p>
          </table:table-cell>
          <table:table-cell table:formula="of:=[.H248]-[.I248]" office:value-type="float" office:value="-6731534" calcext:value-type="float">
            <text:p>-6731534</text:p>
          </table:table-cell>
        </table:table-row>
        <table:table-row table:style-name="ro1" table:visibility="filter">
          <table:table-cell office:value-type="float" office:value="200248" calcext:value-type="float">
            <text:p>200248</text:p>
          </table:table-cell>
          <table:table-cell office:value-type="float" office:value="639975481" calcext:value-type="float">
            <text:p>63997548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91992650" calcext:value-type="float">
            <text:p>191992650</text:p>
          </table:table-cell>
          <table:table-cell office:value-type="float" office:value="179193140" calcext:value-type="float">
            <text:p>179193140</text:p>
          </table:table-cell>
          <table:table-cell table:number-columns-repeated="3" office:value-type="float" office:value="12799510" calcext:value-type="float">
            <text:p>12799510</text:p>
          </table:table-cell>
          <table:table-cell office:value-type="float" office:value="0" calcext:value-type="float">
            <text:p>0</text:p>
          </table:table-cell>
          <table:table-cell table:formula="of:=[.H249]-[.I2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52" calcext:value-type="float">
            <text:p>200252</text:p>
          </table:table-cell>
          <table:table-cell office:value-type="float" office:value="384357150" calcext:value-type="float">
            <text:p>3843571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99932859" calcext:value-type="float">
            <text:p>99932859</text:p>
          </table:table-cell>
          <table:table-cell office:value-type="float" office:value="92245716" calcext:value-type="float">
            <text:p>92245716</text:p>
          </table:table-cell>
          <table:table-cell table:number-columns-repeated="3" office:value-type="float" office:value="7687143" calcext:value-type="float">
            <text:p>7687143</text:p>
          </table:table-cell>
          <table:table-cell office:value-type="float" office:value="0" calcext:value-type="float">
            <text:p>0</text:p>
          </table:table-cell>
          <table:table-cell table:formula="of:=[.H250]-[.I2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62" calcext:value-type="float">
            <text:p>200262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956188" calcext:value-type="float">
            <text:p>29956188</text:p>
          </table:table-cell>
          <table:table-cell office:value-type="float" office:value="28923216" calcext:value-type="float">
            <text:p>2892321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 table:formula="of:=[.H251]-[.I2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65" calcext:value-type="float">
            <text:p>200265</text:p>
          </table:table-cell>
          <table:table-cell office:value-type="float" office:value="242272480" calcext:value-type="float">
            <text:p>242272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1754450" calcext:value-type="float">
            <text:p>101754450</text:p>
          </table:table-cell>
          <table:table-cell office:value-type="float" office:value="96909000" calcext:value-type="float">
            <text:p>96909000</text:p>
          </table:table-cell>
          <table:table-cell table:number-columns-repeated="3" office:value-type="float" office:value="4845450" calcext:value-type="float">
            <text:p>4845450</text:p>
          </table:table-cell>
          <table:table-cell office:value-type="float" office:value="0" calcext:value-type="float">
            <text:p>0</text:p>
          </table:table-cell>
          <table:table-cell table:formula="of:=[.H252]-[.I2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66" calcext:value-type="float">
            <text:p>200266</text:p>
          </table:table-cell>
          <table:table-cell office:value-type="float" office:value="199150000" calcext:value-type="float">
            <text:p>1991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1779000" calcext:value-type="float">
            <text:p>51779000</text:p>
          </table:table-cell>
          <table:table-cell office:value-type="float" office:value="47796000" calcext:value-type="float">
            <text:p>47796000</text:p>
          </table:table-cell>
          <table:table-cell table:number-columns-repeated="3" office:value-type="float" office:value="3983000" calcext:value-type="float">
            <text:p>3983000</text:p>
          </table:table-cell>
          <table:table-cell office:value-type="float" office:value="0" calcext:value-type="float">
            <text:p>0</text:p>
          </table:table-cell>
          <table:table-cell table:formula="of:=[.H253]-[.I2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70" calcext:value-type="float">
            <text:p>200270</text:p>
          </table:table-cell>
          <table:table-cell office:value-type="float" office:value="242643129" calcext:value-type="float">
            <text:p>2426431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8528630" calcext:value-type="float">
            <text:p>48528630</text:p>
          </table:table-cell>
          <table:table-cell office:value-type="float" office:value="43675767" calcext:value-type="float">
            <text:p>43675767</text:p>
          </table:table-cell>
          <table:table-cell table:number-columns-repeated="3" office:value-type="float" office:value="4852863" calcext:value-type="float">
            <text:p>4852863</text:p>
          </table:table-cell>
          <table:table-cell office:value-type="float" office:value="0" calcext:value-type="float">
            <text:p>0</text:p>
          </table:table-cell>
          <table:table-cell table:formula="of:=[.H254]-[.I2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71" calcext:value-type="float">
            <text:p>200271</text:p>
          </table:table-cell>
          <table:table-cell office:value-type="float" office:value="199600000" calcext:value-type="float">
            <text:p>1996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920000" calcext:value-type="float">
            <text:p>39920000</text:p>
          </table:table-cell>
          <table:table-cell office:value-type="float" office:value="35928000" calcext:value-type="float">
            <text:p>35928000</text:p>
          </table:table-cell>
          <table:table-cell table:number-columns-repeated="3" office:value-type="float" office:value="3992000" calcext:value-type="float">
            <text:p>3992000</text:p>
          </table:table-cell>
          <table:table-cell office:value-type="float" office:value="0" calcext:value-type="float">
            <text:p>0</text:p>
          </table:table-cell>
          <table:table-cell table:formula="of:=[.H255]-[.I2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2" calcext:value-type="float">
            <text:p>200292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  <table:table-cell table:formula="of:=[.H256]-[.I2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3" calcext:value-type="float">
            <text:p>200293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  <table:table-cell table:formula="of:=[.H257]-[.I2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5" calcext:value-type="float">
            <text:p>20029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72534" calcext:value-type="float">
            <text:p>2272534</text:p>
          </table:table-cell>
          <table:table-cell office:value-type="float" office:value="2065940" calcext:value-type="float">
            <text:p>2065940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58]-[.I2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6" calcext:value-type="float">
            <text:p>200296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59]-[.I2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7" calcext:value-type="float">
            <text:p>200297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60]-[.I2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8" calcext:value-type="float">
            <text:p>20029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61]-[.I2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99" calcext:value-type="float">
            <text:p>200299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62]-[.I2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00" calcext:value-type="float">
            <text:p>200300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263]-[.I2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01" calcext:value-type="float">
            <text:p>200301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2034000" calcext:value-type="float">
            <text:p>2034000</text:p>
          </table:table-cell>
          <table:table-cell table:number-columns-repeated="3" office:value-type="float" office:value="226000" calcext:value-type="float">
            <text:p>226000</text:p>
          </table:table-cell>
          <table:table-cell office:value-type="float" office:value="0" calcext:value-type="float">
            <text:p>0</text:p>
          </table:table-cell>
          <table:table-cell table:formula="of:=[.H264]-[.I2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1" calcext:value-type="float">
            <text:p>200311</text:p>
          </table:table-cell>
          <table:table-cell office:value-type="float" office:value="2840673000" calcext:value-type="float">
            <text:p>2840673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1657640" calcext:value-type="float">
            <text:p>1931657640</text:p>
          </table:table-cell>
          <table:table-cell office:value-type="float" office:value="1874844180" calcext:value-type="float">
            <text:p>1874844180</text:p>
          </table:table-cell>
          <table:table-cell table:number-columns-repeated="3" office:value-type="float" office:value="56813460" calcext:value-type="float">
            <text:p>56813460</text:p>
          </table:table-cell>
          <table:table-cell office:value-type="float" office:value="0" calcext:value-type="float">
            <text:p>0</text:p>
          </table:table-cell>
          <table:table-cell table:formula="of:=[.H265]-[.I2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2" calcext:value-type="float">
            <text:p>200322</text:p>
          </table:table-cell>
          <table:table-cell office:value-type="float" office:value="185934960" calcext:value-type="float">
            <text:p>1859349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34960" calcext:value-type="float">
            <text:p>1859349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6]-[.I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float" office:value="111916250" calcext:value-type="float">
            <text:p>111916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1916250" calcext:value-type="float">
            <text:p>111916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88036" calcext:value-type="float">
            <text:p>15988036</text:p>
          </table:table-cell>
          <table:table-cell office:value-type="float" office:value="0" calcext:value-type="float">
            <text:p>0</text:p>
          </table:table-cell>
          <table:table-cell table:formula="of:=[.H267]-[.I267]" office:value-type="float" office:value="-15988036" calcext:value-type="float">
            <text:p>-15988036</text:p>
          </table:table-cell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float" office:value="107411250" calcext:value-type="float">
            <text:p>1074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7411250" calcext:value-type="float">
            <text:p>107411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44464" calcext:value-type="float">
            <text:p>15344464</text:p>
          </table:table-cell>
          <table:table-cell office:value-type="float" office:value="0" calcext:value-type="float">
            <text:p>0</text:p>
          </table:table-cell>
          <table:table-cell table:formula="of:=[.H268]-[.I268]" office:value-type="float" office:value="-15344464" calcext:value-type="float">
            <text:p>-15344464</text:p>
          </table:table-cell>
        </table:table-row>
        <table:table-row table:style-name="ro1" table:visibility="filter">
          <table:table-cell office:value-type="float" office:value="200259" calcext:value-type="float">
            <text:p>200259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 table:formula="of:=[.H269]-[.I2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72" calcext:value-type="float">
            <text:p>200272</text:p>
          </table:table-cell>
          <table:table-cell office:value-type="float" office:value="40981270" calcext:value-type="float">
            <text:p>409812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76625" calcext:value-type="float">
            <text:p>7376625</text:p>
          </table:table-cell>
          <table:table-cell office:value-type="float" office:value="6557000" calcext:value-type="float">
            <text:p>6557000</text:p>
          </table:table-cell>
          <table:table-cell table:number-columns-repeated="3" office:value-type="float" office:value="819625" calcext:value-type="float">
            <text:p>819625</text:p>
          </table:table-cell>
          <table:table-cell office:value-type="float" office:value="0" calcext:value-type="float">
            <text:p>0</text:p>
          </table:table-cell>
          <table:table-cell table:formula="of:=[.H270]-[.I2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74" calcext:value-type="float">
            <text:p>200274</text:p>
          </table:table-cell>
          <table:table-cell office:value-type="float" office:value="109133000" calcext:value-type="float">
            <text:p>109133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730640" calcext:value-type="float">
            <text:p>8730640</text:p>
          </table:table-cell>
          <table:table-cell office:value-type="float" office:value="6547980" calcext:value-type="float">
            <text:p>6547980</text:p>
          </table:table-cell>
          <table:table-cell table:number-columns-repeated="3" office:value-type="float" office:value="2182660" calcext:value-type="float">
            <text:p>2182660</text:p>
          </table:table-cell>
          <table:table-cell office:value-type="float" office:value="0" calcext:value-type="float">
            <text:p>0</text:p>
          </table:table-cell>
          <table:table-cell table:formula="of:=[.H271]-[.I2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76" calcext:value-type="float">
            <text:p>200276</text:p>
          </table:table-cell>
          <table:table-cell office:value-type="float" office:value="29890000" calcext:value-type="float">
            <text:p>2989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86800" calcext:value-type="float">
            <text:p>3586800</text:p>
          </table:table-cell>
          <table:table-cell office:value-type="float" office:value="2989000" calcext:value-type="float">
            <text:p>2989000</text:p>
          </table:table-cell>
          <table:table-cell table:number-columns-repeated="3" office:value-type="float" office:value="597800" calcext:value-type="float">
            <text:p>597800</text:p>
          </table:table-cell>
          <table:table-cell office:value-type="float" office:value="0" calcext:value-type="float">
            <text:p>0</text:p>
          </table:table-cell>
          <table:table-cell table:formula="of:=[.H272]-[.I2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80" calcext:value-type="float">
            <text:p>200280</text:p>
          </table:table-cell>
          <table:table-cell office:value-type="float" office:value="64442624.5" calcext:value-type="float">
            <text:p>64442624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68" calcext:value-type="float">
            <text:p>11599668</text:p>
          </table:table-cell>
          <table:table-cell office:value-type="float" office:value="10310816" calcext:value-type="float">
            <text:p>10310816</text:p>
          </table:table-cell>
          <table:table-cell table:number-columns-repeated="3" office:value-type="float" office:value="1288852" calcext:value-type="float">
            <text:p>1288852</text:p>
          </table:table-cell>
          <table:table-cell office:value-type="float" office:value="0" calcext:value-type="float">
            <text:p>0</text:p>
          </table:table-cell>
          <table:table-cell table:formula="of:=[.H273]-[.I2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81" calcext:value-type="float">
            <text:p>200281</text:p>
          </table:table-cell>
          <table:table-cell office:value-type="float" office:value="64442626.5" calcext:value-type="float">
            <text:p>64442626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77" calcext:value-type="float">
            <text:p>11599677</text:p>
          </table:table-cell>
          <table:table-cell office:value-type="float" office:value="10310824" calcext:value-type="float">
            <text:p>10310824</text:p>
          </table:table-cell>
          <table:table-cell table:number-columns-repeated="3" office:value-type="float" office:value="1288853" calcext:value-type="float">
            <text:p>1288853</text:p>
          </table:table-cell>
          <table:table-cell office:value-type="float" office:value="0" calcext:value-type="float">
            <text:p>0</text:p>
          </table:table-cell>
          <table:table-cell table:formula="of:=[.H274]-[.I2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85" calcext:value-type="float">
            <text:p>200285</text:p>
          </table:table-cell>
          <table:table-cell office:value-type="float" office:value="91636600" calcext:value-type="float">
            <text:p>916366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163660" calcext:value-type="float">
            <text:p>9163660</text:p>
          </table:table-cell>
          <table:table-cell office:value-type="float" office:value="7330928" calcext:value-type="float">
            <text:p>7330928</text:p>
          </table:table-cell>
          <table:table-cell table:number-columns-repeated="3" office:value-type="float" office:value="1832732" calcext:value-type="float">
            <text:p>1832732</text:p>
          </table:table-cell>
          <table:table-cell office:value-type="float" office:value="0" calcext:value-type="float">
            <text:p>0</text:p>
          </table:table-cell>
          <table:table-cell table:formula="of:=[.H275]-[.I2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87" calcext:value-type="float">
            <text:p>200287</text:p>
          </table:table-cell>
          <table:table-cell office:value-type="float" office:value="164431000" calcext:value-type="float">
            <text:p>16443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9597580" calcext:value-type="float">
            <text:p>29597580</text:p>
          </table:table-cell>
          <table:table-cell office:value-type="float" office:value="26308960" calcext:value-type="float">
            <text:p>26308960</text:p>
          </table:table-cell>
          <table:table-cell table:number-columns-repeated="3" office:value-type="float" office:value="3288620" calcext:value-type="float">
            <text:p>3288620</text:p>
          </table:table-cell>
          <table:table-cell office:value-type="float" office:value="0" calcext:value-type="float">
            <text:p>0</text:p>
          </table:table-cell>
          <table:table-cell table:formula="of:=[.H276]-[.I2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04" calcext:value-type="float">
            <text:p>200304</text:p>
          </table:table-cell>
          <table:table-cell office:value-type="float" office:value="30410190" calcext:value-type="float">
            <text:p>3041019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473836" calcext:value-type="float">
            <text:p>5473836</text:p>
          </table:table-cell>
          <table:table-cell office:value-type="float" office:value="4865632" calcext:value-type="float">
            <text:p>4865632</text:p>
          </table:table-cell>
          <table:table-cell table:number-columns-repeated="3" office:value-type="float" office:value="608204" calcext:value-type="float">
            <text:p>608204</text:p>
          </table:table-cell>
          <table:table-cell office:value-type="float" office:value="0" calcext:value-type="float">
            <text:p>0</text:p>
          </table:table-cell>
          <table:table-cell table:formula="of:=[.H277]-[.I2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09" calcext:value-type="float">
            <text:p>200309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  <table:table-cell table:formula="of:=[.H278]-[.I2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0" calcext:value-type="float">
            <text:p>200310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  <table:table-cell table:formula="of:=[.H279]-[.I2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2" calcext:value-type="float">
            <text:p>200312</text:p>
          </table:table-cell>
          <table:table-cell office:value-type="float" office:value="78212400" calcext:value-type="float">
            <text:p>78212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385488" calcext:value-type="float">
            <text:p>9385488</text:p>
          </table:table-cell>
          <table:table-cell office:value-type="float" office:value="7821240" calcext:value-type="float">
            <text:p>7821240</text:p>
          </table:table-cell>
          <table:table-cell table:number-columns-repeated="3" office:value-type="float" office:value="1564248" calcext:value-type="float">
            <text:p>1564248</text:p>
          </table:table-cell>
          <table:table-cell office:value-type="float" office:value="0" calcext:value-type="float">
            <text:p>0</text:p>
          </table:table-cell>
          <table:table-cell table:formula="of:=[.H280]-[.I2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4" calcext:value-type="float">
            <text:p>200314</text:p>
          </table:table-cell>
          <table:table-cell office:value-type="float" office:value="45382000" calcext:value-type="float">
            <text:p>45382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445840" calcext:value-type="float">
            <text:p>5445840</text:p>
          </table:table-cell>
          <table:table-cell office:value-type="float" office:value="4538200" calcext:value-type="float">
            <text:p>4538200</text:p>
          </table:table-cell>
          <table:table-cell table:number-columns-repeated="3" office:value-type="float" office:value="907640" calcext:value-type="float">
            <text:p>907640</text:p>
          </table:table-cell>
          <table:table-cell office:value-type="float" office:value="0" calcext:value-type="float">
            <text:p>0</text:p>
          </table:table-cell>
          <table:table-cell table:formula="of:=[.H281]-[.I2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5" calcext:value-type="float">
            <text:p>200315</text:p>
          </table:table-cell>
          <table:table-cell office:value-type="float" office:value="13743000" calcext:value-type="float">
            <text:p>137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49160" calcext:value-type="float">
            <text:p>1649160</text:p>
          </table:table-cell>
          <table:table-cell office:value-type="float" office:value="1374300" calcext:value-type="float">
            <text:p>1374300</text:p>
          </table:table-cell>
          <table:table-cell table:number-columns-repeated="3" office:value-type="float" office:value="274860" calcext:value-type="float">
            <text:p>274860</text:p>
          </table:table-cell>
          <table:table-cell office:value-type="float" office:value="0" calcext:value-type="float">
            <text:p>0</text:p>
          </table:table-cell>
          <table:table-cell table:formula="of:=[.H282]-[.I2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6" calcext:value-type="float">
            <text:p>200316</text:p>
          </table:table-cell>
          <table:table-cell office:value-type="float" office:value="73010000" calcext:value-type="float">
            <text:p>7301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5840800" calcext:value-type="float">
            <text:p>5840800</text:p>
          </table:table-cell>
          <table:table-cell table:number-columns-repeated="3" office:value-type="float" office:value="1460200" calcext:value-type="float">
            <text:p>1460200</text:p>
          </table:table-cell>
          <table:table-cell office:value-type="float" office:value="0" calcext:value-type="float">
            <text:p>0</text:p>
          </table:table-cell>
          <table:table-cell table:formula="of:=[.H283]-[.I2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7" calcext:value-type="float">
            <text:p>200317</text:p>
          </table:table-cell>
          <table:table-cell office:value-type="float" office:value="89142700" calcext:value-type="float">
            <text:p>89142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914270" calcext:value-type="float">
            <text:p>8914270</text:p>
          </table:table-cell>
          <table:table-cell office:value-type="float" office:value="7131416" calcext:value-type="float">
            <text:p>7131416</text:p>
          </table:table-cell>
          <table:table-cell table:number-columns-repeated="3" office:value-type="float" office:value="1782854" calcext:value-type="float">
            <text:p>1782854</text:p>
          </table:table-cell>
          <table:table-cell office:value-type="float" office:value="0" calcext:value-type="float">
            <text:p>0</text:p>
          </table:table-cell>
          <table:table-cell table:formula="of:=[.H284]-[.I2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9" calcext:value-type="float">
            <text:p>200319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  <table:table-cell table:formula="of:=[.H285]-[.I2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0" calcext:value-type="float">
            <text:p>200320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  <table:table-cell table:formula="of:=[.H286]-[.I2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1" calcext:value-type="float">
            <text:p>200321</text:p>
          </table:table-cell>
          <table:table-cell office:value-type="float" office:value="54292100" calcext:value-type="float">
            <text:p>542921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429212" calcext:value-type="float">
            <text:p>5429212</text:p>
          </table:table-cell>
          <table:table-cell office:value-type="float" office:value="4071909" calcext:value-type="float">
            <text:p>4071909</text:p>
          </table:table-cell>
          <table:table-cell table:number-columns-repeated="3" office:value-type="float" office:value="1357303" calcext:value-type="float">
            <text:p>1357303</text:p>
          </table:table-cell>
          <table:table-cell office:value-type="float" office:value="0" calcext:value-type="float">
            <text:p>0</text:p>
          </table:table-cell>
          <table:table-cell table:formula="of:=[.H287]-[.I2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3" calcext:value-type="float">
            <text:p>200323</text:p>
          </table:table-cell>
          <table:table-cell office:value-type="float" office:value="88674400" calcext:value-type="float">
            <text:p>88674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640928" calcext:value-type="float">
            <text:p>10640928</text:p>
          </table:table-cell>
          <table:table-cell office:value-type="float" office:value="8867440" calcext:value-type="float">
            <text:p>8867440</text:p>
          </table:table-cell>
          <table:table-cell table:number-columns-repeated="3" office:value-type="float" office:value="1773488" calcext:value-type="float">
            <text:p>1773488</text:p>
          </table:table-cell>
          <table:table-cell office:value-type="float" office:value="0" calcext:value-type="float">
            <text:p>0</text:p>
          </table:table-cell>
          <table:table-cell table:formula="of:=[.H288]-[.I2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4" calcext:value-type="float">
            <text:p>200324</text:p>
          </table:table-cell>
          <table:table-cell office:value-type="float" office:value="143375000" calcext:value-type="float">
            <text:p>14337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2892858" calcext:value-type="float">
            <text:p>122892858</text:p>
          </table:table-cell>
          <table:table-cell office:value-type="float" office:value="102410715" calcext:value-type="float">
            <text:p>102410715</text:p>
          </table:table-cell>
          <table:table-cell table:number-columns-repeated="3" office:value-type="float" office:value="20482143" calcext:value-type="float">
            <text:p>20482143</text:p>
          </table:table-cell>
          <table:table-cell office:value-type="float" office:value="0" calcext:value-type="float">
            <text:p>0</text:p>
          </table:table-cell>
          <table:table-cell table:formula="of:=[.H289]-[.I2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5" calcext:value-type="float">
            <text:p>200325</text:p>
          </table:table-cell>
          <table:table-cell office:value-type="float" office:value="21100000" calcext:value-type="float">
            <text:p>21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8085716" calcext:value-type="float">
            <text:p>18085716</text:p>
          </table:table-cell>
          <table:table-cell office:value-type="float" office:value="15071430" calcext:value-type="float">
            <text:p>15071430</text:p>
          </table:table-cell>
          <table:table-cell table:number-columns-repeated="3" office:value-type="float" office:value="3014286" calcext:value-type="float">
            <text:p>3014286</text:p>
          </table:table-cell>
          <table:table-cell office:value-type="float" office:value="0" calcext:value-type="float">
            <text:p>0</text:p>
          </table:table-cell>
          <table:table-cell table:formula="of:=[.H290]-[.I2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6" calcext:value-type="float">
            <text:p>200326</text:p>
          </table:table-cell>
          <table:table-cell office:value-type="float" office:value="52450000" calcext:value-type="float">
            <text:p>524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4957142" calcext:value-type="float">
            <text:p>44957142</text:p>
          </table:table-cell>
          <table:table-cell office:value-type="float" office:value="37464285" calcext:value-type="float">
            <text:p>37464285</text:p>
          </table:table-cell>
          <table:table-cell table:number-columns-repeated="3" office:value-type="float" office:value="7492857" calcext:value-type="float">
            <text:p>7492857</text:p>
          </table:table-cell>
          <table:table-cell office:value-type="float" office:value="0" calcext:value-type="float">
            <text:p>0</text:p>
          </table:table-cell>
          <table:table-cell table:formula="of:=[.H291]-[.I2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8" calcext:value-type="float">
            <text:p>200328</text:p>
          </table:table-cell>
          <table:table-cell office:value-type="float" office:value="28942500" calcext:value-type="float">
            <text:p>28942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4807858" calcext:value-type="float">
            <text:p>24807858</text:p>
          </table:table-cell>
          <table:table-cell office:value-type="float" office:value="20673215" calcext:value-type="float">
            <text:p>20673215</text:p>
          </table:table-cell>
          <table:table-cell table:number-columns-repeated="3" office:value-type="float" office:value="4134643" calcext:value-type="float">
            <text:p>4134643</text:p>
          </table:table-cell>
          <table:table-cell office:value-type="float" office:value="0" calcext:value-type="float">
            <text:p>0</text:p>
          </table:table-cell>
          <table:table-cell table:formula="of:=[.H292]-[.I2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9" calcext:value-type="float">
            <text:p>20032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3]-[.I2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0" calcext:value-type="float">
            <text:p>20033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4]-[.I2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1" calcext:value-type="float">
            <text:p>20033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5]-[.I2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2" calcext:value-type="float">
            <text:p>20033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6]-[.I2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3" calcext:value-type="float">
            <text:p>20033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7]-[.I2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4" calcext:value-type="float">
            <text:p>20033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8]-[.I2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5" calcext:value-type="float">
            <text:p>20033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299]-[.I2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6" calcext:value-type="float">
            <text:p>20033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0]-[.I3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7" calcext:value-type="float">
            <text:p>20033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1]-[.I3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8" calcext:value-type="float">
            <text:p>20033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2]-[.I3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39" calcext:value-type="float">
            <text:p>20033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3]-[.I3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0" calcext:value-type="float">
            <text:p>20034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4]-[.I3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1" calcext:value-type="float">
            <text:p>20034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5]-[.I3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2" calcext:value-type="float">
            <text:p>20034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6]-[.I3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3" calcext:value-type="float">
            <text:p>20034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7]-[.I3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4" calcext:value-type="float">
            <text:p>20034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8]-[.I3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5" calcext:value-type="float">
            <text:p>20034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09]-[.I3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6" calcext:value-type="float">
            <text:p>20034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0]-[.I3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7" calcext:value-type="float">
            <text:p>20034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1]-[.I3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8" calcext:value-type="float">
            <text:p>20034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2]-[.I3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49" calcext:value-type="float">
            <text:p>20034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3]-[.I3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0" calcext:value-type="float">
            <text:p>20035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4]-[.I3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1" calcext:value-type="float">
            <text:p>20035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5]-[.I3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2" calcext:value-type="float">
            <text:p>20035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6]-[.I3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3" calcext:value-type="float">
            <text:p>20035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7]-[.I3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4" calcext:value-type="float">
            <text:p>20035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8]-[.I3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5" calcext:value-type="float">
            <text:p>20035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19]-[.I3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6" calcext:value-type="float">
            <text:p>20035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0]-[.I3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7" calcext:value-type="float">
            <text:p>20035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1]-[.I3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8" calcext:value-type="float">
            <text:p>20035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2]-[.I3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59" calcext:value-type="float">
            <text:p>20035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3]-[.I3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0" calcext:value-type="float">
            <text:p>20036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4]-[.I3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1" calcext:value-type="float">
            <text:p>20036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5]-[.I3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2" calcext:value-type="float">
            <text:p>20036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6]-[.I3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3" calcext:value-type="float">
            <text:p>20036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7]-[.I3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4" calcext:value-type="float">
            <text:p>20036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8]-[.I3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5" calcext:value-type="float">
            <text:p>20036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29]-[.I3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6" calcext:value-type="float">
            <text:p>20036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0]-[.I3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7" calcext:value-type="float">
            <text:p>20036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1]-[.I3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8" calcext:value-type="float">
            <text:p>20036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2]-[.I3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69" calcext:value-type="float">
            <text:p>20036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3]-[.I3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0" calcext:value-type="float">
            <text:p>20037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4]-[.I3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1" calcext:value-type="float">
            <text:p>20037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5]-[.I3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2" calcext:value-type="float">
            <text:p>20037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6]-[.I3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3" calcext:value-type="float">
            <text:p>20037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  <table:table-cell table:formula="of:=[.H337]-[.I3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4" calcext:value-type="float">
            <text:p>200374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  <table:table-cell table:formula="of:=[.H338]-[.I3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5" calcext:value-type="float">
            <text:p>200375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  <table:table-cell table:formula="of:=[.H339]-[.I3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6" calcext:value-type="float">
            <text:p>200376</text:p>
          </table:table-cell>
          <table:table-cell office:value-type="float" office:value="70597500" calcext:value-type="float">
            <text:p>70597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0426785" calcext:value-type="float">
            <text:p>50426785</text:p>
          </table:table-cell>
          <table:table-cell office:value-type="float" office:value="40341428" calcext:value-type="float">
            <text:p>40341428</text:p>
          </table:table-cell>
          <table:table-cell table:number-columns-repeated="3" office:value-type="float" office:value="10085357" calcext:value-type="float">
            <text:p>10085357</text:p>
          </table:table-cell>
          <table:table-cell office:value-type="float" office:value="0" calcext:value-type="float">
            <text:p>0</text:p>
          </table:table-cell>
          <table:table-cell table:formula="of:=[.H340]-[.I3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7" calcext:value-type="float">
            <text:p>200377</text:p>
          </table:table-cell>
          <table:table-cell office:value-type="float" office:value="36016250" calcext:value-type="float">
            <text:p>360162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5725895" calcext:value-type="float">
            <text:p>25725895</text:p>
          </table:table-cell>
          <table:table-cell office:value-type="float" office:value="20580716" calcext:value-type="float">
            <text:p>20580716</text:p>
          </table:table-cell>
          <table:table-cell table:number-columns-repeated="3" office:value-type="float" office:value="5145179" calcext:value-type="float">
            <text:p>5145179</text:p>
          </table:table-cell>
          <table:table-cell office:value-type="float" office:value="0" calcext:value-type="float">
            <text:p>0</text:p>
          </table:table-cell>
          <table:table-cell table:formula="of:=[.H341]-[.I3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8" calcext:value-type="float">
            <text:p>200378</text:p>
          </table:table-cell>
          <table:table-cell office:value-type="float" office:value="148510000" calcext:value-type="float">
            <text:p>14851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6078570" calcext:value-type="float">
            <text:p>106078570</text:p>
          </table:table-cell>
          <table:table-cell office:value-type="float" office:value="84862856" calcext:value-type="float">
            <text:p>84862856</text:p>
          </table:table-cell>
          <table:table-cell table:number-columns-repeated="3" office:value-type="float" office:value="21215714" calcext:value-type="float">
            <text:p>21215714</text:p>
          </table:table-cell>
          <table:table-cell office:value-type="float" office:value="0" calcext:value-type="float">
            <text:p>0</text:p>
          </table:table-cell>
          <table:table-cell table:formula="of:=[.H342]-[.I3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79" calcext:value-type="float">
            <text:p>200379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  <table:table-cell table:formula="of:=[.H343]-[.I3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80" calcext:value-type="float">
            <text:p>200380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  <table:table-cell table:formula="of:=[.H344]-[.I3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81" calcext:value-type="float">
            <text:p>200381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4571428" calcext:value-type="float">
            <text:p>104571428</text:p>
          </table:table-cell>
          <table:table-cell office:value-type="float" office:value="78428571" calcext:value-type="float">
            <text:p>78428571</text:p>
          </table:table-cell>
          <table:table-cell table:number-columns-repeated="3" office:value-type="float" office:value="26142857" calcext:value-type="float">
            <text:p>26142857</text:p>
          </table:table-cell>
          <table:table-cell office:value-type="float" office:value="0" calcext:value-type="float">
            <text:p>0</text:p>
          </table:table-cell>
          <table:table-cell table:formula="of:=[.H345]-[.I3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82" calcext:value-type="float">
            <text:p>200382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  <table:table-cell table:formula="of:=[.H346]-[.I3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83" calcext:value-type="float">
            <text:p>200383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  <table:table-cell table:formula="of:=[.H347]-[.I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5" calcext:value-type="float">
            <text:p>200385</text:p>
          </table:table-cell>
          <table:table-cell office:value-type="float" office:value="39883000" calcext:value-type="float">
            <text:p>3988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883000" calcext:value-type="float">
            <text:p>3988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97571" calcext:value-type="float">
            <text:p>5697571</text:p>
          </table:table-cell>
          <table:table-cell office:value-type="float" office:value="0" calcext:value-type="float">
            <text:p>0</text:p>
          </table:table-cell>
          <table:table-cell table:formula="of:=[.H348]-[.I348]" office:value-type="float" office:value="-5697571" calcext:value-type="float">
            <text:p>-5697571</text:p>
          </table:table-cell>
        </table:table-row>
        <table:table-row table:style-name="ro1">
          <table:table-cell office:value-type="float" office:value="200388" calcext:value-type="float">
            <text:p>200388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 table:formula="of:=[.H349]-[.I3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89" calcext:value-type="float">
            <text:p>200389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 table:formula="of:=[.H350]-[.I3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90" calcext:value-type="float">
            <text:p>200390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 table:formula="of:=[.H351]-[.I3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91" calcext:value-type="float">
            <text:p>20039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  <table:table-cell table:formula="of:=[.H352]-[.I3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92" calcext:value-type="float">
            <text:p>200392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3]-[.I35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3" calcext:value-type="float">
            <text:p>200393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4]-[.I35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4" calcext:value-type="float">
            <text:p>200394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5]-[.I35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5" calcext:value-type="float">
            <text:p>200395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6]-[.I35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6" calcext:value-type="float">
            <text:p>200396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7]-[.I35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7" calcext:value-type="float">
            <text:p>200397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8]-[.I35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8" calcext:value-type="float">
            <text:p>200398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59]-[.I35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399" calcext:value-type="float">
            <text:p>200399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60]-[.I36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00" calcext:value-type="float">
            <text:p>200400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61]-[.I36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  <table:table-cell table:formula="of:=[.H362]-[.I362]" office:value-type="float" office:value="-2" calcext:value-type="float">
            <text:p>-2</text:p>
          </table:table-cell>
        </table:table-row>
        <table:table-row table:style-name="ro1" table:visibility="filter">
          <table:table-cell office:value-type="float" office:value="200402" calcext:value-type="float">
            <text:p>20040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3]-[.I3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3" calcext:value-type="float">
            <text:p>20040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4]-[.I3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4" calcext:value-type="float">
            <text:p>20040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5]-[.I3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5" calcext:value-type="float">
            <text:p>20040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6]-[.I3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6" calcext:value-type="float">
            <text:p>20040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7]-[.I3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7" calcext:value-type="float">
            <text:p>20040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8]-[.I3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8" calcext:value-type="float">
            <text:p>20040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69]-[.I3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09" calcext:value-type="float">
            <text:p>20040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0]-[.I3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0" calcext:value-type="float">
            <text:p>20041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1]-[.I3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1" calcext:value-type="float">
            <text:p>20041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2]-[.I3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2" calcext:value-type="float">
            <text:p>20041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3]-[.I3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3" calcext:value-type="float">
            <text:p>20041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4]-[.I3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4" calcext:value-type="float">
            <text:p>20041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5]-[.I3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5" calcext:value-type="float">
            <text:p>20041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6]-[.I3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6" calcext:value-type="float">
            <text:p>20041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7]-[.I3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7" calcext:value-type="float">
            <text:p>20041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8]-[.I3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8" calcext:value-type="float">
            <text:p>20041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79]-[.I3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19" calcext:value-type="float">
            <text:p>20041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80]-[.I3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20" calcext:value-type="float">
            <text:p>20042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81]-[.I3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21" calcext:value-type="float">
            <text:p>20042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  <table:table-cell table:formula="of:=[.H382]-[.I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2" calcext:value-type="float">
            <text:p>200422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3]-[.I383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3" calcext:value-type="float">
            <text:p>200423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4]-[.I38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4" calcext:value-type="float">
            <text:p>200424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5]-[.I38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5" calcext:value-type="float">
            <text:p>200425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6]-[.I38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6" calcext:value-type="float">
            <text:p>200426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7]-[.I38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7" calcext:value-type="float">
            <text:p>200427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8]-[.I38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8" calcext:value-type="float">
            <text:p>200428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89]-[.I38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29" calcext:value-type="float">
            <text:p>200429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  <table:table-cell table:formula="of:=[.H390]-[.I39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0430" calcext:value-type="float">
            <text:p>2004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1]-[.I3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1" calcext:value-type="float">
            <text:p>20043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2]-[.I3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2" calcext:value-type="float">
            <text:p>20043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3]-[.I3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3" calcext:value-type="float">
            <text:p>200433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4]-[.I3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4" calcext:value-type="float">
            <text:p>20043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5]-[.I3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5" calcext:value-type="float">
            <text:p>20043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6]-[.I3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6" calcext:value-type="float">
            <text:p>20043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7]-[.I3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7" calcext:value-type="float">
            <text:p>200437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8]-[.I3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8" calcext:value-type="float">
            <text:p>200438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399]-[.I3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39" calcext:value-type="float">
            <text:p>200439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0]-[.I4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0" calcext:value-type="float">
            <text:p>2004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1]-[.I4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1" calcext:value-type="float">
            <text:p>20044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2]-[.I4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2" calcext:value-type="float">
            <text:p>20044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3]-[.I4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float" office:value="640000" calcext:value-type="float">
            <text:p>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40000" calcext:value-type="float">
            <text:p>640000</text:p>
          </table:table-cell>
          <table:table-cell office:value-type="float" office:value="548574" calcext:value-type="float">
            <text:p>548574</text:p>
          </table:table-cell>
          <table:table-cell office:value-type="float" office:value="91426" calcext:value-type="float">
            <text:p>91426</text:p>
          </table:table-cell>
          <table:table-cell table:number-columns-repeated="2" office:value-type="float" office:value="91429" calcext:value-type="float">
            <text:p>91429</text:p>
          </table:table-cell>
          <table:table-cell office:value-type="float" office:value="0" calcext:value-type="float">
            <text:p>0</text:p>
          </table:table-cell>
          <table:table-cell table:formula="of:=[.H404]-[.I40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0444" calcext:value-type="float">
            <text:p>20044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5]-[.I4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5" calcext:value-type="float">
            <text:p>20044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6]-[.I4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46" calcext:value-type="float">
            <text:p>20044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  <table:table-cell table:formula="of:=[.H407]-[.I407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00447" calcext:value-type="float">
            <text:p>20044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08]-[.I4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48" calcext:value-type="float">
            <text:p>20044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09]-[.I4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49" calcext:value-type="float">
            <text:p>20044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0]-[.I4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0" calcext:value-type="float">
            <text:p>20045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1]-[.I4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1" calcext:value-type="float">
            <text:p>20045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2]-[.I4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2" calcext:value-type="float">
            <text:p>20045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3]-[.I4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3" calcext:value-type="float">
            <text:p>20045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4]-[.I4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4" calcext:value-type="float">
            <text:p>20045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5]-[.I4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5" calcext:value-type="float">
            <text:p>20045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6]-[.I4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6" calcext:value-type="float">
            <text:p>20045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7]-[.I4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7" calcext:value-type="float">
            <text:p>20045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8]-[.I4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8" calcext:value-type="float">
            <text:p>20045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19]-[.I4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59" calcext:value-type="float">
            <text:p>20045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0]-[.I4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0" calcext:value-type="float">
            <text:p>20046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1]-[.I4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1" calcext:value-type="float">
            <text:p>20046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2]-[.I4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2" calcext:value-type="float">
            <text:p>20046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3]-[.I4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3" calcext:value-type="float">
            <text:p>20046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4]-[.I4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4" calcext:value-type="float">
            <text:p>20046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5]-[.I4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5" calcext:value-type="float">
            <text:p>20046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6]-[.I4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6" calcext:value-type="float">
            <text:p>20046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7]-[.I4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7" calcext:value-type="float">
            <text:p>20046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8]-[.I4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8" calcext:value-type="float">
            <text:p>20046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  <table:table-cell table:formula="of:=[.H429]-[.I4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69" calcext:value-type="float">
            <text:p>20046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0]-[.I4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0" calcext:value-type="float">
            <text:p>20047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1]-[.I4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1" calcext:value-type="float">
            <text:p>20047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2]-[.I4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2" calcext:value-type="float">
            <text:p>20047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3]-[.I4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3" calcext:value-type="float">
            <text:p>20047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4]-[.I4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4" calcext:value-type="float">
            <text:p>20047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5]-[.I4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5" calcext:value-type="float">
            <text:p>20047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6]-[.I4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6" calcext:value-type="float">
            <text:p>20047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7]-[.I4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7" calcext:value-type="float">
            <text:p>20047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8]-[.I4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8" calcext:value-type="float">
            <text:p>20047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39]-[.I4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79" calcext:value-type="float">
            <text:p>20047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0]-[.I4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0" calcext:value-type="float">
            <text:p>20048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1]-[.I4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1" calcext:value-type="float">
            <text:p>20048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2]-[.I4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2" calcext:value-type="float">
            <text:p>20048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3]-[.I4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3" calcext:value-type="float">
            <text:p>20048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4]-[.I4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4" calcext:value-type="float">
            <text:p>20048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5]-[.I4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5" calcext:value-type="float">
            <text:p>20048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6]-[.I4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6" calcext:value-type="float">
            <text:p>20048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7]-[.I4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7" calcext:value-type="float">
            <text:p>20048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8]-[.I4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8" calcext:value-type="float">
            <text:p>20048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49]-[.I4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89" calcext:value-type="float">
            <text:p>200489</text:p>
          </table:table-cell>
          <table:table-cell office:value-type="float" office:value="3330550" calcext:value-type="float">
            <text:p>3330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758" calcext:value-type="float">
            <text:p>2854758</text:p>
          </table:table-cell>
          <table:table-cell office:value-type="float" office:value="2378965" calcext:value-type="float">
            <text:p>2378965</text:p>
          </table:table-cell>
          <table:table-cell table:number-columns-repeated="3" office:value-type="float" office:value="475793" calcext:value-type="float">
            <text:p>475793</text:p>
          </table:table-cell>
          <table:table-cell office:value-type="float" office:value="0" calcext:value-type="float">
            <text:p>0</text:p>
          </table:table-cell>
          <table:table-cell table:formula="of:=[.H450]-[.I4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0" calcext:value-type="float">
            <text:p>20049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  <table:table-cell table:formula="of:=[.H451]-[.I4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1" calcext:value-type="float">
            <text:p>200491</text:p>
          </table:table-cell>
          <table:table-cell office:value-type="float" office:value="147214800" calcext:value-type="float">
            <text:p>147214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6184116" calcext:value-type="float">
            <text:p>126184116</text:p>
          </table:table-cell>
          <table:table-cell office:value-type="float" office:value="105153430" calcext:value-type="float">
            <text:p>105153430</text:p>
          </table:table-cell>
          <table:table-cell table:number-columns-repeated="3" office:value-type="float" office:value="21030686" calcext:value-type="float">
            <text:p>21030686</text:p>
          </table:table-cell>
          <table:table-cell office:value-type="float" office:value="0" calcext:value-type="float">
            <text:p>0</text:p>
          </table:table-cell>
          <table:table-cell table:formula="of:=[.H452]-[.I4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2" calcext:value-type="float">
            <text:p>200492</text:p>
          </table:table-cell>
          <table:table-cell office:value-type="float" office:value="24537200" calcext:value-type="float">
            <text:p>24537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1031884" calcext:value-type="float">
            <text:p>21031884</text:p>
          </table:table-cell>
          <table:table-cell office:value-type="float" office:value="17526570" calcext:value-type="float">
            <text:p>17526570</text:p>
          </table:table-cell>
          <table:table-cell table:number-columns-repeated="3" office:value-type="float" office:value="3505314" calcext:value-type="float">
            <text:p>3505314</text:p>
          </table:table-cell>
          <table:table-cell office:value-type="float" office:value="0" calcext:value-type="float">
            <text:p>0</text:p>
          </table:table-cell>
          <table:table-cell table:formula="of:=[.H453]-[.I4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3" calcext:value-type="float">
            <text:p>200493</text:p>
          </table:table-cell>
          <table:table-cell office:value-type="float" office:value="124100000" calcext:value-type="float">
            <text:p>1241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8642855" calcext:value-type="float">
            <text:p>88642855</text:p>
          </table:table-cell>
          <table:table-cell office:value-type="float" office:value="70914284" calcext:value-type="float">
            <text:p>70914284</text:p>
          </table:table-cell>
          <table:table-cell table:number-columns-repeated="3" office:value-type="float" office:value="17728571" calcext:value-type="float">
            <text:p>17728571</text:p>
          </table:table-cell>
          <table:table-cell office:value-type="float" office:value="0" calcext:value-type="float">
            <text:p>0</text:p>
          </table:table-cell>
          <table:table-cell table:formula="of:=[.H454]-[.I4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4" calcext:value-type="float">
            <text:p>20049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55]-[.I4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5" calcext:value-type="float">
            <text:p>20049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56]-[.I4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6" calcext:value-type="float">
            <text:p>20049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57]-[.I4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7" calcext:value-type="float">
            <text:p>20049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58]-[.I4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8" calcext:value-type="float">
            <text:p>200498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59]-[.I4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99" calcext:value-type="float">
            <text:p>200499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0]-[.I4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0" calcext:value-type="float">
            <text:p>200500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1]-[.I4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1" calcext:value-type="float">
            <text:p>200501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2]-[.I4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2" calcext:value-type="float">
            <text:p>200502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3]-[.I4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3" calcext:value-type="float">
            <text:p>200503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4]-[.I4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4" calcext:value-type="float">
            <text:p>20050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5]-[.I4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5" calcext:value-type="float">
            <text:p>20050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6]-[.I4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6" calcext:value-type="float">
            <text:p>20050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7]-[.I4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7" calcext:value-type="float">
            <text:p>20050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  <table:table-cell table:formula="of:=[.H468]-[.I4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8" calcext:value-type="float">
            <text:p>20050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69]-[.I4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09" calcext:value-type="float">
            <text:p>20050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0]-[.I4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0" calcext:value-type="float">
            <text:p>20051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1]-[.I4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1" calcext:value-type="float">
            <text:p>20051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2]-[.I4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2" calcext:value-type="float">
            <text:p>20051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3]-[.I4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3" calcext:value-type="float">
            <text:p>20051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4]-[.I4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4" calcext:value-type="float">
            <text:p>20051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5]-[.I4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5" calcext:value-type="float">
            <text:p>20051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6]-[.I4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6" calcext:value-type="float">
            <text:p>20051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7]-[.I4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7" calcext:value-type="float">
            <text:p>20051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8]-[.I4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8" calcext:value-type="float">
            <text:p>20051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79]-[.I4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19" calcext:value-type="float">
            <text:p>20051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0]-[.I4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0" calcext:value-type="float">
            <text:p>20052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1]-[.I4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1" calcext:value-type="float">
            <text:p>20052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2]-[.I4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2" calcext:value-type="float">
            <text:p>20052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3]-[.I4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3" calcext:value-type="float">
            <text:p>20052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4]-[.I4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4" calcext:value-type="float">
            <text:p>20052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5]-[.I4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5" calcext:value-type="float">
            <text:p>20052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6]-[.I4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6" calcext:value-type="float">
            <text:p>20052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7]-[.I4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7" calcext:value-type="float">
            <text:p>20052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8]-[.I4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8" calcext:value-type="float">
            <text:p>20052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89]-[.I4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29" calcext:value-type="float">
            <text:p>20052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0]-[.I4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0" calcext:value-type="float">
            <text:p>20053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1]-[.I4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1" calcext:value-type="float">
            <text:p>20053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2]-[.I4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2" calcext:value-type="float">
            <text:p>20053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3]-[.I4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3" calcext:value-type="float">
            <text:p>20053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4]-[.I4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4" calcext:value-type="float">
            <text:p>20053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5]-[.I4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5" calcext:value-type="float">
            <text:p>20053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6]-[.I4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6" calcext:value-type="float">
            <text:p>20053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7]-[.I4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7" calcext:value-type="float">
            <text:p>20053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8]-[.I4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8" calcext:value-type="float">
            <text:p>20053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499]-[.I4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39" calcext:value-type="float">
            <text:p>20053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0]-[.I5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0" calcext:value-type="float">
            <text:p>20054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1]-[.I5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1" calcext:value-type="float">
            <text:p>20054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2]-[.I5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2" calcext:value-type="float">
            <text:p>20054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3]-[.I5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3" calcext:value-type="float">
            <text:p>20054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4]-[.I5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4" calcext:value-type="float">
            <text:p>20054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5]-[.I5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5" calcext:value-type="float">
            <text:p>20054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6]-[.I5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6" calcext:value-type="float">
            <text:p>20054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7]-[.I5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7" calcext:value-type="float">
            <text:p>20054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8]-[.I5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8" calcext:value-type="float">
            <text:p>20054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09]-[.I5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49" calcext:value-type="float">
            <text:p>20054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0]-[.I5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0" calcext:value-type="float">
            <text:p>20055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1]-[.I5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1" calcext:value-type="float">
            <text:p>20055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2]-[.I5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2" calcext:value-type="float">
            <text:p>20055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3]-[.I5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3" calcext:value-type="float">
            <text:p>20055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4]-[.I5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4" calcext:value-type="float">
            <text:p>20055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5]-[.I5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5" calcext:value-type="float">
            <text:p>20055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6]-[.I5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6" calcext:value-type="float">
            <text:p>20055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7]-[.I5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7" calcext:value-type="float">
            <text:p>20055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8]-[.I5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8" calcext:value-type="float">
            <text:p>20055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19]-[.I5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59" calcext:value-type="float">
            <text:p>20055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20]-[.I5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0" calcext:value-type="float">
            <text:p>20056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21]-[.I5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1" calcext:value-type="float">
            <text:p>20056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22]-[.I5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2" calcext:value-type="float">
            <text:p>20056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23]-[.I5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3" calcext:value-type="float">
            <text:p>20056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  <table:table-cell table:formula="of:=[.H524]-[.I5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4" calcext:value-type="float">
            <text:p>20056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25]-[.I5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5" calcext:value-type="float">
            <text:p>20056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26]-[.I5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6" calcext:value-type="float">
            <text:p>20056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27]-[.I5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7" calcext:value-type="float">
            <text:p>20056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28]-[.I5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8" calcext:value-type="float">
            <text:p>20056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29]-[.I5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69" calcext:value-type="float">
            <text:p>20056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0]-[.I5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0" calcext:value-type="float">
            <text:p>20057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1]-[.I5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1" calcext:value-type="float">
            <text:p>20057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2]-[.I5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2" calcext:value-type="float">
            <text:p>20057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3]-[.I5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3" calcext:value-type="float">
            <text:p>20057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4]-[.I5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4" calcext:value-type="float">
            <text:p>20057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5]-[.I5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5" calcext:value-type="float">
            <text:p>20057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6]-[.I5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6" calcext:value-type="float">
            <text:p>20057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7]-[.I5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7" calcext:value-type="float">
            <text:p>20057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8]-[.I5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8" calcext:value-type="float">
            <text:p>20057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39]-[.I5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79" calcext:value-type="float">
            <text:p>20057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0]-[.I5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0" calcext:value-type="float">
            <text:p>20058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1]-[.I5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1" calcext:value-type="float">
            <text:p>20058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2]-[.I5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2" calcext:value-type="float">
            <text:p>20058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3]-[.I5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3" calcext:value-type="float">
            <text:p>20058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4]-[.I5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4" calcext:value-type="float">
            <text:p>20058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5]-[.I5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5" calcext:value-type="float">
            <text:p>20058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  <table:table-cell table:formula="of:=[.H546]-[.I5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6" calcext:value-type="float">
            <text:p>20058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47]-[.I5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7" calcext:value-type="float">
            <text:p>20058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48]-[.I5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8" calcext:value-type="float">
            <text:p>20058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49]-[.I5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89" calcext:value-type="float">
            <text:p>20058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0]-[.I5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0" calcext:value-type="float">
            <text:p>20059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1]-[.I5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1" calcext:value-type="float">
            <text:p>20059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2]-[.I5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2" calcext:value-type="float">
            <text:p>20059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3]-[.I5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3" calcext:value-type="float">
            <text:p>20059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4]-[.I5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4" calcext:value-type="float">
            <text:p>20059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5]-[.I5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5" calcext:value-type="float">
            <text:p>20059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6]-[.I5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6" calcext:value-type="float">
            <text:p>20059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7]-[.I5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7" calcext:value-type="float">
            <text:p>20059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8]-[.I5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8" calcext:value-type="float">
            <text:p>20059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59]-[.I5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99" calcext:value-type="float">
            <text:p>20059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0]-[.I5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0" calcext:value-type="float">
            <text:p>20060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1]-[.I5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1" calcext:value-type="float">
            <text:p>20060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2]-[.I5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2" calcext:value-type="float">
            <text:p>20060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3]-[.I5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3" calcext:value-type="float">
            <text:p>20060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4]-[.I5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4" calcext:value-type="float">
            <text:p>20060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5]-[.I5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5" calcext:value-type="float">
            <text:p>20060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6]-[.I5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6" calcext:value-type="float">
            <text:p>20060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7]-[.I5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7" calcext:value-type="float">
            <text:p>20060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8]-[.I5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8" calcext:value-type="float">
            <text:p>20060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69]-[.I5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09" calcext:value-type="float">
            <text:p>20060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0]-[.I5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0" calcext:value-type="float">
            <text:p>20061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1]-[.I5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1" calcext:value-type="float">
            <text:p>20061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2]-[.I5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2" calcext:value-type="float">
            <text:p>20061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3]-[.I5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3" calcext:value-type="float">
            <text:p>20061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4]-[.I5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4" calcext:value-type="float">
            <text:p>20061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5]-[.I5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5" calcext:value-type="float">
            <text:p>20061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6]-[.I5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6" calcext:value-type="float">
            <text:p>20061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7]-[.I5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7" calcext:value-type="float">
            <text:p>20061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8]-[.I5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8" calcext:value-type="float">
            <text:p>20061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79]-[.I5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19" calcext:value-type="float">
            <text:p>20061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0]-[.I5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0" calcext:value-type="float">
            <text:p>20062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1]-[.I5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1" calcext:value-type="float">
            <text:p>20062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2]-[.I5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2" calcext:value-type="float">
            <text:p>20062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3]-[.I5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3" calcext:value-type="float">
            <text:p>20062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4]-[.I5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4" calcext:value-type="float">
            <text:p>20062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5]-[.I5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5" calcext:value-type="float">
            <text:p>20062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6]-[.I5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6" calcext:value-type="float">
            <text:p>20062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7]-[.I5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7" calcext:value-type="float">
            <text:p>20062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8]-[.I5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8" calcext:value-type="float">
            <text:p>20062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89]-[.I5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29" calcext:value-type="float">
            <text:p>20062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0]-[.I5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0" calcext:value-type="float">
            <text:p>20063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1]-[.I5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1" calcext:value-type="float">
            <text:p>20063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2]-[.I5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2" calcext:value-type="float">
            <text:p>20063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3]-[.I5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3" calcext:value-type="float">
            <text:p>20063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4]-[.I5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4" calcext:value-type="float">
            <text:p>20063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5]-[.I5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5" calcext:value-type="float">
            <text:p>20063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6]-[.I5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6" calcext:value-type="float">
            <text:p>20063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7]-[.I5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7" calcext:value-type="float">
            <text:p>20063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598]-[.I5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8" calcext:value-type="float">
            <text:p>200638</text:p>
          </table:table-cell>
          <table:table-cell office:value-type="float" office:value="602610" calcext:value-type="float">
            <text:p>6026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48" calcext:value-type="float">
            <text:p>344348</text:p>
          </table:table-cell>
          <table:table-cell office:value-type="float" office:value="258261" calcext:value-type="float">
            <text:p>258261</text:p>
          </table:table-cell>
          <table:table-cell table:number-columns-repeated="3" office:value-type="float" office:value="86087" calcext:value-type="float">
            <text:p>86087</text:p>
          </table:table-cell>
          <table:table-cell office:value-type="float" office:value="0" calcext:value-type="float">
            <text:p>0</text:p>
          </table:table-cell>
          <table:table-cell table:formula="of:=[.H599]-[.I5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39" calcext:value-type="float">
            <text:p>20063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600]-[.I6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0" calcext:value-type="float">
            <text:p>20064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  <table:table-cell table:formula="of:=[.H601]-[.I6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1" calcext:value-type="float">
            <text:p>200641</text:p>
          </table:table-cell>
          <table:table-cell office:value-type="float" office:value="269900000" calcext:value-type="float">
            <text:p>2699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4228572" calcext:value-type="float">
            <text:p>154228572</text:p>
          </table:table-cell>
          <table:table-cell office:value-type="float" office:value="115671429" calcext:value-type="float">
            <text:p>115671429</text:p>
          </table:table-cell>
          <table:table-cell table:number-columns-repeated="3" office:value-type="float" office:value="38557143" calcext:value-type="float">
            <text:p>38557143</text:p>
          </table:table-cell>
          <table:table-cell office:value-type="float" office:value="0" calcext:value-type="float">
            <text:p>0</text:p>
          </table:table-cell>
          <table:table-cell table:formula="of:=[.H602]-[.I6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2" calcext:value-type="float">
            <text:p>200642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 table:formula="of:=[.H603]-[.I6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3" calcext:value-type="float">
            <text:p>200643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 table:formula="of:=[.H604]-[.I6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4" calcext:value-type="float">
            <text:p>200644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 table:formula="of:=[.H605]-[.I6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5" calcext:value-type="float">
            <text:p>200645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 table:formula="of:=[.H606]-[.I6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6" calcext:value-type="float">
            <text:p>200646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  <table:table-cell table:formula="of:=[.H607]-[.I6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7" calcext:value-type="float">
            <text:p>20064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08]-[.I6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8" calcext:value-type="float">
            <text:p>20064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09]-[.I6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49" calcext:value-type="float">
            <text:p>20064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0]-[.I6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0" calcext:value-type="float">
            <text:p>20065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1]-[.I6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1" calcext:value-type="float">
            <text:p>20065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2]-[.I6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2" calcext:value-type="float">
            <text:p>20065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3]-[.I6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3" calcext:value-type="float">
            <text:p>200653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4]-[.I6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4" calcext:value-type="float">
            <text:p>200654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5]-[.I6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5" calcext:value-type="float">
            <text:p>200655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6]-[.I6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6" calcext:value-type="float">
            <text:p>200656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7]-[.I6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7" calcext:value-type="float">
            <text:p>20065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8]-[.I6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8" calcext:value-type="float">
            <text:p>20065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19]-[.I6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59" calcext:value-type="float">
            <text:p>20065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20]-[.I6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0" calcext:value-type="float">
            <text:p>20066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21]-[.I6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1" calcext:value-type="float">
            <text:p>20066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22]-[.I6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2" calcext:value-type="float">
            <text:p>20066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  <table:table-cell table:formula="of:=[.H623]-[.I6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3" calcext:value-type="float">
            <text:p>200663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 table:formula="of:=[.H624]-[.I6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4" calcext:value-type="float">
            <text:p>200664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 table:formula="of:=[.H625]-[.I6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5" calcext:value-type="float">
            <text:p>200665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 table:formula="of:=[.H626]-[.I6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6" calcext:value-type="float">
            <text:p>200666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  <table:table-cell table:formula="of:=[.H627]-[.I6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7" calcext:value-type="float">
            <text:p>20066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28]-[.I6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8" calcext:value-type="float">
            <text:p>20066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29]-[.I6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69" calcext:value-type="float">
            <text:p>20066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0]-[.I6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0" calcext:value-type="float">
            <text:p>20067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1]-[.I6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1" calcext:value-type="float">
            <text:p>20067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2]-[.I6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2" calcext:value-type="float">
            <text:p>20067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3]-[.I6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3" calcext:value-type="float">
            <text:p>20067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4]-[.I6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4" calcext:value-type="float">
            <text:p>20067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5]-[.I6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5" calcext:value-type="float">
            <text:p>20067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6]-[.I6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6" calcext:value-type="float">
            <text:p>20067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7]-[.I6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7" calcext:value-type="float">
            <text:p>20067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8]-[.I6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8" calcext:value-type="float">
            <text:p>20067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39]-[.I6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79" calcext:value-type="float">
            <text:p>20067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0]-[.I6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0" calcext:value-type="float">
            <text:p>20068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1]-[.I6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1" calcext:value-type="float">
            <text:p>20068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2]-[.I6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2" calcext:value-type="float">
            <text:p>20068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3]-[.I6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3" calcext:value-type="float">
            <text:p>20068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4]-[.I6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4" calcext:value-type="float">
            <text:p>20068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5]-[.I6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5" calcext:value-type="float">
            <text:p>20068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6]-[.I6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6" calcext:value-type="float">
            <text:p>20068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7]-[.I6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7" calcext:value-type="float">
            <text:p>20068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8]-[.I6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8" calcext:value-type="float">
            <text:p>20068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49]-[.I6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89" calcext:value-type="float">
            <text:p>20068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0]-[.I6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0" calcext:value-type="float">
            <text:p>20069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1]-[.I6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1" calcext:value-type="float">
            <text:p>20069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2]-[.I6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2" calcext:value-type="float">
            <text:p>20069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3]-[.I6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3" calcext:value-type="float">
            <text:p>20069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4]-[.I6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4" calcext:value-type="float">
            <text:p>20069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5]-[.I6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5" calcext:value-type="float">
            <text:p>20069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6]-[.I6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6" calcext:value-type="float">
            <text:p>20069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7]-[.I6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7" calcext:value-type="float">
            <text:p>20069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8]-[.I6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8" calcext:value-type="float">
            <text:p>20069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59]-[.I6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99" calcext:value-type="float">
            <text:p>20069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0]-[.I6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0" calcext:value-type="float">
            <text:p>20070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1]-[.I6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1" calcext:value-type="float">
            <text:p>20070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2]-[.I6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2" calcext:value-type="float">
            <text:p>20070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3]-[.I6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3" calcext:value-type="float">
            <text:p>20070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4]-[.I6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4" calcext:value-type="float">
            <text:p>20070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5]-[.I6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5" calcext:value-type="float">
            <text:p>20070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6]-[.I6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6" calcext:value-type="float">
            <text:p>20070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7]-[.I6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7" calcext:value-type="float">
            <text:p>20070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8]-[.I6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8" calcext:value-type="float">
            <text:p>20070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69]-[.I6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09" calcext:value-type="float">
            <text:p>20070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0]-[.I6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0" calcext:value-type="float">
            <text:p>20071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1]-[.I6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1" calcext:value-type="float">
            <text:p>20071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2]-[.I6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2" calcext:value-type="float">
            <text:p>20071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3]-[.I6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3" calcext:value-type="float">
            <text:p>20071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4]-[.I6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4" calcext:value-type="float">
            <text:p>20071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5]-[.I6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5" calcext:value-type="float">
            <text:p>20071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6]-[.I6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6" calcext:value-type="float">
            <text:p>20071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7]-[.I6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7" calcext:value-type="float">
            <text:p>20071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8]-[.I6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8" calcext:value-type="float">
            <text:p>20071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79]-[.I6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19" calcext:value-type="float">
            <text:p>20071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0]-[.I6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0" calcext:value-type="float">
            <text:p>20072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1]-[.I6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1" calcext:value-type="float">
            <text:p>20072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2]-[.I6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2" calcext:value-type="float">
            <text:p>20072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3]-[.I6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3" calcext:value-type="float">
            <text:p>20072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4]-[.I6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4" calcext:value-type="float">
            <text:p>20072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5]-[.I6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5" calcext:value-type="float">
            <text:p>20072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6]-[.I6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6" calcext:value-type="float">
            <text:p>20072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7]-[.I6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7" calcext:value-type="float">
            <text:p>20072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8]-[.I6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8" calcext:value-type="float">
            <text:p>20072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89]-[.I6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29" calcext:value-type="float">
            <text:p>20072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0]-[.I6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0" calcext:value-type="float">
            <text:p>20073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1]-[.I6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1" calcext:value-type="float">
            <text:p>20073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2]-[.I6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2" calcext:value-type="float">
            <text:p>20073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3]-[.I6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3" calcext:value-type="float">
            <text:p>20073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4]-[.I6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4" calcext:value-type="float">
            <text:p>20073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5]-[.I6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5" calcext:value-type="float">
            <text:p>20073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6]-[.I6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6" calcext:value-type="float">
            <text:p>20073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7]-[.I6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7" calcext:value-type="float">
            <text:p>20073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8]-[.I6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8" calcext:value-type="float">
            <text:p>20073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699]-[.I6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39" calcext:value-type="float">
            <text:p>20073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0]-[.I7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0" calcext:value-type="float">
            <text:p>20074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1]-[.I7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1" calcext:value-type="float">
            <text:p>20074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2]-[.I7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2" calcext:value-type="float">
            <text:p>20074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3]-[.I7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3" calcext:value-type="float">
            <text:p>20074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4]-[.I7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4" calcext:value-type="float">
            <text:p>20074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5]-[.I7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5" calcext:value-type="float">
            <text:p>20074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6]-[.I7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6" calcext:value-type="float">
            <text:p>20074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7]-[.I7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7" calcext:value-type="float">
            <text:p>20074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8]-[.I7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8" calcext:value-type="float">
            <text:p>20074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09]-[.I7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49" calcext:value-type="float">
            <text:p>20074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0]-[.I7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0" calcext:value-type="float">
            <text:p>20075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1]-[.I7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1" calcext:value-type="float">
            <text:p>20075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2]-[.I7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2" calcext:value-type="float">
            <text:p>20075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3]-[.I7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3" calcext:value-type="float">
            <text:p>20075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4]-[.I7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4" calcext:value-type="float">
            <text:p>20075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5]-[.I7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5" calcext:value-type="float">
            <text:p>20075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6]-[.I7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6" calcext:value-type="float">
            <text:p>20075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7]-[.I7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7" calcext:value-type="float">
            <text:p>20075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8]-[.I7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8" calcext:value-type="float">
            <text:p>20075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19]-[.I7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59" calcext:value-type="float">
            <text:p>20075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  <table:table-cell table:formula="of:=[.H720]-[.I7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60" calcext:value-type="float">
            <text:p>200760</text:p>
          </table:table-cell>
          <table:table-cell office:value-type="float" office:value="763000" calcext:value-type="float">
            <text:p>76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6000" calcext:value-type="float">
            <text:p>436000</text:p>
          </table:table-cell>
          <table:table-cell office:value-type="float" office:value="327000" calcext:value-type="float">
            <text:p>327000</text:p>
          </table:table-cell>
          <table:table-cell table:number-columns-repeated="3"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table:formula="of:=[.H721]-[.I7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1" calcext:value-type="float">
            <text:p>20076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2]-[.I7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2" calcext:value-type="float">
            <text:p>20076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3]-[.I7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3" calcext:value-type="float">
            <text:p>200763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4]-[.I7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4" calcext:value-type="float">
            <text:p>200764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5]-[.I7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5" calcext:value-type="float">
            <text:p>200765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6]-[.I7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6" calcext:value-type="float">
            <text:p>200766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7]-[.I7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7" calcext:value-type="float">
            <text:p>200767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8]-[.I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8" calcext:value-type="float">
            <text:p>200768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29]-[.I7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69" calcext:value-type="float">
            <text:p>200769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30]-[.I7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70" calcext:value-type="float">
            <text:p>200770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31]-[.I7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71" calcext:value-type="float">
            <text:p>20077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32]-[.I7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72" calcext:value-type="float">
            <text:p>20077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  <table:table-cell table:formula="of:=[.H733]-[.I7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73" calcext:value-type="float">
            <text:p>200773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  <table:table-cell table:formula="of:=[.H734]-[.I7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0774" calcext:value-type="float">
            <text:p>200774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  <table:table-cell table:formula="of:=[.H735]-[.I735]"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21814" calcext:value-type="float">
            <text:p>721814</text:p>
          </table:table-cell>
          <table:table-cell office:value-type="float" office:value="24450000" calcext:value-type="float">
            <text:p>244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467000" calcext:value-type="float">
            <text:p>1467000</text:p>
          </table:table-cell>
          <table:table-cell office:value-type="float" office:value="978000" calcext:value-type="float">
            <text:p>978000</text:p>
          </table:table-cell>
          <table:table-cell table:number-columns-repeated="3" office:value-type="float" office:value="489000" calcext:value-type="float">
            <text:p>489000</text:p>
          </table:table-cell>
          <table:table-cell office:value-type="float" office:value="0" calcext:value-type="float">
            <text:p>0</text:p>
          </table:table-cell>
          <table:table-cell table:formula="of:=[.H736]-[.I7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2657" calcext:value-type="float">
            <text:p>1132657</text:p>
          </table:table-cell>
          <table:table-cell office:value-type="float" office:value="416828400" calcext:value-type="float">
            <text:p>4168284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009704" calcext:value-type="float">
            <text:p>25009704</text:p>
          </table:table-cell>
          <table:table-cell office:value-type="float" office:value="16673136" calcext:value-type="float">
            <text:p>16673136</text:p>
          </table:table-cell>
          <table:table-cell table:number-columns-repeated="3" office:value-type="float" office:value="8336568" calcext:value-type="float">
            <text:p>8336568</text:p>
          </table:table-cell>
          <table:table-cell office:value-type="float" office:value="0" calcext:value-type="float">
            <text:p>0</text:p>
          </table:table-cell>
          <table:table-cell table:formula="of:=[.H737]-[.I7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6350" calcext:value-type="float">
            <text:p>1196350</text:p>
          </table:table-cell>
          <table:table-cell office:value-type="float" office:value="178150000" calcext:value-type="float">
            <text:p>1781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9000" calcext:value-type="float">
            <text:p>10689000</text:p>
          </table:table-cell>
          <table:table-cell office:value-type="float" office:value="7126000" calcext:value-type="float">
            <text:p>7126000</text:p>
          </table:table-cell>
          <table:table-cell table:number-columns-repeated="3" office:value-type="float" office:value="3563000" calcext:value-type="float">
            <text:p>3563000</text:p>
          </table:table-cell>
          <table:table-cell office:value-type="float" office:value="0" calcext:value-type="float">
            <text:p>0</text:p>
          </table:table-cell>
          <table:table-cell table:formula="of:=[.H738]-[.I7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3907" calcext:value-type="float">
            <text:p>1693907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  <table:table-cell table:formula="of:=[.H739]-[.I7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3908" calcext:value-type="float">
            <text:p>1693908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  <table:table-cell table:formula="of:=[.H740]-[.I7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07" calcext:value-type="float">
            <text:p>170880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1]-[.I7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08" calcext:value-type="float">
            <text:p>170880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2]-[.I7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09" calcext:value-type="float">
            <text:p>170880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3]-[.I7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0" calcext:value-type="float">
            <text:p>170881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4]-[.I7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1" calcext:value-type="float">
            <text:p>170881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5]-[.I7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2" calcext:value-type="float">
            <text:p>170881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6]-[.I7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3" calcext:value-type="float">
            <text:p>170881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7]-[.I7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4" calcext:value-type="float">
            <text:p>170881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8]-[.I7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5" calcext:value-type="float">
            <text:p>170881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49]-[.I7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6" calcext:value-type="float">
            <text:p>170881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0]-[.I7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7" calcext:value-type="float">
            <text:p>170881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1]-[.I7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8" calcext:value-type="float">
            <text:p>170881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2]-[.I7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19" calcext:value-type="float">
            <text:p>170881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3]-[.I7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0" calcext:value-type="float">
            <text:p>170882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4]-[.I7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1" calcext:value-type="float">
            <text:p>170882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5]-[.I7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2" calcext:value-type="float">
            <text:p>170882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6]-[.I7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3" calcext:value-type="float">
            <text:p>170882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7]-[.I7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4" calcext:value-type="float">
            <text:p>170882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8]-[.I7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5" calcext:value-type="float">
            <text:p>170882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59]-[.I7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6" calcext:value-type="float">
            <text:p>170882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60]-[.I7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7" calcext:value-type="float">
            <text:p>170882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  <table:table-cell table:formula="of:=[.H761]-[.I7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28" calcext:value-type="float">
            <text:p>1708828</text:p>
          </table:table-cell>
          <table:table-cell office:value-type="float" office:value="7073174" calcext:value-type="float">
            <text:p>7073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1359" calcext:value-type="float">
            <text:p>3031359</text:p>
          </table:table-cell>
          <table:table-cell office:value-type="float" office:value="2020906" calcext:value-type="float">
            <text:p>2020906</text:p>
          </table:table-cell>
          <table:table-cell table:number-columns-repeated="3" office:value-type="float" office:value="1010453" calcext:value-type="float">
            <text:p>1010453</text:p>
          </table:table-cell>
          <table:table-cell office:value-type="float" office:value="0" calcext:value-type="float">
            <text:p>0</text:p>
          </table:table-cell>
          <table:table-cell table:formula="of:=[.H762]-[.I7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8885" calcext:value-type="float">
            <text:p>1708885</text:p>
          </table:table-cell>
          <table:table-cell office:value-type="float" office:value="167650000" calcext:value-type="float">
            <text:p>1676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1850000" calcext:value-type="float">
            <text:p>71850000</text:p>
          </table:table-cell>
          <table:table-cell office:value-type="float" office:value="47900000" calcext:value-type="float">
            <text:p>47900000</text:p>
          </table:table-cell>
          <table:table-cell table:number-columns-repeated="3" office:value-type="float" office:value="23950000" calcext:value-type="float">
            <text:p>23950000</text:p>
          </table:table-cell>
          <table:table-cell office:value-type="float" office:value="0" calcext:value-type="float">
            <text:p>0</text:p>
          </table:table-cell>
          <table:table-cell table:formula="of:=[.H763]-[.I7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9130" calcext:value-type="float">
            <text:p>1709130</text:p>
          </table:table-cell>
          <table:table-cell office:value-type="float" office:value="189805000" calcext:value-type="float">
            <text:p>18980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81345000" calcext:value-type="float">
            <text:p>81345000</text:p>
          </table:table-cell>
          <table:table-cell office:value-type="float" office:value="54230000" calcext:value-type="float">
            <text:p>54230000</text:p>
          </table:table-cell>
          <table:table-cell table:number-columns-repeated="3" office:value-type="float" office:value="27115000" calcext:value-type="float">
            <text:p>27115000</text:p>
          </table:table-cell>
          <table:table-cell office:value-type="float" office:value="0" calcext:value-type="float">
            <text:p>0</text:p>
          </table:table-cell>
          <table:table-cell table:formula="of:=[.H764]-[.I7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9406" calcext:value-type="float">
            <text:p>1709406</text:p>
          </table:table-cell>
          <table:table-cell office:value-type="float" office:value="4456300" calcext:value-type="float">
            <text:p>4456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09842" calcext:value-type="float">
            <text:p>1909842</text:p>
          </table:table-cell>
          <table:table-cell office:value-type="float" office:value="1273228" calcext:value-type="float">
            <text:p>1273228</text:p>
          </table:table-cell>
          <table:table-cell table:number-columns-repeated="3" office:value-type="float" office:value="636614" calcext:value-type="float">
            <text:p>636614</text:p>
          </table:table-cell>
          <table:table-cell office:value-type="float" office:value="0" calcext:value-type="float">
            <text:p>0</text:p>
          </table:table-cell>
          <table:table-cell table:formula="of:=[.H765]-[.I7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558" calcext:value-type="float">
            <text:p>721558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  <table:table-cell table:formula="of:=[.H766]-[.I7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559" calcext:value-type="float">
            <text:p>721559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  <table:table-cell table:formula="of:=[.H767]-[.I7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7606" calcext:value-type="float">
            <text:p>1737606</text:p>
          </table:table-cell>
          <table:table-cell office:value-type="float" office:value="360843740" calcext:value-type="float">
            <text:p>3608437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6084375" calcext:value-type="float">
            <text:p>36084375</text:p>
          </table:table-cell>
          <table:table-cell office:value-type="float" office:value="28867500" calcext:value-type="float">
            <text:p>28867500</text:p>
          </table:table-cell>
          <table:table-cell table:number-columns-repeated="3" office:value-type="float" office:value="7216875" calcext:value-type="float">
            <text:p>7216875</text:p>
          </table:table-cell>
          <table:table-cell office:value-type="float" office:value="0" calcext:value-type="float">
            <text:p>0</text:p>
          </table:table-cell>
          <table:table-cell table:formula="of:=[.H768]-[.I7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8489" calcext:value-type="float">
            <text:p>1118489</text:p>
          </table:table-cell>
          <table:table-cell office:value-type="float" office:value="177975000" calcext:value-type="float">
            <text:p>17797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6275000" calcext:value-type="float">
            <text:p>76275000</text:p>
          </table:table-cell>
          <table:table-cell office:value-type="float" office:value="50850000" calcext:value-type="float">
            <text:p>50850000</text:p>
          </table:table-cell>
          <table:table-cell table:number-columns-repeated="3" office:value-type="float" office:value="25425000" calcext:value-type="float">
            <text:p>25425000</text:p>
          </table:table-cell>
          <table:table-cell office:value-type="float" office:value="0" calcext:value-type="float">
            <text:p>0</text:p>
          </table:table-cell>
          <table:table-cell table:formula="of:=[.H769]-[.I7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35" calcext:value-type="float">
            <text:p>2637935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  <table:table-cell table:formula="of:=[.H770]-[.I770]" office:value-type="float" office:value="-2825000" calcext:value-type="float">
            <text:p>-2825000</text:p>
          </table:table-cell>
        </table:table-row>
        <table:table-row table:style-name="ro1">
          <table:table-cell office:value-type="float" office:value="2637949" calcext:value-type="float">
            <text:p>2637949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  <table:table-cell table:formula="of:=[.H771]-[.I771]" office:value-type="float" office:value="-2825000" calcext:value-type="float">
            <text:p>-2825000</text:p>
          </table:table-cell>
        </table:table-row>
        <table:table-row table:style-name="ro1">
          <table:table-cell office:value-type="float" office:value="2637950" calcext:value-type="float">
            <text:p>2637950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  <table:table-cell table:formula="of:=[.H772]-[.I772]" office:value-type="float" office:value="-2825000" calcext:value-type="float">
            <text:p>-2825000</text:p>
          </table:table-cell>
        </table:table-row>
        <table:table-row table:style-name="ro1">
          <table:table-cell office:value-type="float" office:value="2637952" calcext:value-type="float">
            <text:p>2637952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  <table:table-cell table:formula="of:=[.H773]-[.I773]" office:value-type="float" office:value="-2825000" calcext:value-type="float">
            <text:p>-2825000</text:p>
          </table:table-cell>
        </table:table-row>
        <table:table-row table:style-name="ro1">
          <table:table-cell office:value-type="float" office:value="2637955" calcext:value-type="float">
            <text:p>2637955</text:p>
          </table:table-cell>
          <table:table-cell office:value-type="float" office:value="49945000" calcext:value-type="float">
            <text:p>4994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945000" calcext:value-type="float">
            <text:p>4994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35000" calcext:value-type="float">
            <text:p>7135000</text:p>
          </table:table-cell>
          <table:table-cell office:value-type="float" office:value="0" calcext:value-type="float">
            <text:p>0</text:p>
          </table:table-cell>
          <table:table-cell table:formula="of:=[.H774]-[.I774]" office:value-type="float" office:value="-7135000" calcext:value-type="float">
            <text:p>-7135000</text:p>
          </table:table-cell>
        </table:table-row>
        <table:table-row table:style-name="ro1" table:visibility="filter">
          <table:table-cell office:value-type="float" office:value="2668812" calcext:value-type="float">
            <text:p>2668812</text:p>
          </table:table-cell>
          <table:table-cell office:value-type="float" office:value="128845000" calcext:value-type="float">
            <text:p>1288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6812858" calcext:value-type="float">
            <text:p>36812858</text:p>
          </table:table-cell>
          <table:table-cell table:number-columns-repeated="4" office:value-type="float" office:value="18406429" calcext:value-type="float">
            <text:p>18406429</text:p>
          </table:table-cell>
          <table:table-cell office:value-type="float" office:value="0" calcext:value-type="float">
            <text:p>0</text:p>
          </table:table-cell>
          <table:table-cell table:formula="of:=[.H775]-[.I7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814" calcext:value-type="float">
            <text:p>2668814</text:p>
          </table:table-cell>
          <table:table-cell office:value-type="float" office:value="163164500" calcext:value-type="float">
            <text:p>163164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6618428" calcext:value-type="float">
            <text:p>46618428</text:p>
          </table:table-cell>
          <table:table-cell table:number-columns-repeated="4" office:value-type="float" office:value="23309214" calcext:value-type="float">
            <text:p>23309214</text:p>
          </table:table-cell>
          <table:table-cell office:value-type="float" office:value="0" calcext:value-type="float">
            <text:p>0</text:p>
          </table:table-cell>
          <table:table-cell table:formula="of:=[.H776]-[.I7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848" calcext:value-type="float">
            <text:p>2668848</text:p>
          </table:table-cell>
          <table:table-cell office:value-type="float" office:value="28440000" calcext:value-type="float">
            <text:p>2844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125714" calcext:value-type="float">
            <text:p>8125714</text:p>
          </table:table-cell>
          <table:table-cell table:number-columns-repeated="4" office:value-type="float" office:value="4062857" calcext:value-type="float">
            <text:p>4062857</text:p>
          </table:table-cell>
          <table:table-cell office:value-type="float" office:value="0" calcext:value-type="float">
            <text:p>0</text:p>
          </table:table-cell>
          <table:table-cell table:formula="of:=[.H777]-[.I7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9318" calcext:value-type="float">
            <text:p>2669318</text:p>
          </table:table-cell>
          <table:table-cell office:value-type="float" office:value="47949000" calcext:value-type="float">
            <text:p>4794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17960" calcext:value-type="float">
            <text:p>1917960</text:p>
          </table:table-cell>
          <table:table-cell table:number-columns-repeated="4" office:value-type="float" office:value="958980" calcext:value-type="float">
            <text:p>958980</text:p>
          </table:table-cell>
          <table:table-cell office:value-type="float" office:value="0" calcext:value-type="float">
            <text:p>0</text:p>
          </table:table-cell>
          <table:table-cell table:formula="of:=[.H778]-[.I7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596" calcext:value-type="float">
            <text:p>267059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79]-[.I7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597" calcext:value-type="float">
            <text:p>267059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0]-[.I7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598" calcext:value-type="float">
            <text:p>267059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1]-[.I7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599" calcext:value-type="float">
            <text:p>267059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2]-[.I7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0" calcext:value-type="float">
            <text:p>267060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3]-[.I7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1" calcext:value-type="float">
            <text:p>267060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4]-[.I7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2" calcext:value-type="float">
            <text:p>2670602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5]-[.I7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3" calcext:value-type="float">
            <text:p>2670603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6]-[.I7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4" calcext:value-type="float">
            <text:p>2670604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7]-[.I7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5" calcext:value-type="float">
            <text:p>2670605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8]-[.I7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6" calcext:value-type="float">
            <text:p>267060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89]-[.I7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7" calcext:value-type="float">
            <text:p>267060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90]-[.I7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8" calcext:value-type="float">
            <text:p>267060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91]-[.I7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09" calcext:value-type="float">
            <text:p>267060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92]-[.I7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0" calcext:value-type="float">
            <text:p>267061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93]-[.I7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1" calcext:value-type="float">
            <text:p>267061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H794]-[.I7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2" calcext:value-type="float">
            <text:p>2670612</text:p>
          </table:table-cell>
          <table:table-cell office:value-type="float" office:value="6945000" calcext:value-type="float">
            <text:p>69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4286" calcext:value-type="float">
            <text:p>1984286</text:p>
          </table:table-cell>
          <table:table-cell table:number-columns-repeated="4" office:value-type="float" office:value="992143" calcext:value-type="float">
            <text:p>992143</text:p>
          </table:table-cell>
          <table:table-cell office:value-type="float" office:value="0" calcext:value-type="float">
            <text:p>0</text:p>
          </table:table-cell>
          <table:table-cell table:formula="of:=[.H795]-[.I7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6" calcext:value-type="float">
            <text:p>267061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796]-[.I7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7" calcext:value-type="float">
            <text:p>267061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797]-[.I7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8" calcext:value-type="float">
            <text:p>267061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798]-[.I7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19" calcext:value-type="float">
            <text:p>267061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799]-[.I7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0" calcext:value-type="float">
            <text:p>267062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0]-[.I8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1" calcext:value-type="float">
            <text:p>267062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1]-[.I8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2" calcext:value-type="float">
            <text:p>267062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2]-[.I8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3" calcext:value-type="float">
            <text:p>267062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3]-[.I8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4" calcext:value-type="float">
            <text:p>267062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4]-[.I8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5" calcext:value-type="float">
            <text:p>267062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5]-[.I8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6" calcext:value-type="float">
            <text:p>267062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6]-[.I8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7" calcext:value-type="float">
            <text:p>267062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7]-[.I8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8" calcext:value-type="float">
            <text:p>267062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8]-[.I8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29" calcext:value-type="float">
            <text:p>267062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09]-[.I8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0" calcext:value-type="float">
            <text:p>267063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0]-[.I8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1" calcext:value-type="float">
            <text:p>267063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1]-[.I8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2" calcext:value-type="float">
            <text:p>267063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2]-[.I8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3" calcext:value-type="float">
            <text:p>267063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3]-[.I8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4" calcext:value-type="float">
            <text:p>267063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4]-[.I8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5" calcext:value-type="float">
            <text:p>267063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5]-[.I8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6" calcext:value-type="float">
            <text:p>267063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6]-[.I8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7" calcext:value-type="float">
            <text:p>267063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7]-[.I8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8" calcext:value-type="float">
            <text:p>267063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8]-[.I8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39" calcext:value-type="float">
            <text:p>267063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19]-[.I8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0" calcext:value-type="float">
            <text:p>267064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0]-[.I8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1" calcext:value-type="float">
            <text:p>267064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1]-[.I8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2" calcext:value-type="float">
            <text:p>267064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2]-[.I8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3" calcext:value-type="float">
            <text:p>267064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3]-[.I8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4" calcext:value-type="float">
            <text:p>267064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4]-[.I8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5" calcext:value-type="float">
            <text:p>267064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5]-[.I8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6" calcext:value-type="float">
            <text:p>267064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6]-[.I8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7" calcext:value-type="float">
            <text:p>267064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  <table:table-cell table:formula="of:=[.H827]-[.I8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49" calcext:value-type="float">
            <text:p>2670649</text:p>
          </table:table-cell>
          <table:table-cell office:value-type="float" office:value="3939200" calcext:value-type="float">
            <text:p>3939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5486" calcext:value-type="float">
            <text:p>1125486</text:p>
          </table:table-cell>
          <table:table-cell table:number-columns-repeated="4" office:value-type="float" office:value="562743" calcext:value-type="float">
            <text:p>562743</text:p>
          </table:table-cell>
          <table:table-cell office:value-type="float" office:value="0" calcext:value-type="float">
            <text:p>0</text:p>
          </table:table-cell>
          <table:table-cell table:formula="of:=[.H828]-[.I8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681" calcext:value-type="float">
            <text:p>2670681</text:p>
          </table:table-cell>
          <table:table-cell office:value-type="float" office:value="79771000" calcext:value-type="float">
            <text:p>797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90840" calcext:value-type="float">
            <text:p>3190840</text:p>
          </table:table-cell>
          <table:table-cell table:number-columns-repeated="4" office:value-type="float" office:value="1595420" calcext:value-type="float">
            <text:p>1595420</text:p>
          </table:table-cell>
          <table:table-cell office:value-type="float" office:value="0" calcext:value-type="float">
            <text:p>0</text:p>
          </table:table-cell>
          <table:table-cell table:formula="of:=[.H829]-[.I8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56" calcext:value-type="float">
            <text:p>202256</text:p>
          </table:table-cell>
          <table:table-cell office:value-type="float" office:value="67500400" calcext:value-type="float">
            <text:p>675004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3500080" calcext:value-type="float">
            <text:p>13500080</text:p>
          </table:table-cell>
          <table:table-cell office:value-type="float" office:value="12150072" calcext:value-type="float">
            <text:p>12150072</text:p>
          </table:table-cell>
          <table:table-cell table:number-columns-repeated="3" office:value-type="float" office:value="1350008" calcext:value-type="float">
            <text:p>1350008</text:p>
          </table:table-cell>
          <table:table-cell office:value-type="float" office:value="0" calcext:value-type="float">
            <text:p>0</text:p>
          </table:table-cell>
          <table:table-cell table:formula="of:=[.H830]-[.I8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58" calcext:value-type="float">
            <text:p>202258</text:p>
          </table:table-cell>
          <table:table-cell office:value-type="float" office:value="275186900" calcext:value-type="float">
            <text:p>2751869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15578498" calcext:value-type="float">
            <text:p>115578498</text:p>
          </table:table-cell>
          <table:table-cell office:value-type="float" office:value="110074760" calcext:value-type="float">
            <text:p>110074760</text:p>
          </table:table-cell>
          <table:table-cell table:number-columns-repeated="3" office:value-type="float" office:value="5503738" calcext:value-type="float">
            <text:p>5503738</text:p>
          </table:table-cell>
          <table:table-cell office:value-type="float" office:value="0" calcext:value-type="float">
            <text:p>0</text:p>
          </table:table-cell>
          <table:table-cell table:formula="of:=[.H831]-[.I8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57" calcext:value-type="float">
            <text:p>202257</text:p>
          </table:table-cell>
          <table:table-cell office:value-type="float" office:value="33350000" calcext:value-type="float">
            <text:p>3335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69000" calcext:value-type="float">
            <text:p>4669000</text:p>
          </table:table-cell>
          <table:table-cell office:value-type="float" office:value="4002000" calcext:value-type="float">
            <text:p>4002000</text:p>
          </table:table-cell>
          <table:table-cell table:number-columns-repeated="3" office:value-type="float" office:value="667000" calcext:value-type="float">
            <text:p>667000</text:p>
          </table:table-cell>
          <table:table-cell office:value-type="float" office:value="0" calcext:value-type="float">
            <text:p>0</text:p>
          </table:table-cell>
          <table:table-cell table:formula="of:=[.H832]-[.I8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23" calcext:value-type="float">
            <text:p>718823</text:p>
          </table:table-cell>
          <table:table-cell office:value-type="float" office:value="386752000" calcext:value-type="float">
            <text:p>38675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8675200" calcext:value-type="float">
            <text:p>38675200</text:p>
          </table:table-cell>
          <table:table-cell office:value-type="float" office:value="30940160" calcext:value-type="float">
            <text:p>30940160</text:p>
          </table:table-cell>
          <table:table-cell table:number-columns-repeated="3" office:value-type="float" office:value="7735040" calcext:value-type="float">
            <text:p>7735040</text:p>
          </table:table-cell>
          <table:table-cell office:value-type="float" office:value="0" calcext:value-type="float">
            <text:p>0</text:p>
          </table:table-cell>
          <table:table-cell table:formula="of:=[.H833]-[.I8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4209" calcext:value-type="float">
            <text:p>2654209</text:p>
          </table:table-cell>
          <table:table-cell office:value-type="float" office:value="26785000" calcext:value-type="float">
            <text:p>2678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1400" calcext:value-type="float">
            <text:p>1071400</text:p>
          </table:table-cell>
          <table:table-cell table:number-columns-repeated="4" office:value-type="float" office:value="535700" calcext:value-type="float">
            <text:p>535700</text:p>
          </table:table-cell>
          <table:table-cell office:value-type="float" office:value="0" calcext:value-type="float">
            <text:p>0</text:p>
          </table:table-cell>
          <table:table-cell table:formula="of:=[.H834]-[.I8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2" calcext:value-type="float">
            <text:p>200142</text:p>
          </table:table-cell>
          <table:table-cell office:value-type="float" office:value="154945800" calcext:value-type="float">
            <text:p>1549458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5363144" calcext:value-type="float">
            <text:p>105363144</text:p>
          </table:table-cell>
          <table:table-cell office:value-type="float" office:value="102264228" calcext:value-type="float">
            <text:p>102264228</text:p>
          </table:table-cell>
          <table:table-cell table:number-columns-repeated="3" office:value-type="float" office:value="3098916" calcext:value-type="float">
            <text:p>3098916</text:p>
          </table:table-cell>
          <table:table-cell office:value-type="float" office:value="0" calcext:value-type="float">
            <text:p>0</text:p>
          </table:table-cell>
          <table:table-cell table:formula="of:=[.H835]-[.I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6" calcext:value-type="float">
            <text:p>200776</text:p>
          </table:table-cell>
          <table:table-cell office:value-type="float" office:value="988930500" calcext:value-type="float">
            <text:p>9889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88930500" calcext:value-type="float">
            <text:p>988930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78610" calcext:value-type="float">
            <text:p>19778610</text:p>
          </table:table-cell>
          <table:table-cell office:value-type="float" office:value="0" calcext:value-type="float">
            <text:p>0</text:p>
          </table:table-cell>
          <table:table-cell table:formula="of:=[.H836]-[.I836]" office:value-type="float" office:value="-19778610" calcext:value-type="float">
            <text:p>-19778610</text:p>
          </table:table-cell>
        </table:table-row>
        <table:table-row table:style-name="ro1" table:visibility="filter">
          <table:table-cell office:value-type="float" office:value="200780" calcext:value-type="float">
            <text:p>200780</text:p>
          </table:table-cell>
          <table:table-cell office:value-type="float" office:value="270100000" calcext:value-type="float">
            <text:p>2701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89070000" calcext:value-type="float">
            <text:p>189070000</text:p>
          </table:table-cell>
          <table:table-cell office:value-type="float" office:value="183668000" calcext:value-type="float">
            <text:p>183668000</text:p>
          </table:table-cell>
          <table:table-cell table:number-columns-repeated="3" office:value-type="float" office:value="5402000" calcext:value-type="float">
            <text:p>5402000</text:p>
          </table:table-cell>
          <table:table-cell office:value-type="float" office:value="0" calcext:value-type="float">
            <text:p>0</text:p>
          </table:table-cell>
          <table:table-cell table:formula="of:=[.H837]-[.I8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83" calcext:value-type="float">
            <text:p>200783</text:p>
          </table:table-cell>
          <table:table-cell office:value-type="float" office:value="232000000" calcext:value-type="float">
            <text:p>232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2800000" calcext:value-type="float">
            <text:p>92800000</text:p>
          </table:table-cell>
          <table:table-cell office:value-type="float" office:value="88160000" calcext:value-type="float">
            <text:p>88160000</text:p>
          </table:table-cell>
          <table:table-cell table:number-columns-repeated="3" office:value-type="float" office:value="4640000" calcext:value-type="float">
            <text:p>4640000</text:p>
          </table:table-cell>
          <table:table-cell office:value-type="float" office:value="0" calcext:value-type="float">
            <text:p>0</text:p>
          </table:table-cell>
          <table:table-cell table:formula="of:=[.H838]-[.I8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84" calcext:value-type="float">
            <text:p>200784</text:p>
          </table:table-cell>
          <table:table-cell office:value-type="float" office:value="1572084900" calcext:value-type="float">
            <text:p>15720849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45858678" calcext:value-type="float">
            <text:p>345858678</text:p>
          </table:table-cell>
          <table:table-cell office:value-type="float" office:value="314416980" calcext:value-type="float">
            <text:p>314416980</text:p>
          </table:table-cell>
          <table:table-cell table:number-columns-repeated="3" office:value-type="float" office:value="31441698" calcext:value-type="float">
            <text:p>31441698</text:p>
          </table:table-cell>
          <table:table-cell office:value-type="float" office:value="0" calcext:value-type="float">
            <text:p>0</text:p>
          </table:table-cell>
          <table:table-cell table:formula="of:=[.H839]-[.I8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91" calcext:value-type="float">
            <text:p>200791</text:p>
          </table:table-cell>
          <table:table-cell office:value-type="float" office:value="658585900" calcext:value-type="float">
            <text:p>6585859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29292950" calcext:value-type="float">
            <text:p>329292950</text:p>
          </table:table-cell>
          <table:table-cell office:value-type="float" office:value="316121232" calcext:value-type="float">
            <text:p>316121232</text:p>
          </table:table-cell>
          <table:table-cell table:number-columns-repeated="3" office:value-type="float" office:value="13171718" calcext:value-type="float">
            <text:p>13171718</text:p>
          </table:table-cell>
          <table:table-cell office:value-type="float" office:value="0" calcext:value-type="float">
            <text:p>0</text:p>
          </table:table-cell>
          <table:table-cell table:formula="of:=[.H840]-[.I8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3" calcext:value-type="float">
            <text:p>200793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3108800149" calcext:value-type="float">
            <text:p>3108800149</text:p>
          </table:table-cell>
          <table:table-cell office:value-type="float" office:value="63444892" calcext:value-type="float">
            <text:p>63444892</text:p>
          </table:table-cell>
          <table:table-cell table:number-columns-repeated="2" office:value-type="float" office:value="63444901" calcext:value-type="float">
            <text:p>63444901</text:p>
          </table:table-cell>
          <table:table-cell office:value-type="float" office:value="0" calcext:value-type="float">
            <text:p>0</text:p>
          </table:table-cell>
          <table:table-cell table:formula="of:=[.H841]-[.I841]" office:value-type="float" office:value="-9" calcext:value-type="float">
            <text:p>-9</text:p>
          </table:table-cell>
        </table:table-row>
        <table:table-row table:style-name="ro1" table:visibility="filter">
          <table:table-cell office:value-type="float" office:value="200800" calcext:value-type="float">
            <text:p>2008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30000000" calcext:value-type="float">
            <text:p>3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842]-[.I8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7" calcext:value-type="float">
            <text:p>200807</text:p>
          </table:table-cell>
          <table:table-cell office:value-type="float" office:value="869910300" calcext:value-type="float">
            <text:p>8699103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17556944" calcext:value-type="float">
            <text:p>417556944</text:p>
          </table:table-cell>
          <table:table-cell office:value-type="float" office:value="400158738" calcext:value-type="float">
            <text:p>400158738</text:p>
          </table:table-cell>
          <table:table-cell table:number-columns-repeated="3" office:value-type="float" office:value="17398206" calcext:value-type="float">
            <text:p>17398206</text:p>
          </table:table-cell>
          <table:table-cell office:value-type="float" office:value="0" calcext:value-type="float">
            <text:p>0</text:p>
          </table:table-cell>
          <table:table-cell table:formula="of:=[.H843]-[.I8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9" calcext:value-type="float">
            <text:p>200809</text:p>
          </table:table-cell>
          <table:table-cell office:value-type="float" office:value="164969000" calcext:value-type="float">
            <text:p>164969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2484500" calcext:value-type="float">
            <text:p>82484500</text:p>
          </table:table-cell>
          <table:table-cell office:value-type="float" office:value="79185120" calcext:value-type="float">
            <text:p>79185120</text:p>
          </table:table-cell>
          <table:table-cell table:number-columns-repeated="3" office:value-type="float" office:value="3299380" calcext:value-type="float">
            <text:p>3299380</text:p>
          </table:table-cell>
          <table:table-cell office:value-type="float" office:value="0" calcext:value-type="float">
            <text:p>0</text:p>
          </table:table-cell>
          <table:table-cell table:formula="of:=[.H844]-[.I8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2" calcext:value-type="float">
            <text:p>200812</text:p>
          </table:table-cell>
          <table:table-cell office:value-type="float" office:value="172179000" calcext:value-type="float">
            <text:p>172179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89533080" calcext:value-type="float">
            <text:p>89533080</text:p>
          </table:table-cell>
          <table:table-cell office:value-type="float" office:value="86089500" calcext:value-type="float">
            <text:p>86089500</text:p>
          </table:table-cell>
          <table:table-cell table:number-columns-repeated="3" office:value-type="float" office:value="3443580" calcext:value-type="float">
            <text:p>3443580</text:p>
          </table:table-cell>
          <table:table-cell office:value-type="float" office:value="0" calcext:value-type="float">
            <text:p>0</text:p>
          </table:table-cell>
          <table:table-cell table:formula="of:=[.H845]-[.I8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6" calcext:value-type="float">
            <text:p>20081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table:formula="of:=[.H846]-[.I8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8" calcext:value-type="float">
            <text:p>200818</text:p>
          </table:table-cell>
          <table:table-cell office:value-type="float" office:value="1294885000" calcext:value-type="float">
            <text:p>1294885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61805700" calcext:value-type="float">
            <text:p>1061805700</text:p>
          </table:table-cell>
          <table:table-cell office:value-type="float" office:value="1035908000" calcext:value-type="float">
            <text:p>1035908000</text:p>
          </table:table-cell>
          <table:table-cell table:number-columns-repeated="3" office:value-type="float" office:value="25897700" calcext:value-type="float">
            <text:p>25897700</text:p>
          </table:table-cell>
          <table:table-cell office:value-type="float" office:value="0" calcext:value-type="float">
            <text:p>0</text:p>
          </table:table-cell>
          <table:table-cell table:formula="of:=[.H847]-[.I8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3" calcext:value-type="float">
            <text:p>200823</text:p>
          </table:table-cell>
          <table:table-cell office:value-type="float" office:value="112091000" calcext:value-type="float">
            <text:p>112091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3803680" calcext:value-type="float">
            <text:p>53803680</text:p>
          </table:table-cell>
          <table:table-cell office:value-type="float" office:value="51561860" calcext:value-type="float">
            <text:p>51561860</text:p>
          </table:table-cell>
          <table:table-cell table:number-columns-repeated="3" office:value-type="float" office:value="2241820" calcext:value-type="float">
            <text:p>2241820</text:p>
          </table:table-cell>
          <table:table-cell office:value-type="float" office:value="0" calcext:value-type="float">
            <text:p>0</text:p>
          </table:table-cell>
          <table:table-cell table:formula="of:=[.H848]-[.I8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5" calcext:value-type="float">
            <text:p>200825</text:p>
          </table:table-cell>
          <table:table-cell office:value-type="float" office:value="643181818" calcext:value-type="float">
            <text:p>6431818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67227268" calcext:value-type="float">
            <text:p>167227268</text:p>
          </table:table-cell>
          <table:table-cell office:value-type="float" office:value="154363632" calcext:value-type="float">
            <text:p>154363632</text:p>
          </table:table-cell>
          <table:table-cell table:number-columns-repeated="3" office:value-type="float" office:value="12863636" calcext:value-type="float">
            <text:p>12863636</text:p>
          </table:table-cell>
          <table:table-cell office:value-type="float" office:value="0" calcext:value-type="float">
            <text:p>0</text:p>
          </table:table-cell>
          <table:table-cell table:formula="of:=[.H849]-[.I8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6" calcext:value-type="float">
            <text:p>200826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747290" calcext:value-type="float">
            <text:p>7747290</text:p>
          </table:table-cell>
          <table:table-cell office:value-type="float" office:value="6972561" calcext:value-type="float">
            <text:p>6972561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 table:formula="of:=[.H850]-[.I8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7" calcext:value-type="float">
            <text:p>200827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263780" calcext:value-type="float">
            <text:p>8263780</text:p>
          </table:table-cell>
          <table:table-cell office:value-type="float" office:value="7437402" calcext:value-type="float">
            <text:p>7437402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 table:formula="of:=[.H851]-[.I8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8" calcext:value-type="float">
            <text:p>200828</text:p>
          </table:table-cell>
          <table:table-cell office:value-type="float" office:value="40673272.5" calcext:value-type="float">
            <text:p>40673272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134650" calcext:value-type="float">
            <text:p>8134650</text:p>
          </table:table-cell>
          <table:table-cell office:value-type="float" office:value="7321185" calcext:value-type="float">
            <text:p>7321185</text:p>
          </table:table-cell>
          <table:table-cell table:number-columns-repeated="3" office:value-type="float" office:value="813465" calcext:value-type="float">
            <text:p>813465</text:p>
          </table:table-cell>
          <table:table-cell office:value-type="float" office:value="0" calcext:value-type="float">
            <text:p>0</text:p>
          </table:table-cell>
          <table:table-cell table:formula="of:=[.H852]-[.I8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4" calcext:value-type="float">
            <text:p>200834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11280000" calcext:value-type="float">
            <text:p>11280000</text:p>
          </table:table-cell>
          <table:table-cell table:number-columns-repeated="3" office:value-type="float" office:value="940000" calcext:value-type="float">
            <text:p>940000</text:p>
          </table:table-cell>
          <table:table-cell office:value-type="float" office:value="0" calcext:value-type="float">
            <text:p>0</text:p>
          </table:table-cell>
          <table:table-cell table:formula="of:=[.H853]-[.I8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8" calcext:value-type="float">
            <text:p>200838</text:p>
          </table:table-cell>
          <table:table-cell office:value-type="float" office:value="275809909" calcext:value-type="float">
            <text:p>2758099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53745108" calcext:value-type="float">
            <text:p>253745108</text:p>
          </table:table-cell>
          <table:table-cell office:value-type="float" office:value="248228910" calcext:value-type="float">
            <text:p>248228910</text:p>
          </table:table-cell>
          <table:table-cell table:number-columns-repeated="3" office:value-type="float" office:value="5516198" calcext:value-type="float">
            <text:p>5516198</text:p>
          </table:table-cell>
          <table:table-cell office:value-type="float" office:value="0" calcext:value-type="float">
            <text:p>0</text:p>
          </table:table-cell>
          <table:table-cell table:formula="of:=[.H854]-[.I8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1" calcext:value-type="float">
            <text:p>200841</text:p>
          </table:table-cell>
          <table:table-cell office:value-type="float" office:value="438680000" calcext:value-type="float">
            <text:p>43868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7736000" calcext:value-type="float">
            <text:p>87736000</text:p>
          </table:table-cell>
          <table:table-cell office:value-type="float" office:value="78962400" calcext:value-type="float">
            <text:p>78962400</text:p>
          </table:table-cell>
          <table:table-cell table:number-columns-repeated="3" office:value-type="float" office:value="8773600" calcext:value-type="float">
            <text:p>8773600</text:p>
          </table:table-cell>
          <table:table-cell office:value-type="float" office:value="0" calcext:value-type="float">
            <text:p>0</text:p>
          </table:table-cell>
          <table:table-cell table:formula="of:=[.H855]-[.I8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2" calcext:value-type="float">
            <text:p>200842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56]-[.I8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3" calcext:value-type="float">
            <text:p>20084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57]-[.I8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8" calcext:value-type="float">
            <text:p>200848</text:p>
          </table:table-cell>
          <table:table-cell office:value-type="float" office:value="590752800" calcext:value-type="float">
            <text:p>5907528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19006512" calcext:value-type="float">
            <text:p>319006512</text:p>
          </table:table-cell>
          <table:table-cell office:value-type="float" office:value="307191456" calcext:value-type="float">
            <text:p>307191456</text:p>
          </table:table-cell>
          <table:table-cell table:number-columns-repeated="3" office:value-type="float" office:value="11815056" calcext:value-type="float">
            <text:p>11815056</text:p>
          </table:table-cell>
          <table:table-cell office:value-type="float" office:value="0" calcext:value-type="float">
            <text:p>0</text:p>
          </table:table-cell>
          <table:table-cell table:formula="of:=[.H858]-[.I8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9" calcext:value-type="float">
            <text:p>200849</text:p>
          </table:table-cell>
          <table:table-cell office:value-type="float" office:value="635871608" calcext:value-type="float">
            <text:p>63587160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43370664" calcext:value-type="float">
            <text:p>343370664</text:p>
          </table:table-cell>
          <table:table-cell office:value-type="float" office:value="330653232" calcext:value-type="float">
            <text:p>330653232</text:p>
          </table:table-cell>
          <table:table-cell table:number-columns-repeated="3" office:value-type="float" office:value="12717432" calcext:value-type="float">
            <text:p>12717432</text:p>
          </table:table-cell>
          <table:table-cell office:value-type="float" office:value="0" calcext:value-type="float">
            <text:p>0</text:p>
          </table:table-cell>
          <table:table-cell table:formula="of:=[.H859]-[.I8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0" calcext:value-type="float">
            <text:p>200870</text:p>
          </table:table-cell>
          <table:table-cell office:value-type="float" office:value="201560000" calcext:value-type="float">
            <text:p>2015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312000" calcext:value-type="float">
            <text:p>40312000</text:p>
          </table:table-cell>
          <table:table-cell office:value-type="float" office:value="36280800" calcext:value-type="float">
            <text:p>36280800</text:p>
          </table:table-cell>
          <table:table-cell table:number-columns-repeated="3" office:value-type="float" office:value="4031200" calcext:value-type="float">
            <text:p>4031200</text:p>
          </table:table-cell>
          <table:table-cell office:value-type="float" office:value="0" calcext:value-type="float">
            <text:p>0</text:p>
          </table:table-cell>
          <table:table-cell table:formula="of:=[.H860]-[.I8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81" calcext:value-type="float">
            <text:p>200781</text:p>
          </table:table-cell>
          <table:table-cell office:value-type="float" office:value="28663000" calcext:value-type="float">
            <text:p>2866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439560" calcext:value-type="float">
            <text:p>3439560</text:p>
          </table:table-cell>
          <table:table-cell office:value-type="float" office:value="2866300" calcext:value-type="float">
            <text:p>2866300</text:p>
          </table:table-cell>
          <table:table-cell table:number-columns-repeated="3" office:value-type="float" office:value="573260" calcext:value-type="float">
            <text:p>573260</text:p>
          </table:table-cell>
          <table:table-cell office:value-type="float" office:value="0" calcext:value-type="float">
            <text:p>0</text:p>
          </table:table-cell>
          <table:table-cell table:formula="of:=[.H861]-[.I8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82" calcext:value-type="float">
            <text:p>200782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5600000" calcext:value-type="float">
            <text:p>5600000</text:p>
          </table:table-cell>
          <table:table-cell table:number-columns-repeated="3"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table:formula="of:=[.H862]-[.I8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96" calcext:value-type="float">
            <text:p>200796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11600" calcext:value-type="float">
            <text:p>7311600</text:p>
          </table:table-cell>
          <table:table-cell office:value-type="float" office:value="6499200" calcext:value-type="float">
            <text:p>6499200</text:p>
          </table:table-cell>
          <table:table-cell table:number-columns-repeated="3" office:value-type="float" office:value="812400" calcext:value-type="float">
            <text:p>812400</text:p>
          </table:table-cell>
          <table:table-cell office:value-type="float" office:value="0" calcext:value-type="float">
            <text:p>0</text:p>
          </table:table-cell>
          <table:table-cell table:formula="of:=[.H863]-[.I8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97" calcext:value-type="float">
            <text:p>200797</text:p>
          </table:table-cell>
          <table:table-cell office:value-type="float" office:value="2036592492" calcext:value-type="float">
            <text:p>203659249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85122950" calcext:value-type="float">
            <text:p>285122950</text:p>
          </table:table-cell>
          <table:table-cell office:value-type="float" office:value="244391100" calcext:value-type="float">
            <text:p>244391100</text:p>
          </table:table-cell>
          <table:table-cell table:number-columns-repeated="3" office:value-type="float" office:value="40731850" calcext:value-type="float">
            <text:p>40731850</text:p>
          </table:table-cell>
          <table:table-cell office:value-type="float" office:value="0" calcext:value-type="float">
            <text:p>0</text:p>
          </table:table-cell>
          <table:table-cell table:formula="of:=[.H864]-[.I8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1" calcext:value-type="float">
            <text:p>20080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865]-[.I8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3" calcext:value-type="float">
            <text:p>200803</text:p>
          </table:table-cell>
          <table:table-cell office:value-type="float" office:value="275609100" calcext:value-type="float">
            <text:p>2756091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073092" calcext:value-type="float">
            <text:p>33073092</text:p>
          </table:table-cell>
          <table:table-cell office:value-type="float" office:value="27560910" calcext:value-type="float">
            <text:p>27560910</text:p>
          </table:table-cell>
          <table:table-cell table:number-columns-repeated="3" office:value-type="float" office:value="5512182" calcext:value-type="float">
            <text:p>5512182</text:p>
          </table:table-cell>
          <table:table-cell office:value-type="float" office:value="0" calcext:value-type="float">
            <text:p>0</text:p>
          </table:table-cell>
          <table:table-cell table:formula="of:=[.H866]-[.I8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4" calcext:value-type="float">
            <text:p>200804</text:p>
          </table:table-cell>
          <table:table-cell office:value-type="float" office:value="901542000" calcext:value-type="float">
            <text:p>90154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2277560" calcext:value-type="float">
            <text:p>162277560</text:p>
          </table:table-cell>
          <table:table-cell office:value-type="float" office:value="144246720" calcext:value-type="float">
            <text:p>144246720</text:p>
          </table:table-cell>
          <table:table-cell table:number-columns-repeated="3" office:value-type="float" office:value="18030840" calcext:value-type="float">
            <text:p>18030840</text:p>
          </table:table-cell>
          <table:table-cell office:value-type="float" office:value="0" calcext:value-type="float">
            <text:p>0</text:p>
          </table:table-cell>
          <table:table-cell table:formula="of:=[.H867]-[.I8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6" calcext:value-type="float">
            <text:p>200806</text:p>
          </table:table-cell>
          <table:table-cell office:value-type="float" office:value="11180000" calcext:value-type="float">
            <text:p>1118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2400" calcext:value-type="float">
            <text:p>2012400</text:p>
          </table:table-cell>
          <table:table-cell office:value-type="float" office:value="1788800" calcext:value-type="float">
            <text:p>1788800</text:p>
          </table:table-cell>
          <table:table-cell table:number-columns-repeated="3" office:value-type="float" office:value="223600" calcext:value-type="float">
            <text:p>223600</text:p>
          </table:table-cell>
          <table:table-cell office:value-type="float" office:value="0" calcext:value-type="float">
            <text:p>0</text:p>
          </table:table-cell>
          <table:table-cell table:formula="of:=[.H868]-[.I8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0" calcext:value-type="float">
            <text:p>200810</text:p>
          </table:table-cell>
          <table:table-cell office:value-type="float" office:value="1442710500" calcext:value-type="float">
            <text:p>1442710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59687890" calcext:value-type="float">
            <text:p>259687890</text:p>
          </table:table-cell>
          <table:table-cell office:value-type="float" office:value="230833680" calcext:value-type="float">
            <text:p>230833680</text:p>
          </table:table-cell>
          <table:table-cell table:number-columns-repeated="3" office:value-type="float" office:value="28854210" calcext:value-type="float">
            <text:p>28854210</text:p>
          </table:table-cell>
          <table:table-cell office:value-type="float" office:value="0" calcext:value-type="float">
            <text:p>0</text:p>
          </table:table-cell>
          <table:table-cell table:formula="of:=[.H869]-[.I8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3" calcext:value-type="float">
            <text:p>20081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70]-[.I8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4" calcext:value-type="float">
            <text:p>200814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formula="of:=[.H871]-[.I8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5" calcext:value-type="float">
            <text:p>200815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72]-[.I8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17" calcext:value-type="float">
            <text:p>200817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73]-[.I8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0" calcext:value-type="float">
            <text:p>200820</text:p>
          </table:table-cell>
          <table:table-cell office:value-type="float" office:value="209340000" calcext:value-type="float">
            <text:p>20934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7681200" calcext:value-type="float">
            <text:p>37681200</text:p>
          </table:table-cell>
          <table:table-cell office:value-type="float" office:value="33494400" calcext:value-type="float">
            <text:p>33494400</text:p>
          </table:table-cell>
          <table:table-cell table:number-columns-repeated="3" office:value-type="float" office:value="4186800" calcext:value-type="float">
            <text:p>4186800</text:p>
          </table:table-cell>
          <table:table-cell office:value-type="float" office:value="0" calcext:value-type="float">
            <text:p>0</text:p>
          </table:table-cell>
          <table:table-cell table:formula="of:=[.H874]-[.I8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1" calcext:value-type="float">
            <text:p>200821</text:p>
          </table:table-cell>
          <table:table-cell office:value-type="float" office:value="65085000" calcext:value-type="float">
            <text:p>650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715300" calcext:value-type="float">
            <text:p>11715300</text:p>
          </table:table-cell>
          <table:table-cell office:value-type="float" office:value="10413600" calcext:value-type="float">
            <text:p>10413600</text:p>
          </table:table-cell>
          <table:table-cell table:number-columns-repeated="3" office:value-type="float" office:value="1301700" calcext:value-type="float">
            <text:p>1301700</text:p>
          </table:table-cell>
          <table:table-cell office:value-type="float" office:value="0" calcext:value-type="float">
            <text:p>0</text:p>
          </table:table-cell>
          <table:table-cell table:formula="of:=[.H875]-[.I8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2" calcext:value-type="float">
            <text:p>200822</text:p>
          </table:table-cell>
          <table:table-cell office:value-type="float" office:value="228705000" calcext:value-type="float">
            <text:p>22870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6400" calcext:value-type="float">
            <text:p>18296400</text:p>
          </table:table-cell>
          <table:table-cell office:value-type="float" office:value="13722300" calcext:value-type="float">
            <text:p>13722300</text:p>
          </table:table-cell>
          <table:table-cell table:number-columns-repeated="3" office:value-type="float" office:value="4574100" calcext:value-type="float">
            <text:p>4574100</text:p>
          </table:table-cell>
          <table:table-cell office:value-type="float" office:value="0" calcext:value-type="float">
            <text:p>0</text:p>
          </table:table-cell>
          <table:table-cell table:formula="of:=[.H876]-[.I8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4" calcext:value-type="float">
            <text:p>20082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877]-[.I8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1" calcext:value-type="float">
            <text:p>200831</text:p>
          </table:table-cell>
          <table:table-cell office:value-type="float" office:value="165055000" calcext:value-type="float">
            <text:p>16505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505500" calcext:value-type="float">
            <text:p>16505500</text:p>
          </table:table-cell>
          <table:table-cell office:value-type="float" office:value="13204400" calcext:value-type="float">
            <text:p>13204400</text:p>
          </table:table-cell>
          <table:table-cell table:number-columns-repeated="3" office:value-type="float" office:value="3301100" calcext:value-type="float">
            <text:p>3301100</text:p>
          </table:table-cell>
          <table:table-cell office:value-type="float" office:value="0" calcext:value-type="float">
            <text:p>0</text:p>
          </table:table-cell>
          <table:table-cell table:formula="of:=[.H878]-[.I8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2" calcext:value-type="float">
            <text:p>200832</text:p>
          </table:table-cell>
          <table:table-cell office:value-type="float" office:value="19632000" calcext:value-type="float">
            <text:p>1963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533760" calcext:value-type="float">
            <text:p>3533760</text:p>
          </table:table-cell>
          <table:table-cell office:value-type="float" office:value="3141120" calcext:value-type="float">
            <text:p>3141120</text:p>
          </table:table-cell>
          <table:table-cell table:number-columns-repeated="3" office:value-type="float" office:value="392640" calcext:value-type="float">
            <text:p>392640</text:p>
          </table:table-cell>
          <table:table-cell office:value-type="float" office:value="0" calcext:value-type="float">
            <text:p>0</text:p>
          </table:table-cell>
          <table:table-cell table:formula="of:=[.H879]-[.I8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3" calcext:value-type="float">
            <text:p>200833</text:p>
          </table:table-cell>
          <table:table-cell office:value-type="float" office:value="27254332.41" calcext:value-type="float">
            <text:p>27254332.4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905783" calcext:value-type="float">
            <text:p>4905783</text:p>
          </table:table-cell>
          <table:table-cell office:value-type="float" office:value="4360696" calcext:value-type="float">
            <text:p>4360696</text:p>
          </table:table-cell>
          <table:table-cell table:number-columns-repeated="3" office:value-type="float" office:value="545087" calcext:value-type="float">
            <text:p>545087</text:p>
          </table:table-cell>
          <table:table-cell office:value-type="float" office:value="0" calcext:value-type="float">
            <text:p>0</text:p>
          </table:table-cell>
          <table:table-cell table:formula="of:=[.H880]-[.I8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5" calcext:value-type="float">
            <text:p>200835</text:p>
          </table:table-cell>
          <table:table-cell office:value-type="float" office:value="222569500" calcext:value-type="float">
            <text:p>222569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062510" calcext:value-type="float">
            <text:p>40062510</text:p>
          </table:table-cell>
          <table:table-cell office:value-type="float" office:value="35611120" calcext:value-type="float">
            <text:p>35611120</text:p>
          </table:table-cell>
          <table:table-cell table:number-columns-repeated="3" office:value-type="float" office:value="4451390" calcext:value-type="float">
            <text:p>4451390</text:p>
          </table:table-cell>
          <table:table-cell office:value-type="float" office:value="0" calcext:value-type="float">
            <text:p>0</text:p>
          </table:table-cell>
          <table:table-cell table:formula="of:=[.H881]-[.I8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6" calcext:value-type="float">
            <text:p>200836</text:p>
          </table:table-cell>
          <table:table-cell office:value-type="float" office:value="262563400" calcext:value-type="float">
            <text:p>2625634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261412" calcext:value-type="float">
            <text:p>47261412</text:p>
          </table:table-cell>
          <table:table-cell office:value-type="float" office:value="42010144" calcext:value-type="float">
            <text:p>42010144</text:p>
          </table:table-cell>
          <table:table-cell table:number-columns-repeated="3" office:value-type="float" office:value="5251268" calcext:value-type="float">
            <text:p>5251268</text:p>
          </table:table-cell>
          <table:table-cell office:value-type="float" office:value="0" calcext:value-type="float">
            <text:p>0</text:p>
          </table:table-cell>
          <table:table-cell table:formula="of:=[.H882]-[.I8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7" calcext:value-type="float">
            <text:p>200837</text:p>
          </table:table-cell>
          <table:table-cell office:value-type="float" office:value="9816000" calcext:value-type="float">
            <text:p>9816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6880" calcext:value-type="float">
            <text:p>1766880</text:p>
          </table:table-cell>
          <table:table-cell office:value-type="float" office:value="1570560" calcext:value-type="float">
            <text:p>1570560</text:p>
          </table:table-cell>
          <table:table-cell table:number-columns-repeated="3" office:value-type="float" office:value="196320" calcext:value-type="float">
            <text:p>196320</text:p>
          </table:table-cell>
          <table:table-cell office:value-type="float" office:value="0" calcext:value-type="float">
            <text:p>0</text:p>
          </table:table-cell>
          <table:table-cell table:formula="of:=[.H883]-[.I8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39" calcext:value-type="float">
            <text:p>200839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  <table:table-cell table:formula="of:=[.H884]-[.I8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47" calcext:value-type="float">
            <text:p>200847</text:p>
          </table:table-cell>
          <table:table-cell office:value-type="float" office:value="37310000" calcext:value-type="float">
            <text:p>373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15800" calcext:value-type="float">
            <text:p>6715800</text:p>
          </table:table-cell>
          <table:table-cell office:value-type="float" office:value="5969600" calcext:value-type="float">
            <text:p>5969600</text:p>
          </table:table-cell>
          <table:table-cell table:number-columns-repeated="3" office:value-type="float" office:value="746200" calcext:value-type="float">
            <text:p>746200</text:p>
          </table:table-cell>
          <table:table-cell office:value-type="float" office:value="0" calcext:value-type="float">
            <text:p>0</text:p>
          </table:table-cell>
          <table:table-cell table:formula="of:=[.H885]-[.I8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0" calcext:value-type="float">
            <text:p>200850</text:p>
          </table:table-cell>
          <table:table-cell office:value-type="float" office:value="1040702000" calcext:value-type="float">
            <text:p>104070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3256160" calcext:value-type="float">
            <text:p>83256160</text:p>
          </table:table-cell>
          <table:table-cell office:value-type="float" office:value="62442120" calcext:value-type="float">
            <text:p>62442120</text:p>
          </table:table-cell>
          <table:table-cell table:number-columns-repeated="3" office:value-type="float" office:value="20814040" calcext:value-type="float">
            <text:p>20814040</text:p>
          </table:table-cell>
          <table:table-cell office:value-type="float" office:value="0" calcext:value-type="float">
            <text:p>0</text:p>
          </table:table-cell>
          <table:table-cell table:formula="of:=[.H886]-[.I8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2" calcext:value-type="float">
            <text:p>200852</text:p>
          </table:table-cell>
          <table:table-cell office:value-type="float" office:value="173825000" calcext:value-type="float">
            <text:p>1738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288500" calcext:value-type="float">
            <text:p>31288500</text:p>
          </table:table-cell>
          <table:table-cell office:value-type="float" office:value="27812000" calcext:value-type="float">
            <text:p>27812000</text:p>
          </table:table-cell>
          <table:table-cell table:number-columns-repeated="3" office:value-type="float" office:value="3476500" calcext:value-type="float">
            <text:p>3476500</text:p>
          </table:table-cell>
          <table:table-cell office:value-type="float" office:value="0" calcext:value-type="float">
            <text:p>0</text:p>
          </table:table-cell>
          <table:table-cell table:formula="of:=[.H887]-[.I8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3" calcext:value-type="float">
            <text:p>200853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60000" calcext:value-type="float">
            <text:p>3960000</text:p>
          </table:table-cell>
          <table:table-cell office:value-type="float" office:value="3520000" calcext:value-type="float">
            <text:p>3520000</text:p>
          </table:table-cell>
          <table:table-cell table:number-columns-repeated="3"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table:formula="of:=[.H888]-[.I8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4" calcext:value-type="float">
            <text:p>200854</text:p>
          </table:table-cell>
          <table:table-cell office:value-type="float" office:value="240728700" calcext:value-type="float">
            <text:p>2407287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331166" calcext:value-type="float">
            <text:p>43331166</text:p>
          </table:table-cell>
          <table:table-cell office:value-type="float" office:value="38516592" calcext:value-type="float">
            <text:p>38516592</text:p>
          </table:table-cell>
          <table:table-cell table:number-columns-repeated="3" office:value-type="float" office:value="4814574" calcext:value-type="float">
            <text:p>4814574</text:p>
          </table:table-cell>
          <table:table-cell office:value-type="float" office:value="0" calcext:value-type="float">
            <text:p>0</text:p>
          </table:table-cell>
          <table:table-cell table:formula="of:=[.H889]-[.I8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6" calcext:value-type="float">
            <text:p>2008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890]-[.I8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7" calcext:value-type="float">
            <text:p>200857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891]-[.I8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58" calcext:value-type="float">
            <text:p>20085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892]-[.I8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0" calcext:value-type="float">
            <text:p>200860</text:p>
          </table:table-cell>
          <table:table-cell office:value-type="float" office:value="182325000" calcext:value-type="float">
            <text:p>18232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586000" calcext:value-type="float">
            <text:p>14586000</text:p>
          </table:table-cell>
          <table:table-cell office:value-type="float" office:value="10939500" calcext:value-type="float">
            <text:p>10939500</text:p>
          </table:table-cell>
          <table:table-cell table:number-columns-repeated="3" office:value-type="float" office:value="3646500" calcext:value-type="float">
            <text:p>3646500</text:p>
          </table:table-cell>
          <table:table-cell office:value-type="float" office:value="0" calcext:value-type="float">
            <text:p>0</text:p>
          </table:table-cell>
          <table:table-cell table:formula="of:=[.H893]-[.I8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1" calcext:value-type="float">
            <text:p>200861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table:formula="of:=[.H894]-[.I8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2" calcext:value-type="float">
            <text:p>200862</text:p>
          </table:table-cell>
          <table:table-cell office:value-type="float" office:value="1214823527" calcext:value-type="float">
            <text:p>12148235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8668239" calcext:value-type="float">
            <text:p>218668239</text:p>
          </table:table-cell>
          <table:table-cell office:value-type="float" office:value="194371768" calcext:value-type="float">
            <text:p>194371768</text:p>
          </table:table-cell>
          <table:table-cell table:number-columns-repeated="3" office:value-type="float" office:value="24296471" calcext:value-type="float">
            <text:p>24296471</text:p>
          </table:table-cell>
          <table:table-cell office:value-type="float" office:value="0" calcext:value-type="float">
            <text:p>0</text:p>
          </table:table-cell>
          <table:table-cell table:formula="of:=[.H895]-[.I8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3" calcext:value-type="float">
            <text:p>200863</text:p>
          </table:table-cell>
          <table:table-cell office:value-type="float" office:value="47839000" calcext:value-type="float">
            <text:p>4783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611020" calcext:value-type="float">
            <text:p>8611020</text:p>
          </table:table-cell>
          <table:table-cell office:value-type="float" office:value="7654240" calcext:value-type="float">
            <text:p>7654240</text:p>
          </table:table-cell>
          <table:table-cell table:number-columns-repeated="3" office:value-type="float" office:value="956780" calcext:value-type="float">
            <text:p>956780</text:p>
          </table:table-cell>
          <table:table-cell office:value-type="float" office:value="0" calcext:value-type="float">
            <text:p>0</text:p>
          </table:table-cell>
          <table:table-cell table:formula="of:=[.H896]-[.I8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4" calcext:value-type="float">
            <text:p>200864</text:p>
          </table:table-cell>
          <table:table-cell office:value-type="float" office:value="101560000" calcext:value-type="float">
            <text:p>10156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8280800" calcext:value-type="float">
            <text:p>18280800</text:p>
          </table:table-cell>
          <table:table-cell office:value-type="float" office:value="16249600" calcext:value-type="float">
            <text:p>16249600</text:p>
          </table:table-cell>
          <table:table-cell table:number-columns-repeated="3" office:value-type="float" office:value="2031200" calcext:value-type="float">
            <text:p>2031200</text:p>
          </table:table-cell>
          <table:table-cell office:value-type="float" office:value="0" calcext:value-type="float">
            <text:p>0</text:p>
          </table:table-cell>
          <table:table-cell table:formula="of:=[.H897]-[.I8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5" calcext:value-type="float">
            <text:p>200865</text:p>
          </table:table-cell>
          <table:table-cell office:value-type="float" office:value="54724000" calcext:value-type="float">
            <text:p>54724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850320" calcext:value-type="float">
            <text:p>9850320</text:p>
          </table:table-cell>
          <table:table-cell office:value-type="float" office:value="8755840" calcext:value-type="float">
            <text:p>8755840</text:p>
          </table:table-cell>
          <table:table-cell table:number-columns-repeated="3" office:value-type="float" office:value="1094480" calcext:value-type="float">
            <text:p>1094480</text:p>
          </table:table-cell>
          <table:table-cell office:value-type="float" office:value="0" calcext:value-type="float">
            <text:p>0</text:p>
          </table:table-cell>
          <table:table-cell table:formula="of:=[.H898]-[.I8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6" calcext:value-type="float">
            <text:p>200866</text:p>
          </table:table-cell>
          <table:table-cell office:value-type="float" office:value="258365000" calcext:value-type="float">
            <text:p>25836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505700" calcext:value-type="float">
            <text:p>46505700</text:p>
          </table:table-cell>
          <table:table-cell office:value-type="float" office:value="41338400" calcext:value-type="float">
            <text:p>41338400</text:p>
          </table:table-cell>
          <table:table-cell table:number-columns-repeated="3" office:value-type="float" office:value="5167300" calcext:value-type="float">
            <text:p>5167300</text:p>
          </table:table-cell>
          <table:table-cell office:value-type="float" office:value="0" calcext:value-type="float">
            <text:p>0</text:p>
          </table:table-cell>
          <table:table-cell table:formula="of:=[.H899]-[.I8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7" calcext:value-type="float">
            <text:p>200867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900]-[.I9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8" calcext:value-type="float">
            <text:p>200868</text:p>
          </table:table-cell>
          <table:table-cell office:value-type="float" office:value="167103000" calcext:value-type="float">
            <text:p>167103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078540" calcext:value-type="float">
            <text:p>30078540</text:p>
          </table:table-cell>
          <table:table-cell office:value-type="float" office:value="26736480" calcext:value-type="float">
            <text:p>26736480</text:p>
          </table:table-cell>
          <table:table-cell table:number-columns-repeated="3" office:value-type="float" office:value="3342060" calcext:value-type="float">
            <text:p>3342060</text:p>
          </table:table-cell>
          <table:table-cell office:value-type="float" office:value="0" calcext:value-type="float">
            <text:p>0</text:p>
          </table:table-cell>
          <table:table-cell table:formula="of:=[.H901]-[.I9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69" calcext:value-type="float">
            <text:p>20086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H902]-[.I9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1" calcext:value-type="float">
            <text:p>200871</text:p>
          </table:table-cell>
          <table:table-cell office:value-type="float" office:value="230415000" calcext:value-type="float">
            <text:p>23041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1474700" calcext:value-type="float">
            <text:p>41474700</text:p>
          </table:table-cell>
          <table:table-cell office:value-type="float" office:value="36866400" calcext:value-type="float">
            <text:p>36866400</text:p>
          </table:table-cell>
          <table:table-cell table:number-columns-repeated="3" office:value-type="float" office:value="4608300" calcext:value-type="float">
            <text:p>4608300</text:p>
          </table:table-cell>
          <table:table-cell office:value-type="float" office:value="0" calcext:value-type="float">
            <text:p>0</text:p>
          </table:table-cell>
          <table:table-cell table:formula="of:=[.H903]-[.I9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2" calcext:value-type="float">
            <text:p>200872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904]-[.I9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3" calcext:value-type="float">
            <text:p>200873</text:p>
          </table:table-cell>
          <table:table-cell office:value-type="float" office:value="405001000" calcext:value-type="float">
            <text:p>40500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2900180" calcext:value-type="float">
            <text:p>72900180</text:p>
          </table:table-cell>
          <table:table-cell office:value-type="float" office:value="64800160" calcext:value-type="float">
            <text:p>64800160</text:p>
          </table:table-cell>
          <table:table-cell table:number-columns-repeated="3" office:value-type="float" office:value="8100020" calcext:value-type="float">
            <text:p>8100020</text:p>
          </table:table-cell>
          <table:table-cell office:value-type="float" office:value="0" calcext:value-type="float">
            <text:p>0</text:p>
          </table:table-cell>
          <table:table-cell table:formula="of:=[.H905]-[.I9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5" calcext:value-type="float">
            <text:p>200875</text:p>
          </table:table-cell>
          <table:table-cell office:value-type="float" office:value="67850000" calcext:value-type="float">
            <text:p>67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213000" calcext:value-type="float">
            <text:p>12213000</text:p>
          </table:table-cell>
          <table:table-cell office:value-type="float" office:value="10856000" calcext:value-type="float">
            <text:p>10856000</text:p>
          </table:table-cell>
          <table:table-cell table:number-columns-repeated="3" office:value-type="float" office:value="1357000" calcext:value-type="float">
            <text:p>1357000</text:p>
          </table:table-cell>
          <table:table-cell office:value-type="float" office:value="0" calcext:value-type="float">
            <text:p>0</text:p>
          </table:table-cell>
          <table:table-cell table:formula="of:=[.H906]-[.I9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77" calcext:value-type="float">
            <text:p>200877</text:p>
          </table:table-cell>
          <table:table-cell office:value-type="float" office:value="253525000" calcext:value-type="float">
            <text:p>25352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352500" calcext:value-type="float">
            <text:p>25352500</text:p>
          </table:table-cell>
          <table:table-cell office:value-type="float" office:value="20282000" calcext:value-type="float">
            <text:p>20282000</text:p>
          </table:table-cell>
          <table:table-cell table:number-columns-repeated="3" office:value-type="float" office:value="5070500" calcext:value-type="float">
            <text:p>5070500</text:p>
          </table:table-cell>
          <table:table-cell office:value-type="float" office:value="0" calcext:value-type="float">
            <text:p>0</text:p>
          </table:table-cell>
          <table:table-cell table:formula="of:=[.H907]-[.I9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84" calcext:value-type="float">
            <text:p>200884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  <table:table-cell table:formula="of:=[.H908]-[.I9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88" calcext:value-type="float">
            <text:p>200888</text:p>
          </table:table-cell>
          <table:table-cell office:value-type="float" office:value="336874620.68" calcext:value-type="float">
            <text:p>336874620.6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49968" calcext:value-type="float">
            <text:p>26949968</text:p>
          </table:table-cell>
          <table:table-cell office:value-type="float" office:value="20212476" calcext:value-type="float">
            <text:p>20212476</text:p>
          </table:table-cell>
          <table:table-cell table:number-columns-repeated="3" office:value-type="float" office:value="6737492" calcext:value-type="float">
            <text:p>6737492</text:p>
          </table:table-cell>
          <table:table-cell office:value-type="float" office:value="0" calcext:value-type="float">
            <text:p>0</text:p>
          </table:table-cell>
          <table:table-cell table:formula="of:=[.H909]-[.I9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89" calcext:value-type="float">
            <text:p>200889</text:p>
          </table:table-cell>
          <table:table-cell office:value-type="float" office:value="380001000" calcext:value-type="float">
            <text:p>3800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400080" calcext:value-type="float">
            <text:p>30400080</text:p>
          </table:table-cell>
          <table:table-cell office:value-type="float" office:value="22800060" calcext:value-type="float">
            <text:p>22800060</text:p>
          </table:table-cell>
          <table:table-cell table:number-columns-repeated="3" office:value-type="float" office:value="7600020" calcext:value-type="float">
            <text:p>7600020</text:p>
          </table:table-cell>
          <table:table-cell office:value-type="float" office:value="0" calcext:value-type="float">
            <text:p>0</text:p>
          </table:table-cell>
          <table:table-cell table:formula="of:=[.H910]-[.I9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90" calcext:value-type="float">
            <text:p>200890</text:p>
          </table:table-cell>
          <table:table-cell office:value-type="float" office:value="1165045000" calcext:value-type="float">
            <text:p>116504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203600" calcext:value-type="float">
            <text:p>93203600</text:p>
          </table:table-cell>
          <table:table-cell office:value-type="float" office:value="69902700" calcext:value-type="float">
            <text:p>69902700</text:p>
          </table:table-cell>
          <table:table-cell table:number-columns-repeated="3" office:value-type="float" office:value="23300900" calcext:value-type="float">
            <text:p>23300900</text:p>
          </table:table-cell>
          <table:table-cell office:value-type="float" office:value="0" calcext:value-type="float">
            <text:p>0</text:p>
          </table:table-cell>
          <table:table-cell table:formula="of:=[.H911]-[.I9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0016" calcext:value-type="float">
            <text:p>720016</text:p>
          </table:table-cell>
          <table:table-cell office:value-type="float" office:value="390841600" calcext:value-type="float">
            <text:p>3908416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3450496" calcext:value-type="float">
            <text:p>23450496</text:p>
          </table:table-cell>
          <table:table-cell office:value-type="float" office:value="15633664" calcext:value-type="float">
            <text:p>15633664</text:p>
          </table:table-cell>
          <table:table-cell table:number-columns-repeated="3" office:value-type="float" office:value="7816832" calcext:value-type="float">
            <text:p>7816832</text:p>
          </table:table-cell>
          <table:table-cell office:value-type="float" office:value="0" calcext:value-type="float">
            <text:p>0</text:p>
          </table:table-cell>
          <table:table-cell table:formula="of:=[.H912]-[.I9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1175" calcext:value-type="float">
            <text:p>2641175</text:p>
          </table:table-cell>
          <table:table-cell office:value-type="float" office:value="264918217.56" calcext:value-type="float">
            <text:p>264918217.5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6491820" calcext:value-type="float">
            <text:p>26491820</text:p>
          </table:table-cell>
          <table:table-cell office:value-type="float" office:value="21193456" calcext:value-type="float">
            <text:p>21193456</text:p>
          </table:table-cell>
          <table:table-cell table:number-columns-repeated="3" office:value-type="float" office:value="5298364" calcext:value-type="float">
            <text:p>5298364</text:p>
          </table:table-cell>
          <table:table-cell office:value-type="float" office:value="0" calcext:value-type="float">
            <text:p>0</text:p>
          </table:table-cell>
          <table:table-cell table:formula="of:=[.H913]-[.I9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1176" calcext:value-type="float">
            <text:p>2641176</text:p>
          </table:table-cell>
          <table:table-cell office:value-type="float" office:value="232238782.44" calcext:value-type="float">
            <text:p>232238782.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3223880" calcext:value-type="float">
            <text:p>23223880</text:p>
          </table:table-cell>
          <table:table-cell office:value-type="float" office:value="18579104" calcext:value-type="float">
            <text:p>18579104</text:p>
          </table:table-cell>
          <table:table-cell table:number-columns-repeated="3" office:value-type="float" office:value="4644776" calcext:value-type="float">
            <text:p>4644776</text:p>
          </table:table-cell>
          <table:table-cell office:value-type="float" office:value="0" calcext:value-type="float">
            <text:p>0</text:p>
          </table:table-cell>
          <table:table-cell table:formula="of:=[.H914]-[.I9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139" calcext:value-type="float">
            <text:p>2769139</text:p>
          </table:table-cell>
          <table:table-cell office:value-type="float" office:value="312029749" calcext:value-type="float">
            <text:p>3120297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481190" calcext:value-type="float">
            <text:p>12481190</text:p>
          </table:table-cell>
          <table:table-cell table:number-columns-repeated="4" office:value-type="float" office:value="6240595" calcext:value-type="float">
            <text:p>6240595</text:p>
          </table:table-cell>
          <table:table-cell office:value-type="float" office:value="0" calcext:value-type="float">
            <text:p>0</text:p>
          </table:table-cell>
          <table:table-cell table:formula="of:=[.H915]-[.I9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216800" calcext:value-type="float">
            <text:p>1216800</text:p>
          </table:table-cell>
          <table:table-cell office:value-type="float" office:value="1170000" calcext:value-type="float">
            <text:p>1170000</text:p>
          </table:table-cell>
          <table:table-cell table:number-columns-repeated="3"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  <table:table-cell table:formula="of:=[.H916]-[.I9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803" calcext:value-type="float">
            <text:p>263780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740000" calcext:value-type="float">
            <text:p>3740000</text:p>
          </table:table-cell>
          <table:table-cell table:number-columns-repeated="3"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[.H917]-[.I9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381" calcext:value-type="float">
            <text:p>2637381</text:p>
          </table:table-cell>
          <table:table-cell office:value-type="float" office:value="113750000" calcext:value-type="float">
            <text:p>11375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5075000" calcext:value-type="float">
            <text:p>75075000</text:p>
          </table:table-cell>
          <table:table-cell office:value-type="float" office:value="72800000" calcext:value-type="float">
            <text:p>72800000</text:p>
          </table:table-cell>
          <table:table-cell table:number-columns-repeated="3" office:value-type="float" office:value="2275000" calcext:value-type="float">
            <text:p>2275000</text:p>
          </table:table-cell>
          <table:table-cell office:value-type="float" office:value="0" calcext:value-type="float">
            <text:p>0</text:p>
          </table:table-cell>
          <table:table-cell table:formula="of:=[.H918]-[.I9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373" calcext:value-type="float">
            <text:p>2637373</text:p>
          </table:table-cell>
          <table:table-cell office:value-type="float" office:value="10444000" calcext:value-type="float">
            <text:p>10444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684160" calcext:value-type="float">
            <text:p>6684160</text:p>
          </table:table-cell>
          <table:table-cell office:value-type="float" office:value="6475280" calcext:value-type="float">
            <text:p>6475280</text:p>
          </table:table-cell>
          <table:table-cell table:number-columns-repeated="3" office:value-type="float" office:value="208880" calcext:value-type="float">
            <text:p>208880</text:p>
          </table:table-cell>
          <table:table-cell office:value-type="float" office:value="0" calcext:value-type="float">
            <text:p>0</text:p>
          </table:table-cell>
          <table:table-cell table:formula="of:=[.H919]-[.I9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194" calcext:value-type="float">
            <text:p>2637194</text:p>
          </table:table-cell>
          <table:table-cell office:value-type="float" office:value="62816950" calcext:value-type="float">
            <text:p>628169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8946509" calcext:value-type="float">
            <text:p>38946509</text:p>
          </table:table-cell>
          <table:table-cell office:value-type="float" office:value="37690170" calcext:value-type="float">
            <text:p>37690170</text:p>
          </table:table-cell>
          <table:table-cell table:number-columns-repeated="3" office:value-type="float" office:value="1256339" calcext:value-type="float">
            <text:p>1256339</text:p>
          </table:table-cell>
          <table:table-cell office:value-type="float" office:value="0" calcext:value-type="float">
            <text:p>0</text:p>
          </table:table-cell>
          <table:table-cell table:formula="of:=[.H920]-[.I9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142" calcext:value-type="float">
            <text:p>2637142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780000" calcext:value-type="float">
            <text:p>780000</text:p>
          </table:table-cell>
          <table:table-cell office:value-type="float" office:value="0" calcext:value-type="float">
            <text:p>0</text:p>
          </table:table-cell>
          <table:table-cell table:formula="of:=[.H921]-[.I9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7076" calcext:value-type="float">
            <text:p>2637076</text:p>
          </table:table-cell>
          <table:table-cell office:value-type="float" office:value="9815000" calcext:value-type="float">
            <text:p>981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6085300" calcext:value-type="float">
            <text:p>6085300</text:p>
          </table:table-cell>
          <table:table-cell office:value-type="float" office:value="5889000" calcext:value-type="float">
            <text:p>5889000</text:p>
          </table:table-cell>
          <table:table-cell table:number-columns-repeated="3" office:value-type="float" office:value="196300" calcext:value-type="float">
            <text:p>196300</text:p>
          </table:table-cell>
          <table:table-cell office:value-type="float" office:value="0" calcext:value-type="float">
            <text:p>0</text:p>
          </table:table-cell>
          <table:table-cell table:formula="of:=[.H922]-[.I9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84" calcext:value-type="float">
            <text:p>200184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7960000" calcext:value-type="float">
            <text:p>7960000</text:p>
          </table:table-cell>
          <table:table-cell table:number-columns-repeated="3" office:value-type="float" office:value="995000" calcext:value-type="float">
            <text:p>995000</text:p>
          </table:table-cell>
          <table:table-cell office:value-type="float" office:value="0" calcext:value-type="float">
            <text:p>0</text:p>
          </table:table-cell>
          <table:table-cell table:formula="of:=[.H923]-[.I9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07" calcext:value-type="float">
            <text:p>200207</text:p>
          </table:table-cell>
          <table:table-cell office:value-type="float" office:value="441424000" calcext:value-type="float">
            <text:p>44142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2970880" calcext:value-type="float">
            <text:p>52970880</text:p>
          </table:table-cell>
          <table:table-cell office:value-type="float" office:value="44142400" calcext:value-type="float">
            <text:p>44142400</text:p>
          </table:table-cell>
          <table:table-cell table:number-columns-repeated="3" office:value-type="float" office:value="8828480" calcext:value-type="float">
            <text:p>8828480</text:p>
          </table:table-cell>
          <table:table-cell office:value-type="float" office:value="0" calcext:value-type="float">
            <text:p>0</text:p>
          </table:table-cell>
          <table:table-cell table:formula="of:=[.H924]-[.I9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08" calcext:value-type="float">
            <text:p>200208</text:p>
          </table:table-cell>
          <table:table-cell office:value-type="float" office:value="568568000" calcext:value-type="float">
            <text:p>56856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228160" calcext:value-type="float">
            <text:p>68228160</text:p>
          </table:table-cell>
          <table:table-cell office:value-type="float" office:value="56856800" calcext:value-type="float">
            <text:p>56856800</text:p>
          </table:table-cell>
          <table:table-cell table:number-columns-repeated="3" office:value-type="float" office:value="11371360" calcext:value-type="float">
            <text:p>11371360</text:p>
          </table:table-cell>
          <table:table-cell office:value-type="float" office:value="0" calcext:value-type="float">
            <text:p>0</text:p>
          </table:table-cell>
          <table:table-cell table:formula="of:=[.H925]-[.I9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23" calcext:value-type="float">
            <text:p>200223</text:p>
          </table:table-cell>
          <table:table-cell office:value-type="float" office:value="299929000" calcext:value-type="float">
            <text:p>29992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9992900" calcext:value-type="float">
            <text:p>29992900</text:p>
          </table:table-cell>
          <table:table-cell office:value-type="float" office:value="23994320" calcext:value-type="float">
            <text:p>23994320</text:p>
          </table:table-cell>
          <table:table-cell table:number-columns-repeated="3" office:value-type="float" office:value="5998580" calcext:value-type="float">
            <text:p>5998580</text:p>
          </table:table-cell>
          <table:table-cell office:value-type="float" office:value="0" calcext:value-type="float">
            <text:p>0</text:p>
          </table:table-cell>
          <table:table-cell table:formula="of:=[.H926]-[.I9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24" calcext:value-type="float">
            <text:p>200224</text:p>
          </table:table-cell>
          <table:table-cell office:value-type="float" office:value="309965000" calcext:value-type="float">
            <text:p>30996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0996500" calcext:value-type="float">
            <text:p>30996500</text:p>
          </table:table-cell>
          <table:table-cell office:value-type="float" office:value="24797200" calcext:value-type="float">
            <text:p>24797200</text:p>
          </table:table-cell>
          <table:table-cell table:number-columns-repeated="3" office:value-type="float" office:value="6199300" calcext:value-type="float">
            <text:p>6199300</text:p>
          </table:table-cell>
          <table:table-cell office:value-type="float" office:value="0" calcext:value-type="float">
            <text:p>0</text:p>
          </table:table-cell>
          <table:table-cell table:formula="of:=[.H927]-[.I9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25" calcext:value-type="float">
            <text:p>200225</text:p>
          </table:table-cell>
          <table:table-cell office:value-type="float" office:value="36812000" calcext:value-type="float">
            <text:p>368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153680" calcext:value-type="float">
            <text:p>5153680</text:p>
          </table:table-cell>
          <table:table-cell office:value-type="float" office:value="4417440" calcext:value-type="float">
            <text:p>4417440</text:p>
          </table:table-cell>
          <table:table-cell table:number-columns-repeated="3" office:value-type="float" office:value="736240" calcext:value-type="float">
            <text:p>736240</text:p>
          </table:table-cell>
          <table:table-cell office:value-type="float" office:value="0" calcext:value-type="float">
            <text:p>0</text:p>
          </table:table-cell>
          <table:table-cell table:formula="of:=[.H928]-[.I9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5" calcext:value-type="float">
            <text:p>200235</text:p>
          </table:table-cell>
          <table:table-cell office:value-type="float" office:value="26185000" calcext:value-type="float">
            <text:p>261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13300" calcext:value-type="float">
            <text:p>4713300</text:p>
          </table:table-cell>
          <table:table-cell office:value-type="float" office:value="4189600" calcext:value-type="float">
            <text:p>4189600</text:p>
          </table:table-cell>
          <table:table-cell table:number-columns-repeated="3" office:value-type="float" office:value="523700" calcext:value-type="float">
            <text:p>523700</text:p>
          </table:table-cell>
          <table:table-cell office:value-type="float" office:value="0" calcext:value-type="float">
            <text:p>0</text:p>
          </table:table-cell>
          <table:table-cell table:formula="of:=[.H929]-[.I9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7" calcext:value-type="float">
            <text:p>200237</text:p>
          </table:table-cell>
          <table:table-cell office:value-type="float" office:value="24925000" calcext:value-type="float">
            <text:p>249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86500" calcext:value-type="float">
            <text:p>4486500</text:p>
          </table:table-cell>
          <table:table-cell office:value-type="float" office:value="3988000" calcext:value-type="float">
            <text:p>3988000</text:p>
          </table:table-cell>
          <table:table-cell table:number-columns-repeated="3" office:value-type="float" office:value="498500" calcext:value-type="float">
            <text:p>498500</text:p>
          </table:table-cell>
          <table:table-cell office:value-type="float" office:value="0" calcext:value-type="float">
            <text:p>0</text:p>
          </table:table-cell>
          <table:table-cell table:formula="of:=[.H930]-[.I9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43" calcext:value-type="float">
            <text:p>200243</text:p>
          </table:table-cell>
          <table:table-cell office:value-type="float" office:value="74203250" calcext:value-type="float">
            <text:p>742032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36260" calcext:value-type="float">
            <text:p>5936260</text:p>
          </table:table-cell>
          <table:table-cell office:value-type="float" office:value="4452195" calcext:value-type="float">
            <text:p>4452195</text:p>
          </table:table-cell>
          <table:table-cell table:number-columns-repeated="3" office:value-type="float" office:value="1484065" calcext:value-type="float">
            <text:p>1484065</text:p>
          </table:table-cell>
          <table:table-cell office:value-type="float" office:value="0" calcext:value-type="float">
            <text:p>0</text:p>
          </table:table-cell>
          <table:table-cell table:formula="of:=[.H931]-[.I9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44" calcext:value-type="float">
            <text:p>200244</text:p>
          </table:table-cell>
          <table:table-cell office:value-type="float" office:value="1542473000" calcext:value-type="float">
            <text:p>1542473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47300" calcext:value-type="float">
            <text:p>154247300</text:p>
          </table:table-cell>
          <table:table-cell office:value-type="float" office:value="123397840" calcext:value-type="float">
            <text:p>123397840</text:p>
          </table:table-cell>
          <table:table-cell table:number-columns-repeated="3" office:value-type="float" office:value="30849460" calcext:value-type="float">
            <text:p>30849460</text:p>
          </table:table-cell>
          <table:table-cell office:value-type="float" office:value="0" calcext:value-type="float">
            <text:p>0</text:p>
          </table:table-cell>
          <table:table-cell table:formula="of:=[.H932]-[.I9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6828" calcext:value-type="float">
            <text:p>1836828</text:p>
          </table:table-cell>
          <table:table-cell office:value-type="float" office:value="412932543" calcext:value-type="float">
            <text:p>4129325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4775953" calcext:value-type="float">
            <text:p>24775953</text:p>
          </table:table-cell>
          <table:table-cell office:value-type="float" office:value="16517302" calcext:value-type="float">
            <text:p>16517302</text:p>
          </table:table-cell>
          <table:table-cell table:number-columns-repeated="3" office:value-type="float" office:value="8258651" calcext:value-type="float">
            <text:p>8258651</text:p>
          </table:table-cell>
          <table:table-cell office:value-type="float" office:value="0" calcext:value-type="float">
            <text:p>0</text:p>
          </table:table-cell>
          <table:table-cell table:formula="of:=[.H933]-[.I9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5611" calcext:value-type="float">
            <text:p>2105611</text:p>
          </table:table-cell>
          <table:table-cell office:value-type="float" office:value="19220652000" calcext:value-type="float">
            <text:p>1922065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153239120" calcext:value-type="float">
            <text:p>1153239120</text:p>
          </table:table-cell>
          <table:table-cell office:value-type="float" office:value="768826080" calcext:value-type="float">
            <text:p>768826080</text:p>
          </table:table-cell>
          <table:table-cell table:number-columns-repeated="3" office:value-type="float" office:value="384413040" calcext:value-type="float">
            <text:p>384413040</text:p>
          </table:table-cell>
          <table:table-cell office:value-type="float" office:value="0" calcext:value-type="float">
            <text:p>0</text:p>
          </table:table-cell>
          <table:table-cell table:formula="of:=[.H934]-[.I9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545" calcext:value-type="float">
            <text:p>2668545</text:p>
          </table:table-cell>
          <table:table-cell office:value-type="float" office:value="203940000" calcext:value-type="float">
            <text:p>20394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57600" calcext:value-type="float">
            <text:p>8157600</text:p>
          </table:table-cell>
          <table:table-cell table:number-columns-repeated="4" office:value-type="float" office:value="4078800" calcext:value-type="float">
            <text:p>4078800</text:p>
          </table:table-cell>
          <table:table-cell office:value-type="float" office:value="0" calcext:value-type="float">
            <text:p>0</text:p>
          </table:table-cell>
          <table:table-cell table:formula="of:=[.H935]-[.I9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546" calcext:value-type="float">
            <text:p>2668546</text:p>
          </table:table-cell>
          <table:table-cell office:value-type="float" office:value="376836000" calcext:value-type="float">
            <text:p>376836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5073440" calcext:value-type="float">
            <text:p>15073440</text:p>
          </table:table-cell>
          <table:table-cell table:number-columns-repeated="4" office:value-type="float" office:value="7536720" calcext:value-type="float">
            <text:p>7536720</text:p>
          </table:table-cell>
          <table:table-cell office:value-type="float" office:value="0" calcext:value-type="float">
            <text:p>0</text:p>
          </table:table-cell>
          <table:table-cell table:formula="of:=[.H936]-[.I9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8552" calcext:value-type="float">
            <text:p>2668552</text:p>
          </table:table-cell>
          <table:table-cell office:value-type="float" office:value="353908000" calcext:value-type="float">
            <text:p>3539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156320" calcext:value-type="float">
            <text:p>14156320</text:p>
          </table:table-cell>
          <table:table-cell table:number-columns-repeated="4" office:value-type="float" office:value="7078160" calcext:value-type="float">
            <text:p>7078160</text:p>
          </table:table-cell>
          <table:table-cell office:value-type="float" office:value="0" calcext:value-type="float">
            <text:p>0</text:p>
          </table:table-cell>
          <table:table-cell table:formula="of:=[.H937]-[.I9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28" calcext:value-type="float">
            <text:p>201928</text:p>
          </table:table-cell>
          <table:table-cell office:value-type="float" office:value="930819100" calcext:value-type="float">
            <text:p>930819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7737190" calcext:value-type="float">
            <text:p>837737190</text:p>
          </table:table-cell>
          <table:table-cell office:value-type="float" office:value="819120808" calcext:value-type="float">
            <text:p>819120808</text:p>
          </table:table-cell>
          <table:table-cell table:number-columns-repeated="3" office:value-type="float" office:value="18616382" calcext:value-type="float">
            <text:p>18616382</text:p>
          </table:table-cell>
          <table:table-cell office:value-type="float" office:value="0" calcext:value-type="float">
            <text:p>0</text:p>
          </table:table-cell>
          <table:table-cell table:formula="of:=[.H938]-[.I9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29" calcext:value-type="float">
            <text:p>201929</text:p>
          </table:table-cell>
          <table:table-cell office:value-type="float" office:value="263855481" calcext:value-type="float">
            <text:p>2638554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21638620" calcext:value-type="float">
            <text:p>221638620</text:p>
          </table:table-cell>
          <table:table-cell office:value-type="float" office:value="216361510" calcext:value-type="float">
            <text:p>216361510</text:p>
          </table:table-cell>
          <table:table-cell table:number-columns-repeated="3" office:value-type="float" office:value="5277110" calcext:value-type="float">
            <text:p>5277110</text:p>
          </table:table-cell>
          <table:table-cell office:value-type="float" office:value="0" calcext:value-type="float">
            <text:p>0</text:p>
          </table:table-cell>
          <table:table-cell table:formula="of:=[.H939]-[.I9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0" calcext:value-type="float">
            <text:p>201930</text:p>
          </table:table-cell>
          <table:table-cell office:value-type="float" office:value="865014839" calcext:value-type="float">
            <text:p>865014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73002968.24" calcext:value-type="float">
            <text:p>173002968.24</text:p>
          </table:table-cell>
          <table:table-cell office:value-type="float" office:value="155702671.24" calcext:value-type="float">
            <text:p>155702671.24</text:p>
          </table:table-cell>
          <table:table-cell table:number-columns-repeated="3" office:value-type="float" office:value="17300297" calcext:value-type="float">
            <text:p>17300297</text:p>
          </table:table-cell>
          <table:table-cell office:value-type="float" office:value="0" calcext:value-type="float">
            <text:p>0</text:p>
          </table:table-cell>
          <table:table-cell table:formula="of:=[.H940]-[.I9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4" calcext:value-type="float">
            <text:p>201934</text:p>
          </table:table-cell>
          <table:table-cell office:value-type="float" office:value="156314488" calcext:value-type="float">
            <text:p>15631448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93788688.8" calcext:value-type="float">
            <text:p>93788688.8</text:p>
          </table:table-cell>
          <table:table-cell office:value-type="float" office:value="90662398.8" calcext:value-type="float">
            <text:p>90662398.8</text:p>
          </table:table-cell>
          <table:table-cell table:number-columns-repeated="3" office:value-type="float" office:value="3126290" calcext:value-type="float">
            <text:p>3126290</text:p>
          </table:table-cell>
          <table:table-cell office:value-type="float" office:value="0" calcext:value-type="float">
            <text:p>0</text:p>
          </table:table-cell>
          <table:table-cell table:formula="of:=[.H941]-[.I9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43" calcext:value-type="float">
            <text:p>201943</text:p>
          </table:table-cell>
          <table:table-cell office:value-type="float" office:value="112395962" calcext:value-type="float">
            <text:p>1123959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1156355" calcext:value-type="float">
            <text:p>101156355</text:p>
          </table:table-cell>
          <table:table-cell office:value-type="float" office:value="98908436" calcext:value-type="float">
            <text:p>98908436</text:p>
          </table:table-cell>
          <table:table-cell table:number-columns-repeated="3" office:value-type="float" office:value="2247919" calcext:value-type="float">
            <text:p>2247919</text:p>
          </table:table-cell>
          <table:table-cell office:value-type="float" office:value="0" calcext:value-type="float">
            <text:p>0</text:p>
          </table:table-cell>
          <table:table-cell table:formula="of:=[.H942]-[.I9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44" calcext:value-type="float">
            <text:p>201944</text:p>
          </table:table-cell>
          <table:table-cell office:value-type="float" office:value="259110000" calcext:value-type="float">
            <text:p>25911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822000" calcext:value-type="float">
            <text:p>51822000</text:p>
          </table:table-cell>
          <table:table-cell office:value-type="float" office:value="46639800" calcext:value-type="float">
            <text:p>46639800</text:p>
          </table:table-cell>
          <table:table-cell table:number-columns-repeated="3" office:value-type="float" office:value="5182200" calcext:value-type="float">
            <text:p>5182200</text:p>
          </table:table-cell>
          <table:table-cell office:value-type="float" office:value="0" calcext:value-type="float">
            <text:p>0</text:p>
          </table:table-cell>
          <table:table-cell table:formula="of:=[.H943]-[.I9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45" calcext:value-type="float">
            <text:p>201945</text:p>
          </table:table-cell>
          <table:table-cell office:value-type="float" office:value="144766281" calcext:value-type="float">
            <text:p>14476628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53260" calcext:value-type="float">
            <text:p>28953260</text:p>
          </table:table-cell>
          <table:table-cell office:value-type="float" office:value="26057934" calcext:value-type="float">
            <text:p>26057934</text:p>
          </table:table-cell>
          <table:table-cell table:number-columns-repeated="3" office:value-type="float" office:value="2895326" calcext:value-type="float">
            <text:p>2895326</text:p>
          </table:table-cell>
          <table:table-cell office:value-type="float" office:value="0" calcext:value-type="float">
            <text:p>0</text:p>
          </table:table-cell>
          <table:table-cell table:formula="of:=[.H944]-[.I9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52" calcext:value-type="float">
            <text:p>201952</text:p>
          </table:table-cell>
          <table:table-cell office:value-type="float" office:value="110708774" calcext:value-type="float">
            <text:p>1107087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9637904.24" calcext:value-type="float">
            <text:p>99637904.24</text:p>
          </table:table-cell>
          <table:table-cell office:value-type="float" office:value="97423729.24" calcext:value-type="float">
            <text:p>97423729.24</text:p>
          </table:table-cell>
          <table:table-cell table:number-columns-repeated="3" office:value-type="float" office:value="2214175" calcext:value-type="float">
            <text:p>2214175</text:p>
          </table:table-cell>
          <table:table-cell office:value-type="float" office:value="0" calcext:value-type="float">
            <text:p>0</text:p>
          </table:table-cell>
          <table:table-cell table:formula="of:=[.H945]-[.I9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53" calcext:value-type="float">
            <text:p>201953</text:p>
          </table:table-cell>
          <table:table-cell office:value-type="float" office:value="28439839" calcext:value-type="float">
            <text:p>28439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687970" calcext:value-type="float">
            <text:p>5687970</text:p>
          </table:table-cell>
          <table:table-cell office:value-type="float" office:value="5119173" calcext:value-type="float">
            <text:p>5119173</text:p>
          </table:table-cell>
          <table:table-cell table:number-columns-repeated="3" office:value-type="float" office:value="568797" calcext:value-type="float">
            <text:p>568797</text:p>
          </table:table-cell>
          <table:table-cell office:value-type="float" office:value="0" calcext:value-type="float">
            <text:p>0</text:p>
          </table:table-cell>
          <table:table-cell table:formula="of:=[.H946]-[.I9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54" calcext:value-type="float">
            <text:p>201954</text:p>
          </table:table-cell>
          <table:table-cell office:value-type="float" office:value="12912150" calcext:value-type="float">
            <text:p>129121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846206" calcext:value-type="float">
            <text:p>10846206</text:p>
          </table:table-cell>
          <table:table-cell office:value-type="float" office:value="10587963" calcext:value-type="float">
            <text:p>10587963</text:p>
          </table:table-cell>
          <table:table-cell table:number-columns-repeated="3" office:value-type="float" office:value="258243" calcext:value-type="float">
            <text:p>258243</text:p>
          </table:table-cell>
          <table:table-cell office:value-type="float" office:value="0" calcext:value-type="float">
            <text:p>0</text:p>
          </table:table-cell>
          <table:table-cell table:formula="of:=[.H947]-[.I9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59" calcext:value-type="float">
            <text:p>201959</text:p>
          </table:table-cell>
          <table:table-cell office:value-type="float" office:value="142263535.36" calcext:value-type="float">
            <text:p>142263535.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8037198.7496" calcext:value-type="float">
            <text:p>128037198.7496</text:p>
          </table:table-cell>
          <table:table-cell office:value-type="float" office:value="125191927.7496" calcext:value-type="float">
            <text:p>125191927.7496</text:p>
          </table:table-cell>
          <table:table-cell table:number-columns-repeated="3" office:value-type="float" office:value="2845271" calcext:value-type="float">
            <text:p>2845271</text:p>
          </table:table-cell>
          <table:table-cell office:value-type="float" office:value="0" calcext:value-type="float">
            <text:p>0</text:p>
          </table:table-cell>
          <table:table-cell table:formula="of:=[.H948]-[.I9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0" calcext:value-type="float">
            <text:p>201960</text:p>
          </table:table-cell>
          <table:table-cell office:value-type="float" office:value="97245706" calcext:value-type="float">
            <text:p>972457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7521130" calcext:value-type="float">
            <text:p>87521130</text:p>
          </table:table-cell>
          <table:table-cell office:value-type="float" office:value="85576216" calcext:value-type="float">
            <text:p>85576216</text:p>
          </table:table-cell>
          <table:table-cell table:number-columns-repeated="3" office:value-type="float" office:value="1944914" calcext:value-type="float">
            <text:p>1944914</text:p>
          </table:table-cell>
          <table:table-cell office:value-type="float" office:value="0" calcext:value-type="float">
            <text:p>0</text:p>
          </table:table-cell>
          <table:table-cell table:formula="of:=[.H949]-[.I9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4" calcext:value-type="float">
            <text:p>201964</text:p>
          </table:table-cell>
          <table:table-cell office:value-type="float" office:value="149160000" calcext:value-type="float">
            <text:p>1491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9832000" calcext:value-type="float">
            <text:p>29832000</text:p>
          </table:table-cell>
          <table:table-cell office:value-type="float" office:value="26848800" calcext:value-type="float">
            <text:p>26848800</text:p>
          </table:table-cell>
          <table:table-cell table:number-columns-repeated="3" office:value-type="float" office:value="2983200" calcext:value-type="float">
            <text:p>2983200</text:p>
          </table:table-cell>
          <table:table-cell office:value-type="float" office:value="0" calcext:value-type="float">
            <text:p>0</text:p>
          </table:table-cell>
          <table:table-cell table:formula="of:=[.H950]-[.I9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6" calcext:value-type="float">
            <text:p>201966</text:p>
          </table:table-cell>
          <table:table-cell office:value-type="float" office:value="117113201" calcext:value-type="float">
            <text:p>117113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5401888.6" calcext:value-type="float">
            <text:p>105401888.6</text:p>
          </table:table-cell>
          <table:table-cell office:value-type="float" office:value="103059624.6" calcext:value-type="float">
            <text:p>103059624.6</text:p>
          </table:table-cell>
          <table:table-cell table:number-columns-repeated="3" office:value-type="float" office:value="2342264" calcext:value-type="float">
            <text:p>2342264</text:p>
          </table:table-cell>
          <table:table-cell office:value-type="float" office:value="0" calcext:value-type="float">
            <text:p>0</text:p>
          </table:table-cell>
          <table:table-cell table:formula="of:=[.H951]-[.I9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8" calcext:value-type="float">
            <text:p>201968</text:p>
          </table:table-cell>
          <table:table-cell office:value-type="float" office:value="6843440" calcext:value-type="float">
            <text:p>68434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159105" calcext:value-type="float">
            <text:p>6159105</text:p>
          </table:table-cell>
          <table:table-cell office:value-type="float" office:value="6022236" calcext:value-type="float">
            <text:p>6022236</text:p>
          </table:table-cell>
          <table:table-cell table:number-columns-repeated="3" office:value-type="float" office:value="136869" calcext:value-type="float">
            <text:p>136869</text:p>
          </table:table-cell>
          <table:table-cell office:value-type="float" office:value="0" calcext:value-type="float">
            <text:p>0</text:p>
          </table:table-cell>
          <table:table-cell table:formula="of:=[.H952]-[.I9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9" calcext:value-type="float">
            <text:p>201969</text:p>
          </table:table-cell>
          <table:table-cell office:value-type="float" office:value="145978727.78" calcext:value-type="float">
            <text:p>145978727.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31380850.7308" calcext:value-type="float">
            <text:p>131380850.7308</text:p>
          </table:table-cell>
          <table:table-cell office:value-type="float" office:value="128461275.7308" calcext:value-type="float">
            <text:p>128461275.7308</text:p>
          </table:table-cell>
          <table:table-cell table:number-columns-repeated="3" office:value-type="float" office:value="2919575" calcext:value-type="float">
            <text:p>2919575</text:p>
          </table:table-cell>
          <table:table-cell office:value-type="float" office:value="0" calcext:value-type="float">
            <text:p>0</text:p>
          </table:table-cell>
          <table:table-cell table:formula="of:=[.H953]-[.I9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0" calcext:value-type="float">
            <text:p>201970</text:p>
          </table:table-cell>
          <table:table-cell office:value-type="float" office:value="189728000" calcext:value-type="float">
            <text:p>189728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7945600" calcext:value-type="float">
            <text:p>37945600</text:p>
          </table:table-cell>
          <table:table-cell office:value-type="float" office:value="34151040" calcext:value-type="float">
            <text:p>34151040</text:p>
          </table:table-cell>
          <table:table-cell table:number-columns-repeated="3" office:value-type="float" office:value="3794560" calcext:value-type="float">
            <text:p>3794560</text:p>
          </table:table-cell>
          <table:table-cell office:value-type="float" office:value="0" calcext:value-type="float">
            <text:p>0</text:p>
          </table:table-cell>
          <table:table-cell table:formula="of:=[.H954]-[.I9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1" calcext:value-type="float">
            <text:p>201971</text:p>
          </table:table-cell>
          <table:table-cell office:value-type="float" office:value="326343668.09" calcext:value-type="float">
            <text:p>326343668.0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5268730.3344" calcext:value-type="float">
            <text:p>65268730.3344</text:p>
          </table:table-cell>
          <table:table-cell office:value-type="float" office:value="58741857.3344" calcext:value-type="float">
            <text:p>58741857.3344</text:p>
          </table:table-cell>
          <table:table-cell table:number-columns-repeated="3" office:value-type="float" office:value="6526873" calcext:value-type="float">
            <text:p>6526873</text:p>
          </table:table-cell>
          <table:table-cell office:value-type="float" office:value="0" calcext:value-type="float">
            <text:p>0</text:p>
          </table:table-cell>
          <table:table-cell table:formula="of:=[.H955]-[.I9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6" calcext:value-type="float">
            <text:p>201986</text:p>
          </table:table-cell>
          <table:table-cell office:value-type="float" office:value="33253090" calcext:value-type="float">
            <text:p>332530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9927790" calcext:value-type="float">
            <text:p>29927790</text:p>
          </table:table-cell>
          <table:table-cell office:value-type="float" office:value="29262728" calcext:value-type="float">
            <text:p>29262728</text:p>
          </table:table-cell>
          <table:table-cell table:number-columns-repeated="3" office:value-type="float" office:value="665062" calcext:value-type="float">
            <text:p>665062</text:p>
          </table:table-cell>
          <table:table-cell office:value-type="float" office:value="0" calcext:value-type="float">
            <text:p>0</text:p>
          </table:table-cell>
          <table:table-cell table:formula="of:=[.H956]-[.I9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7" calcext:value-type="float">
            <text:p>201987</text:p>
          </table:table-cell>
          <table:table-cell office:value-type="float" office:value="45046187" calcext:value-type="float">
            <text:p>450461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541580" calcext:value-type="float">
            <text:p>40541580</text:p>
          </table:table-cell>
          <table:table-cell office:value-type="float" office:value="39640656" calcext:value-type="float">
            <text:p>39640656</text:p>
          </table:table-cell>
          <table:table-cell table:number-columns-repeated="3" office:value-type="float" office:value="900924" calcext:value-type="float">
            <text:p>900924</text:p>
          </table:table-cell>
          <table:table-cell office:value-type="float" office:value="0" calcext:value-type="float">
            <text:p>0</text:p>
          </table:table-cell>
          <table:table-cell table:formula="of:=[.H957]-[.I9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8" calcext:value-type="float">
            <text:p>201988</text:p>
          </table:table-cell>
          <table:table-cell office:value-type="float" office:value="32177078" calcext:value-type="float">
            <text:p>321770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8959390" calcext:value-type="float">
            <text:p>28959390</text:p>
          </table:table-cell>
          <table:table-cell office:value-type="float" office:value="28315848" calcext:value-type="float">
            <text:p>28315848</text:p>
          </table:table-cell>
          <table:table-cell table:number-columns-repeated="3" office:value-type="float" office:value="643542" calcext:value-type="float">
            <text:p>643542</text:p>
          </table:table-cell>
          <table:table-cell office:value-type="float" office:value="0" calcext:value-type="float">
            <text:p>0</text:p>
          </table:table-cell>
          <table:table-cell table:formula="of:=[.H958]-[.I9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9" calcext:value-type="float">
            <text:p>201989</text:p>
          </table:table-cell>
          <table:table-cell office:value-type="float" office:value="34019211" calcext:value-type="float">
            <text:p>34019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617280" calcext:value-type="float">
            <text:p>30617280</text:p>
          </table:table-cell>
          <table:table-cell office:value-type="float" office:value="29936896" calcext:value-type="float">
            <text:p>29936896</text:p>
          </table:table-cell>
          <table:table-cell table:number-columns-repeated="3" office:value-type="float" office:value="680384" calcext:value-type="float">
            <text:p>680384</text:p>
          </table:table-cell>
          <table:table-cell office:value-type="float" office:value="0" calcext:value-type="float">
            <text:p>0</text:p>
          </table:table-cell>
          <table:table-cell table:formula="of:=[.H959]-[.I9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90" calcext:value-type="float">
            <text:p>201990</text:p>
          </table:table-cell>
          <table:table-cell office:value-type="float" office:value="44874025" calcext:value-type="float">
            <text:p>448740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386645" calcext:value-type="float">
            <text:p>40386645</text:p>
          </table:table-cell>
          <table:table-cell office:value-type="float" office:value="39489164" calcext:value-type="float">
            <text:p>39489164</text:p>
          </table:table-cell>
          <table:table-cell table:number-columns-repeated="3" office:value-type="float" office:value="897481" calcext:value-type="float">
            <text:p>897481</text:p>
          </table:table-cell>
          <table:table-cell office:value-type="float" office:value="0" calcext:value-type="float">
            <text:p>0</text:p>
          </table:table-cell>
          <table:table-cell table:formula="of:=[.H960]-[.I9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1" calcext:value-type="float">
            <text:p>201931</text:p>
          </table:table-cell>
          <table:table-cell office:value-type="float" office:value="401520000" calcext:value-type="float">
            <text:p>40152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4243200" calcext:value-type="float">
            <text:p>64243200</text:p>
          </table:table-cell>
          <table:table-cell office:value-type="float" office:value="56212800" calcext:value-type="float">
            <text:p>56212800</text:p>
          </table:table-cell>
          <table:table-cell table:number-columns-repeated="3" office:value-type="float" office:value="8030400" calcext:value-type="float">
            <text:p>8030400</text:p>
          </table:table-cell>
          <table:table-cell office:value-type="float" office:value="0" calcext:value-type="float">
            <text:p>0</text:p>
          </table:table-cell>
          <table:table-cell table:formula="of:=[.H961]-[.I9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2" calcext:value-type="float">
            <text:p>201932</text:p>
          </table:table-cell>
          <table:table-cell office:value-type="float" office:value="315853730" calcext:value-type="float">
            <text:p>3158537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4219523" calcext:value-type="float">
            <text:p>44219523</text:p>
          </table:table-cell>
          <table:table-cell office:value-type="float" office:value="37902448" calcext:value-type="float">
            <text:p>37902448</text:p>
          </table:table-cell>
          <table:table-cell table:number-columns-repeated="3" office:value-type="float" office:value="6317075" calcext:value-type="float">
            <text:p>6317075</text:p>
          </table:table-cell>
          <table:table-cell office:value-type="float" office:value="0" calcext:value-type="float">
            <text:p>0</text:p>
          </table:table-cell>
          <table:table-cell table:formula="of:=[.H962]-[.I9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3" calcext:value-type="float">
            <text:p>201933</text:p>
          </table:table-cell>
          <table:table-cell office:value-type="float" office:value="216331221.21" calcext:value-type="float">
            <text:p>216331221.2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5959744" calcext:value-type="float">
            <text:p>25959744</text:p>
          </table:table-cell>
          <table:table-cell office:value-type="float" office:value="21633120" calcext:value-type="float">
            <text:p>21633120</text:p>
          </table:table-cell>
          <table:table-cell table:number-columns-repeated="3" office:value-type="float" office:value="4326624" calcext:value-type="float">
            <text:p>4326624</text:p>
          </table:table-cell>
          <table:table-cell office:value-type="float" office:value="0" calcext:value-type="float">
            <text:p>0</text:p>
          </table:table-cell>
          <table:table-cell table:formula="of:=[.H963]-[.I9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7" calcext:value-type="float">
            <text:p>201937</text:p>
          </table:table-cell>
          <table:table-cell office:value-type="float" office:value="175336250" calcext:value-type="float">
            <text:p>175336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7533625" calcext:value-type="float">
            <text:p>17533625</text:p>
          </table:table-cell>
          <table:table-cell office:value-type="float" office:value="14026900" calcext:value-type="float">
            <text:p>14026900</text:p>
          </table:table-cell>
          <table:table-cell table:number-columns-repeated="3" office:value-type="float" office:value="3506725" calcext:value-type="float">
            <text:p>3506725</text:p>
          </table:table-cell>
          <table:table-cell office:value-type="float" office:value="0" calcext:value-type="float">
            <text:p>0</text:p>
          </table:table-cell>
          <table:table-cell table:formula="of:=[.H964]-[.I9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8" calcext:value-type="float">
            <text:p>201938</text:p>
          </table:table-cell>
          <table:table-cell office:value-type="float" office:value="33695000" calcext:value-type="float">
            <text:p>336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5600" calcext:value-type="float">
            <text:p>2695600</text:p>
          </table:table-cell>
          <table:table-cell office:value-type="float" office:value="2021700" calcext:value-type="float">
            <text:p>2021700</text:p>
          </table:table-cell>
          <table:table-cell table:number-columns-repeated="3" office:value-type="float" office:value="673900" calcext:value-type="float">
            <text:p>673900</text:p>
          </table:table-cell>
          <table:table-cell office:value-type="float" office:value="0" calcext:value-type="float">
            <text:p>0</text:p>
          </table:table-cell>
          <table:table-cell table:formula="of:=[.H965]-[.I9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39" calcext:value-type="float">
            <text:p>201939</text:p>
          </table:table-cell>
          <table:table-cell office:value-type="float" office:value="640365997" calcext:value-type="float">
            <text:p>6403659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229280" calcext:value-type="float">
            <text:p>51229280</text:p>
          </table:table-cell>
          <table:table-cell office:value-type="float" office:value="38421960" calcext:value-type="float">
            <text:p>38421960</text:p>
          </table:table-cell>
          <table:table-cell table:number-columns-repeated="3" office:value-type="float" office:value="12807320" calcext:value-type="float">
            <text:p>12807320</text:p>
          </table:table-cell>
          <table:table-cell office:value-type="float" office:value="0" calcext:value-type="float">
            <text:p>0</text:p>
          </table:table-cell>
          <table:table-cell table:formula="of:=[.H966]-[.I9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40" calcext:value-type="float">
            <text:p>201940</text:p>
          </table:table-cell>
          <table:table-cell office:value-type="float" office:value="31013500" calcext:value-type="float">
            <text:p>31013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81080" calcext:value-type="float">
            <text:p>2481080</text:p>
          </table:table-cell>
          <table:table-cell office:value-type="float" office:value="1860810" calcext:value-type="float">
            <text:p>1860810</text:p>
          </table:table-cell>
          <table:table-cell table:number-columns-repeated="3" office:value-type="float" office:value="620270" calcext:value-type="float">
            <text:p>620270</text:p>
          </table:table-cell>
          <table:table-cell office:value-type="float" office:value="0" calcext:value-type="float">
            <text:p>0</text:p>
          </table:table-cell>
          <table:table-cell table:formula="of:=[.H967]-[.I9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41" calcext:value-type="float">
            <text:p>201941</text:p>
          </table:table-cell>
          <table:table-cell office:value-type="float" office:value="983395455" calcext:value-type="float">
            <text:p>9833954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671636" calcext:value-type="float">
            <text:p>78671636</text:p>
          </table:table-cell>
          <table:table-cell office:value-type="float" office:value="59003727" calcext:value-type="float">
            <text:p>59003727</text:p>
          </table:table-cell>
          <table:table-cell table:number-columns-repeated="3" office:value-type="float" office:value="19667909" calcext:value-type="float">
            <text:p>19667909</text:p>
          </table:table-cell>
          <table:table-cell office:value-type="float" office:value="0" calcext:value-type="float">
            <text:p>0</text:p>
          </table:table-cell>
          <table:table-cell table:formula="of:=[.H968]-[.I9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3" calcext:value-type="float">
            <text:p>201963</text:p>
          </table:table-cell>
          <table:table-cell office:value-type="float" office:value="140515000" calcext:value-type="float">
            <text:p>14051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9672100" calcext:value-type="float">
            <text:p>19672100</text:p>
          </table:table-cell>
          <table:table-cell office:value-type="float" office:value="16861800" calcext:value-type="float">
            <text:p>16861800</text:p>
          </table:table-cell>
          <table:table-cell table:number-columns-repeated="3" office:value-type="float" office:value="2810300" calcext:value-type="float">
            <text:p>2810300</text:p>
          </table:table-cell>
          <table:table-cell office:value-type="float" office:value="0" calcext:value-type="float">
            <text:p>0</text:p>
          </table:table-cell>
          <table:table-cell table:formula="of:=[.H969]-[.I9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5" calcext:value-type="float">
            <text:p>201965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68000" calcext:value-type="float">
            <text:p>4668000</text:p>
          </table:table-cell>
          <table:table-cell office:value-type="float" office:value="3890000" calcext:value-type="float">
            <text:p>3890000</text:p>
          </table:table-cell>
          <table:table-cell table:number-columns-repeated="3" office:value-type="float" office:value="778000" calcext:value-type="float">
            <text:p>778000</text:p>
          </table:table-cell>
          <table:table-cell office:value-type="float" office:value="0" calcext:value-type="float">
            <text:p>0</text:p>
          </table:table-cell>
          <table:table-cell table:formula="of:=[.H970]-[.I9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3" calcext:value-type="float">
            <text:p>201973</text:p>
          </table:table-cell>
          <table:table-cell office:value-type="float" office:value="63919812" calcext:value-type="float">
            <text:p>639198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05564" calcext:value-type="float">
            <text:p>11505564</text:p>
          </table:table-cell>
          <table:table-cell office:value-type="float" office:value="10227168" calcext:value-type="float">
            <text:p>10227168</text:p>
          </table:table-cell>
          <table:table-cell table:number-columns-repeated="3" office:value-type="float" office:value="1278396" calcext:value-type="float">
            <text:p>1278396</text:p>
          </table:table-cell>
          <table:table-cell office:value-type="float" office:value="0" calcext:value-type="float">
            <text:p>0</text:p>
          </table:table-cell>
          <table:table-cell table:formula="of:=[.H971]-[.I9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5" calcext:value-type="float">
            <text:p>201975</text:p>
          </table:table-cell>
          <table:table-cell office:value-type="float" office:value="1703875100" calcext:value-type="float">
            <text:p>17038751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6697518" calcext:value-type="float">
            <text:p>306697518</text:p>
          </table:table-cell>
          <table:table-cell office:value-type="float" office:value="272620016" calcext:value-type="float">
            <text:p>272620016</text:p>
          </table:table-cell>
          <table:table-cell table:number-columns-repeated="3" office:value-type="float" office:value="34077502" calcext:value-type="float">
            <text:p>34077502</text:p>
          </table:table-cell>
          <table:table-cell office:value-type="float" office:value="0" calcext:value-type="float">
            <text:p>0</text:p>
          </table:table-cell>
          <table:table-cell table:formula="of:=[.H972]-[.I9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7" calcext:value-type="float">
            <text:p>201977</text:p>
          </table:table-cell>
          <table:table-cell office:value-type="float" office:value="82745486.47" calcext:value-type="float">
            <text:p>82745486.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929460" calcext:value-type="float">
            <text:p>9929460</text:p>
          </table:table-cell>
          <table:table-cell office:value-type="float" office:value="8274550" calcext:value-type="float">
            <text:p>8274550</text:p>
          </table:table-cell>
          <table:table-cell table:number-columns-repeated="3" office:value-type="float" office:value="1654910" calcext:value-type="float">
            <text:p>1654910</text:p>
          </table:table-cell>
          <table:table-cell office:value-type="float" office:value="0" calcext:value-type="float">
            <text:p>0</text:p>
          </table:table-cell>
          <table:table-cell table:formula="of:=[.H973]-[.I9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8" calcext:value-type="float">
            <text:p>201978</text:p>
          </table:table-cell>
          <table:table-cell office:value-type="float" office:value="88096022.83" calcext:value-type="float">
            <text:p>88096022.8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71520" calcext:value-type="float">
            <text:p>10571520</text:p>
          </table:table-cell>
          <table:table-cell office:value-type="float" office:value="8809600" calcext:value-type="float">
            <text:p>8809600</text:p>
          </table:table-cell>
          <table:table-cell table:number-columns-repeated="3" office:value-type="float" office:value="1761920" calcext:value-type="float">
            <text:p>1761920</text:p>
          </table:table-cell>
          <table:table-cell office:value-type="float" office:value="0" calcext:value-type="float">
            <text:p>0</text:p>
          </table:table-cell>
          <table:table-cell table:formula="of:=[.H974]-[.I9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79" calcext:value-type="float">
            <text:p>201979</text:p>
          </table:table-cell>
          <table:table-cell office:value-type="float" office:value="179486598.33" calcext:value-type="float">
            <text:p>179486598.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1538392" calcext:value-type="float">
            <text:p>21538392</text:p>
          </table:table-cell>
          <table:table-cell office:value-type="float" office:value="17948660" calcext:value-type="float">
            <text:p>17948660</text:p>
          </table:table-cell>
          <table:table-cell table:number-columns-repeated="3" office:value-type="float" office:value="3589732" calcext:value-type="float">
            <text:p>3589732</text:p>
          </table:table-cell>
          <table:table-cell office:value-type="float" office:value="0" calcext:value-type="float">
            <text:p>0</text:p>
          </table:table-cell>
          <table:table-cell table:formula="of:=[.H975]-[.I9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0" calcext:value-type="float">
            <text:p>201980</text:p>
          </table:table-cell>
          <table:table-cell office:value-type="float" office:value="158316514.97" calcext:value-type="float">
            <text:p>158316514.9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997980" calcext:value-type="float">
            <text:p>18997980</text:p>
          </table:table-cell>
          <table:table-cell office:value-type="float" office:value="15831650" calcext:value-type="float">
            <text:p>15831650</text:p>
          </table:table-cell>
          <table:table-cell table:number-columns-repeated="3" office:value-type="float" office:value="3166330" calcext:value-type="float">
            <text:p>3166330</text:p>
          </table:table-cell>
          <table:table-cell office:value-type="float" office:value="0" calcext:value-type="float">
            <text:p>0</text:p>
          </table:table-cell>
          <table:table-cell table:formula="of:=[.H976]-[.I9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1" calcext:value-type="float">
            <text:p>201981</text:p>
          </table:table-cell>
          <table:table-cell office:value-type="float" office:value="22326700" calcext:value-type="float">
            <text:p>223267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679204" calcext:value-type="float">
            <text:p>2679204</text:p>
          </table:table-cell>
          <table:table-cell office:value-type="float" office:value="2232670" calcext:value-type="float">
            <text:p>2232670</text:p>
          </table:table-cell>
          <table:table-cell table:number-columns-repeated="3" office:value-type="float" office:value="446534" calcext:value-type="float">
            <text:p>446534</text:p>
          </table:table-cell>
          <table:table-cell office:value-type="float" office:value="0" calcext:value-type="float">
            <text:p>0</text:p>
          </table:table-cell>
          <table:table-cell table:formula="of:=[.H977]-[.I9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3" calcext:value-type="float">
            <text:p>201983</text:p>
          </table:table-cell>
          <table:table-cell office:value-type="float" office:value="252340354" calcext:value-type="float">
            <text:p>2523403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234035" calcext:value-type="float">
            <text:p>25234035</text:p>
          </table:table-cell>
          <table:table-cell office:value-type="float" office:value="20187228" calcext:value-type="float">
            <text:p>20187228</text:p>
          </table:table-cell>
          <table:table-cell table:number-columns-repeated="3" office:value-type="float" office:value="5046807" calcext:value-type="float">
            <text:p>5046807</text:p>
          </table:table-cell>
          <table:table-cell office:value-type="float" office:value="0" calcext:value-type="float">
            <text:p>0</text:p>
          </table:table-cell>
          <table:table-cell table:formula="of:=[.H978]-[.I9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85" calcext:value-type="float">
            <text:p>201985</text:p>
          </table:table-cell>
          <table:table-cell office:value-type="float" office:value="240015250" calcext:value-type="float">
            <text:p>240015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4001525" calcext:value-type="float">
            <text:p>24001525</text:p>
          </table:table-cell>
          <table:table-cell office:value-type="float" office:value="19201220" calcext:value-type="float">
            <text:p>19201220</text:p>
          </table:table-cell>
          <table:table-cell table:number-columns-repeated="3" office:value-type="float" office:value="4800305" calcext:value-type="float">
            <text:p>4800305</text:p>
          </table:table-cell>
          <table:table-cell office:value-type="float" office:value="0" calcext:value-type="float">
            <text:p>0</text:p>
          </table:table-cell>
          <table:table-cell table:formula="of:=[.H979]-[.I9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92" calcext:value-type="float">
            <text:p>201992</text:p>
          </table:table-cell>
          <table:table-cell office:value-type="float" office:value="35680000" calcext:value-type="float">
            <text:p>356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568000" calcext:value-type="float">
            <text:p>3568000</text:p>
          </table:table-cell>
          <table:table-cell office:value-type="float" office:value="2854400" calcext:value-type="float">
            <text:p>2854400</text:p>
          </table:table-cell>
          <table:table-cell table:number-columns-repeated="3" office:value-type="float" office:value="713600" calcext:value-type="float">
            <text:p>713600</text:p>
          </table:table-cell>
          <table:table-cell office:value-type="float" office:value="0" calcext:value-type="float">
            <text:p>0</text:p>
          </table:table-cell>
          <table:table-cell table:formula="of:=[.H980]-[.I9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4702" calcext:value-type="float">
            <text:p>1734702</text:p>
          </table:table-cell>
          <table:table-cell office:value-type="float" office:value="179980000" calcext:value-type="float">
            <text:p>17998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798800" calcext:value-type="float">
            <text:p>10798800</text:p>
          </table:table-cell>
          <table:table-cell office:value-type="float" office:value="7199200" calcext:value-type="float">
            <text:p>7199200</text:p>
          </table:table-cell>
          <table:table-cell table:number-columns-repeated="3" office:value-type="float" office:value="3599600" calcext:value-type="float">
            <text:p>3599600</text:p>
          </table:table-cell>
          <table:table-cell office:value-type="float" office:value="0" calcext:value-type="float">
            <text:p>0</text:p>
          </table:table-cell>
          <table:table-cell table:formula="of:=[.H981]-[.I9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5036" calcext:value-type="float">
            <text:p>1735036</text:p>
          </table:table-cell>
          <table:table-cell office:value-type="float" office:value="1132920000" calcext:value-type="float">
            <text:p>113292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7975200" calcext:value-type="float">
            <text:p>67975200</text:p>
          </table:table-cell>
          <table:table-cell office:value-type="float" office:value="45316800" calcext:value-type="float">
            <text:p>45316800</text:p>
          </table:table-cell>
          <table:table-cell table:number-columns-repeated="3" office:value-type="float" office:value="22658400" calcext:value-type="float">
            <text:p>22658400</text:p>
          </table:table-cell>
          <table:table-cell office:value-type="float" office:value="0" calcext:value-type="float">
            <text:p>0</text:p>
          </table:table-cell>
          <table:table-cell table:formula="of:=[.H982]-[.I9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7714" calcext:value-type="float">
            <text:p>1797714</text:p>
          </table:table-cell>
          <table:table-cell office:value-type="float" office:value="525923762" calcext:value-type="float">
            <text:p>52592376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55425" calcext:value-type="float">
            <text:p>31555425</text:p>
          </table:table-cell>
          <table:table-cell office:value-type="float" office:value="21036950" calcext:value-type="float">
            <text:p>21036950</text:p>
          </table:table-cell>
          <table:table-cell table:number-columns-repeated="3" office:value-type="float" office:value="10518475" calcext:value-type="float">
            <text:p>10518475</text:p>
          </table:table-cell>
          <table:table-cell office:value-type="float" office:value="0" calcext:value-type="float">
            <text:p>0</text:p>
          </table:table-cell>
          <table:table-cell table:formula="of:=[.H983]-[.I9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8543" calcext:value-type="float">
            <text:p>2128543</text:p>
          </table:table-cell>
          <table:table-cell office:value-type="float" office:value="103598028.53" calcext:value-type="float">
            <text:p>103598028.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215883" calcext:value-type="float">
            <text:p>6215883</text:p>
          </table:table-cell>
          <table:table-cell office:value-type="float" office:value="4143922" calcext:value-type="float">
            <text:p>4143922</text:p>
          </table:table-cell>
          <table:table-cell table:number-columns-repeated="3" office:value-type="float" office:value="2071961" calcext:value-type="float">
            <text:p>2071961</text:p>
          </table:table-cell>
          <table:table-cell office:value-type="float" office:value="0" calcext:value-type="float">
            <text:p>0</text:p>
          </table:table-cell>
          <table:table-cell table:formula="of:=[.H984]-[.I9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8546" calcext:value-type="float">
            <text:p>2128546</text:p>
          </table:table-cell>
          <table:table-cell office:value-type="float" office:value="93749807.11" calcext:value-type="float">
            <text:p>93749807.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624988" calcext:value-type="float">
            <text:p>5624988</text:p>
          </table:table-cell>
          <table:table-cell office:value-type="float" office:value="3749992" calcext:value-type="float">
            <text:p>3749992</text:p>
          </table:table-cell>
          <table:table-cell table:number-columns-repeated="3" office:value-type="float" office:value="1874996" calcext:value-type="float">
            <text:p>1874996</text:p>
          </table:table-cell>
          <table:table-cell office:value-type="float" office:value="0" calcext:value-type="float">
            <text:p>0</text:p>
          </table:table-cell>
          <table:table-cell table:formula="of:=[.H985]-[.I9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64" calcext:value-type="float">
            <text:p>2643964</text:p>
          </table:table-cell>
          <table:table-cell office:value-type="float" office:value="455745198" calcext:value-type="float">
            <text:p>45574519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6459616" calcext:value-type="float">
            <text:p>36459616</text:p>
          </table:table-cell>
          <table:table-cell office:value-type="float" office:value="27344712" calcext:value-type="float">
            <text:p>27344712</text:p>
          </table:table-cell>
          <table:table-cell table:number-columns-repeated="3" office:value-type="float" office:value="9114904" calcext:value-type="float">
            <text:p>9114904</text:p>
          </table:table-cell>
          <table:table-cell office:value-type="float" office:value="0" calcext:value-type="float">
            <text:p>0</text:p>
          </table:table-cell>
          <table:table-cell table:formula="of:=[.H986]-[.I9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65" calcext:value-type="float">
            <text:p>2643965</text:p>
          </table:table-cell>
          <table:table-cell office:value-type="float" office:value="10080151" calcext:value-type="float">
            <text:p>100801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6412" calcext:value-type="float">
            <text:p>806412</text:p>
          </table:table-cell>
          <table:table-cell office:value-type="float" office:value="604809" calcext:value-type="float">
            <text:p>604809</text:p>
          </table:table-cell>
          <table:table-cell table:number-columns-repeated="3" office:value-type="float" office:value="201603" calcext:value-type="float">
            <text:p>201603</text:p>
          </table:table-cell>
          <table:table-cell office:value-type="float" office:value="0" calcext:value-type="float">
            <text:p>0</text:p>
          </table:table-cell>
          <table:table-cell table:formula="of:=[.H987]-[.I9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21" calcext:value-type="float">
            <text:p>2670821</text:p>
          </table:table-cell>
          <table:table-cell office:value-type="float" office:value="406460000" calcext:value-type="float">
            <text:p>40646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258400" calcext:value-type="float">
            <text:p>16258400</text:p>
          </table:table-cell>
          <table:table-cell table:number-columns-repeated="4" office:value-type="float" office:value="8129200" calcext:value-type="float">
            <text:p>8129200</text:p>
          </table:table-cell>
          <table:table-cell office:value-type="float" office:value="0" calcext:value-type="float">
            <text:p>0</text:p>
          </table:table-cell>
          <table:table-cell table:formula="of:=[.H988]-[.I9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33" calcext:value-type="float">
            <text:p>2670833</text:p>
          </table:table-cell>
          <table:table-cell office:value-type="float" office:value="476293000" calcext:value-type="float">
            <text:p>47629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051720" calcext:value-type="float">
            <text:p>19051720</text:p>
          </table:table-cell>
          <table:table-cell table:number-columns-repeated="4" office:value-type="float" office:value="9525860" calcext:value-type="float">
            <text:p>9525860</text:p>
          </table:table-cell>
          <table:table-cell office:value-type="float" office:value="0" calcext:value-type="float">
            <text:p>0</text:p>
          </table:table-cell>
          <table:table-cell table:formula="of:=[.H989]-[.I9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55" calcext:value-type="float">
            <text:p>2670855</text:p>
          </table:table-cell>
          <table:table-cell office:value-type="float" office:value="209404000" calcext:value-type="float">
            <text:p>20940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376160" calcext:value-type="float">
            <text:p>8376160</text:p>
          </table:table-cell>
          <table:table-cell table:number-columns-repeated="4" office:value-type="float" office:value="4188080" calcext:value-type="float">
            <text:p>4188080</text:p>
          </table:table-cell>
          <table:table-cell office:value-type="float" office:value="0" calcext:value-type="float">
            <text:p>0</text:p>
          </table:table-cell>
          <table:table-cell table:formula="of:=[.H990]-[.I9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89" calcext:value-type="float">
            <text:p>2670889</text:p>
          </table:table-cell>
          <table:table-cell office:value-type="float" office:value="41945000" calcext:value-type="float">
            <text:p>4194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77800" calcext:value-type="float">
            <text:p>1677800</text:p>
          </table:table-cell>
          <table:table-cell table:number-columns-repeated="4" office:value-type="float" office:value="838900" calcext:value-type="float">
            <text:p>838900</text:p>
          </table:table-cell>
          <table:table-cell office:value-type="float" office:value="0" calcext:value-type="float">
            <text:p>0</text:p>
          </table:table-cell>
          <table:table-cell table:formula="of:=[.H991]-[.I9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92" calcext:value-type="float">
            <text:p>2670892</text:p>
          </table:table-cell>
          <table:table-cell office:value-type="float" office:value="46671000" calcext:value-type="float">
            <text:p>466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840" calcext:value-type="float">
            <text:p>1866840</text:p>
          </table:table-cell>
          <table:table-cell table:number-columns-repeated="4" office:value-type="float" office:value="933420" calcext:value-type="float">
            <text:p>933420</text:p>
          </table:table-cell>
          <table:table-cell office:value-type="float" office:value="0" calcext:value-type="float">
            <text:p>0</text:p>
          </table:table-cell>
          <table:table-cell table:formula="of:=[.H992]-[.I9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93" calcext:value-type="float">
            <text:p>2670893</text:p>
          </table:table-cell>
          <table:table-cell office:value-type="float" office:value="1156615240" calcext:value-type="float">
            <text:p>11566152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264610" calcext:value-type="float">
            <text:p>46264610</text:p>
          </table:table-cell>
          <table:table-cell table:number-columns-repeated="4" office:value-type="float" office:value="23132305" calcext:value-type="float">
            <text:p>23132305</text:p>
          </table:table-cell>
          <table:table-cell office:value-type="float" office:value="0" calcext:value-type="float">
            <text:p>0</text:p>
          </table:table-cell>
          <table:table-cell table:formula="of:=[.H993]-[.I9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94" calcext:value-type="float">
            <text:p>2670894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76560" calcext:value-type="float">
            <text:p>476560</text:p>
          </table:table-cell>
          <table:table-cell table:number-columns-repeated="4" office:value-type="float" office:value="238280" calcext:value-type="float">
            <text:p>238280</text:p>
          </table:table-cell>
          <table:table-cell office:value-type="float" office:value="0" calcext:value-type="float">
            <text:p>0</text:p>
          </table:table-cell>
          <table:table-cell table:formula="of:=[.H994]-[.I9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95" calcext:value-type="float">
            <text:p>2670895</text:p>
          </table:table-cell>
          <table:table-cell office:value-type="float" office:value="213275069" calcext:value-type="float">
            <text:p>2132750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531002" calcext:value-type="float">
            <text:p>8531002</text:p>
          </table:table-cell>
          <table:table-cell table:number-columns-repeated="4" office:value-type="float" office:value="4265501" calcext:value-type="float">
            <text:p>4265501</text:p>
          </table:table-cell>
          <table:table-cell office:value-type="float" office:value="0" calcext:value-type="float">
            <text:p>0</text:p>
          </table:table-cell>
          <table:table-cell table:formula="of:=[.H995]-[.I9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3176" calcext:value-type="float">
            <text:p>2673176</text:p>
          </table:table-cell>
          <table:table-cell office:value-type="float" office:value="156589000" calcext:value-type="float">
            <text:p>15658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263560" calcext:value-type="float">
            <text:p>6263560</text:p>
          </table:table-cell>
          <table:table-cell table:number-columns-repeated="4" office:value-type="float" office:value="3131780" calcext:value-type="float">
            <text:p>3131780</text:p>
          </table:table-cell>
          <table:table-cell office:value-type="float" office:value="0" calcext:value-type="float">
            <text:p>0</text:p>
          </table:table-cell>
          <table:table-cell table:formula="of:=[.H996]-[.I9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573" calcext:value-type="float">
            <text:p>2674573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52000" calcext:value-type="float">
            <text:p>1152000</text:p>
          </table:table-cell>
          <table:table-cell table:number-columns-repeated="4" office:value-type="float" office:value="576000" calcext:value-type="float">
            <text:p>576000</text:p>
          </table:table-cell>
          <table:table-cell office:value-type="float" office:value="0" calcext:value-type="float">
            <text:p>0</text:p>
          </table:table-cell>
          <table:table-cell table:formula="of:=[.H997]-[.I9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676" calcext:value-type="float">
            <text:p>2769676</text:p>
          </table:table-cell>
          <table:table-cell office:value-type="float" office:value="42348778.66" calcext:value-type="float">
            <text:p>42348778.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93952" calcext:value-type="float">
            <text:p>1693952</text:p>
          </table:table-cell>
          <table:table-cell table:number-columns-repeated="4" office:value-type="float" office:value="846976" calcext:value-type="float">
            <text:p>846976</text:p>
          </table:table-cell>
          <table:table-cell office:value-type="float" office:value="0" calcext:value-type="float">
            <text:p>0</text:p>
          </table:table-cell>
          <table:table-cell table:formula="of:=[.H998]-[.I9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678" calcext:value-type="float">
            <text:p>2769678</text:p>
          </table:table-cell>
          <table:table-cell office:value-type="float" office:value="1770608000" calcext:value-type="float">
            <text:p>17706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0824320" calcext:value-type="float">
            <text:p>70824320</text:p>
          </table:table-cell>
          <table:table-cell table:number-columns-repeated="4" office:value-type="float" office:value="35412160" calcext:value-type="float">
            <text:p>35412160</text:p>
          </table:table-cell>
          <table:table-cell office:value-type="float" office:value="0" calcext:value-type="float">
            <text:p>0</text:p>
          </table:table-cell>
          <table:table-cell table:formula="of:=[.H999]-[.I9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683" calcext:value-type="float">
            <text:p>2769683</text:p>
          </table:table-cell>
          <table:table-cell office:value-type="float" office:value="493827000" calcext:value-type="float">
            <text:p>493827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629620" calcext:value-type="float">
            <text:p>29629620</text:p>
          </table:table-cell>
          <table:table-cell office:value-type="float" office:value="19753080" calcext:value-type="float">
            <text:p>19753080</text:p>
          </table:table-cell>
          <table:table-cell table:number-columns-repeated="3" office:value-type="float" office:value="9876540" calcext:value-type="float">
            <text:p>9876540</text:p>
          </table:table-cell>
          <table:table-cell office:value-type="float" office:value="0" calcext:value-type="float">
            <text:p>0</text:p>
          </table:table-cell>
          <table:table-cell table:formula="of:=[.H1000]-[.I10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684" calcext:value-type="float">
            <text:p>2769684</text:p>
          </table:table-cell>
          <table:table-cell office:value-type="float" office:value="489943000" calcext:value-type="float">
            <text:p>48994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396580" calcext:value-type="float">
            <text:p>29396580</text:p>
          </table:table-cell>
          <table:table-cell office:value-type="float" office:value="19597720" calcext:value-type="float">
            <text:p>19597720</text:p>
          </table:table-cell>
          <table:table-cell table:number-columns-repeated="3" office:value-type="float" office:value="9798860" calcext:value-type="float">
            <text:p>9798860</text:p>
          </table:table-cell>
          <table:table-cell office:value-type="float" office:value="0" calcext:value-type="float">
            <text:p>0</text:p>
          </table:table-cell>
          <table:table-cell table:formula="of:=[.H1001]-[.I10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9685" calcext:value-type="float">
            <text:p>2769685</text:p>
          </table:table-cell>
          <table:table-cell office:value-type="float" office:value="989822000" calcext:value-type="float">
            <text:p>98982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389320" calcext:value-type="float">
            <text:p>59389320</text:p>
          </table:table-cell>
          <table:table-cell office:value-type="float" office:value="39592880" calcext:value-type="float">
            <text:p>39592880</text:p>
          </table:table-cell>
          <table:table-cell table:number-columns-repeated="3" office:value-type="float" office:value="19796440" calcext:value-type="float">
            <text:p>19796440</text:p>
          </table:table-cell>
          <table:table-cell office:value-type="float" office:value="0" calcext:value-type="float">
            <text:p>0</text:p>
          </table:table-cell>
          <table:table-cell table:formula="of:=[.H1002]-[.I10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78" calcext:value-type="float">
            <text:p>200178</text:p>
          </table:table-cell>
          <table:table-cell office:value-type="float" office:value="570713700" calcext:value-type="float">
            <text:p>5707137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205456932" calcext:value-type="float">
            <text:p>205456932</text:p>
          </table:table-cell>
          <table:table-cell office:value-type="float" office:value="194042658" calcext:value-type="float">
            <text:p>194042658</text:p>
          </table:table-cell>
          <table:table-cell table:number-columns-repeated="3" office:value-type="float" office:value="11414274" calcext:value-type="float">
            <text:p>11414274</text:p>
          </table:table-cell>
          <table:table-cell office:value-type="float" office:value="0" calcext:value-type="float">
            <text:p>0</text:p>
          </table:table-cell>
          <table:table-cell table:formula="of:=[.H1003]-[.I10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82" calcext:value-type="float">
            <text:p>200182</text:p>
          </table:table-cell>
          <table:table-cell office:value-type="float" office:value="1083491500" calcext:value-type="float">
            <text:p>1083491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38368130" calcext:value-type="float">
            <text:p>238368130</text:p>
          </table:table-cell>
          <table:table-cell office:value-type="float" office:value="216698300" calcext:value-type="float">
            <text:p>216698300</text:p>
          </table:table-cell>
          <table:table-cell table:number-columns-repeated="3" office:value-type="float" office:value="21669830" calcext:value-type="float">
            <text:p>21669830</text:p>
          </table:table-cell>
          <table:table-cell office:value-type="float" office:value="0" calcext:value-type="float">
            <text:p>0</text:p>
          </table:table-cell>
          <table:table-cell table:formula="of:=[.H1004]-[.I10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19" calcext:value-type="float">
            <text:p>200219</text:p>
          </table:table-cell>
          <table:table-cell office:value-type="float" office:value="2078024400" calcext:value-type="float">
            <text:p>2078024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7165368" calcext:value-type="float">
            <text:p>457165368</text:p>
          </table:table-cell>
          <table:table-cell office:value-type="float" office:value="415604880" calcext:value-type="float">
            <text:p>415604880</text:p>
          </table:table-cell>
          <table:table-cell table:number-columns-repeated="3" office:value-type="float" office:value="41560488" calcext:value-type="float">
            <text:p>41560488</text:p>
          </table:table-cell>
          <table:table-cell office:value-type="float" office:value="0" calcext:value-type="float">
            <text:p>0</text:p>
          </table:table-cell>
          <table:table-cell table:formula="of:=[.H1005]-[.I10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22" calcext:value-type="float">
            <text:p>200222</text:p>
          </table:table-cell>
          <table:table-cell office:value-type="float" office:value="774270183" calcext:value-type="float">
            <text:p>77427018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54854040" calcext:value-type="float">
            <text:p>154854040</text:p>
          </table:table-cell>
          <table:table-cell office:value-type="float" office:value="139368636" calcext:value-type="float">
            <text:p>139368636</text:p>
          </table:table-cell>
          <table:table-cell table:number-columns-repeated="3" office:value-type="float" office:value="15485404" calcext:value-type="float">
            <text:p>15485404</text:p>
          </table:table-cell>
          <table:table-cell office:value-type="float" office:value="0" calcext:value-type="float">
            <text:p>0</text:p>
          </table:table-cell>
          <table:table-cell table:formula="of:=[.H1006]-[.I10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52" calcext:value-type="float">
            <text:p>202052</text:p>
          </table:table-cell>
          <table:table-cell office:value-type="float" office:value="628538908" calcext:value-type="float">
            <text:p>62853890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1415560" calcext:value-type="float">
            <text:p>251415560</text:p>
          </table:table-cell>
          <table:table-cell office:value-type="float" office:value="238844782" calcext:value-type="float">
            <text:p>238844782</text:p>
          </table:table-cell>
          <table:table-cell table:number-columns-repeated="3" office:value-type="float" office:value="12570778" calcext:value-type="float">
            <text:p>12570778</text:p>
          </table:table-cell>
          <table:table-cell office:value-type="float" office:value="0" calcext:value-type="float">
            <text:p>0</text:p>
          </table:table-cell>
          <table:table-cell table:formula="of:=[.H1007]-[.I10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9660000" calcext:value-type="float">
            <text:p>966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5602800" calcext:value-type="float">
            <text:p>5602800</text:p>
          </table:table-cell>
          <table:table-cell office:value-type="float" office:value="5409600" calcext:value-type="float">
            <text:p>5409600</text:p>
          </table:table-cell>
          <table:table-cell table:number-columns-repeated="3" office:value-type="float" office:value="193200" calcext:value-type="float">
            <text:p>193200</text:p>
          </table:table-cell>
          <table:table-cell office:value-type="float" office:value="0" calcext:value-type="float">
            <text:p>0</text:p>
          </table:table-cell>
          <table:table-cell table:formula="of:=[.H1008]-[.I10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30940000" calcext:value-type="float">
            <text:p>3094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7945200" calcext:value-type="float">
            <text:p>17945200</text:p>
          </table:table-cell>
          <table:table-cell office:value-type="float" office:value="17326400" calcext:value-type="float">
            <text:p>17326400</text:p>
          </table:table-cell>
          <table:table-cell table:number-columns-repeated="3" office:value-type="float" office:value="618800" calcext:value-type="float">
            <text:p>618800</text:p>
          </table:table-cell>
          <table:table-cell office:value-type="float" office:value="0" calcext:value-type="float">
            <text:p>0</text:p>
          </table:table-cell>
          <table:table-cell table:formula="of:=[.H1009]-[.I10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94300000" calcext:value-type="float">
            <text:p>943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52808000" calcext:value-type="float">
            <text:p>52808000</text:p>
          </table:table-cell>
          <table:table-cell office:value-type="float" office:value="50922000" calcext:value-type="float">
            <text:p>50922000</text:p>
          </table:table-cell>
          <table:table-cell table:number-columns-repeated="3" office:value-type="float" office:value="1886000" calcext:value-type="float">
            <text:p>1886000</text:p>
          </table:table-cell>
          <table:table-cell office:value-type="float" office:value="0" calcext:value-type="float">
            <text:p>0</text:p>
          </table:table-cell>
          <table:table-cell table:formula="of:=[.H1010]-[.I10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30500000" calcext:value-type="float">
            <text:p>305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080000" calcext:value-type="float">
            <text:p>17080000</text:p>
          </table:table-cell>
          <table:table-cell office:value-type="float" office:value="16470000" calcext:value-type="float">
            <text:p>16470000</text:p>
          </table:table-cell>
          <table:table-cell table:number-columns-repeated="3"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table:formula="of:=[.H1011]-[.I10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96" calcext:value-type="float">
            <text:p>200196</text:p>
          </table:table-cell>
          <table:table-cell office:value-type="float" office:value="238997000" calcext:value-type="float">
            <text:p>238997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019460" calcext:value-type="float">
            <text:p>43019460</text:p>
          </table:table-cell>
          <table:table-cell office:value-type="float" office:value="38239520" calcext:value-type="float">
            <text:p>38239520</text:p>
          </table:table-cell>
          <table:table-cell table:number-columns-repeated="3" office:value-type="float" office:value="4779940" calcext:value-type="float">
            <text:p>4779940</text:p>
          </table:table-cell>
          <table:table-cell office:value-type="float" office:value="0" calcext:value-type="float">
            <text:p>0</text:p>
          </table:table-cell>
          <table:table-cell table:formula="of:=[.H1012]-[.I10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18" calcext:value-type="float">
            <text:p>200218</text:p>
          </table:table-cell>
          <table:table-cell office:value-type="float" office:value="196814000" calcext:value-type="float">
            <text:p>1968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3617680" calcext:value-type="float">
            <text:p>23617680</text:p>
          </table:table-cell>
          <table:table-cell office:value-type="float" office:value="19681400" calcext:value-type="float">
            <text:p>19681400</text:p>
          </table:table-cell>
          <table:table-cell table:number-columns-repeated="3" office:value-type="float" office:value="3936280" calcext:value-type="float">
            <text:p>3936280</text:p>
          </table:table-cell>
          <table:table-cell office:value-type="float" office:value="0" calcext:value-type="float">
            <text:p>0</text:p>
          </table:table-cell>
          <table:table-cell table:formula="of:=[.H1013]-[.I10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0" calcext:value-type="float">
            <text:p>200230</text:p>
          </table:table-cell>
          <table:table-cell office:value-type="float" office:value="283393564" calcext:value-type="float">
            <text:p>28339356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342968" calcext:value-type="float">
            <text:p>45342968</text:p>
          </table:table-cell>
          <table:table-cell office:value-type="float" office:value="39675097" calcext:value-type="float">
            <text:p>39675097</text:p>
          </table:table-cell>
          <table:table-cell table:number-columns-repeated="3" office:value-type="float" office:value="5667871" calcext:value-type="float">
            <text:p>5667871</text:p>
          </table:table-cell>
          <table:table-cell office:value-type="float" office:value="0" calcext:value-type="float">
            <text:p>0</text:p>
          </table:table-cell>
          <table:table-cell table:formula="of:=[.H1014]-[.I10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1" calcext:value-type="float">
            <text:p>200231</text:p>
          </table:table-cell>
          <table:table-cell office:value-type="float" office:value="282799788" calcext:value-type="float">
            <text:p>28279978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47968" calcext:value-type="float">
            <text:p>45247968</text:p>
          </table:table-cell>
          <table:table-cell office:value-type="float" office:value="39591972" calcext:value-type="float">
            <text:p>39591972</text:p>
          </table:table-cell>
          <table:table-cell table:number-columns-repeated="3" office:value-type="float" office:value="5655996" calcext:value-type="float">
            <text:p>5655996</text:p>
          </table:table-cell>
          <table:table-cell office:value-type="float" office:value="0" calcext:value-type="float">
            <text:p>0</text:p>
          </table:table-cell>
          <table:table-cell table:formula="of:=[.H1015]-[.I10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2" calcext:value-type="float">
            <text:p>200232</text:p>
          </table:table-cell>
          <table:table-cell office:value-type="float" office:value="282637848" calcext:value-type="float">
            <text:p>2826378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22056" calcext:value-type="float">
            <text:p>45222056</text:p>
          </table:table-cell>
          <table:table-cell office:value-type="float" office:value="39569299" calcext:value-type="float">
            <text:p>39569299</text:p>
          </table:table-cell>
          <table:table-cell table:number-columns-repeated="3" office:value-type="float" office:value="5652757" calcext:value-type="float">
            <text:p>5652757</text:p>
          </table:table-cell>
          <table:table-cell office:value-type="float" office:value="0" calcext:value-type="float">
            <text:p>0</text:p>
          </table:table-cell>
          <table:table-cell table:formula="of:=[.H1016]-[.I10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3" calcext:value-type="float">
            <text:p>200233</text:p>
          </table:table-cell>
          <table:table-cell office:value-type="float" office:value="106984000" calcext:value-type="float">
            <text:p>10698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2838080" calcext:value-type="float">
            <text:p>12838080</text:p>
          </table:table-cell>
          <table:table-cell office:value-type="float" office:value="10698400" calcext:value-type="float">
            <text:p>10698400</text:p>
          </table:table-cell>
          <table:table-cell table:number-columns-repeated="3" office:value-type="float" office:value="2139680" calcext:value-type="float">
            <text:p>2139680</text:p>
          </table:table-cell>
          <table:table-cell office:value-type="float" office:value="0" calcext:value-type="float">
            <text:p>0</text:p>
          </table:table-cell>
          <table:table-cell table:formula="of:=[.H1017]-[.I10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34" calcext:value-type="float">
            <text:p>200234</text:p>
          </table:table-cell>
          <table:table-cell office:value-type="float" office:value="131900000" calcext:value-type="float">
            <text:p>131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828000" calcext:value-type="float">
            <text:p>15828000</text:p>
          </table:table-cell>
          <table:table-cell office:value-type="float" office:value="13190000" calcext:value-type="float">
            <text:p>13190000</text:p>
          </table:table-cell>
          <table:table-cell table:number-columns-repeated="3" office:value-type="float" office:value="2638000" calcext:value-type="float">
            <text:p>2638000</text:p>
          </table:table-cell>
          <table:table-cell office:value-type="float" office:value="0" calcext:value-type="float">
            <text:p>0</text:p>
          </table:table-cell>
          <table:table-cell table:formula="of:=[.H1018]-[.I10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0" calcext:value-type="float">
            <text:p>202060</text:p>
          </table:table-cell>
          <table:table-cell office:value-type="float" office:value="102675000" calcext:value-type="float">
            <text:p>1026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4374500" calcext:value-type="float">
            <text:p>14374500</text:p>
          </table:table-cell>
          <table:table-cell office:value-type="float" office:value="12321000" calcext:value-type="float">
            <text:p>12321000</text:p>
          </table:table-cell>
          <table:table-cell table:number-columns-repeated="3" office:value-type="float" office:value="2053500" calcext:value-type="float">
            <text:p>2053500</text:p>
          </table:table-cell>
          <table:table-cell office:value-type="float" office:value="0" calcext:value-type="float">
            <text:p>0</text:p>
          </table:table-cell>
          <table:table-cell table:formula="of:=[.H1019]-[.I10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1" calcext:value-type="float">
            <text:p>202061</text:p>
          </table:table-cell>
          <table:table-cell office:value-type="float" office:value="44345000" calcext:value-type="float">
            <text:p>4434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6208300" calcext:value-type="float">
            <text:p>6208300</text:p>
          </table:table-cell>
          <table:table-cell office:value-type="float" office:value="5321400" calcext:value-type="float">
            <text:p>5321400</text:p>
          </table:table-cell>
          <table:table-cell table:number-columns-repeated="3" office:value-type="float" office:value="886900" calcext:value-type="float">
            <text:p>886900</text:p>
          </table:table-cell>
          <table:table-cell office:value-type="float" office:value="0" calcext:value-type="float">
            <text:p>0</text:p>
          </table:table-cell>
          <table:table-cell table:formula="of:=[.H1020]-[.I10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2" calcext:value-type="float">
            <text:p>202062</text:p>
          </table:table-cell>
          <table:table-cell office:value-type="float" office:value="53036000" calcext:value-type="float">
            <text:p>5303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425040" calcext:value-type="float">
            <text:p>7425040</text:p>
          </table:table-cell>
          <table:table-cell office:value-type="float" office:value="6364320" calcext:value-type="float">
            <text:p>6364320</text:p>
          </table:table-cell>
          <table:table-cell table:number-columns-repeated="3" office:value-type="float" office:value="1060720" calcext:value-type="float">
            <text:p>1060720</text:p>
          </table:table-cell>
          <table:table-cell office:value-type="float" office:value="0" calcext:value-type="float">
            <text:p>0</text:p>
          </table:table-cell>
          <table:table-cell table:formula="of:=[.H1021]-[.I10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3" calcext:value-type="float">
            <text:p>202063</text:p>
          </table:table-cell>
          <table:table-cell office:value-type="float" office:value="78990000" calcext:value-type="float">
            <text:p>7899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058600" calcext:value-type="float">
            <text:p>11058600</text:p>
          </table:table-cell>
          <table:table-cell office:value-type="float" office:value="9478800" calcext:value-type="float">
            <text:p>9478800</text:p>
          </table:table-cell>
          <table:table-cell table:number-columns-repeated="3" office:value-type="float" office:value="1579800" calcext:value-type="float">
            <text:p>1579800</text:p>
          </table:table-cell>
          <table:table-cell office:value-type="float" office:value="0" calcext:value-type="float">
            <text:p>0</text:p>
          </table:table-cell>
          <table:table-cell table:formula="of:=[.H1022]-[.I10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4" calcext:value-type="float">
            <text:p>202064</text:p>
          </table:table-cell>
          <table:table-cell office:value-type="float" office:value="58469000" calcext:value-type="float">
            <text:p>58469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185660" calcext:value-type="float">
            <text:p>8185660</text:p>
          </table:table-cell>
          <table:table-cell office:value-type="float" office:value="7016280" calcext:value-type="float">
            <text:p>7016280</text:p>
          </table:table-cell>
          <table:table-cell table:number-columns-repeated="3" office:value-type="float" office:value="1169380" calcext:value-type="float">
            <text:p>1169380</text:p>
          </table:table-cell>
          <table:table-cell office:value-type="float" office:value="0" calcext:value-type="float">
            <text:p>0</text:p>
          </table:table-cell>
          <table:table-cell table:formula="of:=[.H1023]-[.I10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5" calcext:value-type="float">
            <text:p>202065</text:p>
          </table:table-cell>
          <table:table-cell office:value-type="float" office:value="184514000" calcext:value-type="float">
            <text:p>1845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2141680" calcext:value-type="float">
            <text:p>22141680</text:p>
          </table:table-cell>
          <table:table-cell office:value-type="float" office:value="18451400" calcext:value-type="float">
            <text:p>18451400</text:p>
          </table:table-cell>
          <table:table-cell table:number-columns-repeated="3" office:value-type="float" office:value="3690280" calcext:value-type="float">
            <text:p>3690280</text:p>
          </table:table-cell>
          <table:table-cell office:value-type="float" office:value="0" calcext:value-type="float">
            <text:p>0</text:p>
          </table:table-cell>
          <table:table-cell table:formula="of:=[.H1024]-[.I10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6" calcext:value-type="float">
            <text:p>202066</text:p>
          </table:table-cell>
          <table:table-cell office:value-type="float" office:value="59397000" calcext:value-type="float">
            <text:p>593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27640" calcext:value-type="float">
            <text:p>7127640</text:p>
          </table:table-cell>
          <table:table-cell office:value-type="float" office:value="5939700" calcext:value-type="float">
            <text:p>5939700</text:p>
          </table:table-cell>
          <table:table-cell table:number-columns-repeated="3" office:value-type="float" office:value="1187940" calcext:value-type="float">
            <text:p>1187940</text:p>
          </table:table-cell>
          <table:table-cell office:value-type="float" office:value="0" calcext:value-type="float">
            <text:p>0</text:p>
          </table:table-cell>
          <table:table-cell table:formula="of:=[.H1025]-[.I10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7" calcext:value-type="float">
            <text:p>20206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26]-[.I10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8" calcext:value-type="float">
            <text:p>20206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27]-[.I10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69" calcext:value-type="float">
            <text:p>20206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28]-[.I10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0" calcext:value-type="float">
            <text:p>20207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29]-[.I10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1" calcext:value-type="float">
            <text:p>20207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0]-[.I10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2" calcext:value-type="float">
            <text:p>20207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1]-[.I10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3" calcext:value-type="float">
            <text:p>20207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2]-[.I10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4" calcext:value-type="float">
            <text:p>20207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3]-[.I10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5" calcext:value-type="float">
            <text:p>20207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4]-[.I10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6" calcext:value-type="float">
            <text:p>20207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5]-[.I10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7" calcext:value-type="float">
            <text:p>20207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6]-[.I10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8" calcext:value-type="float">
            <text:p>20207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7]-[.I10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79" calcext:value-type="float">
            <text:p>20207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8]-[.I10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0" calcext:value-type="float">
            <text:p>20208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39]-[.I10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1" calcext:value-type="float">
            <text:p>20208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0]-[.I10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2" calcext:value-type="float">
            <text:p>20208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1]-[.I10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3" calcext:value-type="float">
            <text:p>20208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2]-[.I10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4" calcext:value-type="float">
            <text:p>20208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3]-[.I10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5" calcext:value-type="float">
            <text:p>20208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4]-[.I10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6" calcext:value-type="float">
            <text:p>20208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5]-[.I10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7" calcext:value-type="float">
            <text:p>20208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6]-[.I10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8" calcext:value-type="float">
            <text:p>20208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7]-[.I10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89" calcext:value-type="float">
            <text:p>20208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8]-[.I10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0" calcext:value-type="float">
            <text:p>20209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49]-[.I10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1" calcext:value-type="float">
            <text:p>20209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0]-[.I10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2" calcext:value-type="float">
            <text:p>20209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1]-[.I10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3" calcext:value-type="float">
            <text:p>20209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2]-[.I10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4" calcext:value-type="float">
            <text:p>20209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3]-[.I10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5" calcext:value-type="float">
            <text:p>20209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4]-[.I10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6" calcext:value-type="float">
            <text:p>20209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5]-[.I10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7" calcext:value-type="float">
            <text:p>20209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6]-[.I10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8" calcext:value-type="float">
            <text:p>20209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7]-[.I10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99" calcext:value-type="float">
            <text:p>20209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8]-[.I10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0" calcext:value-type="float">
            <text:p>20210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59]-[.I10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1" calcext:value-type="float">
            <text:p>20210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0]-[.I10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2" calcext:value-type="float">
            <text:p>20210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1]-[.I10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3" calcext:value-type="float">
            <text:p>20210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2]-[.I10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4" calcext:value-type="float">
            <text:p>20210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3]-[.I10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5" calcext:value-type="float">
            <text:p>20210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4]-[.I10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6" calcext:value-type="float">
            <text:p>20210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5]-[.I10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7" calcext:value-type="float">
            <text:p>20210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6]-[.I10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8" calcext:value-type="float">
            <text:p>20210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7]-[.I10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09" calcext:value-type="float">
            <text:p>20210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8]-[.I10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0" calcext:value-type="float">
            <text:p>20211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table:formula="of:=[.H1069]-[.I10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1" calcext:value-type="float">
            <text:p>202111</text:p>
          </table:table-cell>
          <table:table-cell office:value-type="float" office:value="50182500" calcext:value-type="float">
            <text:p>501825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025550" calcext:value-type="float">
            <text:p>7025550</text:p>
          </table:table-cell>
          <table:table-cell office:value-type="float" office:value="6021900" calcext:value-type="float">
            <text:p>6021900</text:p>
          </table:table-cell>
          <table:table-cell table:number-columns-repeated="3" office:value-type="float" office:value="1003650" calcext:value-type="float">
            <text:p>1003650</text:p>
          </table:table-cell>
          <table:table-cell office:value-type="float" office:value="0" calcext:value-type="float">
            <text:p>0</text:p>
          </table:table-cell>
          <table:table-cell table:formula="of:=[.H1070]-[.I10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2" calcext:value-type="float">
            <text:p>202112</text:p>
          </table:table-cell>
          <table:table-cell office:value-type="float" office:value="88023580" calcext:value-type="float">
            <text:p>8802358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5844248" calcext:value-type="float">
            <text:p>15844248</text:p>
          </table:table-cell>
          <table:table-cell office:value-type="float" office:value="14083776" calcext:value-type="float">
            <text:p>14083776</text:p>
          </table:table-cell>
          <table:table-cell table:number-columns-repeated="3" office:value-type="float" office:value="1760472" calcext:value-type="float">
            <text:p>1760472</text:p>
          </table:table-cell>
          <table:table-cell office:value-type="float" office:value="0" calcext:value-type="float">
            <text:p>0</text:p>
          </table:table-cell>
          <table:table-cell table:formula="of:=[.H1071]-[.I10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4" calcext:value-type="float">
            <text:p>202114</text:p>
          </table:table-cell>
          <table:table-cell office:value-type="float" office:value="100098900" calcext:value-type="float">
            <text:p>1000989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0009890" calcext:value-type="float">
            <text:p>10009890</text:p>
          </table:table-cell>
          <table:table-cell office:value-type="float" office:value="8007912" calcext:value-type="float">
            <text:p>8007912</text:p>
          </table:table-cell>
          <table:table-cell table:number-columns-repeated="3" office:value-type="float" office:value="2001978" calcext:value-type="float">
            <text:p>2001978</text:p>
          </table:table-cell>
          <table:table-cell office:value-type="float" office:value="0" calcext:value-type="float">
            <text:p>0</text:p>
          </table:table-cell>
          <table:table-cell table:formula="of:=[.H1072]-[.I10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5" calcext:value-type="float">
            <text:p>202115</text:p>
          </table:table-cell>
          <table:table-cell office:value-type="float" office:value="157015000" calcext:value-type="float">
            <text:p>15701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561200" calcext:value-type="float">
            <text:p>12561200</text:p>
          </table:table-cell>
          <table:table-cell office:value-type="float" office:value="9420900" calcext:value-type="float">
            <text:p>9420900</text:p>
          </table:table-cell>
          <table:table-cell table:number-columns-repeated="3" office:value-type="float" office:value="3140300" calcext:value-type="float">
            <text:p>3140300</text:p>
          </table:table-cell>
          <table:table-cell office:value-type="float" office:value="0" calcext:value-type="float">
            <text:p>0</text:p>
          </table:table-cell>
          <table:table-cell table:formula="of:=[.H1073]-[.I10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6" calcext:value-type="float">
            <text:p>20211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074]-[.I10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7" calcext:value-type="float">
            <text:p>202117</text:p>
          </table:table-cell>
          <table:table-cell office:value-type="float" office:value="46629700" calcext:value-type="float">
            <text:p>46629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662970" calcext:value-type="float">
            <text:p>4662970</text:p>
          </table:table-cell>
          <table:table-cell office:value-type="float" office:value="3730376" calcext:value-type="float">
            <text:p>3730376</text:p>
          </table:table-cell>
          <table:table-cell table:number-columns-repeated="3" office:value-type="float" office:value="932594" calcext:value-type="float">
            <text:p>932594</text:p>
          </table:table-cell>
          <table:table-cell office:value-type="float" office:value="0" calcext:value-type="float">
            <text:p>0</text:p>
          </table:table-cell>
          <table:table-cell table:formula="of:=[.H1075]-[.I10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8" calcext:value-type="float">
            <text:p>202118</text:p>
          </table:table-cell>
          <table:table-cell office:value-type="float" office:value="54930800" calcext:value-type="float">
            <text:p>54930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93080" calcext:value-type="float">
            <text:p>5493080</text:p>
          </table:table-cell>
          <table:table-cell office:value-type="float" office:value="4394464" calcext:value-type="float">
            <text:p>4394464</text:p>
          </table:table-cell>
          <table:table-cell table:number-columns-repeated="3" office:value-type="float" office:value="1098616" calcext:value-type="float">
            <text:p>1098616</text:p>
          </table:table-cell>
          <table:table-cell office:value-type="float" office:value="0" calcext:value-type="float">
            <text:p>0</text:p>
          </table:table-cell>
          <table:table-cell table:formula="of:=[.H1076]-[.I10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19" calcext:value-type="float">
            <text:p>202119</text:p>
          </table:table-cell>
          <table:table-cell office:value-type="float" office:value="23805400" calcext:value-type="float">
            <text:p>238054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08864" calcext:value-type="float">
            <text:p>3808864</text:p>
          </table:table-cell>
          <table:table-cell office:value-type="float" office:value="3332756" calcext:value-type="float">
            <text:p>3332756</text:p>
          </table:table-cell>
          <table:table-cell table:number-columns-repeated="3" office:value-type="float" office:value="476108" calcext:value-type="float">
            <text:p>476108</text:p>
          </table:table-cell>
          <table:table-cell office:value-type="float" office:value="0" calcext:value-type="float">
            <text:p>0</text:p>
          </table:table-cell>
          <table:table-cell table:formula="of:=[.H1077]-[.I10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1" calcext:value-type="float">
            <text:p>202121</text:p>
          </table:table-cell>
          <table:table-cell office:value-type="float" office:value="75470000" calcext:value-type="float">
            <text:p>7547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0565800" calcext:value-type="float">
            <text:p>10565800</text:p>
          </table:table-cell>
          <table:table-cell office:value-type="float" office:value="9056400" calcext:value-type="float">
            <text:p>9056400</text:p>
          </table:table-cell>
          <table:table-cell table:number-columns-repeated="3" office:value-type="float" office:value="1509400" calcext:value-type="float">
            <text:p>1509400</text:p>
          </table:table-cell>
          <table:table-cell office:value-type="float" office:value="0" calcext:value-type="float">
            <text:p>0</text:p>
          </table:table-cell>
          <table:table-cell table:formula="of:=[.H1078]-[.I10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2" calcext:value-type="float">
            <text:p>202122</text:p>
          </table:table-cell>
          <table:table-cell office:value-type="float" office:value="9995000" calcext:value-type="float">
            <text:p>999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99400" calcext:value-type="float">
            <text:p>1199400</text:p>
          </table:table-cell>
          <table:table-cell office:value-type="float" office:value="999500" calcext:value-type="float">
            <text:p>999500</text:p>
          </table:table-cell>
          <table:table-cell table:number-columns-repeated="3" office:value-type="float" office:value="199900" calcext:value-type="float">
            <text:p>199900</text:p>
          </table:table-cell>
          <table:table-cell office:value-type="float" office:value="0" calcext:value-type="float">
            <text:p>0</text:p>
          </table:table-cell>
          <table:table-cell table:formula="of:=[.H1079]-[.I10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3" calcext:value-type="float">
            <text:p>202123</text:p>
          </table:table-cell>
          <table:table-cell office:value-type="float" office:value="197285800" calcext:value-type="float">
            <text:p>197285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728580" calcext:value-type="float">
            <text:p>19728580</text:p>
          </table:table-cell>
          <table:table-cell office:value-type="float" office:value="15782864" calcext:value-type="float">
            <text:p>15782864</text:p>
          </table:table-cell>
          <table:table-cell table:number-columns-repeated="3" office:value-type="float" office:value="3945716" calcext:value-type="float">
            <text:p>3945716</text:p>
          </table:table-cell>
          <table:table-cell office:value-type="float" office:value="0" calcext:value-type="float">
            <text:p>0</text:p>
          </table:table-cell>
          <table:table-cell table:formula="of:=[.H1080]-[.I10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4" calcext:value-type="float">
            <text:p>202124</text:p>
          </table:table-cell>
          <table:table-cell office:value-type="float" office:value="202347800" calcext:value-type="float">
            <text:p>202347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234780" calcext:value-type="float">
            <text:p>20234780</text:p>
          </table:table-cell>
          <table:table-cell office:value-type="float" office:value="16187824" calcext:value-type="float">
            <text:p>16187824</text:p>
          </table:table-cell>
          <table:table-cell table:number-columns-repeated="3" office:value-type="float" office:value="4046956" calcext:value-type="float">
            <text:p>4046956</text:p>
          </table:table-cell>
          <table:table-cell office:value-type="float" office:value="0" calcext:value-type="float">
            <text:p>0</text:p>
          </table:table-cell>
          <table:table-cell table:formula="of:=[.H1081]-[.I10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5" calcext:value-type="float">
            <text:p>202125</text:p>
          </table:table-cell>
          <table:table-cell office:value-type="float" office:value="200446400" calcext:value-type="float">
            <text:p>200446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044640" calcext:value-type="float">
            <text:p>20044640</text:p>
          </table:table-cell>
          <table:table-cell office:value-type="float" office:value="16035712" calcext:value-type="float">
            <text:p>16035712</text:p>
          </table:table-cell>
          <table:table-cell table:number-columns-repeated="3" office:value-type="float" office:value="4008928" calcext:value-type="float">
            <text:p>4008928</text:p>
          </table:table-cell>
          <table:table-cell office:value-type="float" office:value="0" calcext:value-type="float">
            <text:p>0</text:p>
          </table:table-cell>
          <table:table-cell table:formula="of:=[.H1082]-[.I10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6" calcext:value-type="float">
            <text:p>202126</text:p>
          </table:table-cell>
          <table:table-cell office:value-type="float" office:value="50008400" calcext:value-type="float">
            <text:p>50008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000840" calcext:value-type="float">
            <text:p>5000840</text:p>
          </table:table-cell>
          <table:table-cell office:value-type="float" office:value="4000672" calcext:value-type="float">
            <text:p>4000672</text:p>
          </table:table-cell>
          <table:table-cell table:number-columns-repeated="3" office:value-type="float" office:value="1000168" calcext:value-type="float">
            <text:p>1000168</text:p>
          </table:table-cell>
          <table:table-cell office:value-type="float" office:value="0" calcext:value-type="float">
            <text:p>0</text:p>
          </table:table-cell>
          <table:table-cell table:formula="of:=[.H1083]-[.I10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7" calcext:value-type="float">
            <text:p>202127</text:p>
          </table:table-cell>
          <table:table-cell office:value-type="float" office:value="37930700" calcext:value-type="float">
            <text:p>37930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93070" calcext:value-type="float">
            <text:p>3793070</text:p>
          </table:table-cell>
          <table:table-cell office:value-type="float" office:value="3034456" calcext:value-type="float">
            <text:p>3034456</text:p>
          </table:table-cell>
          <table:table-cell table:number-columns-repeated="3" office:value-type="float" office:value="758614" calcext:value-type="float">
            <text:p>758614</text:p>
          </table:table-cell>
          <table:table-cell office:value-type="float" office:value="0" calcext:value-type="float">
            <text:p>0</text:p>
          </table:table-cell>
          <table:table-cell table:formula="of:=[.H1084]-[.I10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8" calcext:value-type="float">
            <text:p>202128</text:p>
          </table:table-cell>
          <table:table-cell office:value-type="float" office:value="15427300" calcext:value-type="float">
            <text:p>154273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730" calcext:value-type="float">
            <text:p>1542730</text:p>
          </table:table-cell>
          <table:table-cell office:value-type="float" office:value="1234184" calcext:value-type="float">
            <text:p>1234184</text:p>
          </table:table-cell>
          <table:table-cell table:number-columns-repeated="3" office:value-type="float" office:value="308546" calcext:value-type="float">
            <text:p>308546</text:p>
          </table:table-cell>
          <table:table-cell office:value-type="float" office:value="0" calcext:value-type="float">
            <text:p>0</text:p>
          </table:table-cell>
          <table:table-cell table:formula="of:=[.H1085]-[.I10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29" calcext:value-type="float">
            <text:p>202129</text:p>
          </table:table-cell>
          <table:table-cell office:value-type="float" office:value="272298800" calcext:value-type="float">
            <text:p>2722988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783904" calcext:value-type="float">
            <text:p>21783904</text:p>
          </table:table-cell>
          <table:table-cell office:value-type="float" office:value="16337928" calcext:value-type="float">
            <text:p>16337928</text:p>
          </table:table-cell>
          <table:table-cell table:number-columns-repeated="3" office:value-type="float" office:value="5445976" calcext:value-type="float">
            <text:p>5445976</text:p>
          </table:table-cell>
          <table:table-cell office:value-type="float" office:value="0" calcext:value-type="float">
            <text:p>0</text:p>
          </table:table-cell>
          <table:table-cell table:formula="of:=[.H1086]-[.I10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0" calcext:value-type="float">
            <text:p>202130</text:p>
          </table:table-cell>
          <table:table-cell office:value-type="float" office:value="319652700" calcext:value-type="float">
            <text:p>319652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572216" calcext:value-type="float">
            <text:p>25572216</text:p>
          </table:table-cell>
          <table:table-cell office:value-type="float" office:value="19179162" calcext:value-type="float">
            <text:p>19179162</text:p>
          </table:table-cell>
          <table:table-cell table:number-columns-repeated="3" office:value-type="float" office:value="6393054" calcext:value-type="float">
            <text:p>6393054</text:p>
          </table:table-cell>
          <table:table-cell office:value-type="float" office:value="0" calcext:value-type="float">
            <text:p>0</text:p>
          </table:table-cell>
          <table:table-cell table:formula="of:=[.H1087]-[.I10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3" calcext:value-type="float">
            <text:p>202133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92000" calcext:value-type="float">
            <text:p>792000</text:p>
          </table:table-cell>
          <table:table-cell office:value-type="float" office:value="693000" calcext:value-type="float">
            <text:p>693000</text:p>
          </table:table-cell>
          <table:table-cell table:number-columns-repeated="3"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table:formula="of:=[.H1088]-[.I10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4" calcext:value-type="float">
            <text:p>202134</text:p>
          </table:table-cell>
          <table:table-cell office:value-type="float" office:value="146812500" calcext:value-type="float">
            <text:p>146812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7617500" calcext:value-type="float">
            <text:p>17617500</text:p>
          </table:table-cell>
          <table:table-cell office:value-type="float" office:value="14681250" calcext:value-type="float">
            <text:p>14681250</text:p>
          </table:table-cell>
          <table:table-cell table:number-columns-repeated="3" office:value-type="float" office:value="2936250" calcext:value-type="float">
            <text:p>2936250</text:p>
          </table:table-cell>
          <table:table-cell office:value-type="float" office:value="0" calcext:value-type="float">
            <text:p>0</text:p>
          </table:table-cell>
          <table:table-cell table:formula="of:=[.H1089]-[.I10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5" calcext:value-type="float">
            <text:p>202135</text:p>
          </table:table-cell>
          <table:table-cell office:value-type="float" office:value="68718000" calcext:value-type="float">
            <text:p>68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246160" calcext:value-type="float">
            <text:p>8246160</text:p>
          </table:table-cell>
          <table:table-cell office:value-type="float" office:value="6871800" calcext:value-type="float">
            <text:p>6871800</text:p>
          </table:table-cell>
          <table:table-cell table:number-columns-repeated="3" office:value-type="float" office:value="1374360" calcext:value-type="float">
            <text:p>1374360</text:p>
          </table:table-cell>
          <table:table-cell office:value-type="float" office:value="0" calcext:value-type="float">
            <text:p>0</text:p>
          </table:table-cell>
          <table:table-cell table:formula="of:=[.H1090]-[.I10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6" calcext:value-type="float">
            <text:p>202136</text:p>
          </table:table-cell>
          <table:table-cell office:value-type="float" office:value="16386000" calcext:value-type="float">
            <text:p>1638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66320" calcext:value-type="float">
            <text:p>1966320</text:p>
          </table:table-cell>
          <table:table-cell office:value-type="float" office:value="1638600" calcext:value-type="float">
            <text:p>1638600</text:p>
          </table:table-cell>
          <table:table-cell table:number-columns-repeated="3" office:value-type="float" office:value="327720" calcext:value-type="float">
            <text:p>327720</text:p>
          </table:table-cell>
          <table:table-cell office:value-type="float" office:value="0" calcext:value-type="float">
            <text:p>0</text:p>
          </table:table-cell>
          <table:table-cell table:formula="of:=[.H1091]-[.I10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7" calcext:value-type="float">
            <text:p>202137</text:p>
          </table:table-cell>
          <table:table-cell office:value-type="float" office:value="32585000" calcext:value-type="float">
            <text:p>3258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910200" calcext:value-type="float">
            <text:p>3910200</text:p>
          </table:table-cell>
          <table:table-cell office:value-type="float" office:value="3258500" calcext:value-type="float">
            <text:p>3258500</text:p>
          </table:table-cell>
          <table:table-cell table:number-columns-repeated="3" office:value-type="float" office:value="651700" calcext:value-type="float">
            <text:p>651700</text:p>
          </table:table-cell>
          <table:table-cell office:value-type="float" office:value="0" calcext:value-type="float">
            <text:p>0</text:p>
          </table:table-cell>
          <table:table-cell table:formula="of:=[.H1092]-[.I10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8" calcext:value-type="float">
            <text:p>202138</text:p>
          </table:table-cell>
          <table:table-cell office:value-type="float" office:value="35996000" calcext:value-type="float">
            <text:p>3599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319520" calcext:value-type="float">
            <text:p>4319520</text:p>
          </table:table-cell>
          <table:table-cell office:value-type="float" office:value="3599600" calcext:value-type="float">
            <text:p>3599600</text:p>
          </table:table-cell>
          <table:table-cell table:number-columns-repeated="3" office:value-type="float" office:value="719920" calcext:value-type="float">
            <text:p>719920</text:p>
          </table:table-cell>
          <table:table-cell office:value-type="float" office:value="0" calcext:value-type="float">
            <text:p>0</text:p>
          </table:table-cell>
          <table:table-cell table:formula="of:=[.H1093]-[.I10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39" calcext:value-type="float">
            <text:p>202139</text:p>
          </table:table-cell>
          <table:table-cell office:value-type="float" office:value="28297000" calcext:value-type="float">
            <text:p>282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95640" calcext:value-type="float">
            <text:p>3395640</text:p>
          </table:table-cell>
          <table:table-cell office:value-type="float" office:value="2829700" calcext:value-type="float">
            <text:p>2829700</text:p>
          </table:table-cell>
          <table:table-cell table:number-columns-repeated="3" office:value-type="float" office:value="565940" calcext:value-type="float">
            <text:p>565940</text:p>
          </table:table-cell>
          <table:table-cell office:value-type="float" office:value="0" calcext:value-type="float">
            <text:p>0</text:p>
          </table:table-cell>
          <table:table-cell table:formula="of:=[.H1094]-[.I10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0" calcext:value-type="float">
            <text:p>202140</text:p>
          </table:table-cell>
          <table:table-cell office:value-type="float" office:value="29981000" calcext:value-type="float">
            <text:p>2998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97720" calcext:value-type="float">
            <text:p>3597720</text:p>
          </table:table-cell>
          <table:table-cell office:value-type="float" office:value="2998100" calcext:value-type="float">
            <text:p>2998100</text:p>
          </table:table-cell>
          <table:table-cell table:number-columns-repeated="3" office:value-type="float" office:value="599620" calcext:value-type="float">
            <text:p>599620</text:p>
          </table:table-cell>
          <table:table-cell office:value-type="float" office:value="0" calcext:value-type="float">
            <text:p>0</text:p>
          </table:table-cell>
          <table:table-cell table:formula="of:=[.H1095]-[.I10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1" calcext:value-type="float">
            <text:p>202141</text:p>
          </table:table-cell>
          <table:table-cell office:value-type="float" office:value="65599000" calcext:value-type="float">
            <text:p>65599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871880" calcext:value-type="float">
            <text:p>7871880</text:p>
          </table:table-cell>
          <table:table-cell office:value-type="float" office:value="6559900" calcext:value-type="float">
            <text:p>6559900</text:p>
          </table:table-cell>
          <table:table-cell table:number-columns-repeated="3" office:value-type="float" office:value="1311980" calcext:value-type="float">
            <text:p>1311980</text:p>
          </table:table-cell>
          <table:table-cell office:value-type="float" office:value="0" calcext:value-type="float">
            <text:p>0</text:p>
          </table:table-cell>
          <table:table-cell table:formula="of:=[.H1096]-[.I10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2" calcext:value-type="float">
            <text:p>202142</text:p>
          </table:table-cell>
          <table:table-cell office:value-type="float" office:value="114661000" calcext:value-type="float">
            <text:p>11466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3759320" calcext:value-type="float">
            <text:p>13759320</text:p>
          </table:table-cell>
          <table:table-cell office:value-type="float" office:value="11466100" calcext:value-type="float">
            <text:p>11466100</text:p>
          </table:table-cell>
          <table:table-cell table:number-columns-repeated="3" office:value-type="float" office:value="2293220" calcext:value-type="float">
            <text:p>2293220</text:p>
          </table:table-cell>
          <table:table-cell office:value-type="float" office:value="0" calcext:value-type="float">
            <text:p>0</text:p>
          </table:table-cell>
          <table:table-cell table:formula="of:=[.H1097]-[.I10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3" calcext:value-type="float">
            <text:p>202143</text:p>
          </table:table-cell>
          <table:table-cell office:value-type="float" office:value="70759100" calcext:value-type="float">
            <text:p>707591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075910" calcext:value-type="float">
            <text:p>7075910</text:p>
          </table:table-cell>
          <table:table-cell office:value-type="float" office:value="5660728" calcext:value-type="float">
            <text:p>5660728</text:p>
          </table:table-cell>
          <table:table-cell table:number-columns-repeated="3" office:value-type="float" office:value="1415182" calcext:value-type="float">
            <text:p>1415182</text:p>
          </table:table-cell>
          <table:table-cell office:value-type="float" office:value="0" calcext:value-type="float">
            <text:p>0</text:p>
          </table:table-cell>
          <table:table-cell table:formula="of:=[.H1098]-[.I10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0788" calcext:value-type="float">
            <text:p>720788</text:p>
          </table:table-cell>
          <table:table-cell office:value-type="float" office:value="156425000" calcext:value-type="float">
            <text:p>156425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385500" calcext:value-type="float">
            <text:p>9385500</text:p>
          </table:table-cell>
          <table:table-cell office:value-type="float" office:value="6257000" calcext:value-type="float">
            <text:p>6257000</text:p>
          </table:table-cell>
          <table:table-cell table:number-columns-repeated="3" office:value-type="float" office:value="3128500" calcext:value-type="float">
            <text:p>3128500</text:p>
          </table:table-cell>
          <table:table-cell office:value-type="float" office:value="0" calcext:value-type="float">
            <text:p>0</text:p>
          </table:table-cell>
          <table:table-cell table:formula="of:=[.H1099]-[.I10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45" calcext:value-type="float">
            <text:p>72134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0]-[.I11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46" calcext:value-type="float">
            <text:p>72134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1]-[.I11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47" calcext:value-type="float">
            <text:p>72134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2]-[.I11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48" calcext:value-type="float">
            <text:p>72134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3]-[.I11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49" calcext:value-type="float">
            <text:p>72134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4]-[.I11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0" calcext:value-type="float">
            <text:p>72135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5]-[.I11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1" calcext:value-type="float">
            <text:p>72135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6]-[.I11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2" calcext:value-type="float">
            <text:p>72135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7]-[.I11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3" calcext:value-type="float">
            <text:p>72135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8]-[.I11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4" calcext:value-type="float">
            <text:p>72135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09]-[.I11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5" calcext:value-type="float">
            <text:p>72135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0]-[.I11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6" calcext:value-type="float">
            <text:p>72135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1]-[.I11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7" calcext:value-type="float">
            <text:p>72135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2]-[.I11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8" calcext:value-type="float">
            <text:p>72135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3]-[.I11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59" calcext:value-type="float">
            <text:p>72135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4]-[.I11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0" calcext:value-type="float">
            <text:p>72136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5]-[.I11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1" calcext:value-type="float">
            <text:p>72136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6]-[.I11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2" calcext:value-type="float">
            <text:p>72136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7]-[.I11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3" calcext:value-type="float">
            <text:p>72136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8]-[.I11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4" calcext:value-type="float">
            <text:p>72136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19]-[.I11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5" calcext:value-type="float">
            <text:p>72136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0]-[.I11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6" calcext:value-type="float">
            <text:p>72136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1]-[.I11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7" calcext:value-type="float">
            <text:p>72136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2]-[.I11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8" calcext:value-type="float">
            <text:p>72136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3]-[.I11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69" calcext:value-type="float">
            <text:p>72136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4]-[.I11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0" calcext:value-type="float">
            <text:p>72137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5]-[.I11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1" calcext:value-type="float">
            <text:p>72137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6]-[.I11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2" calcext:value-type="float">
            <text:p>72137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7]-[.I11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3" calcext:value-type="float">
            <text:p>72137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8]-[.I11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4" calcext:value-type="float">
            <text:p>72137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29]-[.I11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5" calcext:value-type="float">
            <text:p>72137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30]-[.I11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6" calcext:value-type="float">
            <text:p>72137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  <table:table-cell table:formula="of:=[.H1131]-[.I11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1377" calcext:value-type="float">
            <text:p>721377</text:p>
          </table:table-cell>
          <table:table-cell office:value-type="float" office:value="2736224" calcext:value-type="float">
            <text:p>27362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2" calcext:value-type="float">
            <text:p>164172</text:p>
          </table:table-cell>
          <table:table-cell office:value-type="float" office:value="109448" calcext:value-type="float">
            <text:p>109448</text:p>
          </table:table-cell>
          <table:table-cell table:number-columns-repeated="3" office:value-type="float" office:value="54724" calcext:value-type="float">
            <text:p>54724</text:p>
          </table:table-cell>
          <table:table-cell office:value-type="float" office:value="0" calcext:value-type="float">
            <text:p>0</text:p>
          </table:table-cell>
          <table:table-cell table:formula="of:=[.H1132]-[.I11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9083" calcext:value-type="float">
            <text:p>1709083</text:p>
          </table:table-cell>
          <table:table-cell office:value-type="float" office:value="43810579" calcext:value-type="float">
            <text:p>4381057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628636" calcext:value-type="float">
            <text:p>2628636</text:p>
          </table:table-cell>
          <table:table-cell office:value-type="float" office:value="1752424" calcext:value-type="float">
            <text:p>1752424</text:p>
          </table:table-cell>
          <table:table-cell table:number-columns-repeated="3" office:value-type="float" office:value="876212" calcext:value-type="float">
            <text:p>876212</text:p>
          </table:table-cell>
          <table:table-cell office:value-type="float" office:value="0" calcext:value-type="float">
            <text:p>0</text:p>
          </table:table-cell>
          <table:table-cell table:formula="of:=[.H1133]-[.I11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624" calcext:value-type="float">
            <text:p>2633624</text:p>
          </table:table-cell>
          <table:table-cell office:value-type="float" office:value="73693000" calcext:value-type="float">
            <text:p>7369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843160" calcext:value-type="float">
            <text:p>8843160</text:p>
          </table:table-cell>
          <table:table-cell office:value-type="float" office:value="7369300" calcext:value-type="float">
            <text:p>7369300</text:p>
          </table:table-cell>
          <table:table-cell table:number-columns-repeated="3" office:value-type="float" office:value="1473860" calcext:value-type="float">
            <text:p>1473860</text:p>
          </table:table-cell>
          <table:table-cell office:value-type="float" office:value="0" calcext:value-type="float">
            <text:p>0</text:p>
          </table:table-cell>
          <table:table-cell table:formula="of:=[.H1134]-[.I11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675" calcext:value-type="float">
            <text:p>2633675</text:p>
          </table:table-cell>
          <table:table-cell office:value-type="float" office:value="31620000" calcext:value-type="float">
            <text:p>3162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794400" calcext:value-type="float">
            <text:p>3794400</text:p>
          </table:table-cell>
          <table:table-cell office:value-type="float" office:value="3162000" calcext:value-type="float">
            <text:p>3162000</text:p>
          </table:table-cell>
          <table:table-cell table:number-columns-repeated="3" office:value-type="float" office:value="632400" calcext:value-type="float">
            <text:p>632400</text:p>
          </table:table-cell>
          <table:table-cell office:value-type="float" office:value="0" calcext:value-type="float">
            <text:p>0</text:p>
          </table:table-cell>
          <table:table-cell table:formula="of:=[.H1135]-[.I11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717" calcext:value-type="float">
            <text:p>2633717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  <table:table-cell table:formula="of:=[.H1136]-[.I11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731" calcext:value-type="float">
            <text:p>2633731</text:p>
          </table:table-cell>
          <table:table-cell office:value-type="float" office:value="34443000" calcext:value-type="float">
            <text:p>344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33160" calcext:value-type="float">
            <text:p>4133160</text:p>
          </table:table-cell>
          <table:table-cell office:value-type="float" office:value="3444300" calcext:value-type="float">
            <text:p>3444300</text:p>
          </table:table-cell>
          <table:table-cell table:number-columns-repeated="3" office:value-type="float" office:value="688860" calcext:value-type="float">
            <text:p>688860</text:p>
          </table:table-cell>
          <table:table-cell office:value-type="float" office:value="0" calcext:value-type="float">
            <text:p>0</text:p>
          </table:table-cell>
          <table:table-cell table:formula="of:=[.H1137]-[.I11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734" calcext:value-type="float">
            <text:p>2633734</text:p>
          </table:table-cell>
          <table:table-cell office:value-type="float" office:value="15718000" calcext:value-type="float">
            <text:p>15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6160" calcext:value-type="float">
            <text:p>1886160</text:p>
          </table:table-cell>
          <table:table-cell office:value-type="float" office:value="1571800" calcext:value-type="float">
            <text:p>1571800</text:p>
          </table:table-cell>
          <table:table-cell table:number-columns-repeated="3" office:value-type="float" office:value="314360" calcext:value-type="float">
            <text:p>314360</text:p>
          </table:table-cell>
          <table:table-cell office:value-type="float" office:value="0" calcext:value-type="float">
            <text:p>0</text:p>
          </table:table-cell>
          <table:table-cell table:formula="of:=[.H1138]-[.I11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3755" calcext:value-type="float">
            <text:p>2633755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  <table:table-cell table:formula="of:=[.H1139]-[.I11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8653" calcext:value-type="float">
            <text:p>2658653</text:p>
          </table:table-cell>
          <table:table-cell office:value-type="float" office:value="116480000" calcext:value-type="float">
            <text:p>11648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59200" calcext:value-type="float">
            <text:p>4659200</text:p>
          </table:table-cell>
          <table:table-cell table:number-columns-repeated="4" office:value-type="float" office:value="2329600" calcext:value-type="float">
            <text:p>2329600</text:p>
          </table:table-cell>
          <table:table-cell office:value-type="float" office:value="0" calcext:value-type="float">
            <text:p>0</text:p>
          </table:table-cell>
          <table:table-cell table:formula="of:=[.H1140]-[.I11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9525" calcext:value-type="float">
            <text:p>2659525</text:p>
          </table:table-cell>
          <table:table-cell office:value-type="float" office:value="60779000" calcext:value-type="float">
            <text:p>6077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31160" calcext:value-type="float">
            <text:p>2431160</text:p>
          </table:table-cell>
          <table:table-cell table:number-columns-repeated="4" office:value-type="float" office:value="1215580" calcext:value-type="float">
            <text:p>1215580</text:p>
          </table:table-cell>
          <table:table-cell office:value-type="float" office:value="0" calcext:value-type="float">
            <text:p>0</text:p>
          </table:table-cell>
          <table:table-cell table:formula="of:=[.H1141]-[.I11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35" calcext:value-type="float">
            <text:p>200935</text:p>
          </table:table-cell>
          <table:table-cell office:value-type="float" office:value="1263277930" calcext:value-type="float">
            <text:p>12632779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11684596" calcext:value-type="float">
            <text:p>1111684596</text:p>
          </table:table-cell>
          <table:table-cell office:value-type="float" office:value="1086419037" calcext:value-type="float">
            <text:p>1086419037</text:p>
          </table:table-cell>
          <table:table-cell table:number-columns-repeated="3" office:value-type="float" office:value="25265559" calcext:value-type="float">
            <text:p>25265559</text:p>
          </table:table-cell>
          <table:table-cell office:value-type="float" office:value="0" calcext:value-type="float">
            <text:p>0</text:p>
          </table:table-cell>
          <table:table-cell table:formula="of:=[.H1142]-[.I11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0" calcext:value-type="float">
            <text:p>200940</text:p>
          </table:table-cell>
          <table:table-cell office:value-type="float" office:value="801414110" calcext:value-type="float">
            <text:p>801414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53329254" calcext:value-type="float">
            <text:p>753329254</text:p>
          </table:table-cell>
          <table:table-cell office:value-type="float" office:value="737300972" calcext:value-type="float">
            <text:p>737300972</text:p>
          </table:table-cell>
          <table:table-cell table:number-columns-repeated="3" office:value-type="float" office:value="16028282" calcext:value-type="float">
            <text:p>16028282</text:p>
          </table:table-cell>
          <table:table-cell office:value-type="float" office:value="0" calcext:value-type="float">
            <text:p>0</text:p>
          </table:table-cell>
          <table:table-cell table:formula="of:=[.H1143]-[.I11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1" calcext:value-type="float">
            <text:p>20094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6641298" calcext:value-type="float">
            <text:p>56641298</text:p>
          </table:table-cell>
          <table:table-cell office:value-type="float" office:value="55436164" calcext:value-type="float">
            <text:p>5543616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  <table:table-cell table:formula="of:=[.H1144]-[.I11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4" calcext:value-type="float">
            <text:p>200944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9648918" calcext:value-type="float">
            <text:p>39648918</text:p>
          </table:table-cell>
          <table:table-cell office:value-type="float" office:value="38805324" calcext:value-type="float">
            <text:p>38805324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  <table:table-cell table:formula="of:=[.H1145]-[.I11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6" calcext:value-type="float">
            <text:p>200946</text:p>
          </table:table-cell>
          <table:table-cell office:value-type="float" office:value="82637760" calcext:value-type="float">
            <text:p>826377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4707855" calcext:value-type="float">
            <text:p>34707855</text:p>
          </table:table-cell>
          <table:table-cell office:value-type="float" office:value="33055100" calcext:value-type="float">
            <text:p>33055100</text:p>
          </table:table-cell>
          <table:table-cell table:number-columns-repeated="3" office:value-type="float" office:value="1652755" calcext:value-type="float">
            <text:p>1652755</text:p>
          </table:table-cell>
          <table:table-cell office:value-type="float" office:value="0" calcext:value-type="float">
            <text:p>0</text:p>
          </table:table-cell>
          <table:table-cell table:formula="of:=[.H1146]-[.I11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7" calcext:value-type="float">
            <text:p>200947</text:p>
          </table:table-cell>
          <table:table-cell office:value-type="float" office:value="179797247.63" calcext:value-type="float">
            <text:p>179797247.6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343225.2" calcext:value-type="float">
            <text:p>50343225.2</text:p>
          </table:table-cell>
          <table:table-cell office:value-type="float" office:value="46747280.2" calcext:value-type="float">
            <text:p>46747280.2</text:p>
          </table:table-cell>
          <table:table-cell table:number-columns-repeated="3" office:value-type="float" office:value="3595945" calcext:value-type="float">
            <text:p>3595945</text:p>
          </table:table-cell>
          <table:table-cell office:value-type="float" office:value="0" calcext:value-type="float">
            <text:p>0</text:p>
          </table:table-cell>
          <table:table-cell table:formula="of:=[.H1147]-[.I11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3" calcext:value-type="float">
            <text:p>2009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1148]-[.I11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5" calcext:value-type="float">
            <text:p>200955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64860" calcext:value-type="float">
            <text:p>5164860</text:p>
          </table:table-cell>
          <table:table-cell office:value-type="float" office:value="4648374" calcext:value-type="float">
            <text:p>4648374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  <table:table-cell table:formula="of:=[.H1149]-[.I11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7" calcext:value-type="float">
            <text:p>200957</text:p>
          </table:table-cell>
          <table:table-cell office:value-type="float" office:value="430405000" calcext:value-type="float">
            <text:p>430405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86081000" calcext:value-type="float">
            <text:p>86081000</text:p>
          </table:table-cell>
          <table:table-cell table:number-columns-repeated="3" office:value-type="float" office:value="8608100" calcext:value-type="float">
            <text:p>8608100</text:p>
          </table:table-cell>
          <table:table-cell office:value-type="float" office:value="0" calcext:value-type="float">
            <text:p>0</text:p>
          </table:table-cell>
          <table:table-cell table:formula="of:=[.H1150]-[.I1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8" calcext:value-type="float">
            <text:p>200958</text:p>
          </table:table-cell>
          <table:table-cell office:value-type="float" office:value="1483175630" calcext:value-type="float">
            <text:p>14831756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83175630" calcext:value-type="float">
            <text:p>14831756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663513" calcext:value-type="float">
            <text:p>29663513</text:p>
          </table:table-cell>
          <table:table-cell office:value-type="float" office:value="0" calcext:value-type="float">
            <text:p>0</text:p>
          </table:table-cell>
          <table:table-cell table:formula="of:=[.H1151]-[.I1151]" office:value-type="float" office:value="-29663513" calcext:value-type="float">
            <text:p>-29663513</text:p>
          </table:table-cell>
        </table:table-row>
        <table:table-row table:style-name="ro1" table:visibility="filter">
          <table:table-cell office:value-type="float" office:value="200961" calcext:value-type="float">
            <text:p>200961</text:p>
          </table:table-cell>
          <table:table-cell office:value-type="float" office:value="625481770.34" calcext:value-type="float">
            <text:p>625481770.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2663795" calcext:value-type="float">
            <text:p>212663795</text:p>
          </table:table-cell>
          <table:table-cell office:value-type="float" office:value="200154160" calcext:value-type="float">
            <text:p>200154160</text:p>
          </table:table-cell>
          <table:table-cell table:number-columns-repeated="3" office:value-type="float" office:value="12509635" calcext:value-type="float">
            <text:p>12509635</text:p>
          </table:table-cell>
          <table:table-cell office:value-type="float" office:value="0" calcext:value-type="float">
            <text:p>0</text:p>
          </table:table-cell>
          <table:table-cell table:formula="of:=[.H1152]-[.I11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64" calcext:value-type="float">
            <text:p>200964</text:p>
          </table:table-cell>
          <table:table-cell office:value-type="float" office:value="596851398.28" calcext:value-type="float">
            <text:p>596851398.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0992448" calcext:value-type="float">
            <text:p>190992448</text:p>
          </table:table-cell>
          <table:table-cell office:value-type="float" office:value="179055420" calcext:value-type="float">
            <text:p>179055420</text:p>
          </table:table-cell>
          <table:table-cell table:number-columns-repeated="3" office:value-type="float" office:value="11937028" calcext:value-type="float">
            <text:p>11937028</text:p>
          </table:table-cell>
          <table:table-cell office:value-type="float" office:value="0" calcext:value-type="float">
            <text:p>0</text:p>
          </table:table-cell>
          <table:table-cell table:formula="of:=[.H1153]-[.I11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65" calcext:value-type="float">
            <text:p>200965</text:p>
          </table:table-cell>
          <table:table-cell office:value-type="float" office:value="143755270" calcext:value-type="float">
            <text:p>14375527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6001680" calcext:value-type="float">
            <text:p>46001680</text:p>
          </table:table-cell>
          <table:table-cell office:value-type="float" office:value="43126575" calcext:value-type="float">
            <text:p>43126575</text:p>
          </table:table-cell>
          <table:table-cell table:number-columns-repeated="3" office:value-type="float" office:value="2875105" calcext:value-type="float">
            <text:p>2875105</text:p>
          </table:table-cell>
          <table:table-cell office:value-type="float" office:value="0" calcext:value-type="float">
            <text:p>0</text:p>
          </table:table-cell>
          <table:table-cell table:formula="of:=[.H1154]-[.I11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71" calcext:value-type="float">
            <text:p>200971</text:p>
          </table:table-cell>
          <table:table-cell office:value-type="float" office:value="114595000" calcext:value-type="float">
            <text:p>11459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1048900" calcext:value-type="float">
            <text:p>71048900</text:p>
          </table:table-cell>
          <table:table-cell office:value-type="float" office:value="68757000" calcext:value-type="float">
            <text:p>68757000</text:p>
          </table:table-cell>
          <table:table-cell table:number-columns-repeated="3" office:value-type="float" office:value="2291900" calcext:value-type="float">
            <text:p>2291900</text:p>
          </table:table-cell>
          <table:table-cell office:value-type="float" office:value="0" calcext:value-type="float">
            <text:p>0</text:p>
          </table:table-cell>
          <table:table-cell table:formula="of:=[.H1155]-[.I11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74" calcext:value-type="float">
            <text:p>200974</text:p>
          </table:table-cell>
          <table:table-cell office:value-type="float" office:value="232479690" calcext:value-type="float">
            <text:p>2324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8530918" calcext:value-type="float">
            <text:p>218530918</text:p>
          </table:table-cell>
          <table:table-cell office:value-type="float" office:value="213881324" calcext:value-type="float">
            <text:p>213881324</text:p>
          </table:table-cell>
          <table:table-cell table:number-columns-repeated="3" office:value-type="float" office:value="4649594" calcext:value-type="float">
            <text:p>4649594</text:p>
          </table:table-cell>
          <table:table-cell office:value-type="float" office:value="0" calcext:value-type="float">
            <text:p>0</text:p>
          </table:table-cell>
          <table:table-cell table:formula="of:=[.H1156]-[.I11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95" calcext:value-type="float">
            <text:p>200995</text:p>
          </table:table-cell>
          <table:table-cell office:value-type="float" office:value="83010875" calcext:value-type="float">
            <text:p>8301087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262398" calcext:value-type="float">
            <text:p>18262398</text:p>
          </table:table-cell>
          <table:table-cell office:value-type="float" office:value="16602180" calcext:value-type="float">
            <text:p>16602180</text:p>
          </table:table-cell>
          <table:table-cell table:number-columns-repeated="3" office:value-type="float" office:value="1660218" calcext:value-type="float">
            <text:p>1660218</text:p>
          </table:table-cell>
          <table:table-cell office:value-type="float" office:value="0" calcext:value-type="float">
            <text:p>0</text:p>
          </table:table-cell>
          <table:table-cell table:formula="of:=[.H1157]-[.I11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96" calcext:value-type="float">
            <text:p>200996</text:p>
          </table:table-cell>
          <table:table-cell office:value-type="float" office:value="276676132" calcext:value-type="float">
            <text:p>2766761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5335230" calcext:value-type="float">
            <text:p>55335230</text:p>
          </table:table-cell>
          <table:table-cell office:value-type="float" office:value="49801707" calcext:value-type="float">
            <text:p>49801707</text:p>
          </table:table-cell>
          <table:table-cell table:number-columns-repeated="3" office:value-type="float" office:value="5533523" calcext:value-type="float">
            <text:p>5533523</text:p>
          </table:table-cell>
          <table:table-cell office:value-type="float" office:value="0" calcext:value-type="float">
            <text:p>0</text:p>
          </table:table-cell>
          <table:table-cell table:formula="of:=[.H1158]-[.I11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97" calcext:value-type="float">
            <text:p>200997</text:p>
          </table:table-cell>
          <table:table-cell office:value-type="float" office:value="95431402" calcext:value-type="float">
            <text:p>9543140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086280" calcext:value-type="float">
            <text:p>19086280</text:p>
          </table:table-cell>
          <table:table-cell office:value-type="float" office:value="17177652" calcext:value-type="float">
            <text:p>17177652</text:p>
          </table:table-cell>
          <table:table-cell table:number-columns-repeated="3" office:value-type="float" office:value="1908628" calcext:value-type="float">
            <text:p>1908628</text:p>
          </table:table-cell>
          <table:table-cell office:value-type="float" office:value="0" calcext:value-type="float">
            <text:p>0</text:p>
          </table:table-cell>
          <table:table-cell table:formula="of:=[.H1159]-[.I11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23" calcext:value-type="float">
            <text:p>201023</text:p>
          </table:table-cell>
          <table:table-cell office:value-type="float" office:value="438717885.1" calcext:value-type="float">
            <text:p>438717885.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6517938" calcext:value-type="float">
            <text:p>96517938</text:p>
          </table:table-cell>
          <table:table-cell office:value-type="float" office:value="87743580" calcext:value-type="float">
            <text:p>87743580</text:p>
          </table:table-cell>
          <table:table-cell table:number-columns-repeated="3" office:value-type="float" office:value="8774358" calcext:value-type="float">
            <text:p>8774358</text:p>
          </table:table-cell>
          <table:table-cell office:value-type="float" office:value="0" calcext:value-type="float">
            <text:p>0</text:p>
          </table:table-cell>
          <table:table-cell table:formula="of:=[.H1160]-[.I11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25" calcext:value-type="float">
            <text:p>201025</text:p>
          </table:table-cell>
          <table:table-cell office:value-type="float" office:value="861527296" calcext:value-type="float">
            <text:p>86152729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85838564" calcext:value-type="float">
            <text:p>585838564</text:p>
          </table:table-cell>
          <table:table-cell office:value-type="float" office:value="568608018" calcext:value-type="float">
            <text:p>568608018</text:p>
          </table:table-cell>
          <table:table-cell table:number-columns-repeated="3" office:value-type="float" office:value="17230546" calcext:value-type="float">
            <text:p>17230546</text:p>
          </table:table-cell>
          <table:table-cell office:value-type="float" office:value="0" calcext:value-type="float">
            <text:p>0</text:p>
          </table:table-cell>
          <table:table-cell table:formula="of:=[.H1161]-[.I11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51" calcext:value-type="float">
            <text:p>201051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0800000" calcext:value-type="float">
            <text:p>108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formula="of:=[.H1162]-[.I11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58" calcext:value-type="float">
            <text:p>201058</text:p>
          </table:table-cell>
          <table:table-cell office:value-type="float" office:value="58801000" calcext:value-type="float">
            <text:p>58801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36220" calcext:value-type="float">
            <text:p>12936220</text:p>
          </table:table-cell>
          <table:table-cell office:value-type="float" office:value="11760200" calcext:value-type="float">
            <text:p>11760200</text:p>
          </table:table-cell>
          <table:table-cell table:number-columns-repeated="3" office:value-type="float" office:value="1176020" calcext:value-type="float">
            <text:p>1176020</text:p>
          </table:table-cell>
          <table:table-cell office:value-type="float" office:value="0" calcext:value-type="float">
            <text:p>0</text:p>
          </table:table-cell>
          <table:table-cell table:formula="of:=[.H1163]-[.I11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0" calcext:value-type="float">
            <text:p>20106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164]-[.I11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2" calcext:value-type="float">
            <text:p>201062</text:p>
          </table:table-cell>
          <table:table-cell office:value-type="float" office:value="359818580" calcext:value-type="float">
            <text:p>35981858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36731068" calcext:value-type="float">
            <text:p>136731068</text:p>
          </table:table-cell>
          <table:table-cell office:value-type="float" office:value="129534696" calcext:value-type="float">
            <text:p>129534696</text:p>
          </table:table-cell>
          <table:table-cell table:number-columns-repeated="3" office:value-type="float" office:value="7196372" calcext:value-type="float">
            <text:p>7196372</text:p>
          </table:table-cell>
          <table:table-cell office:value-type="float" office:value="0" calcext:value-type="float">
            <text:p>0</text:p>
          </table:table-cell>
          <table:table-cell table:formula="of:=[.H1165]-[.I11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5" calcext:value-type="float">
            <text:p>201065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6500000" calcext:value-type="float">
            <text:p>165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formula="of:=[.H1166]-[.I11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6" calcext:value-type="float">
            <text:p>201066</text:p>
          </table:table-cell>
          <table:table-cell office:value-type="float" office:value="303005120" calcext:value-type="float">
            <text:p>3030051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54524284" calcext:value-type="float">
            <text:p>254524284</text:p>
          </table:table-cell>
          <table:table-cell office:value-type="float" office:value="248464182" calcext:value-type="float">
            <text:p>248464182</text:p>
          </table:table-cell>
          <table:table-cell table:number-columns-repeated="3" office:value-type="float" office:value="6060102" calcext:value-type="float">
            <text:p>6060102</text:p>
          </table:table-cell>
          <table:table-cell office:value-type="float" office:value="0" calcext:value-type="float">
            <text:p>0</text:p>
          </table:table-cell>
          <table:table-cell table:formula="of:=[.H1167]-[.I11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8" calcext:value-type="float">
            <text:p>20106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  <table:table-cell table:formula="of:=[.H1168]-[.I11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9" calcext:value-type="float">
            <text:p>201069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45079" calcext:value-type="float">
            <text:p>4545079</text:p>
          </table:table-cell>
          <table:table-cell office:value-type="float" office:value="4131890" calcext:value-type="float">
            <text:p>4131890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 table:formula="of:=[.H1169]-[.I11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70" calcext:value-type="float">
            <text:p>20107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700000" calcext:value-type="float">
            <text:p>18700000</text:p>
          </table:table-cell>
          <table:table-cell office:value-type="float" office:value="17000000" calcext:value-type="float">
            <text:p>170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table:formula="of:=[.H1170]-[.I11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74" calcext:value-type="float">
            <text:p>20107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6030886" calcext:value-type="float">
            <text:p>26030886</text:p>
          </table:table-cell>
          <table:table-cell office:value-type="float" office:value="25411103" calcext:value-type="float">
            <text:p>25411103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 table:formula="of:=[.H1171]-[.I11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75" calcext:value-type="float">
            <text:p>2010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1172]-[.I11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77" calcext:value-type="float">
            <text:p>2010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0000000" calcext:value-type="float">
            <text:p>20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formula="of:=[.H1173]-[.I11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86" calcext:value-type="float">
            <text:p>201086</text:p>
          </table:table-cell>
          <table:table-cell office:value-type="float" office:value="619671360" calcext:value-type="float">
            <text:p>6196713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8983091" calcext:value-type="float">
            <text:p>408983091</text:p>
          </table:table-cell>
          <table:table-cell office:value-type="float" office:value="396589664" calcext:value-type="float">
            <text:p>396589664</text:p>
          </table:table-cell>
          <table:table-cell table:number-columns-repeated="3" office:value-type="float" office:value="12393427" calcext:value-type="float">
            <text:p>12393427</text:p>
          </table:table-cell>
          <table:table-cell office:value-type="float" office:value="0" calcext:value-type="float">
            <text:p>0</text:p>
          </table:table-cell>
          <table:table-cell table:formula="of:=[.H1174]-[.I11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9" calcext:value-type="float">
            <text:p>2010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6000000" calcext:value-type="float">
            <text:p>86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formula="of:=[.H1175]-[.I11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0" calcext:value-type="float">
            <text:p>201100</text:p>
          </table:table-cell>
          <table:table-cell office:value-type="float" office:value="794138544" calcext:value-type="float">
            <text:p>7941385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03545298" calcext:value-type="float">
            <text:p>603545298</text:p>
          </table:table-cell>
          <table:table-cell office:value-type="float" office:value="587662527" calcext:value-type="float">
            <text:p>587662527</text:p>
          </table:table-cell>
          <table:table-cell table:number-columns-repeated="3" office:value-type="float" office:value="15882771" calcext:value-type="float">
            <text:p>15882771</text:p>
          </table:table-cell>
          <table:table-cell office:value-type="float" office:value="0" calcext:value-type="float">
            <text:p>0</text:p>
          </table:table-cell>
          <table:table-cell table:formula="of:=[.H1176]-[.I11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5" calcext:value-type="float">
            <text:p>201105</text:p>
          </table:table-cell>
          <table:table-cell office:value-type="float" office:value="545230320" calcext:value-type="float">
            <text:p>5452303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27138180" calcext:value-type="float">
            <text:p>327138180</text:p>
          </table:table-cell>
          <table:table-cell office:value-type="float" office:value="316233574" calcext:value-type="float">
            <text:p>316233574</text:p>
          </table:table-cell>
          <table:table-cell table:number-columns-repeated="3" office:value-type="float" office:value="10904606" calcext:value-type="float">
            <text:p>10904606</text:p>
          </table:table-cell>
          <table:table-cell office:value-type="float" office:value="0" calcext:value-type="float">
            <text:p>0</text:p>
          </table:table-cell>
          <table:table-cell table:formula="of:=[.H1177]-[.I11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3" calcext:value-type="float">
            <text:p>201113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9800000" calcext:value-type="float">
            <text:p>198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table:formula="of:=[.H1178]-[.I11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4" calcext:value-type="float">
            <text:p>201114</text:p>
          </table:table-cell>
          <table:table-cell office:value-type="float" office:value="182250000" calcext:value-type="float">
            <text:p>182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6450000" calcext:value-type="float">
            <text:p>36450000</text:p>
          </table:table-cell>
          <table:table-cell office:value-type="float" office:value="32805000" calcext:value-type="float">
            <text:p>32805000</text:p>
          </table:table-cell>
          <table:table-cell table:number-columns-repeated="3" office:value-type="float" office:value="3645000" calcext:value-type="float">
            <text:p>3645000</text:p>
          </table:table-cell>
          <table:table-cell office:value-type="float" office:value="0" calcext:value-type="float">
            <text:p>0</text:p>
          </table:table-cell>
          <table:table-cell table:formula="of:=[.H1179]-[.I11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7" calcext:value-type="float">
            <text:p>201117</text:p>
          </table:table-cell>
          <table:table-cell office:value-type="float" office:value="266196884" calcext:value-type="float">
            <text:p>26619688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65042078" calcext:value-type="float">
            <text:p>165042078</text:p>
          </table:table-cell>
          <table:table-cell office:value-type="float" office:value="159718140" calcext:value-type="float">
            <text:p>159718140</text:p>
          </table:table-cell>
          <table:table-cell table:number-columns-repeated="3" office:value-type="float" office:value="5323938" calcext:value-type="float">
            <text:p>5323938</text:p>
          </table:table-cell>
          <table:table-cell office:value-type="float" office:value="0" calcext:value-type="float">
            <text:p>0</text:p>
          </table:table-cell>
          <table:table-cell table:formula="of:=[.H1180]-[.I1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9" calcext:value-type="float">
            <text:p>201119</text:p>
          </table:table-cell>
          <table:table-cell office:value-type="float" office:value="482456632" calcext:value-type="float">
            <text:p>482456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2456632" calcext:value-type="float">
            <text:p>482456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49133" calcext:value-type="float">
            <text:p>9649133</text:p>
          </table:table-cell>
          <table:table-cell office:value-type="float" office:value="0" calcext:value-type="float">
            <text:p>0</text:p>
          </table:table-cell>
          <table:table-cell table:formula="of:=[.H1181]-[.I1181]" office:value-type="float" office:value="-9649133" calcext:value-type="float">
            <text:p>-9649133</text:p>
          </table:table-cell>
        </table:table-row>
        <table:table-row table:style-name="ro1" table:visibility="filter">
          <table:table-cell office:value-type="float" office:value="201132" calcext:value-type="float">
            <text:p>201132</text:p>
          </table:table-cell>
          <table:table-cell office:value-type="float" office:value="54547200" calcext:value-type="float">
            <text:p>54547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909440" calcext:value-type="float">
            <text:p>10909440</text:p>
          </table:table-cell>
          <table:table-cell office:value-type="float" office:value="9818496" calcext:value-type="float">
            <text:p>9818496</text:p>
          </table:table-cell>
          <table:table-cell table:number-columns-repeated="3" office:value-type="float" office:value="1090944" calcext:value-type="float">
            <text:p>1090944</text:p>
          </table:table-cell>
          <table:table-cell office:value-type="float" office:value="0" calcext:value-type="float">
            <text:p>0</text:p>
          </table:table-cell>
          <table:table-cell table:formula="of:=[.H1182]-[.I11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36" calcext:value-type="float">
            <text:p>20113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183]-[.I11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38" calcext:value-type="float">
            <text:p>201138</text:p>
          </table:table-cell>
          <table:table-cell office:value-type="float" office:value="603859586.47" calcext:value-type="float">
            <text:p>603859586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91782408" calcext:value-type="float">
            <text:p>591782408</text:p>
          </table:table-cell>
          <table:table-cell office:value-type="float" office:value="579705216" calcext:value-type="float">
            <text:p>579705216</text:p>
          </table:table-cell>
          <table:table-cell table:number-columns-repeated="3" office:value-type="float" office:value="12077192" calcext:value-type="float">
            <text:p>12077192</text:p>
          </table:table-cell>
          <table:table-cell office:value-type="float" office:value="0" calcext:value-type="float">
            <text:p>0</text:p>
          </table:table-cell>
          <table:table-cell table:formula="of:=[.H1184]-[.I11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50" calcext:value-type="float">
            <text:p>20115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H1185]-[.I11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51" calcext:value-type="float">
            <text:p>201151</text:p>
          </table:table-cell>
          <table:table-cell office:value-type="float" office:value="17216200" calcext:value-type="float">
            <text:p>17216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051340" calcext:value-type="float">
            <text:p>12051340</text:p>
          </table:table-cell>
          <table:table-cell office:value-type="float" office:value="11707016" calcext:value-type="float">
            <text:p>11707016</text:p>
          </table:table-cell>
          <table:table-cell table:number-columns-repeated="3" office:value-type="float" office:value="344324" calcext:value-type="float">
            <text:p>344324</text:p>
          </table:table-cell>
          <table:table-cell office:value-type="float" office:value="0" calcext:value-type="float">
            <text:p>0</text:p>
          </table:table-cell>
          <table:table-cell table:formula="of:=[.H1186]-[.I11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53" calcext:value-type="float">
            <text:p>201153</text:p>
          </table:table-cell>
          <table:table-cell office:value-type="float" office:value="618484908.01" calcext:value-type="float">
            <text:p>618484908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32939430" calcext:value-type="float">
            <text:p>432939430</text:p>
          </table:table-cell>
          <table:table-cell office:value-type="float" office:value="420569732" calcext:value-type="float">
            <text:p>420569732</text:p>
          </table:table-cell>
          <table:table-cell table:number-columns-repeated="3" office:value-type="float" office:value="12369698" calcext:value-type="float">
            <text:p>12369698</text:p>
          </table:table-cell>
          <table:table-cell office:value-type="float" office:value="0" calcext:value-type="float">
            <text:p>0</text:p>
          </table:table-cell>
          <table:table-cell table:formula="of:=[.H1187]-[.I11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54" calcext:value-type="float">
            <text:p>201154</text:p>
          </table:table-cell>
          <table:table-cell office:value-type="float" office:value="635083311" calcext:value-type="float">
            <text:p>6350833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31856644" calcext:value-type="float">
            <text:p>431856644</text:p>
          </table:table-cell>
          <table:table-cell office:value-type="float" office:value="419154978" calcext:value-type="float">
            <text:p>419154978</text:p>
          </table:table-cell>
          <table:table-cell table:number-columns-repeated="3" office:value-type="float" office:value="12701666" calcext:value-type="float">
            <text:p>12701666</text:p>
          </table:table-cell>
          <table:table-cell office:value-type="float" office:value="0" calcext:value-type="float">
            <text:p>0</text:p>
          </table:table-cell>
          <table:table-cell table:formula="of:=[.H1188]-[.I11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55" calcext:value-type="float">
            <text:p>201155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4290522" calcext:value-type="float">
            <text:p>84290522</text:p>
          </table:table-cell>
          <table:table-cell office:value-type="float" office:value="81811389" calcext:value-type="float">
            <text:p>81811389</text:p>
          </table:table-cell>
          <table:table-cell table:number-columns-repeated="3" office:value-type="float" office:value="2479133" calcext:value-type="float">
            <text:p>2479133</text:p>
          </table:table-cell>
          <table:table-cell office:value-type="float" office:value="0" calcext:value-type="float">
            <text:p>0</text:p>
          </table:table-cell>
          <table:table-cell table:formula="of:=[.H1189]-[.I11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61" calcext:value-type="float">
            <text:p>201161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4073472" calcext:value-type="float">
            <text:p>44073472</text:p>
          </table:table-cell>
          <table:table-cell office:value-type="float" office:value="42696176" calcext:value-type="float">
            <text:p>4269617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  <table:table-cell table:formula="of:=[.H1190]-[.I11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65" calcext:value-type="float">
            <text:p>201165</text:p>
          </table:table-cell>
          <table:table-cell office:value-type="float" office:value="637364500" calcext:value-type="float">
            <text:p>637364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6703930" calcext:value-type="float">
            <text:p>216703930</text:p>
          </table:table-cell>
          <table:table-cell office:value-type="float" office:value="203956640" calcext:value-type="float">
            <text:p>203956640</text:p>
          </table:table-cell>
          <table:table-cell table:number-columns-repeated="3" office:value-type="float" office:value="12747290" calcext:value-type="float">
            <text:p>12747290</text:p>
          </table:table-cell>
          <table:table-cell office:value-type="float" office:value="0" calcext:value-type="float">
            <text:p>0</text:p>
          </table:table-cell>
          <table:table-cell table:formula="of:=[.H1191]-[.I11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68" calcext:value-type="float">
            <text:p>201168</text:p>
          </table:table-cell>
          <table:table-cell office:value-type="float" office:value="165275520" calcext:value-type="float">
            <text:p>1652755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2387340" calcext:value-type="float">
            <text:p>112387340</text:p>
          </table:table-cell>
          <table:table-cell office:value-type="float" office:value="109081830" calcext:value-type="float">
            <text:p>109081830</text:p>
          </table:table-cell>
          <table:table-cell table:number-columns-repeated="3" office:value-type="float" office:value="3305510" calcext:value-type="float">
            <text:p>3305510</text:p>
          </table:table-cell>
          <table:table-cell office:value-type="float" office:value="0" calcext:value-type="float">
            <text:p>0</text:p>
          </table:table-cell>
          <table:table-cell table:formula="of:=[.H1192]-[.I11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69" calcext:value-type="float">
            <text:p>201169</text:p>
          </table:table-cell>
          <table:table-cell office:value-type="float" office:value="202400000" calcext:value-type="float">
            <text:p>202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28000" calcext:value-type="float">
            <text:p>44528000</text:p>
          </table:table-cell>
          <table:table-cell office:value-type="float" office:value="40480000" calcext:value-type="float">
            <text:p>40480000</text:p>
          </table:table-cell>
          <table:table-cell table:number-columns-repeated="3" office:value-type="float" office:value="4048000" calcext:value-type="float">
            <text:p>4048000</text:p>
          </table:table-cell>
          <table:table-cell office:value-type="float" office:value="0" calcext:value-type="float">
            <text:p>0</text:p>
          </table:table-cell>
          <table:table-cell table:formula="of:=[.H1193]-[.I11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2" calcext:value-type="float">
            <text:p>20117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0000000" calcext:value-type="float">
            <text:p>40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table:formula="of:=[.H1194]-[.I11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5" calcext:value-type="float">
            <text:p>20117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table:formula="of:=[.H1195]-[.I11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7" calcext:value-type="float">
            <text:p>201177</text:p>
          </table:table-cell>
          <table:table-cell office:value-type="float" office:value="436828364" calcext:value-type="float">
            <text:p>43682836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27150742" calcext:value-type="float">
            <text:p>227150742</text:p>
          </table:table-cell>
          <table:table-cell office:value-type="float" office:value="218414175" calcext:value-type="float">
            <text:p>218414175</text:p>
          </table:table-cell>
          <table:table-cell table:number-columns-repeated="3" office:value-type="float" office:value="8736567" calcext:value-type="float">
            <text:p>8736567</text:p>
          </table:table-cell>
          <table:table-cell office:value-type="float" office:value="0" calcext:value-type="float">
            <text:p>0</text:p>
          </table:table-cell>
          <table:table-cell table:formula="of:=[.H1196]-[.I11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86" calcext:value-type="float">
            <text:p>201186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2312206" calcext:value-type="float">
            <text:p>22312206</text:p>
          </table:table-cell>
          <table:table-cell office:value-type="float" office:value="21485828" calcext:value-type="float">
            <text:p>21485828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 table:formula="of:=[.H1197]-[.I11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87" calcext:value-type="float">
            <text:p>201187</text:p>
          </table:table-cell>
          <table:table-cell office:value-type="float" office:value="722063159.54" calcext:value-type="float">
            <text:p>722063159.5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44412630" calcext:value-type="float">
            <text:p>144412630</text:p>
          </table:table-cell>
          <table:table-cell office:value-type="float" office:value="129971367" calcext:value-type="float">
            <text:p>129971367</text:p>
          </table:table-cell>
          <table:table-cell table:number-columns-repeated="3" office:value-type="float" office:value="14441263" calcext:value-type="float">
            <text:p>14441263</text:p>
          </table:table-cell>
          <table:table-cell office:value-type="float" office:value="0" calcext:value-type="float">
            <text:p>0</text:p>
          </table:table-cell>
          <table:table-cell table:formula="of:=[.H1198]-[.I1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92" calcext:value-type="float">
            <text:p>201192</text:p>
          </table:table-cell>
          <table:table-cell office:value-type="float" office:value="2291581824" calcext:value-type="float">
            <text:p>22915818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91581824" calcext:value-type="float">
            <text:p>22915818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831636" calcext:value-type="float">
            <text:p>45831636</text:p>
          </table:table-cell>
          <table:table-cell office:value-type="float" office:value="0" calcext:value-type="float">
            <text:p>0</text:p>
          </table:table-cell>
          <table:table-cell table:formula="of:=[.H1199]-[.I1199]" office:value-type="float" office:value="-45831636" calcext:value-type="float">
            <text:p>-45831636</text:p>
          </table:table-cell>
        </table:table-row>
        <table:table-row table:style-name="ro1" table:visibility="filter">
          <table:table-cell office:value-type="float" office:value="201216" calcext:value-type="float">
            <text:p>201216</text:p>
          </table:table-cell>
          <table:table-cell office:value-type="float" office:value="1596394491.58" calcext:value-type="float">
            <text:p>1596394491.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245187710" calcext:value-type="float">
            <text:p>1245187710</text:p>
          </table:table-cell>
          <table:table-cell office:value-type="float" office:value="1213259820" calcext:value-type="float">
            <text:p>1213259820</text:p>
          </table:table-cell>
          <table:table-cell table:number-columns-repeated="3" office:value-type="float" office:value="31927890" calcext:value-type="float">
            <text:p>31927890</text:p>
          </table:table-cell>
          <table:table-cell office:value-type="float" office:value="0" calcext:value-type="float">
            <text:p>0</text:p>
          </table:table-cell>
          <table:table-cell table:formula="of:=[.H1200]-[.I12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18" calcext:value-type="float">
            <text:p>201218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formula="of:=[.H1201]-[.I12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28" calcext:value-type="float">
            <text:p>20122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1202]-[.I12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29" calcext:value-type="float">
            <text:p>201229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512948" calcext:value-type="float">
            <text:p>26512948</text:p>
          </table:table-cell>
          <table:table-cell office:value-type="float" office:value="24102680" calcext:value-type="float">
            <text:p>24102680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 table:formula="of:=[.H1203]-[.I12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1" calcext:value-type="float">
            <text:p>201231</text:p>
          </table:table-cell>
          <table:table-cell office:value-type="float" office:value="313334840" calcext:value-type="float">
            <text:p>3133348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9200819" calcext:value-type="float">
            <text:p>169200819</text:p>
          </table:table-cell>
          <table:table-cell office:value-type="float" office:value="162934122" calcext:value-type="float">
            <text:p>162934122</text:p>
          </table:table-cell>
          <table:table-cell table:number-columns-repeated="3" office:value-type="float" office:value="6266697" calcext:value-type="float">
            <text:p>6266697</text:p>
          </table:table-cell>
          <table:table-cell office:value-type="float" office:value="0" calcext:value-type="float">
            <text:p>0</text:p>
          </table:table-cell>
          <table:table-cell table:formula="of:=[.H1204]-[.I12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4" calcext:value-type="float">
            <text:p>2012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H1205]-[.I1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6" calcext:value-type="float">
            <text:p>201236</text:p>
          </table:table-cell>
          <table:table-cell office:value-type="float" office:value="699838530" calcext:value-type="float">
            <text:p>6998385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99838530" calcext:value-type="float">
            <text:p>699838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96771" calcext:value-type="float">
            <text:p>13996771</text:p>
          </table:table-cell>
          <table:table-cell office:value-type="float" office:value="0" calcext:value-type="float">
            <text:p>0</text:p>
          </table:table-cell>
          <table:table-cell table:formula="of:=[.H1206]-[.I1206]" office:value-type="float" office:value="-13996771" calcext:value-type="float">
            <text:p>-13996771</text:p>
          </table:table-cell>
        </table:table-row>
        <table:table-row table:style-name="ro1">
          <table:table-cell office:value-type="float" office:value="201244" calcext:value-type="float">
            <text:p>201244</text:p>
          </table:table-cell>
          <table:table-cell office:value-type="float" office:value="19798630" calcext:value-type="float">
            <text:p>197986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98630" calcext:value-type="float">
            <text:p>197986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5973" calcext:value-type="float">
            <text:p>395973</text:p>
          </table:table-cell>
          <table:table-cell office:value-type="float" office:value="0" calcext:value-type="float">
            <text:p>0</text:p>
          </table:table-cell>
          <table:table-cell table:formula="of:=[.H1207]-[.I1207]" office:value-type="float" office:value="-395973" calcext:value-type="float">
            <text:p>-395973</text:p>
          </table:table-cell>
        </table:table-row>
        <table:table-row table:style-name="ro1" table:visibility="filter">
          <table:table-cell office:value-type="float" office:value="201245" calcext:value-type="float">
            <text:p>201245</text:p>
          </table:table-cell>
          <table:table-cell office:value-type="float" office:value="241430400" calcext:value-type="float">
            <text:p>2414304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91743552" calcext:value-type="float">
            <text:p>91743552</text:p>
          </table:table-cell>
          <table:table-cell table:number-columns-repeated="3" office:value-type="float" office:value="4828608" calcext:value-type="float">
            <text:p>4828608</text:p>
          </table:table-cell>
          <table:table-cell office:value-type="float" office:value="0" calcext:value-type="float">
            <text:p>0</text:p>
          </table:table-cell>
          <table:table-cell table:formula="of:=[.H1208]-[.I12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6" calcext:value-type="float">
            <text:p>201246</text:p>
          </table:table-cell>
          <table:table-cell office:value-type="float" office:value="379780651" calcext:value-type="float">
            <text:p>3797806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1912260" calcext:value-type="float">
            <text:p>151912260</text:p>
          </table:table-cell>
          <table:table-cell office:value-type="float" office:value="144316647" calcext:value-type="float">
            <text:p>144316647</text:p>
          </table:table-cell>
          <table:table-cell table:number-columns-repeated="3" office:value-type="float" office:value="7595613" calcext:value-type="float">
            <text:p>7595613</text:p>
          </table:table-cell>
          <table:table-cell office:value-type="float" office:value="0" calcext:value-type="float">
            <text:p>0</text:p>
          </table:table-cell>
          <table:table-cell table:formula="of:=[.H1209]-[.I12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75" calcext:value-type="float">
            <text:p>201275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 table:formula="of:=[.H1210]-[.I12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76" calcext:value-type="float">
            <text:p>201276</text:p>
          </table:table-cell>
          <table:table-cell office:value-type="float" office:value="279763250" calcext:value-type="float">
            <text:p>2797632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06310035" calcext:value-type="float">
            <text:p>106310035</text:p>
          </table:table-cell>
          <table:table-cell office:value-type="float" office:value="100714770" calcext:value-type="float">
            <text:p>100714770</text:p>
          </table:table-cell>
          <table:table-cell table:number-columns-repeated="3" office:value-type="float" office:value="5595265" calcext:value-type="float">
            <text:p>5595265</text:p>
          </table:table-cell>
          <table:table-cell office:value-type="float" office:value="0" calcext:value-type="float">
            <text:p>0</text:p>
          </table:table-cell>
          <table:table-cell table:formula="of:=[.H1211]-[.I1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7" calcext:value-type="float">
            <text:p>201277</text:p>
          </table:table-cell>
          <table:table-cell office:value-type="float" office:value="388397472" calcext:value-type="float">
            <text:p>388397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88397472" calcext:value-type="float">
            <text:p>38839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67949" calcext:value-type="float">
            <text:p>7767949</text:p>
          </table:table-cell>
          <table:table-cell office:value-type="float" office:value="0" calcext:value-type="float">
            <text:p>0</text:p>
          </table:table-cell>
          <table:table-cell table:formula="of:=[.H1212]-[.I1212]" office:value-type="float" office:value="-7767949" calcext:value-type="float">
            <text:p>-7767949</text:p>
          </table:table-cell>
        </table:table-row>
        <table:table-row table:style-name="ro1">
          <table:table-cell office:value-type="float" office:value="201278" calcext:value-type="float">
            <text:p>201278</text:p>
          </table:table-cell>
          <table:table-cell office:value-type="float" office:value="54231030" calcext:value-type="float">
            <text:p>542310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4231030" calcext:value-type="float">
            <text:p>54231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 table:formula="of:=[.H1213]-[.I1213]" office:value-type="float" office:value="-1084621" calcext:value-type="float">
            <text:p>-1084621</text:p>
          </table:table-cell>
        </table:table-row>
        <table:table-row table:style-name="ro1">
          <table:table-cell office:value-type="float" office:value="201279" calcext:value-type="float">
            <text:p>201279</text:p>
          </table:table-cell>
          <table:table-cell office:value-type="float" office:value="182577801" calcext:value-type="float">
            <text:p>1825778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577801" calcext:value-type="float">
            <text:p>182577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51556" calcext:value-type="float">
            <text:p>3651556</text:p>
          </table:table-cell>
          <table:table-cell office:value-type="float" office:value="0" calcext:value-type="float">
            <text:p>0</text:p>
          </table:table-cell>
          <table:table-cell table:formula="of:=[.H1214]-[.I1214]" office:value-type="float" office:value="-3651556" calcext:value-type="float">
            <text:p>-3651556</text:p>
          </table:table-cell>
        </table:table-row>
        <table:table-row table:style-name="ro1" table:visibility="filter">
          <table:table-cell office:value-type="float" office:value="201280" calcext:value-type="float">
            <text:p>201280</text:p>
          </table:table-cell>
          <table:table-cell office:value-type="float" office:value="276836496" calcext:value-type="float">
            <text:p>27683649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66440760" calcext:value-type="float">
            <text:p>66440760</text:p>
          </table:table-cell>
          <table:table-cell office:value-type="float" office:value="60904030" calcext:value-type="float">
            <text:p>60904030</text:p>
          </table:table-cell>
          <table:table-cell table:number-columns-repeated="3" office:value-type="float" office:value="5536730" calcext:value-type="float">
            <text:p>5536730</text:p>
          </table:table-cell>
          <table:table-cell office:value-type="float" office:value="0" calcext:value-type="float">
            <text:p>0</text:p>
          </table:table-cell>
          <table:table-cell table:formula="of:=[.H1215]-[.I12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83" calcext:value-type="float">
            <text:p>201283</text:p>
          </table:table-cell>
          <table:table-cell office:value-type="float" office:value="435569860" calcext:value-type="float">
            <text:p>435569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7167277" calcext:value-type="float">
            <text:p>357167277</text:p>
          </table:table-cell>
          <table:table-cell office:value-type="float" office:value="348455880" calcext:value-type="float">
            <text:p>348455880</text:p>
          </table:table-cell>
          <table:table-cell table:number-columns-repeated="3" office:value-type="float" office:value="8711397" calcext:value-type="float">
            <text:p>8711397</text:p>
          </table:table-cell>
          <table:table-cell office:value-type="float" office:value="0" calcext:value-type="float">
            <text:p>0</text:p>
          </table:table-cell>
          <table:table-cell table:formula="of:=[.H1216]-[.I12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85" calcext:value-type="float">
            <text:p>201285</text:p>
          </table:table-cell>
          <table:table-cell office:value-type="float" office:value="1200261680" calcext:value-type="float">
            <text:p>12002616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960209360" calcext:value-type="float">
            <text:p>960209360</text:p>
          </table:table-cell>
          <table:table-cell office:value-type="float" office:value="936204126" calcext:value-type="float">
            <text:p>936204126</text:p>
          </table:table-cell>
          <table:table-cell table:number-columns-repeated="3" office:value-type="float" office:value="24005234" calcext:value-type="float">
            <text:p>24005234</text:p>
          </table:table-cell>
          <table:table-cell office:value-type="float" office:value="0" calcext:value-type="float">
            <text:p>0</text:p>
          </table:table-cell>
          <table:table-cell table:formula="of:=[.H1217]-[.I12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88" calcext:value-type="float">
            <text:p>201288</text:p>
          </table:table-cell>
          <table:table-cell office:value-type="float" office:value="637040415" calcext:value-type="float">
            <text:p>6370404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58669088" calcext:value-type="float">
            <text:p>458669088</text:p>
          </table:table-cell>
          <table:table-cell office:value-type="float" office:value="445928280" calcext:value-type="float">
            <text:p>445928280</text:p>
          </table:table-cell>
          <table:table-cell table:number-columns-repeated="3" office:value-type="float" office:value="12740808" calcext:value-type="float">
            <text:p>12740808</text:p>
          </table:table-cell>
          <table:table-cell office:value-type="float" office:value="0" calcext:value-type="float">
            <text:p>0</text:p>
          </table:table-cell>
          <table:table-cell table:formula="of:=[.H1218]-[.I12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92" calcext:value-type="float">
            <text:p>20129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4624376" calcext:value-type="float">
            <text:p>44624376</text:p>
          </table:table-cell>
          <table:table-cell office:value-type="float" office:value="43384810" calcext:value-type="float">
            <text:p>43384810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 table:formula="of:=[.H1219]-[.I12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94" calcext:value-type="float">
            <text:p>201294</text:p>
          </table:table-cell>
          <table:table-cell office:value-type="float" office:value="803503168" calcext:value-type="float">
            <text:p>8035031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14242016" calcext:value-type="float">
            <text:p>514242016</text:p>
          </table:table-cell>
          <table:table-cell office:value-type="float" office:value="498171953" calcext:value-type="float">
            <text:p>498171953</text:p>
          </table:table-cell>
          <table:table-cell table:number-columns-repeated="3" office:value-type="float" office:value="16070063" calcext:value-type="float">
            <text:p>16070063</text:p>
          </table:table-cell>
          <table:table-cell office:value-type="float" office:value="0" calcext:value-type="float">
            <text:p>0</text:p>
          </table:table-cell>
          <table:table-cell table:formula="of:=[.H1220]-[.I12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01" calcext:value-type="float">
            <text:p>201301</text:p>
          </table:table-cell>
          <table:table-cell office:value-type="float" office:value="495146668.3" calcext:value-type="float">
            <text:p>495146668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45631985" calcext:value-type="float">
            <text:p>445631985</text:p>
          </table:table-cell>
          <table:table-cell office:value-type="float" office:value="435729052" calcext:value-type="float">
            <text:p>435729052</text:p>
          </table:table-cell>
          <table:table-cell table:number-columns-repeated="3" office:value-type="float" office:value="9902933" calcext:value-type="float">
            <text:p>9902933</text:p>
          </table:table-cell>
          <table:table-cell office:value-type="float" office:value="0" calcext:value-type="float">
            <text:p>0</text:p>
          </table:table-cell>
          <table:table-cell table:formula="of:=[.H1221]-[.I12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05" calcext:value-type="float">
            <text:p>201305</text:p>
          </table:table-cell>
          <table:table-cell office:value-type="float" office:value="647037416" calcext:value-type="float">
            <text:p>6470374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78807676" calcext:value-type="float">
            <text:p>478807676</text:p>
          </table:table-cell>
          <table:table-cell office:value-type="float" office:value="465866928" calcext:value-type="float">
            <text:p>465866928</text:p>
          </table:table-cell>
          <table:table-cell table:number-columns-repeated="3" office:value-type="float" office:value="12940748" calcext:value-type="float">
            <text:p>12940748</text:p>
          </table:table-cell>
          <table:table-cell office:value-type="float" office:value="0" calcext:value-type="float">
            <text:p>0</text:p>
          </table:table-cell>
          <table:table-cell table:formula="of:=[.H1222]-[.I12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08" calcext:value-type="float">
            <text:p>201308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1404961" calcext:value-type="float">
            <text:p>41404961</text:p>
          </table:table-cell>
          <table:table-cell office:value-type="float" office:value="40285908" calcext:value-type="float">
            <text:p>40285908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  <table:table-cell table:formula="of:=[.H1223]-[.I12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2" calcext:value-type="float">
            <text:p>201312</text:p>
          </table:table-cell>
          <table:table-cell office:value-type="float" office:value="579484500" calcext:value-type="float">
            <text:p>579484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86766988" calcext:value-type="float">
            <text:p>486766988</text:p>
          </table:table-cell>
          <table:table-cell office:value-type="float" office:value="475177298" calcext:value-type="float">
            <text:p>475177298</text:p>
          </table:table-cell>
          <table:table-cell table:number-columns-repeated="3" office:value-type="float" office:value="11589690" calcext:value-type="float">
            <text:p>11589690</text:p>
          </table:table-cell>
          <table:table-cell office:value-type="float" office:value="0" calcext:value-type="float">
            <text:p>0</text:p>
          </table:table-cell>
          <table:table-cell table:formula="of:=[.H1224]-[.I12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7" calcext:value-type="float">
            <text:p>201317</text:p>
          </table:table-cell>
          <table:table-cell office:value-type="float" office:value="192821440" calcext:value-type="float">
            <text:p>1928214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6277148" calcext:value-type="float">
            <text:p>46277148</text:p>
          </table:table-cell>
          <table:table-cell office:value-type="float" office:value="42420719" calcext:value-type="float">
            <text:p>42420719</text:p>
          </table:table-cell>
          <table:table-cell table:number-columns-repeated="3" office:value-type="float" office:value="3856429" calcext:value-type="float">
            <text:p>3856429</text:p>
          </table:table-cell>
          <table:table-cell office:value-type="float" office:value="0" calcext:value-type="float">
            <text:p>0</text:p>
          </table:table-cell>
          <table:table-cell table:formula="of:=[.H1225]-[.I12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8" calcext:value-type="float">
            <text:p>201318</text:p>
          </table:table-cell>
          <table:table-cell office:value-type="float" office:value="153745800" calcext:value-type="float">
            <text:p>1537458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3824076" calcext:value-type="float">
            <text:p>33824076</text:p>
          </table:table-cell>
          <table:table-cell office:value-type="float" office:value="30749160" calcext:value-type="float">
            <text:p>30749160</text:p>
          </table:table-cell>
          <table:table-cell table:number-columns-repeated="3" office:value-type="float" office:value="3074916" calcext:value-type="float">
            <text:p>3074916</text:p>
          </table:table-cell>
          <table:table-cell office:value-type="float" office:value="0" calcext:value-type="float">
            <text:p>0</text:p>
          </table:table-cell>
          <table:table-cell table:formula="of:=[.H1226]-[.I12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9" calcext:value-type="float">
            <text:p>20131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23220" calcext:value-type="float">
            <text:p>28923220</text:p>
          </table:table-cell>
          <table:table-cell office:value-type="float" office:value="26030898" calcext:value-type="float">
            <text:p>26030898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 table:formula="of:=[.H1227]-[.I1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2" calcext:value-type="float">
            <text:p>201322</text:p>
          </table:table-cell>
          <table:table-cell office:value-type="float" office:value="422657710" calcext:value-type="float">
            <text:p>422657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22657710" calcext:value-type="float">
            <text:p>422657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53154" calcext:value-type="float">
            <text:p>8453154</text:p>
          </table:table-cell>
          <table:table-cell office:value-type="float" office:value="0" calcext:value-type="float">
            <text:p>0</text:p>
          </table:table-cell>
          <table:table-cell table:formula="of:=[.H1228]-[.I1228]" office:value-type="float" office:value="-8453154" calcext:value-type="float">
            <text:p>-8453154</text:p>
          </table:table-cell>
        </table:table-row>
        <table:table-row table:style-name="ro1" table:visibility="filter">
          <table:table-cell office:value-type="float" office:value="201333" calcext:value-type="float">
            <text:p>201333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5907771" calcext:value-type="float">
            <text:p>15907771</text:p>
          </table:table-cell>
          <table:table-cell office:value-type="float" office:value="14461610" calcext:value-type="float">
            <text:p>14461610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 table:formula="of:=[.H1229]-[.I12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4" calcext:value-type="float">
            <text:p>201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1230]-[.I12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5" calcext:value-type="float">
            <text:p>201335</text:p>
          </table:table-cell>
          <table:table-cell office:value-type="float" office:value="463787792.07" calcext:value-type="float">
            <text:p>463787792.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0305996" calcext:value-type="float">
            <text:p>380305996</text:p>
          </table:table-cell>
          <table:table-cell office:value-type="float" office:value="371030240" calcext:value-type="float">
            <text:p>371030240</text:p>
          </table:table-cell>
          <table:table-cell table:number-columns-repeated="3" office:value-type="float" office:value="9275756" calcext:value-type="float">
            <text:p>9275756</text:p>
          </table:table-cell>
          <table:table-cell office:value-type="float" office:value="0" calcext:value-type="float">
            <text:p>0</text:p>
          </table:table-cell>
          <table:table-cell table:formula="of:=[.H1231]-[.I12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6" calcext:value-type="float">
            <text:p>201336</text:p>
          </table:table-cell>
          <table:table-cell office:value-type="float" office:value="39154020" calcext:value-type="float">
            <text:p>391540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2106280" calcext:value-type="float">
            <text:p>32106280</text:p>
          </table:table-cell>
          <table:table-cell office:value-type="float" office:value="31323200" calcext:value-type="float">
            <text:p>31323200</text:p>
          </table:table-cell>
          <table:table-cell table:number-columns-repeated="3" office:value-type="float" office:value="783080" calcext:value-type="float">
            <text:p>783080</text:p>
          </table:table-cell>
          <table:table-cell office:value-type="float" office:value="0" calcext:value-type="float">
            <text:p>0</text:p>
          </table:table-cell>
          <table:table-cell table:formula="of:=[.H1232]-[.I12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9" calcext:value-type="float">
            <text:p>201339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formula="of:=[.H1233]-[.I12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40" calcext:value-type="float">
            <text:p>2013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H1234]-[.I1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1" calcext:value-type="float">
            <text:p>201341</text:p>
          </table:table-cell>
          <table:table-cell office:value-type="float" office:value="291752240" calcext:value-type="float">
            <text:p>291752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1752240" calcext:value-type="float">
            <text:p>2917522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35045" calcext:value-type="float">
            <text:p>5835045</text:p>
          </table:table-cell>
          <table:table-cell office:value-type="float" office:value="0" calcext:value-type="float">
            <text:p>0</text:p>
          </table:table-cell>
          <table:table-cell table:formula="of:=[.H1235]-[.I1235]" office:value-type="float" office:value="-5835045" calcext:value-type="float">
            <text:p>-5835045</text:p>
          </table:table-cell>
        </table:table-row>
        <table:table-row table:style-name="ro1" table:visibility="filter">
          <table:table-cell office:value-type="float" office:value="201345" calcext:value-type="float">
            <text:p>20134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78" calcext:value-type="float">
            <text:p>7643978</text:p>
          </table:table-cell>
          <table:table-cell office:value-type="float" office:value="7437384" calcext:value-type="float">
            <text:p>743738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1236]-[.I12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5" calcext:value-type="float">
            <text:p>201355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  <table:table-cell table:formula="of:=[.H1237]-[.I12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6" calcext:value-type="float">
            <text:p>201356</text:p>
          </table:table-cell>
          <table:table-cell office:value-type="float" office:value="133809656.08" calcext:value-type="float">
            <text:p>133809656.0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0990562" calcext:value-type="float">
            <text:p>90990562</text:p>
          </table:table-cell>
          <table:table-cell office:value-type="float" office:value="88314369" calcext:value-type="float">
            <text:p>88314369</text:p>
          </table:table-cell>
          <table:table-cell table:number-columns-repeated="3" office:value-type="float" office:value="2676193" calcext:value-type="float">
            <text:p>2676193</text:p>
          </table:table-cell>
          <table:table-cell office:value-type="float" office:value="0" calcext:value-type="float">
            <text:p>0</text:p>
          </table:table-cell>
          <table:table-cell table:formula="of:=[.H1238]-[.I12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8" calcext:value-type="float">
            <text:p>201358</text:p>
          </table:table-cell>
          <table:table-cell office:value-type="float" office:value="298400000" calcext:value-type="float">
            <text:p>298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5648000" calcext:value-type="float">
            <text:p>65648000</text:p>
          </table:table-cell>
          <table:table-cell office:value-type="float" office:value="59680000" calcext:value-type="float">
            <text:p>59680000</text:p>
          </table:table-cell>
          <table:table-cell table:number-columns-repeated="3" office:value-type="float" office:value="5968000" calcext:value-type="float">
            <text:p>5968000</text:p>
          </table:table-cell>
          <table:table-cell office:value-type="float" office:value="0" calcext:value-type="float">
            <text:p>0</text:p>
          </table:table-cell>
          <table:table-cell table:formula="of:=[.H1239]-[.I12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9" calcext:value-type="float">
            <text:p>20135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0000000" calcext:value-type="float">
            <text:p>80000000</text:p>
          </table:table-cell>
          <table:table-cell table:number-columns-repeated="3"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table:formula="of:=[.H1240]-[.I12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71" calcext:value-type="float">
            <text:p>201371</text:p>
          </table:table-cell>
          <table:table-cell office:value-type="float" office:value="588650778.87" calcext:value-type="float">
            <text:p>588650778.8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329644448" calcext:value-type="float">
            <text:p>329644448</text:p>
          </table:table-cell>
          <table:table-cell office:value-type="float" office:value="317871432" calcext:value-type="float">
            <text:p>317871432</text:p>
          </table:table-cell>
          <table:table-cell table:number-columns-repeated="3" office:value-type="float" office:value="11773016" calcext:value-type="float">
            <text:p>11773016</text:p>
          </table:table-cell>
          <table:table-cell office:value-type="float" office:value="0" calcext:value-type="float">
            <text:p>0</text:p>
          </table:table-cell>
          <table:table-cell table:formula="of:=[.H1241]-[.I12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0" calcext:value-type="float">
            <text:p>201380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293210" calcext:value-type="float">
            <text:p>35293210</text:p>
          </table:table-cell>
          <table:table-cell office:value-type="float" office:value="34432400" calcext:value-type="float">
            <text:p>344324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 table:formula="of:=[.H1242]-[.I12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1" calcext:value-type="float">
            <text:p>20138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5200000" calcext:value-type="float">
            <text:p>5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243]-[.I12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2" calcext:value-type="float">
            <text:p>20138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400000" calcext:value-type="float">
            <text:p>44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244]-[.I12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7" calcext:value-type="float">
            <text:p>201387</text:p>
          </table:table-cell>
          <table:table-cell office:value-type="float" office:value="52509410" calcext:value-type="float">
            <text:p>525094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8856956" calcext:value-type="float">
            <text:p>38856956</text:p>
          </table:table-cell>
          <table:table-cell office:value-type="float" office:value="37806768" calcext:value-type="float">
            <text:p>37806768</text:p>
          </table:table-cell>
          <table:table-cell table:number-columns-repeated="3" office:value-type="float" office:value="1050188" calcext:value-type="float">
            <text:p>1050188</text:p>
          </table:table-cell>
          <table:table-cell office:value-type="float" office:value="0" calcext:value-type="float">
            <text:p>0</text:p>
          </table:table-cell>
          <table:table-cell table:formula="of:=[.H1245]-[.I12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8" calcext:value-type="float">
            <text:p>20138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246]-[.I12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89" calcext:value-type="float">
            <text:p>201389</text:p>
          </table:table-cell>
          <table:table-cell office:value-type="float" office:value="443660525.92" calcext:value-type="float">
            <text:p>443660525.9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83942752" calcext:value-type="float">
            <text:p>283942752</text:p>
          </table:table-cell>
          <table:table-cell office:value-type="float" office:value="275069541" calcext:value-type="float">
            <text:p>275069541</text:p>
          </table:table-cell>
          <table:table-cell table:number-columns-repeated="3" office:value-type="float" office:value="8873211" calcext:value-type="float">
            <text:p>8873211</text:p>
          </table:table-cell>
          <table:table-cell office:value-type="float" office:value="0" calcext:value-type="float">
            <text:p>0</text:p>
          </table:table-cell>
          <table:table-cell table:formula="of:=[.H1247]-[.I12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90" calcext:value-type="float">
            <text:p>201390</text:p>
          </table:table-cell>
          <table:table-cell office:value-type="float" office:value="175250000" calcext:value-type="float">
            <text:p>175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050000" calcext:value-type="float">
            <text:p>35050000</text:p>
          </table:table-cell>
          <table:table-cell office:value-type="float" office:value="31545000" calcext:value-type="float">
            <text:p>31545000</text:p>
          </table:table-cell>
          <table:table-cell table:number-columns-repeated="3" office:value-type="float" office:value="3505000" calcext:value-type="float">
            <text:p>3505000</text:p>
          </table:table-cell>
          <table:table-cell office:value-type="float" office:value="0" calcext:value-type="float">
            <text:p>0</text:p>
          </table:table-cell>
          <table:table-cell table:formula="of:=[.H1248]-[.I12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99" calcext:value-type="float">
            <text:p>201399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1249]-[.I12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04" calcext:value-type="float">
            <text:p>201404</text:p>
          </table:table-cell>
          <table:table-cell office:value-type="float" office:value="145000000" calcext:value-type="float">
            <text:p>145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7700000" calcext:value-type="float">
            <text:p>37700000</text:p>
          </table:table-cell>
          <table:table-cell office:value-type="float" office:value="34800000" calcext:value-type="float">
            <text:p>34800000</text:p>
          </table:table-cell>
          <table:table-cell table:number-columns-repeated="3" office:value-type="float" office:value="2900000" calcext:value-type="float">
            <text:p>2900000</text:p>
          </table:table-cell>
          <table:table-cell office:value-type="float" office:value="0" calcext:value-type="float">
            <text:p>0</text:p>
          </table:table-cell>
          <table:table-cell table:formula="of:=[.H1250]-[.I1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53370220" calcext:value-type="float">
            <text:p>53370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3370220" calcext:value-type="float">
            <text:p>53370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7404" calcext:value-type="float">
            <text:p>1067404</text:p>
          </table:table-cell>
          <table:table-cell office:value-type="float" office:value="0" calcext:value-type="float">
            <text:p>0</text:p>
          </table:table-cell>
          <table:table-cell table:formula="of:=[.H1251]-[.I1251]" office:value-type="float" office:value="-1067404" calcext:value-type="float">
            <text:p>-1067404</text:p>
          </table:table-cell>
        </table:table-row>
        <table:table-row table:style-name="ro1" table:visibility="filter">
          <table:table-cell office:value-type="float" office:value="201406" calcext:value-type="float">
            <text:p>201406</text:p>
          </table:table-cell>
          <table:table-cell office:value-type="float" office:value="303626920" calcext:value-type="float">
            <text:p>3036269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1119134" calcext:value-type="float">
            <text:p>261119134</text:p>
          </table:table-cell>
          <table:table-cell office:value-type="float" office:value="255046596" calcext:value-type="float">
            <text:p>255046596</text:p>
          </table:table-cell>
          <table:table-cell table:number-columns-repeated="3" office:value-type="float" office:value="6072538" calcext:value-type="float">
            <text:p>6072538</text:p>
          </table:table-cell>
          <table:table-cell office:value-type="float" office:value="0" calcext:value-type="float">
            <text:p>0</text:p>
          </table:table-cell>
          <table:table-cell table:formula="of:=[.H1252]-[.I12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08" calcext:value-type="float">
            <text:p>201408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4791320" calcext:value-type="float">
            <text:p>24791320</text:p>
          </table:table-cell>
          <table:table-cell office:value-type="float" office:value="23551754" calcext:value-type="float">
            <text:p>23551754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 table:formula="of:=[.H1253]-[.I1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263407860" calcext:value-type="float">
            <text:p>2634078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63407860" calcext:value-type="float">
            <text:p>263407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8157" calcext:value-type="float">
            <text:p>5268157</text:p>
          </table:table-cell>
          <table:table-cell office:value-type="float" office:value="0" calcext:value-type="float">
            <text:p>0</text:p>
          </table:table-cell>
          <table:table-cell table:formula="of:=[.H1254]-[.I1254]" office:value-type="float" office:value="-5268157" calcext:value-type="float">
            <text:p>-5268157</text:p>
          </table:table-cell>
        </table:table-row>
        <table:table-row table:style-name="ro1" table:visibility="filter">
          <table:table-cell office:value-type="float" office:value="201412" calcext:value-type="float">
            <text:p>20141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905678" calcext:value-type="float">
            <text:p>40905678</text:p>
          </table:table-cell>
          <table:table-cell office:value-type="float" office:value="39666112" calcext:value-type="float">
            <text:p>3966611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 table:formula="of:=[.H1255]-[.I12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3" calcext:value-type="float">
            <text:p>201413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7651824" calcext:value-type="float">
            <text:p>37651824</text:p>
          </table:table-cell>
          <table:table-cell office:value-type="float" office:value="36257312" calcext:value-type="float">
            <text:p>36257312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  <table:table-cell table:formula="of:=[.H1256]-[.I12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7" calcext:value-type="float">
            <text:p>201417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018896" calcext:value-type="float">
            <text:p>46018896</text:p>
          </table:table-cell>
          <table:table-cell office:value-type="float" office:value="44624384" calcext:value-type="float">
            <text:p>44624384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  <table:table-cell table:formula="of:=[.H1257]-[.I12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8" calcext:value-type="float">
            <text:p>20141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1258]-[.I12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9" calcext:value-type="float">
            <text:p>201419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615402" calcext:value-type="float">
            <text:p>3615402</text:p>
          </table:table-cell>
          <table:table-cell office:value-type="float" office:value="3443240" calcext:value-type="float">
            <text:p>344324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  <table:table-cell table:formula="of:=[.H1259]-[.I12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0" calcext:value-type="float">
            <text:p>201420</text:p>
          </table:table-cell>
          <table:table-cell office:value-type="float" office:value="24102680" calcext:value-type="float">
            <text:p>2410268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5784648" calcext:value-type="float">
            <text:p>5784648</text:p>
          </table:table-cell>
          <table:table-cell office:value-type="float" office:value="5302594" calcext:value-type="float">
            <text:p>5302594</text:p>
          </table:table-cell>
          <table:table-cell table:number-columns-repeated="3" office:value-type="float" office:value="482054" calcext:value-type="float">
            <text:p>482054</text:p>
          </table:table-cell>
          <table:table-cell office:value-type="float" office:value="0" calcext:value-type="float">
            <text:p>0</text:p>
          </table:table-cell>
          <table:table-cell table:formula="of:=[.H1260]-[.I12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1" calcext:value-type="float">
            <text:p>201421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  <table:table-cell table:formula="of:=[.H1261]-[.I12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2" calcext:value-type="float">
            <text:p>201422</text:p>
          </table:table-cell>
          <table:table-cell office:value-type="float" office:value="190000000" calcext:value-type="float">
            <text:p>19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4200000" calcext:value-type="float">
            <text:p>34200000</text:p>
          </table:table-cell>
          <table:table-cell table:number-columns-repeated="3" office:value-type="float" office:value="3800000" calcext:value-type="float">
            <text:p>3800000</text:p>
          </table:table-cell>
          <table:table-cell office:value-type="float" office:value="0" calcext:value-type="float">
            <text:p>0</text:p>
          </table:table-cell>
          <table:table-cell table:formula="of:=[.H1262]-[.I12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33" calcext:value-type="float">
            <text:p>201433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9248768" calcext:value-type="float">
            <text:p>89248768</text:p>
          </table:table-cell>
          <table:table-cell office:value-type="float" office:value="86459744" calcext:value-type="float">
            <text:p>86459744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  <table:table-cell table:formula="of:=[.H1263]-[.I12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57" calcext:value-type="float">
            <text:p>201457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  <table:table-cell table:formula="of:=[.H1264]-[.I12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58" calcext:value-type="float">
            <text:p>201458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  <table:table-cell table:formula="of:=[.H1265]-[.I12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59" calcext:value-type="float">
            <text:p>201459</text:p>
          </table:table-cell>
          <table:table-cell office:value-type="float" office:value="466372289" calcext:value-type="float">
            <text:p>46637228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26460610" calcext:value-type="float">
            <text:p>326460610</text:p>
          </table:table-cell>
          <table:table-cell office:value-type="float" office:value="317133164" calcext:value-type="float">
            <text:p>317133164</text:p>
          </table:table-cell>
          <table:table-cell table:number-columns-repeated="3" office:value-type="float" office:value="9327446" calcext:value-type="float">
            <text:p>9327446</text:p>
          </table:table-cell>
          <table:table-cell office:value-type="float" office:value="0" calcext:value-type="float">
            <text:p>0</text:p>
          </table:table-cell>
          <table:table-cell table:formula="of:=[.H1266]-[.I12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1" calcext:value-type="float">
            <text:p>201461</text:p>
          </table:table-cell>
          <table:table-cell office:value-type="float" office:value="189378200" calcext:value-type="float">
            <text:p>189378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2564740" calcext:value-type="float">
            <text:p>132564740</text:p>
          </table:table-cell>
          <table:table-cell office:value-type="float" office:value="128777176" calcext:value-type="float">
            <text:p>128777176</text:p>
          </table:table-cell>
          <table:table-cell table:number-columns-repeated="3" office:value-type="float" office:value="3787564" calcext:value-type="float">
            <text:p>3787564</text:p>
          </table:table-cell>
          <table:table-cell office:value-type="float" office:value="0" calcext:value-type="float">
            <text:p>0</text:p>
          </table:table-cell>
          <table:table-cell table:formula="of:=[.H1267]-[.I12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2" calcext:value-type="float">
            <text:p>201462</text:p>
          </table:table-cell>
          <table:table-cell office:value-type="float" office:value="13600798" calcext:value-type="float">
            <text:p>136007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9520560" calcext:value-type="float">
            <text:p>9520560</text:p>
          </table:table-cell>
          <table:table-cell office:value-type="float" office:value="9248544" calcext:value-type="float">
            <text:p>9248544</text:p>
          </table:table-cell>
          <table:table-cell table:number-columns-repeated="3" office:value-type="float" office:value="272016" calcext:value-type="float">
            <text:p>272016</text:p>
          </table:table-cell>
          <table:table-cell office:value-type="float" office:value="0" calcext:value-type="float">
            <text:p>0</text:p>
          </table:table-cell>
          <table:table-cell table:formula="of:=[.H1268]-[.I12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4" calcext:value-type="float">
            <text:p>201464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10018" calcext:value-type="float">
            <text:p>28510018</text:p>
          </table:table-cell>
          <table:table-cell office:value-type="float" office:value="27270452" calcext:value-type="float">
            <text:p>2727045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  <table:table-cell table:formula="of:=[.H1269]-[.I12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5" calcext:value-type="float">
            <text:p>201465</text:p>
          </table:table-cell>
          <table:table-cell office:value-type="float" office:value="46000000" calcext:value-type="float">
            <text:p>46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0120000" calcext:value-type="float">
            <text:p>10120000</text:p>
          </table:table-cell>
          <table:table-cell office:value-type="float" office:value="9200000" calcext:value-type="float">
            <text:p>9200000</text:p>
          </table:table-cell>
          <table:table-cell table:number-columns-repeated="3"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  <table:table-cell table:formula="of:=[.H1270]-[.I12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6" calcext:value-type="float">
            <text:p>201466</text:p>
          </table:table-cell>
          <table:table-cell office:value-type="float" office:value="312065976.3" calcext:value-type="float">
            <text:p>312065976.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2413200" calcext:value-type="float">
            <text:p>62413200</text:p>
          </table:table-cell>
          <table:table-cell office:value-type="float" office:value="56171880" calcext:value-type="float">
            <text:p>56171880</text:p>
          </table:table-cell>
          <table:table-cell table:number-columns-repeated="3" office:value-type="float" office:value="6241320" calcext:value-type="float">
            <text:p>6241320</text:p>
          </table:table-cell>
          <table:table-cell office:value-type="float" office:value="0" calcext:value-type="float">
            <text:p>0</text:p>
          </table:table-cell>
          <table:table-cell table:formula="of:=[.H1271]-[.I12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0" calcext:value-type="float">
            <text:p>201470</text:p>
          </table:table-cell>
          <table:table-cell office:value-type="float" office:value="77472900" calcext:value-type="float">
            <text:p>77472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58879404" calcext:value-type="float">
            <text:p>58879404</text:p>
          </table:table-cell>
          <table:table-cell office:value-type="float" office:value="57329946" calcext:value-type="float">
            <text:p>57329946</text:p>
          </table:table-cell>
          <table:table-cell table:number-columns-repeated="3" office:value-type="float" office:value="1549458" calcext:value-type="float">
            <text:p>1549458</text:p>
          </table:table-cell>
          <table:table-cell office:value-type="float" office:value="0" calcext:value-type="float">
            <text:p>0</text:p>
          </table:table-cell>
          <table:table-cell table:formula="of:=[.H1272]-[.I12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1" calcext:value-type="float">
            <text:p>20147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1963716" calcext:value-type="float">
            <text:p>71963716</text:p>
          </table:table-cell>
          <table:table-cell office:value-type="float" office:value="70069934" calcext:value-type="float">
            <text:p>70069934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  <table:table-cell table:formula="of:=[.H1273]-[.I12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2" calcext:value-type="float">
            <text:p>201472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611024" calcext:value-type="float">
            <text:p>6611024</text:p>
          </table:table-cell>
          <table:table-cell office:value-type="float" office:value="6197835" calcext:value-type="float">
            <text:p>6197835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 table:formula="of:=[.H1274]-[.I12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4" calcext:value-type="float">
            <text:p>201474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222032" calcext:value-type="float">
            <text:p>13222032</text:p>
          </table:table-cell>
          <table:table-cell office:value-type="float" office:value="12671114" calcext:value-type="float">
            <text:p>12671114</text:p>
          </table:table-cell>
          <table:table-cell table:number-columns-repeated="3" office:value-type="float" office:value="550918" calcext:value-type="float">
            <text:p>550918</text:p>
          </table:table-cell>
          <table:table-cell office:value-type="float" office:value="0" calcext:value-type="float">
            <text:p>0</text:p>
          </table:table-cell>
          <table:table-cell table:formula="of:=[.H1275]-[.I12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5" calcext:value-type="float">
            <text:p>201475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7723313" calcext:value-type="float">
            <text:p>47723313</text:p>
          </table:table-cell>
          <table:table-cell office:value-type="float" office:value="46277152" calcext:value-type="float">
            <text:p>46277152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 table:formula="of:=[.H1276]-[.I12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6" calcext:value-type="float">
            <text:p>20147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table:formula="of:=[.H1277]-[.I12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9" calcext:value-type="float">
            <text:p>201479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8077010" calcext:value-type="float">
            <text:p>18077010</text:p>
          </table:table-cell>
          <table:table-cell office:value-type="float" office:value="17216200" calcext:value-type="float">
            <text:p>172162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  <table:table-cell table:formula="of:=[.H1278]-[.I12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0" calcext:value-type="float">
            <text:p>201480</text:p>
          </table:table-cell>
          <table:table-cell office:value-type="float" office:value="1694074080" calcext:value-type="float">
            <text:p>169407408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287496316" calcext:value-type="float">
            <text:p>1287496316</text:p>
          </table:table-cell>
          <table:table-cell office:value-type="float" office:value="1253614834" calcext:value-type="float">
            <text:p>1253614834</text:p>
          </table:table-cell>
          <table:table-cell table:number-columns-repeated="3" office:value-type="float" office:value="33881482" calcext:value-type="float">
            <text:p>33881482</text:p>
          </table:table-cell>
          <table:table-cell office:value-type="float" office:value="0" calcext:value-type="float">
            <text:p>0</text:p>
          </table:table-cell>
          <table:table-cell table:formula="of:=[.H1279]-[.I12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1" calcext:value-type="float">
            <text:p>201481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0300000" calcext:value-type="float">
            <text:p>403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formula="of:=[.H1280]-[.I12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2" calcext:value-type="float">
            <text:p>20148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5554061" calcext:value-type="float">
            <text:p>45554061</text:p>
          </table:table-cell>
          <table:table-cell office:value-type="float" office:value="43384820" calcext:value-type="float">
            <text:p>43384820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 table:formula="of:=[.H1281]-[.I12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3" calcext:value-type="float">
            <text:p>201483</text:p>
          </table:table-cell>
          <table:table-cell office:value-type="float" office:value="449000000" calcext:value-type="float">
            <text:p>449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7760000" calcext:value-type="float">
            <text:p>107760000</text:p>
          </table:table-cell>
          <table:table-cell office:value-type="float" office:value="98780000" calcext:value-type="float">
            <text:p>98780000</text:p>
          </table:table-cell>
          <table:table-cell table:number-columns-repeated="3" office:value-type="float" office:value="8980000" calcext:value-type="float">
            <text:p>8980000</text:p>
          </table:table-cell>
          <table:table-cell office:value-type="float" office:value="0" calcext:value-type="float">
            <text:p>0</text:p>
          </table:table-cell>
          <table:table-cell table:formula="of:=[.H1282]-[.I12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90" calcext:value-type="float">
            <text:p>20149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H1283]-[.I12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92" calcext:value-type="float">
            <text:p>201492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754592" calcext:value-type="float">
            <text:p>2754592</text:p>
          </table:table-cell>
          <table:table-cell office:value-type="float" office:value="2582430" calcext:value-type="float">
            <text:p>258243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  <table:table-cell table:formula="of:=[.H1284]-[.I12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07" calcext:value-type="float">
            <text:p>201507</text:p>
          </table:table-cell>
          <table:table-cell office:value-type="float" office:value="928245514.53" calcext:value-type="float">
            <text:p>928245514.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68336760" calcext:value-type="float">
            <text:p>668336760</text:p>
          </table:table-cell>
          <table:table-cell office:value-type="float" office:value="649771850" calcext:value-type="float">
            <text:p>649771850</text:p>
          </table:table-cell>
          <table:table-cell table:number-columns-repeated="3" office:value-type="float" office:value="18564910" calcext:value-type="float">
            <text:p>18564910</text:p>
          </table:table-cell>
          <table:table-cell office:value-type="float" office:value="0" calcext:value-type="float">
            <text:p>0</text:p>
          </table:table-cell>
          <table:table-cell table:formula="of:=[.H1285]-[.I12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09" calcext:value-type="float">
            <text:p>201509</text:p>
          </table:table-cell>
          <table:table-cell office:value-type="float" office:value="175605240" calcext:value-type="float">
            <text:p>1756052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5899465" calcext:value-type="float">
            <text:p>115899465</text:p>
          </table:table-cell>
          <table:table-cell office:value-type="float" office:value="112387360" calcext:value-type="float">
            <text:p>112387360</text:p>
          </table:table-cell>
          <table:table-cell table:number-columns-repeated="3" office:value-type="float" office:value="3512105" calcext:value-type="float">
            <text:p>3512105</text:p>
          </table:table-cell>
          <table:table-cell office:value-type="float" office:value="0" calcext:value-type="float">
            <text:p>0</text:p>
          </table:table-cell>
          <table:table-cell table:formula="of:=[.H1286]-[.I12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12" calcext:value-type="float">
            <text:p>201512</text:p>
          </table:table-cell>
          <table:table-cell office:value-type="float" office:value="196978292" calcext:value-type="float">
            <text:p>1969782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41824376" calcext:value-type="float">
            <text:p>141824376</text:p>
          </table:table-cell>
          <table:table-cell office:value-type="float" office:value="137884810" calcext:value-type="float">
            <text:p>137884810</text:p>
          </table:table-cell>
          <table:table-cell table:number-columns-repeated="3" office:value-type="float" office:value="3939566" calcext:value-type="float">
            <text:p>3939566</text:p>
          </table:table-cell>
          <table:table-cell office:value-type="float" office:value="0" calcext:value-type="float">
            <text:p>0</text:p>
          </table:table-cell>
          <table:table-cell table:formula="of:=[.H1287]-[.I12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13" calcext:value-type="float">
            <text:p>201513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8176152" calcext:value-type="float">
            <text:p>68176152</text:p>
          </table:table-cell>
          <table:table-cell office:value-type="float" office:value="66110208" calcext:value-type="float">
            <text:p>6611020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  <table:table-cell table:formula="of:=[.H1288]-[.I12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14" calcext:value-type="float">
            <text:p>201514</text:p>
          </table:table-cell>
          <table:table-cell office:value-type="float" office:value="278056752" calcext:value-type="float">
            <text:p>27805675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83517455" calcext:value-type="float">
            <text:p>183517455</text:p>
          </table:table-cell>
          <table:table-cell office:value-type="float" office:value="177956320" calcext:value-type="float">
            <text:p>177956320</text:p>
          </table:table-cell>
          <table:table-cell table:number-columns-repeated="3" office:value-type="float" office:value="5561135" calcext:value-type="float">
            <text:p>5561135</text:p>
          </table:table-cell>
          <table:table-cell office:value-type="float" office:value="0" calcext:value-type="float">
            <text:p>0</text:p>
          </table:table-cell>
          <table:table-cell table:formula="of:=[.H1289]-[.I12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17" calcext:value-type="float">
            <text:p>201517</text:p>
          </table:table-cell>
          <table:table-cell office:value-type="float" office:value="104158010" calcext:value-type="float">
            <text:p>1041580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746360" calcext:value-type="float">
            <text:p>43746360</text:p>
          </table:table-cell>
          <table:table-cell office:value-type="float" office:value="41663200" calcext:value-type="float">
            <text:p>41663200</text:p>
          </table:table-cell>
          <table:table-cell table:number-columns-repeated="3" office:value-type="float" office:value="2083160" calcext:value-type="float">
            <text:p>2083160</text:p>
          </table:table-cell>
          <table:table-cell office:value-type="float" office:value="0" calcext:value-type="float">
            <text:p>0</text:p>
          </table:table-cell>
          <table:table-cell table:formula="of:=[.H1290]-[.I12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22" calcext:value-type="float">
            <text:p>201522</text:p>
          </table:table-cell>
          <table:table-cell office:value-type="float" office:value="378102185" calcext:value-type="float">
            <text:p>37810218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34423364" calcext:value-type="float">
            <text:p>234423364</text:p>
          </table:table-cell>
          <table:table-cell office:value-type="float" office:value="226861320" calcext:value-type="float">
            <text:p>226861320</text:p>
          </table:table-cell>
          <table:table-cell table:number-columns-repeated="3" office:value-type="float" office:value="7562044" calcext:value-type="float">
            <text:p>7562044</text:p>
          </table:table-cell>
          <table:table-cell office:value-type="float" office:value="0" calcext:value-type="float">
            <text:p>0</text:p>
          </table:table-cell>
          <table:table-cell table:formula="of:=[.H1291]-[.I12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27" calcext:value-type="float">
            <text:p>201527</text:p>
          </table:table-cell>
          <table:table-cell office:value-type="float" office:value="247336495.71" calcext:value-type="float">
            <text:p>247336495.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9147680" calcext:value-type="float">
            <text:p>79147680</text:p>
          </table:table-cell>
          <table:table-cell office:value-type="float" office:value="74200950" calcext:value-type="float">
            <text:p>74200950</text:p>
          </table:table-cell>
          <table:table-cell table:number-columns-repeated="3" office:value-type="float" office:value="4946730" calcext:value-type="float">
            <text:p>4946730</text:p>
          </table:table-cell>
          <table:table-cell office:value-type="float" office:value="0" calcext:value-type="float">
            <text:p>0</text:p>
          </table:table-cell>
          <table:table-cell table:formula="of:=[.H1292]-[.I12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4" calcext:value-type="float">
            <text:p>201544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024213" calcext:value-type="float">
            <text:p>7024213</text:p>
          </table:table-cell>
          <table:table-cell office:value-type="float" office:value="6611024" calcext:value-type="float">
            <text:p>6611024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  <table:table-cell table:formula="of:=[.H1293]-[.I12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5" calcext:value-type="float">
            <text:p>201545</text:p>
          </table:table-cell>
          <table:table-cell office:value-type="float" office:value="7634914578" calcext:value-type="float">
            <text:p>763491457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886345344" calcext:value-type="float">
            <text:p>4886345344</text:p>
          </table:table-cell>
          <table:table-cell office:value-type="float" office:value="4733647052" calcext:value-type="float">
            <text:p>4733647052</text:p>
          </table:table-cell>
          <table:table-cell table:number-columns-repeated="3" office:value-type="float" office:value="152698292" calcext:value-type="float">
            <text:p>152698292</text:p>
          </table:table-cell>
          <table:table-cell office:value-type="float" office:value="0" calcext:value-type="float">
            <text:p>0</text:p>
          </table:table-cell>
          <table:table-cell table:formula="of:=[.H1294]-[.I12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6" calcext:value-type="float">
            <text:p>201546</text:p>
          </table:table-cell>
          <table:table-cell office:value-type="float" office:value="2335562616.33" calcext:value-type="float">
            <text:p>2335562616.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07915056" calcext:value-type="float">
            <text:p>1307915056</text:p>
          </table:table-cell>
          <table:table-cell office:value-type="float" office:value="1261203804" calcext:value-type="float">
            <text:p>1261203804</text:p>
          </table:table-cell>
          <table:table-cell table:number-columns-repeated="3" office:value-type="float" office:value="46711252" calcext:value-type="float">
            <text:p>46711252</text:p>
          </table:table-cell>
          <table:table-cell office:value-type="float" office:value="0" calcext:value-type="float">
            <text:p>0</text:p>
          </table:table-cell>
          <table:table-cell table:formula="of:=[.H1295]-[.I12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7" calcext:value-type="float">
            <text:p>201547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 table:formula="of:=[.H1296]-[.I12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8" calcext:value-type="float">
            <text:p>201548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57949738" calcext:value-type="float">
            <text:p>57949738</text:p>
          </table:table-cell>
          <table:table-cell office:value-type="float" office:value="55315659" calcext:value-type="float">
            <text:p>55315659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 table:formula="of:=[.H1297]-[.I12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49" calcext:value-type="float">
            <text:p>201549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5315659" calcext:value-type="float">
            <text:p>55315659</text:p>
          </table:table-cell>
          <table:table-cell office:value-type="float" office:value="52681580" calcext:value-type="float">
            <text:p>52681580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 table:formula="of:=[.H1298]-[.I12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0" calcext:value-type="float">
            <text:p>201550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2681580" calcext:value-type="float">
            <text:p>52681580</text:p>
          </table:table-cell>
          <table:table-cell office:value-type="float" office:value="50047501" calcext:value-type="float">
            <text:p>50047501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  <table:table-cell table:formula="of:=[.H1299]-[.I12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6" calcext:value-type="float">
            <text:p>201556</text:p>
          </table:table-cell>
          <table:table-cell office:value-type="float" office:value="239305180" calcext:value-type="float">
            <text:p>2393051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29224808" calcext:value-type="float">
            <text:p>129224808</text:p>
          </table:table-cell>
          <table:table-cell office:value-type="float" office:value="124438704" calcext:value-type="float">
            <text:p>124438704</text:p>
          </table:table-cell>
          <table:table-cell table:number-columns-repeated="3" office:value-type="float" office:value="4786104" calcext:value-type="float">
            <text:p>4786104</text:p>
          </table:table-cell>
          <table:table-cell office:value-type="float" office:value="0" calcext:value-type="float">
            <text:p>0</text:p>
          </table:table-cell>
          <table:table-cell table:formula="of:=[.H1300]-[.I13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7" calcext:value-type="float">
            <text:p>201557</text:p>
          </table:table-cell>
          <table:table-cell office:value-type="float" office:value="27441871" calcext:value-type="float">
            <text:p>2744187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818599" calcext:value-type="float">
            <text:p>14818599</text:p>
          </table:table-cell>
          <table:table-cell office:value-type="float" office:value="14269762" calcext:value-type="float">
            <text:p>14269762</text:p>
          </table:table-cell>
          <table:table-cell table:number-columns-repeated="3" office:value-type="float" office:value="548837" calcext:value-type="float">
            <text:p>548837</text:p>
          </table:table-cell>
          <table:table-cell office:value-type="float" office:value="0" calcext:value-type="float">
            <text:p>0</text:p>
          </table:table-cell>
          <table:table-cell table:formula="of:=[.H1301]-[.I13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8" calcext:value-type="float">
            <text:p>201558</text:p>
          </table:table-cell>
          <table:table-cell office:value-type="float" office:value="106740440" calcext:value-type="float">
            <text:p>1067404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100607" calcext:value-type="float">
            <text:p>49100607</text:p>
          </table:table-cell>
          <table:table-cell office:value-type="float" office:value="46965798" calcext:value-type="float">
            <text:p>46965798</text:p>
          </table:table-cell>
          <table:table-cell table:number-columns-repeated="3" office:value-type="float" office:value="2134809" calcext:value-type="float">
            <text:p>2134809</text:p>
          </table:table-cell>
          <table:table-cell office:value-type="float" office:value="0" calcext:value-type="float">
            <text:p>0</text:p>
          </table:table-cell>
          <table:table-cell table:formula="of:=[.H1302]-[.I13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9" calcext:value-type="float">
            <text:p>201559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6871880" calcext:value-type="float">
            <text:p>16871880</text:p>
          </table:table-cell>
          <table:table-cell office:value-type="float" office:value="16028286" calcext:value-type="float">
            <text:p>16028286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  <table:table-cell table:formula="of:=[.H1303]-[.I13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0" calcext:value-type="float">
            <text:p>201560</text:p>
          </table:table-cell>
          <table:table-cell office:value-type="float" office:value="5357682" calcext:value-type="float">
            <text:p>535768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893158" calcext:value-type="float">
            <text:p>2893158</text:p>
          </table:table-cell>
          <table:table-cell office:value-type="float" office:value="2786004" calcext:value-type="float">
            <text:p>2786004</text:p>
          </table:table-cell>
          <table:table-cell table:number-columns-repeated="3" office:value-type="float" office:value="107154" calcext:value-type="float">
            <text:p>107154</text:p>
          </table:table-cell>
          <table:table-cell office:value-type="float" office:value="0" calcext:value-type="float">
            <text:p>0</text:p>
          </table:table-cell>
          <table:table-cell table:formula="of:=[.H1304]-[.I13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1" calcext:value-type="float">
            <text:p>201561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1346550" calcext:value-type="float">
            <text:p>81346550</text:p>
          </table:table-cell>
          <table:table-cell office:value-type="float" office:value="78092688" calcext:value-type="float">
            <text:p>78092688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  <table:table-cell table:formula="of:=[.H1305]-[.I13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2" calcext:value-type="float">
            <text:p>20156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 table:formula="of:=[.H1306]-[.I13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3" calcext:value-type="float">
            <text:p>201563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892543" calcext:value-type="float">
            <text:p>49892543</text:p>
          </table:table-cell>
          <table:table-cell office:value-type="float" office:value="47723302" calcext:value-type="float">
            <text:p>47723302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 table:formula="of:=[.H1307]-[.I13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4" calcext:value-type="float">
            <text:p>201564</text:p>
          </table:table-cell>
          <table:table-cell office:value-type="float" office:value="73491396" calcext:value-type="float">
            <text:p>7349139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806044" calcext:value-type="float">
            <text:p>33806044</text:p>
          </table:table-cell>
          <table:table-cell office:value-type="float" office:value="32336216" calcext:value-type="float">
            <text:p>32336216</text:p>
          </table:table-cell>
          <table:table-cell table:number-columns-repeated="3" office:value-type="float" office:value="1469828" calcext:value-type="float">
            <text:p>1469828</text:p>
          </table:table-cell>
          <table:table-cell office:value-type="float" office:value="0" calcext:value-type="float">
            <text:p>0</text:p>
          </table:table-cell>
          <table:table-cell table:formula="of:=[.H1308]-[.I13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5" calcext:value-type="float">
            <text:p>201565</text:p>
          </table:table-cell>
          <table:table-cell office:value-type="float" office:value="1171391" calcext:value-type="float">
            <text:p>117139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91988" calcext:value-type="float">
            <text:p>491988</text:p>
          </table:table-cell>
          <table:table-cell office:value-type="float" office:value="468560" calcext:value-type="float">
            <text:p>468560</text:p>
          </table:table-cell>
          <table:table-cell table:number-columns-repeated="3" office:value-type="float" office:value="23428" calcext:value-type="float">
            <text:p>23428</text:p>
          </table:table-cell>
          <table:table-cell office:value-type="float" office:value="0" calcext:value-type="float">
            <text:p>0</text:p>
          </table:table-cell>
          <table:table-cell table:formula="of:=[.H1309]-[.I13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7" calcext:value-type="float">
            <text:p>201567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 table:formula="of:=[.H1310]-[.I13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8" calcext:value-type="float">
            <text:p>201568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9046338" calcext:value-type="float">
            <text:p>39046338</text:p>
          </table:table-cell>
          <table:table-cell office:value-type="float" office:value="36877097" calcext:value-type="float">
            <text:p>36877097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  <table:table-cell table:formula="of:=[.H1311]-[.I13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0" calcext:value-type="float">
            <text:p>20157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1312]-[.I13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1" calcext:value-type="float">
            <text:p>20157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1313]-[.I13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6" calcext:value-type="float">
            <text:p>201576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0400000" calcext:value-type="float">
            <text:p>10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table:formula="of:=[.H1314]-[.I13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8" calcext:value-type="float">
            <text:p>201578</text:p>
          </table:table-cell>
          <table:table-cell office:value-type="float" office:value="1620535306.41" calcext:value-type="float">
            <text:p>1620535306.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550982000.2" calcext:value-type="float">
            <text:p>550982000.2</text:p>
          </table:table-cell>
          <table:table-cell office:value-type="float" office:value="518571294.2" calcext:value-type="float">
            <text:p>518571294.2</text:p>
          </table:table-cell>
          <table:table-cell table:number-columns-repeated="3" office:value-type="float" office:value="32410706" calcext:value-type="float">
            <text:p>32410706</text:p>
          </table:table-cell>
          <table:table-cell office:value-type="float" office:value="0" calcext:value-type="float">
            <text:p>0</text:p>
          </table:table-cell>
          <table:table-cell table:formula="of:=[.H1315]-[.I13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99" calcext:value-type="float">
            <text:p>201599</text:p>
          </table:table-cell>
          <table:table-cell office:value-type="float" office:value="787949071" calcext:value-type="float">
            <text:p>78794907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83082297" calcext:value-type="float">
            <text:p>583082297</text:p>
          </table:table-cell>
          <table:table-cell office:value-type="float" office:value="567323316" calcext:value-type="float">
            <text:p>567323316</text:p>
          </table:table-cell>
          <table:table-cell table:number-columns-repeated="3" office:value-type="float" office:value="15758981" calcext:value-type="float">
            <text:p>15758981</text:p>
          </table:table-cell>
          <table:table-cell office:value-type="float" office:value="0" calcext:value-type="float">
            <text:p>0</text:p>
          </table:table-cell>
          <table:table-cell table:formula="of:=[.H1316]-[.I13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0" calcext:value-type="float">
            <text:p>201600</text:p>
          </table:table-cell>
          <table:table-cell office:value-type="float" office:value="97271530" calcext:value-type="float">
            <text:p>972715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1980947" calcext:value-type="float">
            <text:p>71980947</text:p>
          </table:table-cell>
          <table:table-cell office:value-type="float" office:value="70035516" calcext:value-type="float">
            <text:p>70035516</text:p>
          </table:table-cell>
          <table:table-cell table:number-columns-repeated="3" office:value-type="float" office:value="1945431" calcext:value-type="float">
            <text:p>1945431</text:p>
          </table:table-cell>
          <table:table-cell office:value-type="float" office:value="0" calcext:value-type="float">
            <text:p>0</text:p>
          </table:table-cell>
          <table:table-cell table:formula="of:=[.H1317]-[.I13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1" calcext:value-type="float">
            <text:p>201601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9179916" calcext:value-type="float">
            <text:p>89179916</text:p>
          </table:table-cell>
          <table:table-cell office:value-type="float" office:value="86769648" calcext:value-type="float">
            <text:p>86769648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  <table:table-cell table:formula="of:=[.H1318]-[.I13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2" calcext:value-type="float">
            <text:p>20160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95446626" calcext:value-type="float">
            <text:p>95446626</text:p>
          </table:table-cell>
          <table:table-cell office:value-type="float" office:value="92554304" calcext:value-type="float">
            <text:p>92554304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  <table:table-cell table:formula="of:=[.H1319]-[.I13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3" calcext:value-type="float">
            <text:p>201603</text:p>
          </table:table-cell>
          <table:table-cell office:value-type="float" office:value="247913280" calcext:value-type="float">
            <text:p>2479132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3622778" calcext:value-type="float">
            <text:p>163622778</text:p>
          </table:table-cell>
          <table:table-cell office:value-type="float" office:value="158664512" calcext:value-type="float">
            <text:p>158664512</text:p>
          </table:table-cell>
          <table:table-cell table:number-columns-repeated="3" office:value-type="float" office:value="4958266" calcext:value-type="float">
            <text:p>4958266</text:p>
          </table:table-cell>
          <table:table-cell office:value-type="float" office:value="0" calcext:value-type="float">
            <text:p>0</text:p>
          </table:table-cell>
          <table:table-cell table:formula="of:=[.H1320]-[.I13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5" calcext:value-type="float">
            <text:p>201605</text:p>
          </table:table-cell>
          <table:table-cell office:value-type="float" office:value="244669291" calcext:value-type="float">
            <text:p>24466929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1481738" calcext:value-type="float">
            <text:p>161481738</text:p>
          </table:table-cell>
          <table:table-cell office:value-type="float" office:value="156588352" calcext:value-type="float">
            <text:p>156588352</text:p>
          </table:table-cell>
          <table:table-cell table:number-columns-repeated="3" office:value-type="float" office:value="4893386" calcext:value-type="float">
            <text:p>4893386</text:p>
          </table:table-cell>
          <table:table-cell office:value-type="float" office:value="0" calcext:value-type="float">
            <text:p>0</text:p>
          </table:table-cell>
          <table:table-cell table:formula="of:=[.H1321]-[.I13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8" calcext:value-type="float">
            <text:p>201608</text:p>
          </table:table-cell>
          <table:table-cell office:value-type="float" office:value="202362854" calcext:value-type="float">
            <text:p>2023628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19827" calcext:value-type="float">
            <text:p>44519827</text:p>
          </table:table-cell>
          <table:table-cell office:value-type="float" office:value="40472570" calcext:value-type="float">
            <text:p>40472570</text:p>
          </table:table-cell>
          <table:table-cell table:number-columns-repeated="3" office:value-type="float" office:value="4047257" calcext:value-type="float">
            <text:p>4047257</text:p>
          </table:table-cell>
          <table:table-cell office:value-type="float" office:value="0" calcext:value-type="float">
            <text:p>0</text:p>
          </table:table-cell>
          <table:table-cell table:formula="of:=[.H1322]-[.I13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09" calcext:value-type="float">
            <text:p>201609</text:p>
          </table:table-cell>
          <table:table-cell office:value-type="float" office:value="197428200" calcext:value-type="float">
            <text:p>197428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485640" calcext:value-type="float">
            <text:p>39485640</text:p>
          </table:table-cell>
          <table:table-cell office:value-type="float" office:value="35537076" calcext:value-type="float">
            <text:p>35537076</text:p>
          </table:table-cell>
          <table:table-cell table:number-columns-repeated="3" office:value-type="float" office:value="3948564" calcext:value-type="float">
            <text:p>3948564</text:p>
          </table:table-cell>
          <table:table-cell office:value-type="float" office:value="0" calcext:value-type="float">
            <text:p>0</text:p>
          </table:table-cell>
          <table:table-cell table:formula="of:=[.H1323]-[.I13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7" calcext:value-type="float">
            <text:p>201617</text:p>
          </table:table-cell>
          <table:table-cell office:value-type="float" office:value="692488277" calcext:value-type="float">
            <text:p>69248827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4694852" calcext:value-type="float">
            <text:p>304694852</text:p>
          </table:table-cell>
          <table:table-cell office:value-type="float" office:value="290845086" calcext:value-type="float">
            <text:p>290845086</text:p>
          </table:table-cell>
          <table:table-cell table:number-columns-repeated="3" office:value-type="float" office:value="13849766" calcext:value-type="float">
            <text:p>13849766</text:p>
          </table:table-cell>
          <table:table-cell office:value-type="float" office:value="0" calcext:value-type="float">
            <text:p>0</text:p>
          </table:table-cell>
          <table:table-cell table:formula="of:=[.H1324]-[.I13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8" calcext:value-type="float">
            <text:p>201618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3507957" calcext:value-type="float">
            <text:p>53507957</text:p>
          </table:table-cell>
          <table:table-cell office:value-type="float" office:value="52061796" calcext:value-type="float">
            <text:p>52061796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  <table:table-cell table:formula="of:=[.H1325]-[.I13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41" calcext:value-type="float">
            <text:p>201641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1692420" calcext:value-type="float">
            <text:p>21692420</text:p>
          </table:table-cell>
          <table:table-cell office:value-type="float" office:value="20607799" calcext:value-type="float">
            <text:p>20607799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  <table:table-cell table:formula="of:=[.H1326]-[.I13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42" calcext:value-type="float">
            <text:p>201642</text:p>
          </table:table-cell>
          <table:table-cell office:value-type="float" office:value="74708025.91" calcext:value-type="float">
            <text:p>74708025.9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9883220" calcext:value-type="float">
            <text:p>29883220</text:p>
          </table:table-cell>
          <table:table-cell office:value-type="float" office:value="28389059" calcext:value-type="float">
            <text:p>28389059</text:p>
          </table:table-cell>
          <table:table-cell table:number-columns-repeated="3" office:value-type="float" office:value="1494161" calcext:value-type="float">
            <text:p>1494161</text:p>
          </table:table-cell>
          <table:table-cell office:value-type="float" office:value="0" calcext:value-type="float">
            <text:p>0</text:p>
          </table:table-cell>
          <table:table-cell table:formula="of:=[.H1327]-[.I13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44" calcext:value-type="float">
            <text:p>201644</text:p>
          </table:table-cell>
          <table:table-cell office:value-type="float" office:value="196552286" calcext:value-type="float">
            <text:p>19655228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78620920" calcext:value-type="float">
            <text:p>78620920</text:p>
          </table:table-cell>
          <table:table-cell office:value-type="float" office:value="74689874" calcext:value-type="float">
            <text:p>74689874</text:p>
          </table:table-cell>
          <table:table-cell table:number-columns-repeated="3" office:value-type="float" office:value="3931046" calcext:value-type="float">
            <text:p>3931046</text:p>
          </table:table-cell>
          <table:table-cell office:value-type="float" office:value="0" calcext:value-type="float">
            <text:p>0</text:p>
          </table:table-cell>
          <table:table-cell table:formula="of:=[.H1328]-[.I13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46" calcext:value-type="float">
            <text:p>201646</text:p>
          </table:table-cell>
          <table:table-cell office:value-type="float" office:value="8435938" calcext:value-type="float">
            <text:p>84359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4380" calcext:value-type="float">
            <text:p>3374380</text:p>
          </table:table-cell>
          <table:table-cell office:value-type="float" office:value="3205661" calcext:value-type="float">
            <text:p>3205661</text:p>
          </table:table-cell>
          <table:table-cell table:number-columns-repeated="3" office:value-type="float" office:value="168719" calcext:value-type="float">
            <text:p>168719</text:p>
          </table:table-cell>
          <table:table-cell office:value-type="float" office:value="0" calcext:value-type="float">
            <text:p>0</text:p>
          </table:table-cell>
          <table:table-cell table:formula="of:=[.H1329]-[.I13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51" calcext:value-type="float">
            <text:p>201651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9800000" calcext:value-type="float">
            <text:p>19800000</text:p>
          </table:table-cell>
          <table:table-cell office:value-type="float" office:value="18000000" calcext:value-type="float">
            <text:p>180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table:formula="of:=[.H1330]-[.I13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5" calcext:value-type="float">
            <text:p>202235</text:p>
          </table:table-cell>
          <table:table-cell office:value-type="float" office:value="347919067" calcext:value-type="float">
            <text:p>34791906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50501716" calcext:value-type="float">
            <text:p>250501716</text:p>
          </table:table-cell>
          <table:table-cell office:value-type="float" office:value="243543335" calcext:value-type="float">
            <text:p>243543335</text:p>
          </table:table-cell>
          <table:table-cell table:number-columns-repeated="3" office:value-type="float" office:value="6958381" calcext:value-type="float">
            <text:p>6958381</text:p>
          </table:table-cell>
          <table:table-cell office:value-type="float" office:value="0" calcext:value-type="float">
            <text:p>0</text:p>
          </table:table-cell>
          <table:table-cell table:formula="of:=[.H1331]-[.I13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141" calcext:value-type="float">
            <text:p>84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1332]-[.I13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81" calcext:value-type="float">
            <text:p>2643981</text:p>
          </table:table-cell>
          <table:table-cell office:value-type="float" office:value="972963418" calcext:value-type="float">
            <text:p>9729634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61615112" calcext:value-type="float">
            <text:p>661615112</text:p>
          </table:table-cell>
          <table:table-cell office:value-type="float" office:value="642155844" calcext:value-type="float">
            <text:p>642155844</text:p>
          </table:table-cell>
          <table:table-cell table:number-columns-repeated="3" office:value-type="float" office:value="19459268" calcext:value-type="float">
            <text:p>19459268</text:p>
          </table:table-cell>
          <table:table-cell office:value-type="float" office:value="0" calcext:value-type="float">
            <text:p>0</text:p>
          </table:table-cell>
          <table:table-cell table:formula="of:=[.H1333]-[.I13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82" calcext:value-type="float">
            <text:p>2643982</text:p>
          </table:table-cell>
          <table:table-cell office:value-type="float" office:value="284511200" calcext:value-type="float">
            <text:p>2845112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467616" calcext:value-type="float">
            <text:p>193467616</text:p>
          </table:table-cell>
          <table:table-cell office:value-type="float" office:value="187777392" calcext:value-type="float">
            <text:p>187777392</text:p>
          </table:table-cell>
          <table:table-cell table:number-columns-repeated="3" office:value-type="float" office:value="5690224" calcext:value-type="float">
            <text:p>5690224</text:p>
          </table:table-cell>
          <table:table-cell office:value-type="float" office:value="0" calcext:value-type="float">
            <text:p>0</text:p>
          </table:table-cell>
          <table:table-cell table:formula="of:=[.H1334]-[.I1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6" calcext:value-type="float">
            <text:p>2643986</text:p>
          </table:table-cell>
          <table:table-cell office:value-type="float" office:value="110119098" calcext:value-type="float">
            <text:p>1101190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119098" calcext:value-type="float">
            <text:p>110119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2382" calcext:value-type="float">
            <text:p>2202382</text:p>
          </table:table-cell>
          <table:table-cell office:value-type="float" office:value="0" calcext:value-type="float">
            <text:p>0</text:p>
          </table:table-cell>
          <table:table-cell table:formula="of:=[.H1335]-[.I1335]" office:value-type="float" office:value="-2202382" calcext:value-type="float">
            <text:p>-2202382</text:p>
          </table:table-cell>
        </table:table-row>
        <table:table-row table:style-name="ro1">
          <table:table-cell office:value-type="float" office:value="2643987" calcext:value-type="float">
            <text:p>2643987</text:p>
          </table:table-cell>
          <table:table-cell office:value-type="float" office:value="77731628" calcext:value-type="float">
            <text:p>777316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7731628" calcext:value-type="float">
            <text:p>77731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4633" calcext:value-type="float">
            <text:p>1554633</text:p>
          </table:table-cell>
          <table:table-cell office:value-type="float" office:value="0" calcext:value-type="float">
            <text:p>0</text:p>
          </table:table-cell>
          <table:table-cell table:formula="of:=[.H1336]-[.I1336]" office:value-type="float" office:value="-1554633" calcext:value-type="float">
            <text:p>-1554633</text:p>
          </table:table-cell>
        </table:table-row>
        <table:table-row table:style-name="ro1" table:visibility="filter">
          <table:table-cell office:value-type="float" office:value="2643989" calcext:value-type="float">
            <text:p>2643989</text:p>
          </table:table-cell>
          <table:table-cell office:value-type="float" office:value="947718322" calcext:value-type="float">
            <text:p>9477183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511767882" calcext:value-type="float">
            <text:p>511767882</text:p>
          </table:table-cell>
          <table:table-cell office:value-type="float" office:value="492813516" calcext:value-type="float">
            <text:p>492813516</text:p>
          </table:table-cell>
          <table:table-cell table:number-columns-repeated="3" office:value-type="float" office:value="18954366" calcext:value-type="float">
            <text:p>18954366</text:p>
          </table:table-cell>
          <table:table-cell office:value-type="float" office:value="0" calcext:value-type="float">
            <text:p>0</text:p>
          </table:table-cell>
          <table:table-cell table:formula="of:=[.H1337]-[.I13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1" calcext:value-type="float">
            <text:p>2643991</text:p>
          </table:table-cell>
          <table:table-cell office:value-type="float" office:value="80250344" calcext:value-type="float">
            <text:p>802503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335189" calcext:value-type="float">
            <text:p>43335189</text:p>
          </table:table-cell>
          <table:table-cell office:value-type="float" office:value="41730182" calcext:value-type="float">
            <text:p>41730182</text:p>
          </table:table-cell>
          <table:table-cell table:number-columns-repeated="3" office:value-type="float" office:value="1605007" calcext:value-type="float">
            <text:p>1605007</text:p>
          </table:table-cell>
          <table:table-cell office:value-type="float" office:value="0" calcext:value-type="float">
            <text:p>0</text:p>
          </table:table-cell>
          <table:table-cell table:formula="of:=[.H1338]-[.I1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2" calcext:value-type="float">
            <text:p>2643992</text:p>
          </table:table-cell>
          <table:table-cell office:value-type="float" office:value="196487018" calcext:value-type="float">
            <text:p>196487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6487018" calcext:value-type="float">
            <text:p>196487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29740" calcext:value-type="float">
            <text:p>3929740</text:p>
          </table:table-cell>
          <table:table-cell office:value-type="float" office:value="0" calcext:value-type="float">
            <text:p>0</text:p>
          </table:table-cell>
          <table:table-cell table:formula="of:=[.H1339]-[.I1339]" office:value-type="float" office:value="-3929740" calcext:value-type="float">
            <text:p>-3929740</text:p>
          </table:table-cell>
        </table:table-row>
        <table:table-row table:style-name="ro1" table:visibility="filter">
          <table:table-cell office:value-type="float" office:value="2643994" calcext:value-type="float">
            <text:p>2643994</text:p>
          </table:table-cell>
          <table:table-cell office:value-type="float" office:value="375729166.62" calcext:value-type="float">
            <text:p>375729166.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02893741" calcext:value-type="float">
            <text:p>202893741</text:p>
          </table:table-cell>
          <table:table-cell office:value-type="float" office:value="195379158" calcext:value-type="float">
            <text:p>195379158</text:p>
          </table:table-cell>
          <table:table-cell table:number-columns-repeated="3" office:value-type="float" office:value="7514583" calcext:value-type="float">
            <text:p>7514583</text:p>
          </table:table-cell>
          <table:table-cell office:value-type="float" office:value="0" calcext:value-type="float">
            <text:p>0</text:p>
          </table:table-cell>
          <table:table-cell table:formula="of:=[.H1340]-[.I13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5" calcext:value-type="float">
            <text:p>2643995</text:p>
          </table:table-cell>
          <table:table-cell office:value-type="float" office:value="285709725" calcext:value-type="float">
            <text:p>2857097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54283265" calcext:value-type="float">
            <text:p>154283265</text:p>
          </table:table-cell>
          <table:table-cell office:value-type="float" office:value="148569070" calcext:value-type="float">
            <text:p>148569070</text:p>
          </table:table-cell>
          <table:table-cell table:number-columns-repeated="3" office:value-type="float" office:value="5714195" calcext:value-type="float">
            <text:p>5714195</text:p>
          </table:table-cell>
          <table:table-cell office:value-type="float" office:value="0" calcext:value-type="float">
            <text:p>0</text:p>
          </table:table-cell>
          <table:table-cell table:formula="of:=[.H1341]-[.I13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6" calcext:value-type="float">
            <text:p>2643996</text:p>
          </table:table-cell>
          <table:table-cell office:value-type="float" office:value="549335444" calcext:value-type="float">
            <text:p>5493354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95521524" calcext:value-type="float">
            <text:p>395521524</text:p>
          </table:table-cell>
          <table:table-cell office:value-type="float" office:value="384534815" calcext:value-type="float">
            <text:p>384534815</text:p>
          </table:table-cell>
          <table:table-cell table:number-columns-repeated="3" office:value-type="float" office:value="10986709" calcext:value-type="float">
            <text:p>10986709</text:p>
          </table:table-cell>
          <table:table-cell office:value-type="float" office:value="0" calcext:value-type="float">
            <text:p>0</text:p>
          </table:table-cell>
          <table:table-cell table:formula="of:=[.H1342]-[.I13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7" calcext:value-type="float">
            <text:p>2643997</text:p>
          </table:table-cell>
          <table:table-cell office:value-type="float" office:value="13665060" calcext:value-type="float">
            <text:p>136650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9838836" calcext:value-type="float">
            <text:p>9838836</text:p>
          </table:table-cell>
          <table:table-cell office:value-type="float" office:value="9565535" calcext:value-type="float">
            <text:p>9565535</text:p>
          </table:table-cell>
          <table:table-cell table:number-columns-repeated="3" office:value-type="float" office:value="273301" calcext:value-type="float">
            <text:p>273301</text:p>
          </table:table-cell>
          <table:table-cell office:value-type="float" office:value="0" calcext:value-type="float">
            <text:p>0</text:p>
          </table:table-cell>
          <table:table-cell table:formula="of:=[.H1343]-[.I13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8" calcext:value-type="float">
            <text:p>2643998</text:p>
          </table:table-cell>
          <table:table-cell office:value-type="float" office:value="16398072" calcext:value-type="float">
            <text:p>163980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806596" calcext:value-type="float">
            <text:p>11806596</text:p>
          </table:table-cell>
          <table:table-cell office:value-type="float" office:value="11478635" calcext:value-type="float">
            <text:p>11478635</text:p>
          </table:table-cell>
          <table:table-cell table:number-columns-repeated="3" office:value-type="float" office:value="327961" calcext:value-type="float">
            <text:p>327961</text:p>
          </table:table-cell>
          <table:table-cell office:value-type="float" office:value="0" calcext:value-type="float">
            <text:p>0</text:p>
          </table:table-cell>
          <table:table-cell table:formula="of:=[.H1344]-[.I13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03" calcext:value-type="float">
            <text:p>2644003</text:p>
          </table:table-cell>
          <table:table-cell office:value-type="float" office:value="47561299.52" calcext:value-type="float">
            <text:p>47561299.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3292910" calcext:value-type="float">
            <text:p>33292910</text:p>
          </table:table-cell>
          <table:table-cell office:value-type="float" office:value="32341684" calcext:value-type="float">
            <text:p>32341684</text:p>
          </table:table-cell>
          <table:table-cell table:number-columns-repeated="3" office:value-type="float" office:value="951226" calcext:value-type="float">
            <text:p>951226</text:p>
          </table:table-cell>
          <table:table-cell office:value-type="float" office:value="0" calcext:value-type="float">
            <text:p>0</text:p>
          </table:table-cell>
          <table:table-cell table:formula="of:=[.H1345]-[.I13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04" calcext:value-type="float">
            <text:p>2644004</text:p>
          </table:table-cell>
          <table:table-cell office:value-type="float" office:value="52020171.35" calcext:value-type="float">
            <text:p>52020171.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6414105" calcext:value-type="float">
            <text:p>36414105</text:p>
          </table:table-cell>
          <table:table-cell office:value-type="float" office:value="35373702" calcext:value-type="float">
            <text:p>35373702</text:p>
          </table:table-cell>
          <table:table-cell table:number-columns-repeated="3" office:value-type="float" office:value="1040403" calcext:value-type="float">
            <text:p>1040403</text:p>
          </table:table-cell>
          <table:table-cell office:value-type="float" office:value="0" calcext:value-type="float">
            <text:p>0</text:p>
          </table:table-cell>
          <table:table-cell table:formula="of:=[.H1346]-[.I13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05" calcext:value-type="float">
            <text:p>2644005</text:p>
          </table:table-cell>
          <table:table-cell office:value-type="float" office:value="3715729.13" calcext:value-type="float">
            <text:p>3715729.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601025" calcext:value-type="float">
            <text:p>2601025</text:p>
          </table:table-cell>
          <table:table-cell office:value-type="float" office:value="2526710" calcext:value-type="float">
            <text:p>2526710</text:p>
          </table:table-cell>
          <table:table-cell table:number-columns-repeated="3" office:value-type="float" office:value="74315" calcext:value-type="float">
            <text:p>74315</text:p>
          </table:table-cell>
          <table:table-cell office:value-type="float" office:value="0" calcext:value-type="float">
            <text:p>0</text:p>
          </table:table-cell>
          <table:table-cell table:formula="of:=[.H1347]-[.I13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08" calcext:value-type="float">
            <text:p>2644008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  <table:table-cell table:formula="of:=[.H1348]-[.I13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2" calcext:value-type="float">
            <text:p>2644012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  <table:table-cell table:formula="of:=[.H1349]-[.I13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3" calcext:value-type="float">
            <text:p>2644013</text:p>
          </table:table-cell>
          <table:table-cell office:value-type="float" office:value="1380391258" calcext:value-type="float">
            <text:p>138039125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79764325" calcext:value-type="float">
            <text:p>579764325</text:p>
          </table:table-cell>
          <table:table-cell office:value-type="float" office:value="552156500" calcext:value-type="float">
            <text:p>552156500</text:p>
          </table:table-cell>
          <table:table-cell table:number-columns-repeated="3" office:value-type="float" office:value="27607825" calcext:value-type="float">
            <text:p>27607825</text:p>
          </table:table-cell>
          <table:table-cell office:value-type="float" office:value="0" calcext:value-type="float">
            <text:p>0</text:p>
          </table:table-cell>
          <table:table-cell table:formula="of:=[.H1350]-[.I13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4" calcext:value-type="float">
            <text:p>2644014</text:p>
          </table:table-cell>
          <table:table-cell office:value-type="float" office:value="748930257" calcext:value-type="float">
            <text:p>74893025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14550705" calcext:value-type="float">
            <text:p>314550705</text:p>
          </table:table-cell>
          <table:table-cell office:value-type="float" office:value="299572100" calcext:value-type="float">
            <text:p>299572100</text:p>
          </table:table-cell>
          <table:table-cell table:number-columns-repeated="3" office:value-type="float" office:value="14978605" calcext:value-type="float">
            <text:p>14978605</text:p>
          </table:table-cell>
          <table:table-cell office:value-type="float" office:value="0" calcext:value-type="float">
            <text:p>0</text:p>
          </table:table-cell>
          <table:table-cell table:formula="of:=[.H1351]-[.I13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7" calcext:value-type="float">
            <text:p>2644017</text:p>
          </table:table-cell>
          <table:table-cell office:value-type="float" office:value="792984978" calcext:value-type="float">
            <text:p>79298497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33053700" calcext:value-type="float">
            <text:p>333053700</text:p>
          </table:table-cell>
          <table:table-cell office:value-type="float" office:value="317194000" calcext:value-type="float">
            <text:p>317194000</text:p>
          </table:table-cell>
          <table:table-cell table:number-columns-repeated="3" office:value-type="float" office:value="15859700" calcext:value-type="float">
            <text:p>15859700</text:p>
          </table:table-cell>
          <table:table-cell office:value-type="float" office:value="0" calcext:value-type="float">
            <text:p>0</text:p>
          </table:table-cell>
          <table:table-cell table:formula="of:=[.H1352]-[.I13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8" calcext:value-type="float">
            <text:p>2644018</text:p>
          </table:table-cell>
          <table:table-cell office:value-type="float" office:value="631451001" calcext:value-type="float">
            <text:p>63145100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65209420" calcext:value-type="float">
            <text:p>265209420</text:p>
          </table:table-cell>
          <table:table-cell office:value-type="float" office:value="252580400" calcext:value-type="float">
            <text:p>252580400</text:p>
          </table:table-cell>
          <table:table-cell table:number-columns-repeated="3" office:value-type="float" office:value="12629020" calcext:value-type="float">
            <text:p>12629020</text:p>
          </table:table-cell>
          <table:table-cell office:value-type="float" office:value="0" calcext:value-type="float">
            <text:p>0</text:p>
          </table:table-cell>
          <table:table-cell table:formula="of:=[.H1353]-[.I13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1" calcext:value-type="float">
            <text:p>2644021</text:p>
          </table:table-cell>
          <table:table-cell office:value-type="float" office:value="595170275.36" calcext:value-type="float">
            <text:p>595170275.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49971526" calcext:value-type="float">
            <text:p>249971526</text:p>
          </table:table-cell>
          <table:table-cell office:value-type="float" office:value="238068120" calcext:value-type="float">
            <text:p>238068120</text:p>
          </table:table-cell>
          <table:table-cell table:number-columns-repeated="3" office:value-type="float" office:value="11903406" calcext:value-type="float">
            <text:p>11903406</text:p>
          </table:table-cell>
          <table:table-cell office:value-type="float" office:value="0" calcext:value-type="float">
            <text:p>0</text:p>
          </table:table-cell>
          <table:table-cell table:formula="of:=[.H1354]-[.I13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3" calcext:value-type="float">
            <text:p>2644023</text:p>
          </table:table-cell>
          <table:table-cell office:value-type="float" office:value="147913896" calcext:value-type="float">
            <text:p>1479138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8457614" calcext:value-type="float">
            <text:p>38457614</text:p>
          </table:table-cell>
          <table:table-cell office:value-type="float" office:value="35499336" calcext:value-type="float">
            <text:p>35499336</text:p>
          </table:table-cell>
          <table:table-cell table:number-columns-repeated="3" office:value-type="float" office:value="2958278" calcext:value-type="float">
            <text:p>2958278</text:p>
          </table:table-cell>
          <table:table-cell office:value-type="float" office:value="0" calcext:value-type="float">
            <text:p>0</text:p>
          </table:table-cell>
          <table:table-cell table:formula="of:=[.H1355]-[.I13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4" calcext:value-type="float">
            <text:p>2644024</text:p>
          </table:table-cell>
          <table:table-cell office:value-type="float" office:value="778300071" calcext:value-type="float">
            <text:p>77830007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26886021" calcext:value-type="float">
            <text:p>326886021</text:p>
          </table:table-cell>
          <table:table-cell office:value-type="float" office:value="311320020" calcext:value-type="float">
            <text:p>311320020</text:p>
          </table:table-cell>
          <table:table-cell table:number-columns-repeated="3" office:value-type="float" office:value="15566001" calcext:value-type="float">
            <text:p>15566001</text:p>
          </table:table-cell>
          <table:table-cell office:value-type="float" office:value="0" calcext:value-type="float">
            <text:p>0</text:p>
          </table:table-cell>
          <table:table-cell table:formula="of:=[.H1356]-[.I13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5" calcext:value-type="float">
            <text:p>2644025</text:p>
          </table:table-cell>
          <table:table-cell office:value-type="float" office:value="281605800" calcext:value-type="float">
            <text:p>2816058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3217508" calcext:value-type="float">
            <text:p>73217508</text:p>
          </table:table-cell>
          <table:table-cell office:value-type="float" office:value="67585392" calcext:value-type="float">
            <text:p>67585392</text:p>
          </table:table-cell>
          <table:table-cell table:number-columns-repeated="3" office:value-type="float" office:value="5632116" calcext:value-type="float">
            <text:p>5632116</text:p>
          </table:table-cell>
          <table:table-cell office:value-type="float" office:value="0" calcext:value-type="float">
            <text:p>0</text:p>
          </table:table-cell>
          <table:table-cell table:formula="of:=[.H1357]-[.I13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8" calcext:value-type="float">
            <text:p>2644028</text:p>
          </table:table-cell>
          <table:table-cell office:value-type="float" office:value="239853481" calcext:value-type="float">
            <text:p>23985348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0738470" calcext:value-type="float">
            <text:p>100738470</text:p>
          </table:table-cell>
          <table:table-cell office:value-type="float" office:value="95941400" calcext:value-type="float">
            <text:p>95941400</text:p>
          </table:table-cell>
          <table:table-cell table:number-columns-repeated="3" office:value-type="float" office:value="4797070" calcext:value-type="float">
            <text:p>4797070</text:p>
          </table:table-cell>
          <table:table-cell office:value-type="float" office:value="0" calcext:value-type="float">
            <text:p>0</text:p>
          </table:table-cell>
          <table:table-cell table:formula="of:=[.H1358]-[.I13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0" calcext:value-type="float">
            <text:p>2644030</text:p>
          </table:table-cell>
          <table:table-cell office:value-type="float" office:value="18963520" calcext:value-type="float">
            <text:p>189635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4930510" calcext:value-type="float">
            <text:p>4930510</text:p>
          </table:table-cell>
          <table:table-cell office:value-type="float" office:value="4551240" calcext:value-type="float">
            <text:p>4551240</text:p>
          </table:table-cell>
          <table:table-cell table:number-columns-repeated="3" office:value-type="float" office:value="379270" calcext:value-type="float">
            <text:p>379270</text:p>
          </table:table-cell>
          <table:table-cell office:value-type="float" office:value="0" calcext:value-type="float">
            <text:p>0</text:p>
          </table:table-cell>
          <table:table-cell table:formula="of:=[.H1359]-[.I13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1" calcext:value-type="float">
            <text:p>2644031</text:p>
          </table:table-cell>
          <table:table-cell office:value-type="float" office:value="92994503" calcext:value-type="float">
            <text:p>929945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9057690" calcext:value-type="float">
            <text:p>39057690</text:p>
          </table:table-cell>
          <table:table-cell office:value-type="float" office:value="37197800" calcext:value-type="float">
            <text:p>37197800</text:p>
          </table:table-cell>
          <table:table-cell table:number-columns-repeated="3" office:value-type="float" office:value="1859890" calcext:value-type="float">
            <text:p>1859890</text:p>
          </table:table-cell>
          <table:table-cell office:value-type="float" office:value="0" calcext:value-type="float">
            <text:p>0</text:p>
          </table:table-cell>
          <table:table-cell table:formula="of:=[.H1360]-[.I13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3" calcext:value-type="float">
            <text:p>2644033</text:p>
          </table:table-cell>
          <table:table-cell office:value-type="float" office:value="71112450" calcext:value-type="float">
            <text:p>711124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489237" calcext:value-type="float">
            <text:p>18489237</text:p>
          </table:table-cell>
          <table:table-cell office:value-type="float" office:value="17066988" calcext:value-type="float">
            <text:p>17066988</text:p>
          </table:table-cell>
          <table:table-cell table:number-columns-repeated="3" office:value-type="float" office:value="1422249" calcext:value-type="float">
            <text:p>1422249</text:p>
          </table:table-cell>
          <table:table-cell office:value-type="float" office:value="0" calcext:value-type="float">
            <text:p>0</text:p>
          </table:table-cell>
          <table:table-cell table:formula="of:=[.H1361]-[.I13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6" calcext:value-type="float">
            <text:p>2644036</text:p>
          </table:table-cell>
          <table:table-cell office:value-type="float" office:value="571592254" calcext:value-type="float">
            <text:p>5715922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0045830" calcext:value-type="float">
            <text:p>160045830</text:p>
          </table:table-cell>
          <table:table-cell office:value-type="float" office:value="148613985" calcext:value-type="float">
            <text:p>148613985</text:p>
          </table:table-cell>
          <table:table-cell table:number-columns-repeated="3" office:value-type="float" office:value="11431845" calcext:value-type="float">
            <text:p>11431845</text:p>
          </table:table-cell>
          <table:table-cell office:value-type="float" office:value="0" calcext:value-type="float">
            <text:p>0</text:p>
          </table:table-cell>
          <table:table-cell table:formula="of:=[.H1362]-[.I13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7" calcext:value-type="float">
            <text:p>2644037</text:p>
          </table:table-cell>
          <table:table-cell office:value-type="float" office:value="35156250" calcext:value-type="float">
            <text:p>3515625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843750" calcext:value-type="float">
            <text:p>9843750</text:p>
          </table:table-cell>
          <table:table-cell office:value-type="float" office:value="9140625" calcext:value-type="float">
            <text:p>9140625</text:p>
          </table:table-cell>
          <table:table-cell table:number-columns-repeated="3" office:value-type="float" office:value="703125" calcext:value-type="float">
            <text:p>703125</text:p>
          </table:table-cell>
          <table:table-cell office:value-type="float" office:value="0" calcext:value-type="float">
            <text:p>0</text:p>
          </table:table-cell>
          <table:table-cell table:formula="of:=[.H1363]-[.I13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40" calcext:value-type="float">
            <text:p>2644040</text:p>
          </table:table-cell>
          <table:table-cell office:value-type="float" office:value="11494496" calcext:value-type="float">
            <text:p>1149449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98900" calcext:value-type="float">
            <text:p>2298900</text:p>
          </table:table-cell>
          <table:table-cell office:value-type="float" office:value="2069010" calcext:value-type="float">
            <text:p>2069010</text:p>
          </table:table-cell>
          <table:table-cell table:number-columns-repeated="3" office:value-type="float" office:value="229890" calcext:value-type="float">
            <text:p>229890</text:p>
          </table:table-cell>
          <table:table-cell office:value-type="float" office:value="0" calcext:value-type="float">
            <text:p>0</text:p>
          </table:table-cell>
          <table:table-cell table:formula="of:=[.H1364]-[.I13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46" calcext:value-type="float">
            <text:p>2644046</text:p>
          </table:table-cell>
          <table:table-cell office:value-type="float" office:value="357335332" calcext:value-type="float">
            <text:p>3573353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35841331" calcext:value-type="float">
            <text:p>235841331</text:p>
          </table:table-cell>
          <table:table-cell office:value-type="float" office:value="228694624" calcext:value-type="float">
            <text:p>228694624</text:p>
          </table:table-cell>
          <table:table-cell table:number-columns-repeated="3" office:value-type="float" office:value="7146707" calcext:value-type="float">
            <text:p>7146707</text:p>
          </table:table-cell>
          <table:table-cell office:value-type="float" office:value="0" calcext:value-type="float">
            <text:p>0</text:p>
          </table:table-cell>
          <table:table-cell table:formula="of:=[.H1365]-[.I13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48" calcext:value-type="float">
            <text:p>2644048</text:p>
          </table:table-cell>
          <table:table-cell office:value-type="float" office:value="704354037" calcext:value-type="float">
            <text:p>7043540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4873673" calcext:value-type="float">
            <text:p>464873673</text:p>
          </table:table-cell>
          <table:table-cell office:value-type="float" office:value="450786592" calcext:value-type="float">
            <text:p>450786592</text:p>
          </table:table-cell>
          <table:table-cell table:number-columns-repeated="3" office:value-type="float" office:value="14087081" calcext:value-type="float">
            <text:p>14087081</text:p>
          </table:table-cell>
          <table:table-cell office:value-type="float" office:value="0" calcext:value-type="float">
            <text:p>0</text:p>
          </table:table-cell>
          <table:table-cell table:formula="of:=[.H1366]-[.I13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1" calcext:value-type="float">
            <text:p>2644051</text:p>
          </table:table-cell>
          <table:table-cell office:value-type="float" office:value="213985693" calcext:value-type="float">
            <text:p>21398569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0562" calcext:value-type="float">
            <text:p>141230562</text:p>
          </table:table-cell>
          <table:table-cell office:value-type="float" office:value="136950848" calcext:value-type="float">
            <text:p>136950848</text:p>
          </table:table-cell>
          <table:table-cell table:number-columns-repeated="3" office:value-type="float" office:value="4279714" calcext:value-type="float">
            <text:p>4279714</text:p>
          </table:table-cell>
          <table:table-cell office:value-type="float" office:value="0" calcext:value-type="float">
            <text:p>0</text:p>
          </table:table-cell>
          <table:table-cell table:formula="of:=[.H1367]-[.I13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3" calcext:value-type="float">
            <text:p>2644053</text:p>
          </table:table-cell>
          <table:table-cell office:value-type="float" office:value="126412981" calcext:value-type="float">
            <text:p>12641298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5200" calcext:value-type="float">
            <text:p>50565200</text:p>
          </table:table-cell>
          <table:table-cell office:value-type="float" office:value="48036940" calcext:value-type="float">
            <text:p>48036940</text:p>
          </table:table-cell>
          <table:table-cell table:number-columns-repeated="3" office:value-type="float" office:value="2528260" calcext:value-type="float">
            <text:p>2528260</text:p>
          </table:table-cell>
          <table:table-cell office:value-type="float" office:value="0" calcext:value-type="float">
            <text:p>0</text:p>
          </table:table-cell>
          <table:table-cell table:formula="of:=[.H1368]-[.I13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4" calcext:value-type="float">
            <text:p>264405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8600000" calcext:value-type="float">
            <text:p>486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 table:formula="of:=[.H1369]-[.I13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5" calcext:value-type="float">
            <text:p>2644055</text:p>
          </table:table-cell>
          <table:table-cell office:value-type="float" office:value="126414980" calcext:value-type="float">
            <text:p>12641498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6000" calcext:value-type="float">
            <text:p>50566000</text:p>
          </table:table-cell>
          <table:table-cell office:value-type="float" office:value="48037700" calcext:value-type="float">
            <text:p>48037700</text:p>
          </table:table-cell>
          <table:table-cell table:number-columns-repeated="3" office:value-type="float" office:value="2528300" calcext:value-type="float">
            <text:p>2528300</text:p>
          </table:table-cell>
          <table:table-cell office:value-type="float" office:value="0" calcext:value-type="float">
            <text:p>0</text:p>
          </table:table-cell>
          <table:table-cell table:formula="of:=[.H1370]-[.I13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6" calcext:value-type="float">
            <text:p>2644056</text:p>
          </table:table-cell>
          <table:table-cell office:value-type="float" office:value="208000000" calcext:value-type="float">
            <text:p>208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1600000" calcext:value-type="float">
            <text:p>41600000</text:p>
          </table:table-cell>
          <table:table-cell office:value-type="float" office:value="37440000" calcext:value-type="float">
            <text:p>37440000</text:p>
          </table:table-cell>
          <table:table-cell table:number-columns-repeated="3" office:value-type="float" office:value="4160000" calcext:value-type="float">
            <text:p>4160000</text:p>
          </table:table-cell>
          <table:table-cell office:value-type="float" office:value="0" calcext:value-type="float">
            <text:p>0</text:p>
          </table:table-cell>
          <table:table-cell table:formula="of:=[.H1371]-[.I13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7" calcext:value-type="float">
            <text:p>2644057</text:p>
          </table:table-cell>
          <table:table-cell office:value-type="float" office:value="84275987" calcext:value-type="float">
            <text:p>8427598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10400" calcext:value-type="float">
            <text:p>33710400</text:p>
          </table:table-cell>
          <table:table-cell office:value-type="float" office:value="32024880" calcext:value-type="float">
            <text:p>32024880</text:p>
          </table:table-cell>
          <table:table-cell table:number-columns-repeated="3" office:value-type="float" office:value="1685520" calcext:value-type="float">
            <text:p>1685520</text:p>
          </table:table-cell>
          <table:table-cell office:value-type="float" office:value="0" calcext:value-type="float">
            <text:p>0</text:p>
          </table:table-cell>
          <table:table-cell table:formula="of:=[.H1372]-[.I13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8" calcext:value-type="float">
            <text:p>2644058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  <table:table-cell table:formula="of:=[.H1373]-[.I13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2" calcext:value-type="float">
            <text:p>2644062</text:p>
          </table:table-cell>
          <table:table-cell office:value-type="float" office:value="36369222.5" calcext:value-type="float">
            <text:p>36369222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9639368" calcext:value-type="float">
            <text:p>19639368</text:p>
          </table:table-cell>
          <table:table-cell office:value-type="float" office:value="18911984" calcext:value-type="float">
            <text:p>18911984</text:p>
          </table:table-cell>
          <table:table-cell table:number-columns-repeated="3" office:value-type="float" office:value="727384" calcext:value-type="float">
            <text:p>727384</text:p>
          </table:table-cell>
          <table:table-cell office:value-type="float" office:value="0" calcext:value-type="float">
            <text:p>0</text:p>
          </table:table-cell>
          <table:table-cell table:formula="of:=[.H1374]-[.I13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6" calcext:value-type="float">
            <text:p>2644066</text:p>
          </table:table-cell>
          <table:table-cell office:value-type="float" office:value="198847110" calcext:value-type="float">
            <text:p>198847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78962390" calcext:value-type="float">
            <text:p>178962390</text:p>
          </table:table-cell>
          <table:table-cell office:value-type="float" office:value="174985448" calcext:value-type="float">
            <text:p>174985448</text:p>
          </table:table-cell>
          <table:table-cell table:number-columns-repeated="3" office:value-type="float" office:value="3976942" calcext:value-type="float">
            <text:p>3976942</text:p>
          </table:table-cell>
          <table:table-cell office:value-type="float" office:value="0" calcext:value-type="float">
            <text:p>0</text:p>
          </table:table-cell>
          <table:table-cell table:formula="of:=[.H1375]-[.I13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7" calcext:value-type="float">
            <text:p>2644067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  <table:table-cell table:formula="of:=[.H1376]-[.I13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8" calcext:value-type="float">
            <text:p>2644068</text:p>
          </table:table-cell>
          <table:table-cell office:value-type="float" office:value="279937326.72" calcext:value-type="float">
            <text:p>279937326.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5956145" calcext:value-type="float">
            <text:p>195956145</text:p>
          </table:table-cell>
          <table:table-cell office:value-type="float" office:value="190357398" calcext:value-type="float">
            <text:p>190357398</text:p>
          </table:table-cell>
          <table:table-cell table:number-columns-repeated="3" office:value-type="float" office:value="5598747" calcext:value-type="float">
            <text:p>5598747</text:p>
          </table:table-cell>
          <table:table-cell office:value-type="float" office:value="0" calcext:value-type="float">
            <text:p>0</text:p>
          </table:table-cell>
          <table:table-cell table:formula="of:=[.H1377]-[.I13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9" calcext:value-type="float">
            <text:p>2644069</text:p>
          </table:table-cell>
          <table:table-cell office:value-type="float" office:value="344871203.39" calcext:value-type="float">
            <text:p>344871203.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41409840" calcext:value-type="float">
            <text:p>241409840</text:p>
          </table:table-cell>
          <table:table-cell office:value-type="float" office:value="234512416" calcext:value-type="float">
            <text:p>234512416</text:p>
          </table:table-cell>
          <table:table-cell table:number-columns-repeated="3" office:value-type="float" office:value="6897424" calcext:value-type="float">
            <text:p>6897424</text:p>
          </table:table-cell>
          <table:table-cell office:value-type="float" office:value="0" calcext:value-type="float">
            <text:p>0</text:p>
          </table:table-cell>
          <table:table-cell table:formula="of:=[.H1378]-[.I13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2" calcext:value-type="float">
            <text:p>2644072</text:p>
          </table:table-cell>
          <table:table-cell office:value-type="float" office:value="195956128.7" calcext:value-type="float">
            <text:p>195956128.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7169305" calcext:value-type="float">
            <text:p>137169305</text:p>
          </table:table-cell>
          <table:table-cell office:value-type="float" office:value="133250182" calcext:value-type="float">
            <text:p>133250182</text:p>
          </table:table-cell>
          <table:table-cell table:number-columns-repeated="3" office:value-type="float" office:value="3919123" calcext:value-type="float">
            <text:p>3919123</text:p>
          </table:table-cell>
          <table:table-cell office:value-type="float" office:value="0" calcext:value-type="float">
            <text:p>0</text:p>
          </table:table-cell>
          <table:table-cell table:formula="of:=[.H1379]-[.I13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3" calcext:value-type="float">
            <text:p>2644073</text:p>
          </table:table-cell>
          <table:table-cell office:value-type="float" office:value="363545321.25" calcext:value-type="float">
            <text:p>363545321.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4481710" calcext:value-type="float">
            <text:p>254481710</text:p>
          </table:table-cell>
          <table:table-cell office:value-type="float" office:value="247210804" calcext:value-type="float">
            <text:p>247210804</text:p>
          </table:table-cell>
          <table:table-cell table:number-columns-repeated="3" office:value-type="float" office:value="7270906" calcext:value-type="float">
            <text:p>7270906</text:p>
          </table:table-cell>
          <table:table-cell office:value-type="float" office:value="0" calcext:value-type="float">
            <text:p>0</text:p>
          </table:table-cell>
          <table:table-cell table:formula="of:=[.H1380]-[.I13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4" calcext:value-type="float">
            <text:p>2644074</text:p>
          </table:table-cell>
          <table:table-cell office:value-type="float" office:value="172894679.3" calcext:value-type="float">
            <text:p>172894679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55605230" calcext:value-type="float">
            <text:p>155605230</text:p>
          </table:table-cell>
          <table:table-cell office:value-type="float" office:value="152147336" calcext:value-type="float">
            <text:p>152147336</text:p>
          </table:table-cell>
          <table:table-cell table:number-columns-repeated="3" office:value-type="float" office:value="3457894" calcext:value-type="float">
            <text:p>3457894</text:p>
          </table:table-cell>
          <table:table-cell office:value-type="float" office:value="0" calcext:value-type="float">
            <text:p>0</text:p>
          </table:table-cell>
          <table:table-cell table:formula="of:=[.H1381]-[.I13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5" calcext:value-type="float">
            <text:p>2644075</text:p>
          </table:table-cell>
          <table:table-cell office:value-type="float" office:value="77812083" calcext:value-type="float">
            <text:p>7781208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  <table:table-cell table:formula="of:=[.H1382]-[.I13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6" calcext:value-type="float">
            <text:p>2644076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8400000" calcext:value-type="float">
            <text:p>78400000</text:p>
          </table:table-cell>
          <table:table-cell office:value-type="float" office:value="76160000" calcext:value-type="float">
            <text:p>76160000</text:p>
          </table:table-cell>
          <table:table-cell table:number-columns-repeated="3" office:value-type="float" office:value="2240000" calcext:value-type="float">
            <text:p>2240000</text:p>
          </table:table-cell>
          <table:table-cell office:value-type="float" office:value="0" calcext:value-type="float">
            <text:p>0</text:p>
          </table:table-cell>
          <table:table-cell table:formula="of:=[.H1383]-[.I1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7" calcext:value-type="float">
            <text:p>2644077</text:p>
          </table:table-cell>
          <table:table-cell office:value-type="float" office:value="256018990" calcext:value-type="float">
            <text:p>2560189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6018990" calcext:value-type="float">
            <text:p>256018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0380" calcext:value-type="float">
            <text:p>5120380</text:p>
          </table:table-cell>
          <table:table-cell office:value-type="float" office:value="0" calcext:value-type="float">
            <text:p>0</text:p>
          </table:table-cell>
          <table:table-cell table:formula="of:=[.H1384]-[.I1384]" office:value-type="float" office:value="-5120380" calcext:value-type="float">
            <text:p>-5120380</text:p>
          </table:table-cell>
        </table:table-row>
        <table:table-row table:style-name="ro1" table:visibility="filter">
          <table:table-cell office:value-type="float" office:value="2644078" calcext:value-type="float">
            <text:p>264407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H1385]-[.I13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9" calcext:value-type="float">
            <text:p>2644079</text:p>
          </table:table-cell>
          <table:table-cell office:value-type="float" office:value="77812082" calcext:value-type="float">
            <text:p>7781208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  <table:table-cell table:formula="of:=[.H1386]-[.I1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0" calcext:value-type="float">
            <text:p>2644080</text:p>
          </table:table-cell>
          <table:table-cell office:value-type="float" office:value="4854338" calcext:value-type="float">
            <text:p>4854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54338" calcext:value-type="float">
            <text:p>4854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87" calcext:value-type="float">
            <text:p>97087</text:p>
          </table:table-cell>
          <table:table-cell office:value-type="float" office:value="0" calcext:value-type="float">
            <text:p>0</text:p>
          </table:table-cell>
          <table:table-cell table:formula="of:=[.H1387]-[.I1387]" office:value-type="float" office:value="-97087" calcext:value-type="float">
            <text:p>-97087</text:p>
          </table:table-cell>
        </table:table-row>
        <table:table-row table:style-name="ro1" table:visibility="filter">
          <table:table-cell office:value-type="float" office:value="2644082" calcext:value-type="float">
            <text:p>2644082</text:p>
          </table:table-cell>
          <table:table-cell office:value-type="float" office:value="253933188.88" calcext:value-type="float">
            <text:p>253933188.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7910568" calcext:value-type="float">
            <text:p>187910568</text:p>
          </table:table-cell>
          <table:table-cell office:value-type="float" office:value="182831904" calcext:value-type="float">
            <text:p>182831904</text:p>
          </table:table-cell>
          <table:table-cell table:number-columns-repeated="3" office:value-type="float" office:value="5078664" calcext:value-type="float">
            <text:p>5078664</text:p>
          </table:table-cell>
          <table:table-cell office:value-type="float" office:value="0" calcext:value-type="float">
            <text:p>0</text:p>
          </table:table-cell>
          <table:table-cell table:formula="of:=[.H1388]-[.I13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86" calcext:value-type="float">
            <text:p>2644086</text:p>
          </table:table-cell>
          <table:table-cell office:value-type="float" office:value="351016011" calcext:value-type="float">
            <text:p>351016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9751840" calcext:value-type="float">
            <text:p>259751840</text:p>
          </table:table-cell>
          <table:table-cell office:value-type="float" office:value="252731520" calcext:value-type="float">
            <text:p>252731520</text:p>
          </table:table-cell>
          <table:table-cell table:number-columns-repeated="3" office:value-type="float" office:value="7020320" calcext:value-type="float">
            <text:p>7020320</text:p>
          </table:table-cell>
          <table:table-cell office:value-type="float" office:value="0" calcext:value-type="float">
            <text:p>0</text:p>
          </table:table-cell>
          <table:table-cell table:formula="of:=[.H1389]-[.I13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89" calcext:value-type="float">
            <text:p>2644089</text:p>
          </table:table-cell>
          <table:table-cell office:value-type="float" office:value="270214470.53" calcext:value-type="float">
            <text:p>270214470.5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99958693" calcext:value-type="float">
            <text:p>199958693</text:p>
          </table:table-cell>
          <table:table-cell office:value-type="float" office:value="194554404" calcext:value-type="float">
            <text:p>194554404</text:p>
          </table:table-cell>
          <table:table-cell table:number-columns-repeated="3" office:value-type="float" office:value="5404289" calcext:value-type="float">
            <text:p>5404289</text:p>
          </table:table-cell>
          <table:table-cell office:value-type="float" office:value="0" calcext:value-type="float">
            <text:p>0</text:p>
          </table:table-cell>
          <table:table-cell table:formula="of:=[.H1390]-[.I13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1" calcext:value-type="float">
            <text:p>264409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055104" calcext:value-type="float">
            <text:p>33055104</text:p>
          </table:table-cell>
          <table:table-cell office:value-type="float" office:value="32022132" calcext:value-type="float">
            <text:p>32022132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  <table:table-cell table:formula="of:=[.H1391]-[.I13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5" calcext:value-type="float">
            <text:p>2644095</text:p>
          </table:table-cell>
          <table:table-cell office:value-type="float" office:value="56018739" calcext:value-type="float">
            <text:p>560187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5852000" calcext:value-type="float">
            <text:p>35852000</text:p>
          </table:table-cell>
          <table:table-cell office:value-type="float" office:value="34731625" calcext:value-type="float">
            <text:p>34731625</text:p>
          </table:table-cell>
          <table:table-cell table:number-columns-repeated="3" office:value-type="float" office:value="1120375" calcext:value-type="float">
            <text:p>1120375</text:p>
          </table:table-cell>
          <table:table-cell office:value-type="float" office:value="0" calcext:value-type="float">
            <text:p>0</text:p>
          </table:table-cell>
          <table:table-cell table:formula="of:=[.H1392]-[.I13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6" calcext:value-type="float">
            <text:p>2644096</text:p>
          </table:table-cell>
          <table:table-cell office:value-type="float" office:value="126895991" calcext:value-type="float">
            <text:p>12689599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1213440" calcext:value-type="float">
            <text:p>81213440</text:p>
          </table:table-cell>
          <table:table-cell office:value-type="float" office:value="78675520" calcext:value-type="float">
            <text:p>78675520</text:p>
          </table:table-cell>
          <table:table-cell table:number-columns-repeated="3" office:value-type="float" office:value="2537920" calcext:value-type="float">
            <text:p>2537920</text:p>
          </table:table-cell>
          <table:table-cell office:value-type="float" office:value="0" calcext:value-type="float">
            <text:p>0</text:p>
          </table:table-cell>
          <table:table-cell table:formula="of:=[.H1393]-[.I13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7" calcext:value-type="float">
            <text:p>2644097</text:p>
          </table:table-cell>
          <table:table-cell office:value-type="float" office:value="110115445" calcext:value-type="float">
            <text:p>1101154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0473888" calcext:value-type="float">
            <text:p>70473888</text:p>
          </table:table-cell>
          <table:table-cell office:value-type="float" office:value="68271579" calcext:value-type="float">
            <text:p>68271579</text:p>
          </table:table-cell>
          <table:table-cell table:number-columns-repeated="3" office:value-type="float" office:value="2202309" calcext:value-type="float">
            <text:p>2202309</text:p>
          </table:table-cell>
          <table:table-cell office:value-type="float" office:value="0" calcext:value-type="float">
            <text:p>0</text:p>
          </table:table-cell>
          <table:table-cell table:formula="of:=[.H1394]-[.I13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8" calcext:value-type="float">
            <text:p>2644098</text:p>
          </table:table-cell>
          <table:table-cell office:value-type="float" office:value="112139352" calcext:value-type="float">
            <text:p>11213935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1769184" calcext:value-type="float">
            <text:p>71769184</text:p>
          </table:table-cell>
          <table:table-cell office:value-type="float" office:value="69526397" calcext:value-type="float">
            <text:p>69526397</text:p>
          </table:table-cell>
          <table:table-cell table:number-columns-repeated="3" office:value-type="float" office:value="2242787" calcext:value-type="float">
            <text:p>2242787</text:p>
          </table:table-cell>
          <table:table-cell office:value-type="float" office:value="0" calcext:value-type="float">
            <text:p>0</text:p>
          </table:table-cell>
          <table:table-cell table:formula="of:=[.H1395]-[.I13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9" calcext:value-type="float">
            <text:p>2644099</text:p>
          </table:table-cell>
          <table:table-cell office:value-type="float" office:value="256820564" calcext:value-type="float">
            <text:p>2568205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64365152" calcext:value-type="float">
            <text:p>164365152</text:p>
          </table:table-cell>
          <table:table-cell office:value-type="float" office:value="159228741" calcext:value-type="float">
            <text:p>159228741</text:p>
          </table:table-cell>
          <table:table-cell table:number-columns-repeated="3" office:value-type="float" office:value="5136411" calcext:value-type="float">
            <text:p>5136411</text:p>
          </table:table-cell>
          <table:table-cell office:value-type="float" office:value="0" calcext:value-type="float">
            <text:p>0</text:p>
          </table:table-cell>
          <table:table-cell table:formula="of:=[.H1396]-[.I13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0" calcext:value-type="float">
            <text:p>2644100</text:p>
          </table:table-cell>
          <table:table-cell office:value-type="float" office:value="232741826.49" calcext:value-type="float">
            <text:p>232741826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8954784" calcext:value-type="float">
            <text:p>148954784</text:p>
          </table:table-cell>
          <table:table-cell office:value-type="float" office:value="144299947" calcext:value-type="float">
            <text:p>144299947</text:p>
          </table:table-cell>
          <table:table-cell table:number-columns-repeated="3" office:value-type="float" office:value="4654837" calcext:value-type="float">
            <text:p>4654837</text:p>
          </table:table-cell>
          <table:table-cell office:value-type="float" office:value="0" calcext:value-type="float">
            <text:p>0</text:p>
          </table:table-cell>
          <table:table-cell table:formula="of:=[.H1397]-[.I13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1" calcext:value-type="float">
            <text:p>2644101</text:p>
          </table:table-cell>
          <table:table-cell office:value-type="float" office:value="197010015" calcext:value-type="float">
            <text:p>1970100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26086400" calcext:value-type="float">
            <text:p>126086400</text:p>
          </table:table-cell>
          <table:table-cell office:value-type="float" office:value="122146200" calcext:value-type="float">
            <text:p>122146200</text:p>
          </table:table-cell>
          <table:table-cell table:number-columns-repeated="3" office:value-type="float" office:value="3940200" calcext:value-type="float">
            <text:p>3940200</text:p>
          </table:table-cell>
          <table:table-cell office:value-type="float" office:value="0" calcext:value-type="float">
            <text:p>0</text:p>
          </table:table-cell>
          <table:table-cell table:formula="of:=[.H1398]-[.I13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2" calcext:value-type="float">
            <text:p>2644102</text:p>
          </table:table-cell>
          <table:table-cell office:value-type="float" office:value="112650635" calcext:value-type="float">
            <text:p>1126506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2096416" calcext:value-type="float">
            <text:p>72096416</text:p>
          </table:table-cell>
          <table:table-cell office:value-type="float" office:value="69843403" calcext:value-type="float">
            <text:p>69843403</text:p>
          </table:table-cell>
          <table:table-cell table:number-columns-repeated="3" office:value-type="float" office:value="2253013" calcext:value-type="float">
            <text:p>2253013</text:p>
          </table:table-cell>
          <table:table-cell office:value-type="float" office:value="0" calcext:value-type="float">
            <text:p>0</text:p>
          </table:table-cell>
          <table:table-cell table:formula="of:=[.H1399]-[.I13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3" calcext:value-type="float">
            <text:p>2644103</text:p>
          </table:table-cell>
          <table:table-cell office:value-type="float" office:value="89408765" calcext:value-type="float">
            <text:p>894087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7221600" calcext:value-type="float">
            <text:p>57221600</text:p>
          </table:table-cell>
          <table:table-cell office:value-type="float" office:value="55433425" calcext:value-type="float">
            <text:p>55433425</text:p>
          </table:table-cell>
          <table:table-cell table:number-columns-repeated="3" office:value-type="float" office:value="1788175" calcext:value-type="float">
            <text:p>1788175</text:p>
          </table:table-cell>
          <table:table-cell office:value-type="float" office:value="0" calcext:value-type="float">
            <text:p>0</text:p>
          </table:table-cell>
          <table:table-cell table:formula="of:=[.H1400]-[.I14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4" calcext:value-type="float">
            <text:p>2644104</text:p>
          </table:table-cell>
          <table:table-cell office:value-type="float" office:value="84079045" calcext:value-type="float">
            <text:p>84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3810592" calcext:value-type="float">
            <text:p>53810592</text:p>
          </table:table-cell>
          <table:table-cell office:value-type="float" office:value="52129011" calcext:value-type="float">
            <text:p>52129011</text:p>
          </table:table-cell>
          <table:table-cell table:number-columns-repeated="3" office:value-type="float" office:value="1681581" calcext:value-type="float">
            <text:p>1681581</text:p>
          </table:table-cell>
          <table:table-cell office:value-type="float" office:value="0" calcext:value-type="float">
            <text:p>0</text:p>
          </table:table-cell>
          <table:table-cell table:formula="of:=[.H1401]-[.I14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5" calcext:value-type="float">
            <text:p>2644105</text:p>
          </table:table-cell>
          <table:table-cell office:value-type="float" office:value="138004297.49" calcext:value-type="float">
            <text:p>138004297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8322752" calcext:value-type="float">
            <text:p>88322752</text:p>
          </table:table-cell>
          <table:table-cell office:value-type="float" office:value="85562666" calcext:value-type="float">
            <text:p>85562666</text:p>
          </table:table-cell>
          <table:table-cell table:number-columns-repeated="3" office:value-type="float" office:value="2760086" calcext:value-type="float">
            <text:p>2760086</text:p>
          </table:table-cell>
          <table:table-cell office:value-type="float" office:value="0" calcext:value-type="float">
            <text:p>0</text:p>
          </table:table-cell>
          <table:table-cell table:formula="of:=[.H1402]-[.I14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6" calcext:value-type="float">
            <text:p>2644106</text:p>
          </table:table-cell>
          <table:table-cell office:value-type="float" office:value="79079045" calcext:value-type="float">
            <text:p>79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0610592" calcext:value-type="float">
            <text:p>50610592</text:p>
          </table:table-cell>
          <table:table-cell office:value-type="float" office:value="49029011" calcext:value-type="float">
            <text:p>49029011</text:p>
          </table:table-cell>
          <table:table-cell table:number-columns-repeated="3" office:value-type="float" office:value="1581581" calcext:value-type="float">
            <text:p>1581581</text:p>
          </table:table-cell>
          <table:table-cell office:value-type="float" office:value="0" calcext:value-type="float">
            <text:p>0</text:p>
          </table:table-cell>
          <table:table-cell table:formula="of:=[.H1403]-[.I14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8" calcext:value-type="float">
            <text:p>2644108</text:p>
          </table:table-cell>
          <table:table-cell office:value-type="float" office:value="57920966" calcext:value-type="float">
            <text:p>5792096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7069408" calcext:value-type="float">
            <text:p>37069408</text:p>
          </table:table-cell>
          <table:table-cell office:value-type="float" office:value="35910989" calcext:value-type="float">
            <text:p>35910989</text:p>
          </table:table-cell>
          <table:table-cell table:number-columns-repeated="3" office:value-type="float" office:value="1158419" calcext:value-type="float">
            <text:p>1158419</text:p>
          </table:table-cell>
          <table:table-cell office:value-type="float" office:value="0" calcext:value-type="float">
            <text:p>0</text:p>
          </table:table-cell>
          <table:table-cell table:formula="of:=[.H1404]-[.I14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09" calcext:value-type="float">
            <text:p>2644109</text:p>
          </table:table-cell>
          <table:table-cell office:value-type="float" office:value="127276244" calcext:value-type="float">
            <text:p>1272762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728400" calcext:value-type="float">
            <text:p>40728400</text:p>
          </table:table-cell>
          <table:table-cell office:value-type="float" office:value="38182875" calcext:value-type="float">
            <text:p>38182875</text:p>
          </table:table-cell>
          <table:table-cell table:number-columns-repeated="3" office:value-type="float" office:value="2545525" calcext:value-type="float">
            <text:p>2545525</text:p>
          </table:table-cell>
          <table:table-cell office:value-type="float" office:value="0" calcext:value-type="float">
            <text:p>0</text:p>
          </table:table-cell>
          <table:table-cell table:formula="of:=[.H1405]-[.I14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0" calcext:value-type="float">
            <text:p>2644110</text:p>
          </table:table-cell>
          <table:table-cell office:value-type="float" office:value="23997703" calcext:value-type="float">
            <text:p>2399770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5358528" calcext:value-type="float">
            <text:p>15358528</text:p>
          </table:table-cell>
          <table:table-cell office:value-type="float" office:value="14878574" calcext:value-type="float">
            <text:p>14878574</text:p>
          </table:table-cell>
          <table:table-cell table:number-columns-repeated="3" office:value-type="float" office:value="479954" calcext:value-type="float">
            <text:p>479954</text:p>
          </table:table-cell>
          <table:table-cell office:value-type="float" office:value="0" calcext:value-type="float">
            <text:p>0</text:p>
          </table:table-cell>
          <table:table-cell table:formula="of:=[.H1406]-[.I14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1" calcext:value-type="float">
            <text:p>2644111</text:p>
          </table:table-cell>
          <table:table-cell office:value-type="float" office:value="28000774" calcext:value-type="float">
            <text:p>2800077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960240" calcext:value-type="float">
            <text:p>8960240</text:p>
          </table:table-cell>
          <table:table-cell office:value-type="float" office:value="8400225" calcext:value-type="float">
            <text:p>8400225</text:p>
          </table:table-cell>
          <table:table-cell table:number-columns-repeated="3" office:value-type="float" office:value="560015" calcext:value-type="float">
            <text:p>560015</text:p>
          </table:table-cell>
          <table:table-cell office:value-type="float" office:value="0" calcext:value-type="float">
            <text:p>0</text:p>
          </table:table-cell>
          <table:table-cell table:formula="of:=[.H1407]-[.I14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2" calcext:value-type="float">
            <text:p>2644112</text:p>
          </table:table-cell>
          <table:table-cell office:value-type="float" office:value="8503123" calcext:value-type="float">
            <text:p>85031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441984" calcext:value-type="float">
            <text:p>5441984</text:p>
          </table:table-cell>
          <table:table-cell office:value-type="float" office:value="5271922" calcext:value-type="float">
            <text:p>5271922</text:p>
          </table:table-cell>
          <table:table-cell table:number-columns-repeated="3" office:value-type="float" office:value="170062" calcext:value-type="float">
            <text:p>170062</text:p>
          </table:table-cell>
          <table:table-cell office:value-type="float" office:value="0" calcext:value-type="float">
            <text:p>0</text:p>
          </table:table-cell>
          <table:table-cell table:formula="of:=[.H1408]-[.I14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4" calcext:value-type="float">
            <text:p>2644114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 table:formula="of:=[.H1409]-[.I14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6" calcext:value-type="float">
            <text:p>2644116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 table:formula="of:=[.H1410]-[.I14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18" calcext:value-type="float">
            <text:p>2644118</text:p>
          </table:table-cell>
          <table:table-cell office:value-type="float" office:value="277306607.67" calcext:value-type="float">
            <text:p>277306607.6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8738112" calcext:value-type="float">
            <text:p>88738112</text:p>
          </table:table-cell>
          <table:table-cell office:value-type="float" office:value="83191980" calcext:value-type="float">
            <text:p>83191980</text:p>
          </table:table-cell>
          <table:table-cell table:number-columns-repeated="3" office:value-type="float" office:value="5546132" calcext:value-type="float">
            <text:p>5546132</text:p>
          </table:table-cell>
          <table:table-cell office:value-type="float" office:value="0" calcext:value-type="float">
            <text:p>0</text:p>
          </table:table-cell>
          <table:table-cell table:formula="of:=[.H1411]-[.I14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1" calcext:value-type="float">
            <text:p>2644121</text:p>
          </table:table-cell>
          <table:table-cell office:value-type="float" office:value="218483848.48" calcext:value-type="float">
            <text:p>218483848.4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9914832" calcext:value-type="float">
            <text:p>69914832</text:p>
          </table:table-cell>
          <table:table-cell office:value-type="float" office:value="65545155" calcext:value-type="float">
            <text:p>65545155</text:p>
          </table:table-cell>
          <table:table-cell table:number-columns-repeated="3" office:value-type="float" office:value="4369677" calcext:value-type="float">
            <text:p>4369677</text:p>
          </table:table-cell>
          <table:table-cell office:value-type="float" office:value="0" calcext:value-type="float">
            <text:p>0</text:p>
          </table:table-cell>
          <table:table-cell table:formula="of:=[.H1412]-[.I14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2" calcext:value-type="float">
            <text:p>2644122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  <table:table-cell table:formula="of:=[.H1413]-[.I14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3" calcext:value-type="float">
            <text:p>2644123</text:p>
          </table:table-cell>
          <table:table-cell office:value-type="float" office:value="122185195" calcext:value-type="float">
            <text:p>12218519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9099264" calcext:value-type="float">
            <text:p>39099264</text:p>
          </table:table-cell>
          <table:table-cell office:value-type="float" office:value="36655560" calcext:value-type="float">
            <text:p>36655560</text:p>
          </table:table-cell>
          <table:table-cell table:number-columns-repeated="3" office:value-type="float" office:value="2443704" calcext:value-type="float">
            <text:p>2443704</text:p>
          </table:table-cell>
          <table:table-cell office:value-type="float" office:value="0" calcext:value-type="float">
            <text:p>0</text:p>
          </table:table-cell>
          <table:table-cell table:formula="of:=[.H1414]-[.I14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5" calcext:value-type="float">
            <text:p>2644125</text:p>
          </table:table-cell>
          <table:table-cell office:value-type="float" office:value="104794212" calcext:value-type="float">
            <text:p>1047942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5451824" calcext:value-type="float">
            <text:p>75451824</text:p>
          </table:table-cell>
          <table:table-cell office:value-type="float" office:value="73355940" calcext:value-type="float">
            <text:p>73355940</text:p>
          </table:table-cell>
          <table:table-cell table:number-columns-repeated="3" office:value-type="float" office:value="2095884" calcext:value-type="float">
            <text:p>2095884</text:p>
          </table:table-cell>
          <table:table-cell office:value-type="float" office:value="0" calcext:value-type="float">
            <text:p>0</text:p>
          </table:table-cell>
          <table:table-cell table:formula="of:=[.H1415]-[.I14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6" calcext:value-type="float">
            <text:p>2644126</text:p>
          </table:table-cell>
          <table:table-cell office:value-type="float" office:value="258438278" calcext:value-type="float">
            <text:p>25843827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2700252.08" calcext:value-type="float">
            <text:p>82700252.08</text:p>
          </table:table-cell>
          <table:table-cell office:value-type="float" office:value="77531486.08" calcext:value-type="float">
            <text:p>77531486.08</text:p>
          </table:table-cell>
          <table:table-cell table:number-columns-repeated="3" office:value-type="float" office:value="5168766" calcext:value-type="float">
            <text:p>5168766</text:p>
          </table:table-cell>
          <table:table-cell office:value-type="float" office:value="0" calcext:value-type="float">
            <text:p>0</text:p>
          </table:table-cell>
          <table:table-cell table:formula="of:=[.H1416]-[.I14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7" calcext:value-type="float">
            <text:p>2644127</text:p>
          </table:table-cell>
          <table:table-cell office:value-type="float" office:value="380131717" calcext:value-type="float">
            <text:p>3801317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1642144" calcext:value-type="float">
            <text:p>121642144</text:p>
          </table:table-cell>
          <table:table-cell office:value-type="float" office:value="114039510" calcext:value-type="float">
            <text:p>114039510</text:p>
          </table:table-cell>
          <table:table-cell table:number-columns-repeated="3" office:value-type="float" office:value="7602634" calcext:value-type="float">
            <text:p>7602634</text:p>
          </table:table-cell>
          <table:table-cell office:value-type="float" office:value="0" calcext:value-type="float">
            <text:p>0</text:p>
          </table:table-cell>
          <table:table-cell table:formula="of:=[.H1417]-[.I14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8" calcext:value-type="float">
            <text:p>2644128</text:p>
          </table:table-cell>
          <table:table-cell office:value-type="float" office:value="293767378" calcext:value-type="float">
            <text:p>29376737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11512528" calcext:value-type="float">
            <text:p>211512528</text:p>
          </table:table-cell>
          <table:table-cell office:value-type="float" office:value="205637180" calcext:value-type="float">
            <text:p>205637180</text:p>
          </table:table-cell>
          <table:table-cell table:number-columns-repeated="3" office:value-type="float" office:value="5875348" calcext:value-type="float">
            <text:p>5875348</text:p>
          </table:table-cell>
          <table:table-cell office:value-type="float" office:value="0" calcext:value-type="float">
            <text:p>0</text:p>
          </table:table-cell>
          <table:table-cell table:formula="of:=[.H1418]-[.I14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29" calcext:value-type="float">
            <text:p>2644129</text:p>
          </table:table-cell>
          <table:table-cell office:value-type="float" office:value="208729453" calcext:value-type="float">
            <text:p>2087294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0285204" calcext:value-type="float">
            <text:p>150285204</text:p>
          </table:table-cell>
          <table:table-cell office:value-type="float" office:value="146110615" calcext:value-type="float">
            <text:p>146110615</text:p>
          </table:table-cell>
          <table:table-cell table:number-columns-repeated="3" office:value-type="float" office:value="4174589" calcext:value-type="float">
            <text:p>4174589</text:p>
          </table:table-cell>
          <table:table-cell office:value-type="float" office:value="0" calcext:value-type="float">
            <text:p>0</text:p>
          </table:table-cell>
          <table:table-cell table:formula="of:=[.H1419]-[.I14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1" calcext:value-type="float">
            <text:p>2644131</text:p>
          </table:table-cell>
          <table:table-cell office:value-type="float" office:value="489612298" calcext:value-type="float">
            <text:p>4896122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52520856" calcext:value-type="float">
            <text:p>352520856</text:p>
          </table:table-cell>
          <table:table-cell office:value-type="float" office:value="342728610" calcext:value-type="float">
            <text:p>342728610</text:p>
          </table:table-cell>
          <table:table-cell table:number-columns-repeated="3" office:value-type="float" office:value="9792246" calcext:value-type="float">
            <text:p>9792246</text:p>
          </table:table-cell>
          <table:table-cell office:value-type="float" office:value="0" calcext:value-type="float">
            <text:p>0</text:p>
          </table:table-cell>
          <table:table-cell table:formula="of:=[.H1420]-[.I14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2" calcext:value-type="float">
            <text:p>2644132</text:p>
          </table:table-cell>
          <table:table-cell office:value-type="float" office:value="69576485" calcext:value-type="float">
            <text:p>695764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0095080" calcext:value-type="float">
            <text:p>50095080</text:p>
          </table:table-cell>
          <table:table-cell office:value-type="float" office:value="48703550" calcext:value-type="float">
            <text:p>48703550</text:p>
          </table:table-cell>
          <table:table-cell table:number-columns-repeated="3" office:value-type="float" office:value="1391530" calcext:value-type="float">
            <text:p>1391530</text:p>
          </table:table-cell>
          <table:table-cell office:value-type="float" office:value="0" calcext:value-type="float">
            <text:p>0</text:p>
          </table:table-cell>
          <table:table-cell table:formula="of:=[.H1421]-[.I14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3" calcext:value-type="float">
            <text:p>2644133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  <table:table-cell table:formula="of:=[.H1422]-[.I14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4" calcext:value-type="float">
            <text:p>2644134</text:p>
          </table:table-cell>
          <table:table-cell office:value-type="float" office:value="30922883" calcext:value-type="float">
            <text:p>309228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2264488" calcext:value-type="float">
            <text:p>22264488</text:p>
          </table:table-cell>
          <table:table-cell office:value-type="float" office:value="21646030" calcext:value-type="float">
            <text:p>21646030</text:p>
          </table:table-cell>
          <table:table-cell table:number-columns-repeated="3" office:value-type="float" office:value="618458" calcext:value-type="float">
            <text:p>618458</text:p>
          </table:table-cell>
          <table:table-cell office:value-type="float" office:value="0" calcext:value-type="float">
            <text:p>0</text:p>
          </table:table-cell>
          <table:table-cell table:formula="of:=[.H1423]-[.I14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5" calcext:value-type="float">
            <text:p>2644135</text:p>
          </table:table-cell>
          <table:table-cell office:value-type="float" office:value="21474225" calcext:value-type="float">
            <text:p>214742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461460" calcext:value-type="float">
            <text:p>15461460</text:p>
          </table:table-cell>
          <table:table-cell office:value-type="float" office:value="15031975" calcext:value-type="float">
            <text:p>15031975</text:p>
          </table:table-cell>
          <table:table-cell table:number-columns-repeated="3" office:value-type="float" office:value="429485" calcext:value-type="float">
            <text:p>429485</text:p>
          </table:table-cell>
          <table:table-cell office:value-type="float" office:value="0" calcext:value-type="float">
            <text:p>0</text:p>
          </table:table-cell>
          <table:table-cell table:formula="of:=[.H1424]-[.I14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136" calcext:value-type="float">
            <text:p>2644136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  <table:table-cell table:formula="of:=[.H1425]-[.I14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926" calcext:value-type="float">
            <text:p>2670926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  <table:table-cell table:formula="of:=[.H1426]-[.I14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25" calcext:value-type="float">
            <text:p>200925</text:p>
          </table:table-cell>
          <table:table-cell office:value-type="float" office:value="1640718993" calcext:value-type="float">
            <text:p>164071899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4071900" calcext:value-type="float">
            <text:p>164071900</text:p>
          </table:table-cell>
          <table:table-cell office:value-type="float" office:value="131257520" calcext:value-type="float">
            <text:p>131257520</text:p>
          </table:table-cell>
          <table:table-cell table:number-columns-repeated="3" office:value-type="float" office:value="32814380" calcext:value-type="float">
            <text:p>32814380</text:p>
          </table:table-cell>
          <table:table-cell office:value-type="float" office:value="0" calcext:value-type="float">
            <text:p>0</text:p>
          </table:table-cell>
          <table:table-cell table:formula="of:=[.H1427]-[.I14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34" calcext:value-type="float">
            <text:p>200934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  <table:table-cell table:formula="of:=[.H1428]-[.I14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3" calcext:value-type="float">
            <text:p>200943</text:p>
          </table:table-cell>
          <table:table-cell office:value-type="float" office:value="313088410.57" calcext:value-type="float">
            <text:p>313088410.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0094144" calcext:value-type="float">
            <text:p>50094144</text:p>
          </table:table-cell>
          <table:table-cell office:value-type="float" office:value="43832376" calcext:value-type="float">
            <text:p>43832376</text:p>
          </table:table-cell>
          <table:table-cell table:number-columns-repeated="3" office:value-type="float" office:value="6261768" calcext:value-type="float">
            <text:p>6261768</text:p>
          </table:table-cell>
          <table:table-cell office:value-type="float" office:value="0" calcext:value-type="float">
            <text:p>0</text:p>
          </table:table-cell>
          <table:table-cell table:formula="of:=[.H1429]-[.I14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5" calcext:value-type="float">
            <text:p>200945</text:p>
          </table:table-cell>
          <table:table-cell office:value-type="float" office:value="31849970" calcext:value-type="float">
            <text:p>31849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47996" calcext:value-type="float">
            <text:p>2547996</text:p>
          </table:table-cell>
          <table:table-cell office:value-type="float" office:value="1910997" calcext:value-type="float">
            <text:p>1910997</text:p>
          </table:table-cell>
          <table:table-cell table:number-columns-repeated="3" office:value-type="float" office:value="636999" calcext:value-type="float">
            <text:p>636999</text:p>
          </table:table-cell>
          <table:table-cell office:value-type="float" office:value="0" calcext:value-type="float">
            <text:p>0</text:p>
          </table:table-cell>
          <table:table-cell table:formula="of:=[.H1430]-[.I14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9" calcext:value-type="float">
            <text:p>200949</text:p>
          </table:table-cell>
          <table:table-cell office:value-type="float" office:value="930810152.63" calcext:value-type="float">
            <text:p>930810152.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4464812" calcext:value-type="float">
            <text:p>74464812</text:p>
          </table:table-cell>
          <table:table-cell office:value-type="float" office:value="55848609" calcext:value-type="float">
            <text:p>55848609</text:p>
          </table:table-cell>
          <table:table-cell table:number-columns-repeated="3" office:value-type="float" office:value="18616203" calcext:value-type="float">
            <text:p>18616203</text:p>
          </table:table-cell>
          <table:table-cell office:value-type="float" office:value="0" calcext:value-type="float">
            <text:p>0</text:p>
          </table:table-cell>
          <table:table-cell table:formula="of:=[.H1431]-[.I14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4" calcext:value-type="float">
            <text:p>2009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H1432]-[.I14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6" calcext:value-type="float">
            <text:p>2009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433]-[.I14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59" calcext:value-type="float">
            <text:p>200959</text:p>
          </table:table-cell>
          <table:table-cell office:value-type="float" office:value="130037750.72" calcext:value-type="float">
            <text:p>130037750.7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604530" calcext:value-type="float">
            <text:p>15604530</text:p>
          </table:table-cell>
          <table:table-cell office:value-type="float" office:value="13003775" calcext:value-type="float">
            <text:p>13003775</text:p>
          </table:table-cell>
          <table:table-cell table:number-columns-repeated="3" office:value-type="float" office:value="2600755" calcext:value-type="float">
            <text:p>2600755</text:p>
          </table:table-cell>
          <table:table-cell office:value-type="float" office:value="0" calcext:value-type="float">
            <text:p>0</text:p>
          </table:table-cell>
          <table:table-cell table:formula="of:=[.H1434]-[.I14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60" calcext:value-type="float">
            <text:p>200960</text:p>
          </table:table-cell>
          <table:table-cell office:value-type="float" office:value="270932007.17" calcext:value-type="float">
            <text:p>270932007.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49120" calcext:value-type="float">
            <text:p>43349120</text:p>
          </table:table-cell>
          <table:table-cell office:value-type="float" office:value="37930480" calcext:value-type="float">
            <text:p>37930480</text:p>
          </table:table-cell>
          <table:table-cell table:number-columns-repeated="3" office:value-type="float" office:value="5418640" calcext:value-type="float">
            <text:p>5418640</text:p>
          </table:table-cell>
          <table:table-cell office:value-type="float" office:value="0" calcext:value-type="float">
            <text:p>0</text:p>
          </table:table-cell>
          <table:table-cell table:formula="of:=[.H1435]-[.I14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83" calcext:value-type="float">
            <text:p>200983</text:p>
          </table:table-cell>
          <table:table-cell office:value-type="float" office:value="139100000" calcext:value-type="float">
            <text:p>1391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128000" calcext:value-type="float">
            <text:p>11128000</text:p>
          </table:table-cell>
          <table:table-cell office:value-type="float" office:value="8346000" calcext:value-type="float">
            <text:p>8346000</text:p>
          </table:table-cell>
          <table:table-cell table:number-columns-repeated="3" office:value-type="float" office:value="2782000" calcext:value-type="float">
            <text:p>2782000</text:p>
          </table:table-cell>
          <table:table-cell office:value-type="float" office:value="0" calcext:value-type="float">
            <text:p>0</text:p>
          </table:table-cell>
          <table:table-cell table:formula="of:=[.H1436]-[.I14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87" calcext:value-type="float">
            <text:p>200987</text:p>
          </table:table-cell>
          <table:table-cell office:value-type="float" office:value="618560448.07" calcext:value-type="float">
            <text:p>618560448.0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484836" calcext:value-type="float">
            <text:p>49484836</text:p>
          </table:table-cell>
          <table:table-cell office:value-type="float" office:value="37113627" calcext:value-type="float">
            <text:p>37113627</text:p>
          </table:table-cell>
          <table:table-cell table:number-columns-repeated="3" office:value-type="float" office:value="12371209" calcext:value-type="float">
            <text:p>12371209</text:p>
          </table:table-cell>
          <table:table-cell office:value-type="float" office:value="0" calcext:value-type="float">
            <text:p>0</text:p>
          </table:table-cell>
          <table:table-cell table:formula="of:=[.H1437]-[.I14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90" calcext:value-type="float">
            <text:p>200990</text:p>
          </table:table-cell>
          <table:table-cell office:value-type="float" office:value="879617885.7" calcext:value-type="float">
            <text:p>879617885.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0369432" calcext:value-type="float">
            <text:p>70369432</text:p>
          </table:table-cell>
          <table:table-cell office:value-type="float" office:value="52777074" calcext:value-type="float">
            <text:p>52777074</text:p>
          </table:table-cell>
          <table:table-cell table:number-columns-repeated="3" office:value-type="float" office:value="17592358" calcext:value-type="float">
            <text:p>17592358</text:p>
          </table:table-cell>
          <table:table-cell office:value-type="float" office:value="0" calcext:value-type="float">
            <text:p>0</text:p>
          </table:table-cell>
          <table:table-cell table:formula="of:=[.H1438]-[.I14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00" calcext:value-type="float">
            <text:p>201000</text:p>
          </table:table-cell>
          <table:table-cell office:value-type="float" office:value="422532080" calcext:value-type="float">
            <text:p>4225320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802568" calcext:value-type="float">
            <text:p>33802568</text:p>
          </table:table-cell>
          <table:table-cell office:value-type="float" office:value="25351926" calcext:value-type="float">
            <text:p>25351926</text:p>
          </table:table-cell>
          <table:table-cell table:number-columns-repeated="3" office:value-type="float" office:value="8450642" calcext:value-type="float">
            <text:p>8450642</text:p>
          </table:table-cell>
          <table:table-cell office:value-type="float" office:value="0" calcext:value-type="float">
            <text:p>0</text:p>
          </table:table-cell>
          <table:table-cell table:formula="of:=[.H1439]-[.I14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04" calcext:value-type="float">
            <text:p>201004</text:p>
          </table:table-cell>
          <table:table-cell office:value-type="float" office:value="132710780" calcext:value-type="float">
            <text:p>1327107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0616864" calcext:value-type="float">
            <text:p>10616864</text:p>
          </table:table-cell>
          <table:table-cell office:value-type="float" office:value="7962648" calcext:value-type="float">
            <text:p>7962648</text:p>
          </table:table-cell>
          <table:table-cell table:number-columns-repeated="3" office:value-type="float" office:value="2654216" calcext:value-type="float">
            <text:p>2654216</text:p>
          </table:table-cell>
          <table:table-cell office:value-type="float" office:value="0" calcext:value-type="float">
            <text:p>0</text:p>
          </table:table-cell>
          <table:table-cell table:formula="of:=[.H1440]-[.I14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11" calcext:value-type="float">
            <text:p>201011</text:p>
          </table:table-cell>
          <table:table-cell office:value-type="float" office:value="260979259" calcext:value-type="float">
            <text:p>2609792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976265" calcext:value-type="float">
            <text:p>46976265</text:p>
          </table:table-cell>
          <table:table-cell office:value-type="float" office:value="41756680" calcext:value-type="float">
            <text:p>41756680</text:p>
          </table:table-cell>
          <table:table-cell table:number-columns-repeated="3" office:value-type="float" office:value="5219585" calcext:value-type="float">
            <text:p>5219585</text:p>
          </table:table-cell>
          <table:table-cell office:value-type="float" office:value="0" calcext:value-type="float">
            <text:p>0</text:p>
          </table:table-cell>
          <table:table-cell table:formula="of:=[.H1441]-[.I14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12" calcext:value-type="float">
            <text:p>201012</text:p>
          </table:table-cell>
          <table:table-cell office:value-type="float" office:value="25191021.54" calcext:value-type="float">
            <text:p>25191021.5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030560" calcext:value-type="float">
            <text:p>4030560</text:p>
          </table:table-cell>
          <table:table-cell office:value-type="float" office:value="3526740" calcext:value-type="float">
            <text:p>3526740</text:p>
          </table:table-cell>
          <table:table-cell table:number-columns-repeated="3" office:value-type="float" office:value="503820" calcext:value-type="float">
            <text:p>503820</text:p>
          </table:table-cell>
          <table:table-cell office:value-type="float" office:value="0" calcext:value-type="float">
            <text:p>0</text:p>
          </table:table-cell>
          <table:table-cell table:formula="of:=[.H1442]-[.I14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14" calcext:value-type="float">
            <text:p>20101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6200000" calcext:value-type="float">
            <text:p>162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 table:formula="of:=[.H1443]-[.I14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20" calcext:value-type="float">
            <text:p>201020</text:p>
          </table:table-cell>
          <table:table-cell office:value-type="float" office:value="217597273.62" calcext:value-type="float">
            <text:p>217597273.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4815560" calcext:value-type="float">
            <text:p>34815560</text:p>
          </table:table-cell>
          <table:table-cell office:value-type="float" office:value="30463615" calcext:value-type="float">
            <text:p>30463615</text:p>
          </table:table-cell>
          <table:table-cell table:number-columns-repeated="3" office:value-type="float" office:value="4351945" calcext:value-type="float">
            <text:p>4351945</text:p>
          </table:table-cell>
          <table:table-cell office:value-type="float" office:value="0" calcext:value-type="float">
            <text:p>0</text:p>
          </table:table-cell>
          <table:table-cell table:formula="of:=[.H1444]-[.I14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21" calcext:value-type="float">
            <text:p>201021</text:p>
          </table:table-cell>
          <table:table-cell office:value-type="float" office:value="72210805" calcext:value-type="float">
            <text:p>72210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776864" calcext:value-type="float">
            <text:p>5776864</text:p>
          </table:table-cell>
          <table:table-cell office:value-type="float" office:value="4332648" calcext:value-type="float">
            <text:p>4332648</text:p>
          </table:table-cell>
          <table:table-cell table:number-columns-repeated="3" office:value-type="float" office:value="1444216" calcext:value-type="float">
            <text:p>1444216</text:p>
          </table:table-cell>
          <table:table-cell office:value-type="float" office:value="0" calcext:value-type="float">
            <text:p>0</text:p>
          </table:table-cell>
          <table:table-cell table:formula="of:=[.H1445]-[.I14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31" calcext:value-type="float">
            <text:p>20103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 table:formula="of:=[.H1446]-[.I14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34" calcext:value-type="float">
            <text:p>201034</text:p>
          </table:table-cell>
          <table:table-cell office:value-type="float" office:value="882652880.82" calcext:value-type="float">
            <text:p>882652880.8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918348" calcext:value-type="float">
            <text:p>105918348</text:p>
          </table:table-cell>
          <table:table-cell office:value-type="float" office:value="88265290" calcext:value-type="float">
            <text:p>88265290</text:p>
          </table:table-cell>
          <table:table-cell table:number-columns-repeated="3" office:value-type="float" office:value="17653058" calcext:value-type="float">
            <text:p>17653058</text:p>
          </table:table-cell>
          <table:table-cell office:value-type="float" office:value="0" calcext:value-type="float">
            <text:p>0</text:p>
          </table:table-cell>
          <table:table-cell table:formula="of:=[.H1447]-[.I14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37" calcext:value-type="float">
            <text:p>201037</text:p>
          </table:table-cell>
          <table:table-cell office:value-type="float" office:value="111192000" calcext:value-type="float">
            <text:p>11119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895360" calcext:value-type="float">
            <text:p>8895360</text:p>
          </table:table-cell>
          <table:table-cell office:value-type="float" office:value="6671520" calcext:value-type="float">
            <text:p>6671520</text:p>
          </table:table-cell>
          <table:table-cell table:number-columns-repeated="3" office:value-type="float" office:value="2223840" calcext:value-type="float">
            <text:p>2223840</text:p>
          </table:table-cell>
          <table:table-cell office:value-type="float" office:value="0" calcext:value-type="float">
            <text:p>0</text:p>
          </table:table-cell>
          <table:table-cell table:formula="of:=[.H1448]-[.I14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38" calcext:value-type="float">
            <text:p>201038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" calcext:value-type="float">
            <text:p>3098916</text:p>
          </table:table-cell>
          <table:table-cell office:value-type="float" office:value="2324187" calcext:value-type="float">
            <text:p>2324187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  <table:table-cell table:formula="of:=[.H1449]-[.I14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1" calcext:value-type="float">
            <text:p>201041</text:p>
          </table:table-cell>
          <table:table-cell office:value-type="float" office:value="269688430" calcext:value-type="float">
            <text:p>269688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575076" calcext:value-type="float">
            <text:p>21575076</text:p>
          </table:table-cell>
          <table:table-cell office:value-type="float" office:value="16181307" calcext:value-type="float">
            <text:p>16181307</text:p>
          </table:table-cell>
          <table:table-cell table:number-columns-repeated="3" office:value-type="float" office:value="5393769" calcext:value-type="float">
            <text:p>5393769</text:p>
          </table:table-cell>
          <table:table-cell office:value-type="float" office:value="0" calcext:value-type="float">
            <text:p>0</text:p>
          </table:table-cell>
          <table:table-cell table:formula="of:=[.H1450]-[.I14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2" calcext:value-type="float">
            <text:p>201042</text:p>
          </table:table-cell>
          <table:table-cell office:value-type="float" office:value="174744430" calcext:value-type="float">
            <text:p>174744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979556" calcext:value-type="float">
            <text:p>13979556</text:p>
          </table:table-cell>
          <table:table-cell office:value-type="float" office:value="10484667" calcext:value-type="float">
            <text:p>10484667</text:p>
          </table:table-cell>
          <table:table-cell table:number-columns-repeated="3" office:value-type="float" office:value="3494889" calcext:value-type="float">
            <text:p>3494889</text:p>
          </table:table-cell>
          <table:table-cell office:value-type="float" office:value="0" calcext:value-type="float">
            <text:p>0</text:p>
          </table:table-cell>
          <table:table-cell table:formula="of:=[.H1451]-[.I14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3" calcext:value-type="float">
            <text:p>201043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05512" calcext:value-type="float">
            <text:p>3305512</text:p>
          </table:table-cell>
          <table:table-cell office:value-type="float" office:value="2479134" calcext:value-type="float">
            <text:p>2479134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  <table:table-cell table:formula="of:=[.H1452]-[.I14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4" calcext:value-type="float">
            <text:p>20104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79132" calcext:value-type="float">
            <text:p>2479132</text:p>
          </table:table-cell>
          <table:table-cell office:value-type="float" office:value="1859349" calcext:value-type="float">
            <text:p>185934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  <table:table-cell table:formula="of:=[.H1453]-[.I14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5" calcext:value-type="float">
            <text:p>201045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96724" calcext:value-type="float">
            <text:p>7696724</text:p>
          </table:table-cell>
          <table:table-cell office:value-type="float" office:value="5772543" calcext:value-type="float">
            <text:p>5772543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  <table:table-cell table:formula="of:=[.H1454]-[.I14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46" calcext:value-type="float">
            <text:p>201046</text:p>
          </table:table-cell>
          <table:table-cell office:value-type="float" office:value="32902558.75" calcext:value-type="float">
            <text:p>32902558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32204" calcext:value-type="float">
            <text:p>2632204</text:p>
          </table:table-cell>
          <table:table-cell office:value-type="float" office:value="1974153" calcext:value-type="float">
            <text:p>1974153</text:p>
          </table:table-cell>
          <table:table-cell table:number-columns-repeated="3" office:value-type="float" office:value="658051" calcext:value-type="float">
            <text:p>658051</text:p>
          </table:table-cell>
          <table:table-cell office:value-type="float" office:value="0" calcext:value-type="float">
            <text:p>0</text:p>
          </table:table-cell>
          <table:table-cell table:formula="of:=[.H1455]-[.I14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56" calcext:value-type="float">
            <text:p>201056</text:p>
          </table:table-cell>
          <table:table-cell office:value-type="float" office:value="607627945.84" calcext:value-type="float">
            <text:p>607627945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7220472" calcext:value-type="float">
            <text:p>97220472</text:p>
          </table:table-cell>
          <table:table-cell office:value-type="float" office:value="85067913" calcext:value-type="float">
            <text:p>85067913</text:p>
          </table:table-cell>
          <table:table-cell table:number-columns-repeated="3" office:value-type="float" office:value="12152559" calcext:value-type="float">
            <text:p>12152559</text:p>
          </table:table-cell>
          <table:table-cell office:value-type="float" office:value="0" calcext:value-type="float">
            <text:p>0</text:p>
          </table:table-cell>
          <table:table-cell table:formula="of:=[.H1456]-[.I14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1" calcext:value-type="float">
            <text:p>20106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457]-[.I14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63" calcext:value-type="float">
            <text:p>201063</text:p>
          </table:table-cell>
          <table:table-cell office:value-type="float" office:value="129555033.4" calcext:value-type="float">
            <text:p>129555033.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46606" calcext:value-type="float">
            <text:p>15546606</text:p>
          </table:table-cell>
          <table:table-cell office:value-type="float" office:value="12955505" calcext:value-type="float">
            <text:p>12955505</text:p>
          </table:table-cell>
          <table:table-cell table:number-columns-repeated="3" office:value-type="float" office:value="2591101" calcext:value-type="float">
            <text:p>2591101</text:p>
          </table:table-cell>
          <table:table-cell office:value-type="float" office:value="0" calcext:value-type="float">
            <text:p>0</text:p>
          </table:table-cell>
          <table:table-cell table:formula="of:=[.H1458]-[.I14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87" calcext:value-type="float">
            <text:p>201087</text:p>
          </table:table-cell>
          <table:table-cell office:value-type="float" office:value="164961730.22" calcext:value-type="float">
            <text:p>164961730.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795410" calcext:value-type="float">
            <text:p>19795410</text:p>
          </table:table-cell>
          <table:table-cell office:value-type="float" office:value="16496175" calcext:value-type="float">
            <text:p>16496175</text:p>
          </table:table-cell>
          <table:table-cell table:number-columns-repeated="3" office:value-type="float" office:value="3299235" calcext:value-type="float">
            <text:p>3299235</text:p>
          </table:table-cell>
          <table:table-cell office:value-type="float" office:value="0" calcext:value-type="float">
            <text:p>0</text:p>
          </table:table-cell>
          <table:table-cell table:formula="of:=[.H1459]-[.I14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89" calcext:value-type="float">
            <text:p>201089</text:p>
          </table:table-cell>
          <table:table-cell office:value-type="float" office:value="466173970" calcext:value-type="float">
            <text:p>466173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7293916" calcext:value-type="float">
            <text:p>37293916</text:p>
          </table:table-cell>
          <table:table-cell office:value-type="float" office:value="27970437" calcext:value-type="float">
            <text:p>27970437</text:p>
          </table:table-cell>
          <table:table-cell table:number-columns-repeated="3" office:value-type="float" office:value="9323479" calcext:value-type="float">
            <text:p>9323479</text:p>
          </table:table-cell>
          <table:table-cell office:value-type="float" office:value="0" calcext:value-type="float">
            <text:p>0</text:p>
          </table:table-cell>
          <table:table-cell table:formula="of:=[.H1460]-[.I14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0" calcext:value-type="float">
            <text:p>201090</text:p>
          </table:table-cell>
          <table:table-cell office:value-type="float" office:value="179935868.14" calcext:value-type="float">
            <text:p>179935868.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4868" calcext:value-type="float">
            <text:p>14394868</text:p>
          </table:table-cell>
          <table:table-cell office:value-type="float" office:value="10796151" calcext:value-type="float">
            <text:p>10796151</text:p>
          </table:table-cell>
          <table:table-cell table:number-columns-repeated="3" office:value-type="float" office:value="3598717" calcext:value-type="float">
            <text:p>3598717</text:p>
          </table:table-cell>
          <table:table-cell office:value-type="float" office:value="0" calcext:value-type="float">
            <text:p>0</text:p>
          </table:table-cell>
          <table:table-cell table:formula="of:=[.H1461]-[.I14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1" calcext:value-type="float">
            <text:p>201091</text:p>
          </table:table-cell>
          <table:table-cell office:value-type="float" office:value="646468310" calcext:value-type="float">
            <text:p>646468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717464" calcext:value-type="float">
            <text:p>51717464</text:p>
          </table:table-cell>
          <table:table-cell office:value-type="float" office:value="38788098" calcext:value-type="float">
            <text:p>38788098</text:p>
          </table:table-cell>
          <table:table-cell table:number-columns-repeated="3" office:value-type="float" office:value="12929366" calcext:value-type="float">
            <text:p>12929366</text:p>
          </table:table-cell>
          <table:table-cell office:value-type="float" office:value="0" calcext:value-type="float">
            <text:p>0</text:p>
          </table:table-cell>
          <table:table-cell table:formula="of:=[.H1462]-[.I14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3" calcext:value-type="float">
            <text:p>20109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463]-[.I14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7" calcext:value-type="float">
            <text:p>201097</text:p>
          </table:table-cell>
          <table:table-cell office:value-type="float" office:value="896503961.18" calcext:value-type="float">
            <text:p>896503961.1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3440632" calcext:value-type="float">
            <text:p>143440632</text:p>
          </table:table-cell>
          <table:table-cell office:value-type="float" office:value="125510553" calcext:value-type="float">
            <text:p>125510553</text:p>
          </table:table-cell>
          <table:table-cell table:number-columns-repeated="3" office:value-type="float" office:value="17930079" calcext:value-type="float">
            <text:p>17930079</text:p>
          </table:table-cell>
          <table:table-cell office:value-type="float" office:value="0" calcext:value-type="float">
            <text:p>0</text:p>
          </table:table-cell>
          <table:table-cell table:formula="of:=[.H1464]-[.I14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1" calcext:value-type="float">
            <text:p>20110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465]-[.I14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2" calcext:value-type="float">
            <text:p>201102</text:p>
          </table:table-cell>
          <table:table-cell office:value-type="float" office:value="129819478.54" calcext:value-type="float">
            <text:p>129819478.5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78340" calcext:value-type="float">
            <text:p>15578340</text:p>
          </table:table-cell>
          <table:table-cell office:value-type="float" office:value="12981950" calcext:value-type="float">
            <text:p>12981950</text:p>
          </table:table-cell>
          <table:table-cell table:number-columns-repeated="3" office:value-type="float" office:value="2596390" calcext:value-type="float">
            <text:p>2596390</text:p>
          </table:table-cell>
          <table:table-cell office:value-type="float" office:value="0" calcext:value-type="float">
            <text:p>0</text:p>
          </table:table-cell>
          <table:table-cell table:formula="of:=[.H1466]-[.I14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4" calcext:value-type="float">
            <text:p>201104</text:p>
          </table:table-cell>
          <table:table-cell office:value-type="float" office:value="119696719" calcext:value-type="float">
            <text:p>1196967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575736" calcext:value-type="float">
            <text:p>9575736</text:p>
          </table:table-cell>
          <table:table-cell office:value-type="float" office:value="7181802" calcext:value-type="float">
            <text:p>7181802</text:p>
          </table:table-cell>
          <table:table-cell table:number-columns-repeated="3" office:value-type="float" office:value="2393934" calcext:value-type="float">
            <text:p>2393934</text:p>
          </table:table-cell>
          <table:table-cell office:value-type="float" office:value="0" calcext:value-type="float">
            <text:p>0</text:p>
          </table:table-cell>
          <table:table-cell table:formula="of:=[.H1467]-[.I14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6" calcext:value-type="float">
            <text:p>201106</text:p>
          </table:table-cell>
          <table:table-cell office:value-type="float" office:value="212850000" calcext:value-type="float">
            <text:p>212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8313000" calcext:value-type="float">
            <text:p>38313000</text:p>
          </table:table-cell>
          <table:table-cell office:value-type="float" office:value="34056000" calcext:value-type="float">
            <text:p>34056000</text:p>
          </table:table-cell>
          <table:table-cell table:number-columns-repeated="3" office:value-type="float" office:value="4257000" calcext:value-type="float">
            <text:p>4257000</text:p>
          </table:table-cell>
          <table:table-cell office:value-type="float" office:value="0" calcext:value-type="float">
            <text:p>0</text:p>
          </table:table-cell>
          <table:table-cell table:formula="of:=[.H1468]-[.I14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07" calcext:value-type="float">
            <text:p>201107</text:p>
          </table:table-cell>
          <table:table-cell office:value-type="float" office:value="600753330.75" calcext:value-type="float">
            <text:p>600753330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60268" calcext:value-type="float">
            <text:p>48060268</text:p>
          </table:table-cell>
          <table:table-cell office:value-type="float" office:value="36045201" calcext:value-type="float">
            <text:p>36045201</text:p>
          </table:table-cell>
          <table:table-cell table:number-columns-repeated="3" office:value-type="float" office:value="12015067" calcext:value-type="float">
            <text:p>12015067</text:p>
          </table:table-cell>
          <table:table-cell office:value-type="float" office:value="0" calcext:value-type="float">
            <text:p>0</text:p>
          </table:table-cell>
          <table:table-cell table:formula="of:=[.H1469]-[.I14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0" calcext:value-type="float">
            <text:p>201110</text:p>
          </table:table-cell>
          <table:table-cell office:value-type="float" office:value="600975320" calcext:value-type="float">
            <text:p>6009753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78024" calcext:value-type="float">
            <text:p>48078024</text:p>
          </table:table-cell>
          <table:table-cell office:value-type="float" office:value="36058518" calcext:value-type="float">
            <text:p>36058518</text:p>
          </table:table-cell>
          <table:table-cell table:number-columns-repeated="3" office:value-type="float" office:value="12019506" calcext:value-type="float">
            <text:p>12019506</text:p>
          </table:table-cell>
          <table:table-cell office:value-type="float" office:value="0" calcext:value-type="float">
            <text:p>0</text:p>
          </table:table-cell>
          <table:table-cell table:formula="of:=[.H1470]-[.I14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2" calcext:value-type="float">
            <text:p>201112</text:p>
          </table:table-cell>
          <table:table-cell office:value-type="float" office:value="61621622" calcext:value-type="float">
            <text:p>616216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29728" calcext:value-type="float">
            <text:p>4929728</text:p>
          </table:table-cell>
          <table:table-cell office:value-type="float" office:value="3697296" calcext:value-type="float">
            <text:p>3697296</text:p>
          </table:table-cell>
          <table:table-cell table:number-columns-repeated="3" office:value-type="float" office:value="1232432" calcext:value-type="float">
            <text:p>1232432</text:p>
          </table:table-cell>
          <table:table-cell office:value-type="float" office:value="0" calcext:value-type="float">
            <text:p>0</text:p>
          </table:table-cell>
          <table:table-cell table:formula="of:=[.H1471]-[.I14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15" calcext:value-type="float">
            <text:p>201115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3631168" calcext:value-type="float">
            <text:p>53631168</text:p>
          </table:table-cell>
          <table:table-cell office:value-type="float" office:value="46927272" calcext:value-type="float">
            <text:p>46927272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 table:formula="of:=[.H1472]-[.I14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0" calcext:value-type="float">
            <text:p>201120</text:p>
          </table:table-cell>
          <table:table-cell office:value-type="float" office:value="160432214" calcext:value-type="float">
            <text:p>1604322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834576" calcext:value-type="float">
            <text:p>12834576</text:p>
          </table:table-cell>
          <table:table-cell office:value-type="float" office:value="9625932" calcext:value-type="float">
            <text:p>9625932</text:p>
          </table:table-cell>
          <table:table-cell table:number-columns-repeated="3" office:value-type="float" office:value="3208644" calcext:value-type="float">
            <text:p>3208644</text:p>
          </table:table-cell>
          <table:table-cell office:value-type="float" office:value="0" calcext:value-type="float">
            <text:p>0</text:p>
          </table:table-cell>
          <table:table-cell table:formula="of:=[.H1473]-[.I14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1" calcext:value-type="float">
            <text:p>201121</text:p>
          </table:table-cell>
          <table:table-cell office:value-type="float" office:value="223121952" calcext:value-type="float">
            <text:p>2231219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849756" calcext:value-type="float">
            <text:p>17849756</text:p>
          </table:table-cell>
          <table:table-cell office:value-type="float" office:value="13387317" calcext:value-type="float">
            <text:p>13387317</text:p>
          </table:table-cell>
          <table:table-cell table:number-columns-repeated="3" office:value-type="float" office:value="4462439" calcext:value-type="float">
            <text:p>4462439</text:p>
          </table:table-cell>
          <table:table-cell office:value-type="float" office:value="0" calcext:value-type="float">
            <text:p>0</text:p>
          </table:table-cell>
          <table:table-cell table:formula="of:=[.H1474]-[.I14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2" calcext:value-type="float">
            <text:p>201122</text:p>
          </table:table-cell>
          <table:table-cell office:value-type="float" office:value="58783830" calcext:value-type="float">
            <text:p>587838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02708" calcext:value-type="float">
            <text:p>4702708</text:p>
          </table:table-cell>
          <table:table-cell office:value-type="float" office:value="3527031" calcext:value-type="float">
            <text:p>3527031</text:p>
          </table:table-cell>
          <table:table-cell table:number-columns-repeated="3" office:value-type="float" office:value="1175677" calcext:value-type="float">
            <text:p>1175677</text:p>
          </table:table-cell>
          <table:table-cell office:value-type="float" office:value="0" calcext:value-type="float">
            <text:p>0</text:p>
          </table:table-cell>
          <table:table-cell table:formula="of:=[.H1475]-[.I14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4" calcext:value-type="float">
            <text:p>201124</text:p>
          </table:table-cell>
          <table:table-cell office:value-type="float" office:value="102820496.08" calcext:value-type="float">
            <text:p>102820496.0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225640" calcext:value-type="float">
            <text:p>8225640</text:p>
          </table:table-cell>
          <table:table-cell office:value-type="float" office:value="6169230" calcext:value-type="float">
            <text:p>6169230</text:p>
          </table:table-cell>
          <table:table-cell table:number-columns-repeated="3" office:value-type="float" office:value="2056410" calcext:value-type="float">
            <text:p>2056410</text:p>
          </table:table-cell>
          <table:table-cell office:value-type="float" office:value="0" calcext:value-type="float">
            <text:p>0</text:p>
          </table:table-cell>
          <table:table-cell table:formula="of:=[.H1476]-[.I14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5" calcext:value-type="float">
            <text:p>201125</text:p>
          </table:table-cell>
          <table:table-cell office:value-type="float" office:value="95000000" calcext:value-type="float">
            <text:p>95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5700000" calcext:value-type="float">
            <text:p>5700000</text:p>
          </table:table-cell>
          <table:table-cell table:number-columns-repeated="3"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  <table:table-cell table:formula="of:=[.H1477]-[.I14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7" calcext:value-type="float">
            <text:p>201127</text:p>
          </table:table-cell>
          <table:table-cell office:value-type="float" office:value="219307897" calcext:value-type="float">
            <text:p>2193078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478]-[.I14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8" calcext:value-type="float">
            <text:p>201128</text:p>
          </table:table-cell>
          <table:table-cell office:value-type="float" office:value="380435835.5" calcext:value-type="float">
            <text:p>380435835.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0869736" calcext:value-type="float">
            <text:p>60869736</text:p>
          </table:table-cell>
          <table:table-cell office:value-type="float" office:value="53261019" calcext:value-type="float">
            <text:p>53261019</text:p>
          </table:table-cell>
          <table:table-cell table:number-columns-repeated="3" office:value-type="float" office:value="7608717" calcext:value-type="float">
            <text:p>7608717</text:p>
          </table:table-cell>
          <table:table-cell office:value-type="float" office:value="0" calcext:value-type="float">
            <text:p>0</text:p>
          </table:table-cell>
          <table:table-cell table:formula="of:=[.H1479]-[.I14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9" calcext:value-type="float">
            <text:p>201129</text:p>
          </table:table-cell>
          <table:table-cell office:value-type="float" office:value="405386805.47" calcext:value-type="float">
            <text:p>405386805.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430944" calcext:value-type="float">
            <text:p>32430944</text:p>
          </table:table-cell>
          <table:table-cell office:value-type="float" office:value="24323208" calcext:value-type="float">
            <text:p>24323208</text:p>
          </table:table-cell>
          <table:table-cell table:number-columns-repeated="3" office:value-type="float" office:value="8107736" calcext:value-type="float">
            <text:p>8107736</text:p>
          </table:table-cell>
          <table:table-cell office:value-type="float" office:value="0" calcext:value-type="float">
            <text:p>0</text:p>
          </table:table-cell>
          <table:table-cell table:formula="of:=[.H1480]-[.I14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33" calcext:value-type="float">
            <text:p>20113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H1481]-[.I14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34" calcext:value-type="float">
            <text:p>201134</text:p>
          </table:table-cell>
          <table:table-cell office:value-type="float" office:value="75247362" calcext:value-type="float">
            <text:p>752473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19788" calcext:value-type="float">
            <text:p>6019788</text:p>
          </table:table-cell>
          <table:table-cell office:value-type="float" office:value="4514841" calcext:value-type="float">
            <text:p>4514841</text:p>
          </table:table-cell>
          <table:table-cell table:number-columns-repeated="3" office:value-type="float" office:value="1504947" calcext:value-type="float">
            <text:p>1504947</text:p>
          </table:table-cell>
          <table:table-cell office:value-type="float" office:value="0" calcext:value-type="float">
            <text:p>0</text:p>
          </table:table-cell>
          <table:table-cell table:formula="of:=[.H1482]-[.I14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4" calcext:value-type="float">
            <text:p>201144</text:p>
          </table:table-cell>
          <table:table-cell office:value-type="float" office:value="580361927" calcext:value-type="float">
            <text:p>5803619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4465151" calcext:value-type="float">
            <text:p>104465151</text:p>
          </table:table-cell>
          <table:table-cell office:value-type="float" office:value="92857912" calcext:value-type="float">
            <text:p>92857912</text:p>
          </table:table-cell>
          <table:table-cell table:number-columns-repeated="3" office:value-type="float" office:value="11607239" calcext:value-type="float">
            <text:p>11607239</text:p>
          </table:table-cell>
          <table:table-cell office:value-type="float" office:value="0" calcext:value-type="float">
            <text:p>0</text:p>
          </table:table-cell>
          <table:table-cell table:formula="of:=[.H1483]-[.I14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6" calcext:value-type="float">
            <text:p>201146</text:p>
          </table:table-cell>
          <table:table-cell office:value-type="float" office:value="254957052.6" calcext:value-type="float">
            <text:p>254957052.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0594846" calcext:value-type="float">
            <text:p>30594846</text:p>
          </table:table-cell>
          <table:table-cell office:value-type="float" office:value="25495705" calcext:value-type="float">
            <text:p>25495705</text:p>
          </table:table-cell>
          <table:table-cell table:number-columns-repeated="3" office:value-type="float" office:value="5099141" calcext:value-type="float">
            <text:p>5099141</text:p>
          </table:table-cell>
          <table:table-cell office:value-type="float" office:value="0" calcext:value-type="float">
            <text:p>0</text:p>
          </table:table-cell>
          <table:table-cell table:formula="of:=[.H1484]-[.I14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49" calcext:value-type="float">
            <text:p>201149</text:p>
          </table:table-cell>
          <table:table-cell office:value-type="float" office:value="19471000" calcext:value-type="float">
            <text:p>19471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47100" calcext:value-type="float">
            <text:p>1947100</text:p>
          </table:table-cell>
          <table:table-cell office:value-type="float" office:value="1557680" calcext:value-type="float">
            <text:p>1557680</text:p>
          </table:table-cell>
          <table:table-cell table:number-columns-repeated="3" office:value-type="float" office:value="389420" calcext:value-type="float">
            <text:p>389420</text:p>
          </table:table-cell>
          <table:table-cell office:value-type="float" office:value="0" calcext:value-type="float">
            <text:p>0</text:p>
          </table:table-cell>
          <table:table-cell table:formula="of:=[.H1485]-[.I14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67" calcext:value-type="float">
            <text:p>201167</text:p>
          </table:table-cell>
          <table:table-cell office:value-type="float" office:value="242656370.75" calcext:value-type="float">
            <text:p>242656370.7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825016" calcext:value-type="float">
            <text:p>38825016</text:p>
          </table:table-cell>
          <table:table-cell office:value-type="float" office:value="33971889" calcext:value-type="float">
            <text:p>33971889</text:p>
          </table:table-cell>
          <table:table-cell table:number-columns-repeated="3" office:value-type="float" office:value="4853127" calcext:value-type="float">
            <text:p>4853127</text:p>
          </table:table-cell>
          <table:table-cell office:value-type="float" office:value="0" calcext:value-type="float">
            <text:p>0</text:p>
          </table:table-cell>
          <table:table-cell table:formula="of:=[.H1486]-[.I14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0" calcext:value-type="float">
            <text:p>201170</text:p>
          </table:table-cell>
          <table:table-cell office:value-type="float" office:value="195358942.55" calcext:value-type="float">
            <text:p>195358942.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1257432" calcext:value-type="float">
            <text:p>31257432</text:p>
          </table:table-cell>
          <table:table-cell office:value-type="float" office:value="27350253" calcext:value-type="float">
            <text:p>27350253</text:p>
          </table:table-cell>
          <table:table-cell table:number-columns-repeated="3" office:value-type="float" office:value="3907179" calcext:value-type="float">
            <text:p>3907179</text:p>
          </table:table-cell>
          <table:table-cell office:value-type="float" office:value="0" calcext:value-type="float">
            <text:p>0</text:p>
          </table:table-cell>
          <table:table-cell table:formula="of:=[.H1487]-[.I14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1" calcext:value-type="float">
            <text:p>20117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 table:formula="of:=[.H1488]-[.I14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3" calcext:value-type="float">
            <text:p>201173</text:p>
          </table:table-cell>
          <table:table-cell office:value-type="float" office:value="86521833.36" calcext:value-type="float">
            <text:p>86521833.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382622" calcext:value-type="float">
            <text:p>10382622</text:p>
          </table:table-cell>
          <table:table-cell office:value-type="float" office:value="8652185" calcext:value-type="float">
            <text:p>8652185</text:p>
          </table:table-cell>
          <table:table-cell table:number-columns-repeated="3" office:value-type="float" office:value="1730437" calcext:value-type="float">
            <text:p>1730437</text:p>
          </table:table-cell>
          <table:table-cell office:value-type="float" office:value="0" calcext:value-type="float">
            <text:p>0</text:p>
          </table:table-cell>
          <table:table-cell table:formula="of:=[.H1489]-[.I14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4" calcext:value-type="float">
            <text:p>201174</text:p>
          </table:table-cell>
          <table:table-cell office:value-type="float" office:value="37658787" calcext:value-type="float">
            <text:p>3765878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65880" calcext:value-type="float">
            <text:p>3765880</text:p>
          </table:table-cell>
          <table:table-cell office:value-type="float" office:value="3012704" calcext:value-type="float">
            <text:p>3012704</text:p>
          </table:table-cell>
          <table:table-cell table:number-columns-repeated="3" office:value-type="float" office:value="753176" calcext:value-type="float">
            <text:p>753176</text:p>
          </table:table-cell>
          <table:table-cell office:value-type="float" office:value="0" calcext:value-type="float">
            <text:p>0</text:p>
          </table:table-cell>
          <table:table-cell table:formula="of:=[.H1490]-[.I14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8" calcext:value-type="float">
            <text:p>201178</text:p>
          </table:table-cell>
          <table:table-cell office:value-type="float" office:value="907525495" calcext:value-type="float">
            <text:p>90752549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3354590" calcext:value-type="float">
            <text:p>163354590</text:p>
          </table:table-cell>
          <table:table-cell office:value-type="float" office:value="145204080" calcext:value-type="float">
            <text:p>145204080</text:p>
          </table:table-cell>
          <table:table-cell table:number-columns-repeated="3" office:value-type="float" office:value="18150510" calcext:value-type="float">
            <text:p>18150510</text:p>
          </table:table-cell>
          <table:table-cell office:value-type="float" office:value="0" calcext:value-type="float">
            <text:p>0</text:p>
          </table:table-cell>
          <table:table-cell table:formula="of:=[.H1491]-[.I14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79" calcext:value-type="float">
            <text:p>201179</text:p>
          </table:table-cell>
          <table:table-cell office:value-type="float" office:value="55569238.47" calcext:value-type="float">
            <text:p>55569238.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79695" calcext:value-type="float">
            <text:p>7779695</text:p>
          </table:table-cell>
          <table:table-cell office:value-type="float" office:value="6668310" calcext:value-type="float">
            <text:p>6668310</text:p>
          </table:table-cell>
          <table:table-cell table:number-columns-repeated="3" office:value-type="float" office:value="1111385" calcext:value-type="float">
            <text:p>1111385</text:p>
          </table:table-cell>
          <table:table-cell office:value-type="float" office:value="0" calcext:value-type="float">
            <text:p>0</text:p>
          </table:table-cell>
          <table:table-cell table:formula="of:=[.H1492]-[.I14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80" calcext:value-type="float">
            <text:p>201180</text:p>
          </table:table-cell>
          <table:table-cell office:value-type="float" office:value="565067533.84" calcext:value-type="float">
            <text:p>565067533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0410808" calcext:value-type="float">
            <text:p>90410808</text:p>
          </table:table-cell>
          <table:table-cell office:value-type="float" office:value="79109457" calcext:value-type="float">
            <text:p>79109457</text:p>
          </table:table-cell>
          <table:table-cell table:number-columns-repeated="3" office:value-type="float" office:value="11301351" calcext:value-type="float">
            <text:p>11301351</text:p>
          </table:table-cell>
          <table:table-cell office:value-type="float" office:value="0" calcext:value-type="float">
            <text:p>0</text:p>
          </table:table-cell>
          <table:table-cell table:formula="of:=[.H1493]-[.I14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85" calcext:value-type="float">
            <text:p>201185</text:p>
          </table:table-cell>
          <table:table-cell office:value-type="float" office:value="99905742" calcext:value-type="float">
            <text:p>999057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990575" calcext:value-type="float">
            <text:p>9990575</text:p>
          </table:table-cell>
          <table:table-cell office:value-type="float" office:value="7992460" calcext:value-type="float">
            <text:p>7992460</text:p>
          </table:table-cell>
          <table:table-cell table:number-columns-repeated="3" office:value-type="float" office:value="1998115" calcext:value-type="float">
            <text:p>1998115</text:p>
          </table:table-cell>
          <table:table-cell office:value-type="float" office:value="0" calcext:value-type="float">
            <text:p>0</text:p>
          </table:table-cell>
          <table:table-cell table:formula="of:=[.H1494]-[.I14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91" calcext:value-type="float">
            <text:p>20119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table:formula="of:=[.H1495]-[.I14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93" calcext:value-type="float">
            <text:p>201193</text:p>
          </table:table-cell>
          <table:table-cell office:value-type="float" office:value="241152898.26" calcext:value-type="float">
            <text:p>241152898.2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407522" calcext:value-type="float">
            <text:p>43407522</text:p>
          </table:table-cell>
          <table:table-cell office:value-type="float" office:value="38584464" calcext:value-type="float">
            <text:p>38584464</text:p>
          </table:table-cell>
          <table:table-cell table:number-columns-repeated="3" office:value-type="float" office:value="4823058" calcext:value-type="float">
            <text:p>4823058</text:p>
          </table:table-cell>
          <table:table-cell office:value-type="float" office:value="0" calcext:value-type="float">
            <text:p>0</text:p>
          </table:table-cell>
          <table:table-cell table:formula="of:=[.H1496]-[.I14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00" calcext:value-type="float">
            <text:p>201200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  <table:table-cell table:formula="of:=[.H1497]-[.I14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02" calcext:value-type="float">
            <text:p>201202</text:p>
          </table:table-cell>
          <table:table-cell office:value-type="float" office:value="542244130" calcext:value-type="float">
            <text:p>542244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379532" calcext:value-type="float">
            <text:p>43379532</text:p>
          </table:table-cell>
          <table:table-cell office:value-type="float" office:value="32534649" calcext:value-type="float">
            <text:p>32534649</text:p>
          </table:table-cell>
          <table:table-cell table:number-columns-repeated="3" office:value-type="float" office:value="10844883" calcext:value-type="float">
            <text:p>10844883</text:p>
          </table:table-cell>
          <table:table-cell office:value-type="float" office:value="0" calcext:value-type="float">
            <text:p>0</text:p>
          </table:table-cell>
          <table:table-cell table:formula="of:=[.H1498]-[.I14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05" calcext:value-type="float">
            <text:p>201205</text:p>
          </table:table-cell>
          <table:table-cell office:value-type="float" office:value="520745122.55" calcext:value-type="float">
            <text:p>520745122.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659608" calcext:value-type="float">
            <text:p>41659608</text:p>
          </table:table-cell>
          <table:table-cell office:value-type="float" office:value="31244706" calcext:value-type="float">
            <text:p>31244706</text:p>
          </table:table-cell>
          <table:table-cell table:number-columns-repeated="3" office:value-type="float" office:value="10414902" calcext:value-type="float">
            <text:p>10414902</text:p>
          </table:table-cell>
          <table:table-cell office:value-type="float" office:value="0" calcext:value-type="float">
            <text:p>0</text:p>
          </table:table-cell>
          <table:table-cell table:formula="of:=[.H1499]-[.I14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19" calcext:value-type="float">
            <text:p>201219</text:p>
          </table:table-cell>
          <table:table-cell office:value-type="float" office:value="54095931" calcext:value-type="float">
            <text:p>540959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09595" calcext:value-type="float">
            <text:p>5409595</text:p>
          </table:table-cell>
          <table:table-cell office:value-type="float" office:value="4327676" calcext:value-type="float">
            <text:p>4327676</text:p>
          </table:table-cell>
          <table:table-cell table:number-columns-repeated="3" office:value-type="float" office:value="1081919" calcext:value-type="float">
            <text:p>1081919</text:p>
          </table:table-cell>
          <table:table-cell office:value-type="float" office:value="0" calcext:value-type="float">
            <text:p>0</text:p>
          </table:table-cell>
          <table:table-cell table:formula="of:=[.H1500]-[.I15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21" calcext:value-type="float">
            <text:p>201221</text:p>
          </table:table-cell>
          <table:table-cell office:value-type="float" office:value="180248050" calcext:value-type="float">
            <text:p>1802480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234727" calcext:value-type="float">
            <text:p>25234727</text:p>
          </table:table-cell>
          <table:table-cell office:value-type="float" office:value="21629766" calcext:value-type="float">
            <text:p>21629766</text:p>
          </table:table-cell>
          <table:table-cell table:number-columns-repeated="3" office:value-type="float" office:value="3604961" calcext:value-type="float">
            <text:p>3604961</text:p>
          </table:table-cell>
          <table:table-cell office:value-type="float" office:value="0" calcext:value-type="float">
            <text:p>0</text:p>
          </table:table-cell>
          <table:table-cell table:formula="of:=[.H1501]-[.I15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26" calcext:value-type="float">
            <text:p>201226</text:p>
          </table:table-cell>
          <table:table-cell office:value-type="float" office:value="139835874.67" calcext:value-type="float">
            <text:p>139835874.6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2373736" calcext:value-type="float">
            <text:p>22373736</text:p>
          </table:table-cell>
          <table:table-cell office:value-type="float" office:value="19577019" calcext:value-type="float">
            <text:p>19577019</text:p>
          </table:table-cell>
          <table:table-cell table:number-columns-repeated="3" office:value-type="float" office:value="2796717" calcext:value-type="float">
            <text:p>2796717</text:p>
          </table:table-cell>
          <table:table-cell office:value-type="float" office:value="0" calcext:value-type="float">
            <text:p>0</text:p>
          </table:table-cell>
          <table:table-cell table:formula="of:=[.H1502]-[.I15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0" calcext:value-type="float">
            <text:p>201230</text:p>
          </table:table-cell>
          <table:table-cell office:value-type="float" office:value="92538446.47" calcext:value-type="float">
            <text:p>92538446.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06152" calcext:value-type="float">
            <text:p>14806152</text:p>
          </table:table-cell>
          <table:table-cell office:value-type="float" office:value="12955383" calcext:value-type="float">
            <text:p>12955383</text:p>
          </table:table-cell>
          <table:table-cell table:number-columns-repeated="3" office:value-type="float" office:value="1850769" calcext:value-type="float">
            <text:p>1850769</text:p>
          </table:table-cell>
          <table:table-cell office:value-type="float" office:value="0" calcext:value-type="float">
            <text:p>0</text:p>
          </table:table-cell>
          <table:table-cell table:formula="of:=[.H1503]-[.I15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7" calcext:value-type="float">
            <text:p>201237</text:p>
          </table:table-cell>
          <table:table-cell office:value-type="float" office:value="748904700" calcext:value-type="float">
            <text:p>748904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912376" calcext:value-type="float">
            <text:p>59912376</text:p>
          </table:table-cell>
          <table:table-cell office:value-type="float" office:value="44934282" calcext:value-type="float">
            <text:p>44934282</text:p>
          </table:table-cell>
          <table:table-cell table:number-columns-repeated="3" office:value-type="float" office:value="14978094" calcext:value-type="float">
            <text:p>14978094</text:p>
          </table:table-cell>
          <table:table-cell office:value-type="float" office:value="0" calcext:value-type="float">
            <text:p>0</text:p>
          </table:table-cell>
          <table:table-cell table:formula="of:=[.H1504]-[.I15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8" calcext:value-type="float">
            <text:p>201238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 table:formula="of:=[.H1505]-[.I15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39" calcext:value-type="float">
            <text:p>201239</text:p>
          </table:table-cell>
          <table:table-cell office:value-type="float" office:value="86679241.19" calcext:value-type="float">
            <text:p>86679241.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934340" calcext:value-type="float">
            <text:p>6934340</text:p>
          </table:table-cell>
          <table:table-cell office:value-type="float" office:value="5200755" calcext:value-type="float">
            <text:p>5200755</text:p>
          </table:table-cell>
          <table:table-cell table:number-columns-repeated="3" office:value-type="float" office:value="1733585" calcext:value-type="float">
            <text:p>1733585</text:p>
          </table:table-cell>
          <table:table-cell office:value-type="float" office:value="0" calcext:value-type="float">
            <text:p>0</text:p>
          </table:table-cell>
          <table:table-cell table:formula="of:=[.H1506]-[.I15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0" calcext:value-type="float">
            <text:p>201240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 table:formula="of:=[.H1507]-[.I15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1" calcext:value-type="float">
            <text:p>201241</text:p>
          </table:table-cell>
          <table:table-cell office:value-type="float" office:value="484441561" calcext:value-type="float">
            <text:p>48444156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55324" calcext:value-type="float">
            <text:p>38755324</text:p>
          </table:table-cell>
          <table:table-cell office:value-type="float" office:value="29066493" calcext:value-type="float">
            <text:p>29066493</text:p>
          </table:table-cell>
          <table:table-cell table:number-columns-repeated="3" office:value-type="float" office:value="9688831" calcext:value-type="float">
            <text:p>9688831</text:p>
          </table:table-cell>
          <table:table-cell office:value-type="float" office:value="0" calcext:value-type="float">
            <text:p>0</text:p>
          </table:table-cell>
          <table:table-cell table:formula="of:=[.H1508]-[.I15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2" calcext:value-type="float">
            <text:p>2012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09]-[.I15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7" calcext:value-type="float">
            <text:p>2012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10]-[.I15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48" calcext:value-type="float">
            <text:p>201248</text:p>
          </table:table-cell>
          <table:table-cell office:value-type="float" office:value="1164538953.3" calcext:value-type="float">
            <text:p>1164538953.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163116" calcext:value-type="float">
            <text:p>93163116</text:p>
          </table:table-cell>
          <table:table-cell office:value-type="float" office:value="69872337" calcext:value-type="float">
            <text:p>69872337</text:p>
          </table:table-cell>
          <table:table-cell table:number-columns-repeated="3" office:value-type="float" office:value="23290779" calcext:value-type="float">
            <text:p>23290779</text:p>
          </table:table-cell>
          <table:table-cell office:value-type="float" office:value="0" calcext:value-type="float">
            <text:p>0</text:p>
          </table:table-cell>
          <table:table-cell table:formula="of:=[.H1511]-[.I15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1" calcext:value-type="float">
            <text:p>20125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12]-[.I15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2" calcext:value-type="float">
            <text:p>201252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 table:formula="of:=[.H1513]-[.I15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3" calcext:value-type="float">
            <text:p>201253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14]-[.I15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4" calcext:value-type="float">
            <text:p>201254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  <table:table-cell table:formula="of:=[.H1515]-[.I15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6" calcext:value-type="float">
            <text:p>201256</text:p>
          </table:table-cell>
          <table:table-cell office:value-type="float" office:value="395111790" calcext:value-type="float">
            <text:p>3951117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1608944" calcext:value-type="float">
            <text:p>31608944</text:p>
          </table:table-cell>
          <table:table-cell office:value-type="float" office:value="23706708" calcext:value-type="float">
            <text:p>23706708</text:p>
          </table:table-cell>
          <table:table-cell table:number-columns-repeated="3" office:value-type="float" office:value="7902236" calcext:value-type="float">
            <text:p>7902236</text:p>
          </table:table-cell>
          <table:table-cell office:value-type="float" office:value="0" calcext:value-type="float">
            <text:p>0</text:p>
          </table:table-cell>
          <table:table-cell table:formula="of:=[.H1516]-[.I15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7" calcext:value-type="float">
            <text:p>20125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17]-[.I15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58" calcext:value-type="float">
            <text:p>201258</text:p>
          </table:table-cell>
          <table:table-cell office:value-type="float" office:value="229694742.22" calcext:value-type="float">
            <text:p>229694742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375580" calcext:value-type="float">
            <text:p>18375580</text:p>
          </table:table-cell>
          <table:table-cell office:value-type="float" office:value="13781685" calcext:value-type="float">
            <text:p>13781685</text:p>
          </table:table-cell>
          <table:table-cell table:number-columns-repeated="3" office:value-type="float" office:value="4593895" calcext:value-type="float">
            <text:p>4593895</text:p>
          </table:table-cell>
          <table:table-cell office:value-type="float" office:value="0" calcext:value-type="float">
            <text:p>0</text:p>
          </table:table-cell>
          <table:table-cell table:formula="of:=[.H1518]-[.I15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63" calcext:value-type="float">
            <text:p>201263</text:p>
          </table:table-cell>
          <table:table-cell office:value-type="float" office:value="78672038" calcext:value-type="float">
            <text:p>786720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93764" calcext:value-type="float">
            <text:p>6293764</text:p>
          </table:table-cell>
          <table:table-cell office:value-type="float" office:value="4720323" calcext:value-type="float">
            <text:p>4720323</text:p>
          </table:table-cell>
          <table:table-cell table:number-columns-repeated="3" office:value-type="float" office:value="1573441" calcext:value-type="float">
            <text:p>1573441</text:p>
          </table:table-cell>
          <table:table-cell office:value-type="float" office:value="0" calcext:value-type="float">
            <text:p>0</text:p>
          </table:table-cell>
          <table:table-cell table:formula="of:=[.H1519]-[.I15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65" calcext:value-type="float">
            <text:p>201265</text:p>
          </table:table-cell>
          <table:table-cell office:value-type="float" office:value="59901959.84" calcext:value-type="float">
            <text:p>59901959.8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88234" calcext:value-type="float">
            <text:p>7188234</text:p>
          </table:table-cell>
          <table:table-cell office:value-type="float" office:value="5990195" calcext:value-type="float">
            <text:p>5990195</text:p>
          </table:table-cell>
          <table:table-cell table:number-columns-repeated="3" office:value-type="float" office:value="1198039" calcext:value-type="float">
            <text:p>1198039</text:p>
          </table:table-cell>
          <table:table-cell office:value-type="float" office:value="0" calcext:value-type="float">
            <text:p>0</text:p>
          </table:table-cell>
          <table:table-cell table:formula="of:=[.H1520]-[.I15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67" calcext:value-type="float">
            <text:p>201267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23241870" calcext:value-type="float">
            <text:p>2324187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  <table:table-cell table:formula="of:=[.H1521]-[.I15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70" calcext:value-type="float">
            <text:p>20127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3240000" calcext:value-type="float">
            <text:p>3240000</text:p>
          </table:table-cell>
          <table:table-cell table:number-columns-repeated="3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 table:formula="of:=[.H1522]-[.I15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81" calcext:value-type="float">
            <text:p>201281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6316945" calcext:value-type="float">
            <text:p>26316945</text:p>
          </table:table-cell>
          <table:table-cell office:value-type="float" office:value="23392840" calcext:value-type="float">
            <text:p>23392840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  <table:table-cell table:formula="of:=[.H1523]-[.I15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89" calcext:value-type="float">
            <text:p>201289</text:p>
          </table:table-cell>
          <table:table-cell office:value-type="float" office:value="298179438.63" calcext:value-type="float">
            <text:p>298179438.6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7708712" calcext:value-type="float">
            <text:p>47708712</text:p>
          </table:table-cell>
          <table:table-cell office:value-type="float" office:value="41745123" calcext:value-type="float">
            <text:p>41745123</text:p>
          </table:table-cell>
          <table:table-cell table:number-columns-repeated="3" office:value-type="float" office:value="5963589" calcext:value-type="float">
            <text:p>5963589</text:p>
          </table:table-cell>
          <table:table-cell office:value-type="float" office:value="0" calcext:value-type="float">
            <text:p>0</text:p>
          </table:table-cell>
          <table:table-cell table:formula="of:=[.H1524]-[.I15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98" calcext:value-type="float">
            <text:p>201298</text:p>
          </table:table-cell>
          <table:table-cell office:value-type="float" office:value="403669188.78" calcext:value-type="float">
            <text:p>403669188.7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8440304" calcext:value-type="float">
            <text:p>48440304</text:p>
          </table:table-cell>
          <table:table-cell office:value-type="float" office:value="40366920" calcext:value-type="float">
            <text:p>40366920</text:p>
          </table:table-cell>
          <table:table-cell table:number-columns-repeated="3" office:value-type="float" office:value="8073384" calcext:value-type="float">
            <text:p>8073384</text:p>
          </table:table-cell>
          <table:table-cell office:value-type="float" office:value="0" calcext:value-type="float">
            <text:p>0</text:p>
          </table:table-cell>
          <table:table-cell table:formula="of:=[.H1525]-[.I15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04" calcext:value-type="float">
            <text:p>201304</text:p>
          </table:table-cell>
          <table:table-cell office:value-type="float" office:value="177235741.86" calcext:value-type="float">
            <text:p>177235741.8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902435" calcext:value-type="float">
            <text:p>31902435</text:p>
          </table:table-cell>
          <table:table-cell office:value-type="float" office:value="28357720" calcext:value-type="float">
            <text:p>28357720</text:p>
          </table:table-cell>
          <table:table-cell table:number-columns-repeated="3" office:value-type="float" office:value="3544715" calcext:value-type="float">
            <text:p>3544715</text:p>
          </table:table-cell>
          <table:table-cell office:value-type="float" office:value="0" calcext:value-type="float">
            <text:p>0</text:p>
          </table:table-cell>
          <table:table-cell table:formula="of:=[.H1526]-[.I15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3" calcext:value-type="float">
            <text:p>201313</text:p>
          </table:table-cell>
          <table:table-cell office:value-type="float" office:value="310108189" calcext:value-type="float">
            <text:p>3101081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5819476" calcext:value-type="float">
            <text:p>55819476</text:p>
          </table:table-cell>
          <table:table-cell office:value-type="float" office:value="49617312" calcext:value-type="float">
            <text:p>49617312</text:p>
          </table:table-cell>
          <table:table-cell table:number-columns-repeated="3" office:value-type="float" office:value="6202164" calcext:value-type="float">
            <text:p>6202164</text:p>
          </table:table-cell>
          <table:table-cell office:value-type="float" office:value="0" calcext:value-type="float">
            <text:p>0</text:p>
          </table:table-cell>
          <table:table-cell table:formula="of:=[.H1527]-[.I15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16" calcext:value-type="float">
            <text:p>201316</text:p>
          </table:table-cell>
          <table:table-cell office:value-type="float" office:value="156279733.58" calcext:value-type="float">
            <text:p>156279733.5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3570" calcext:value-type="float">
            <text:p>18753570</text:p>
          </table:table-cell>
          <table:table-cell office:value-type="float" office:value="15627975" calcext:value-type="float">
            <text:p>15627975</text:p>
          </table:table-cell>
          <table:table-cell table:number-columns-repeated="3" office:value-type="float" office:value="3125595" calcext:value-type="float">
            <text:p>3125595</text:p>
          </table:table-cell>
          <table:table-cell office:value-type="float" office:value="0" calcext:value-type="float">
            <text:p>0</text:p>
          </table:table-cell>
          <table:table-cell table:formula="of:=[.H1528]-[.I15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20" calcext:value-type="float">
            <text:p>201320</text:p>
          </table:table-cell>
          <table:table-cell office:value-type="float" office:value="374766672.89" calcext:value-type="float">
            <text:p>374766672.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457997" calcext:value-type="float">
            <text:p>67457997</text:p>
          </table:table-cell>
          <table:table-cell office:value-type="float" office:value="59962664" calcext:value-type="float">
            <text:p>59962664</text:p>
          </table:table-cell>
          <table:table-cell table:number-columns-repeated="3" office:value-type="float" office:value="7495333" calcext:value-type="float">
            <text:p>7495333</text:p>
          </table:table-cell>
          <table:table-cell office:value-type="float" office:value="0" calcext:value-type="float">
            <text:p>0</text:p>
          </table:table-cell>
          <table:table-cell table:formula="of:=[.H1529]-[.I15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23" calcext:value-type="float">
            <text:p>201323</text:p>
          </table:table-cell>
          <table:table-cell office:value-type="float" office:value="534624025.67" calcext:value-type="float">
            <text:p>534624025.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6232329" calcext:value-type="float">
            <text:p>96232329</text:p>
          </table:table-cell>
          <table:table-cell office:value-type="float" office:value="85539848" calcext:value-type="float">
            <text:p>85539848</text:p>
          </table:table-cell>
          <table:table-cell table:number-columns-repeated="3" office:value-type="float" office:value="10692481" calcext:value-type="float">
            <text:p>10692481</text:p>
          </table:table-cell>
          <table:table-cell office:value-type="float" office:value="0" calcext:value-type="float">
            <text:p>0</text:p>
          </table:table-cell>
          <table:table-cell table:formula="of:=[.H1530]-[.I15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0" calcext:value-type="float">
            <text:p>201330</text:p>
          </table:table-cell>
          <table:table-cell office:value-type="float" office:value="59047792.94" calcext:value-type="float">
            <text:p>59047792.9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447648.36" calcext:value-type="float">
            <text:p>9447648.36</text:p>
          </table:table-cell>
          <table:table-cell office:value-type="float" office:value="8266692.36" calcext:value-type="float">
            <text:p>8266692.36</text:p>
          </table:table-cell>
          <table:table-cell table:number-columns-repeated="3" office:value-type="float" office:value="1180956" calcext:value-type="float">
            <text:p>1180956</text:p>
          </table:table-cell>
          <table:table-cell office:value-type="float" office:value="0" calcext:value-type="float">
            <text:p>0</text:p>
          </table:table-cell>
          <table:table-cell table:formula="of:=[.H1531]-[.I15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32" calcext:value-type="float">
            <text:p>201332</text:p>
          </table:table-cell>
          <table:table-cell office:value-type="float" office:value="82128000" calcext:value-type="float">
            <text:p>8212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212800" calcext:value-type="float">
            <text:p>8212800</text:p>
          </table:table-cell>
          <table:table-cell office:value-type="float" office:value="6570240" calcext:value-type="float">
            <text:p>6570240</text:p>
          </table:table-cell>
          <table:table-cell table:number-columns-repeated="3" office:value-type="float" office:value="1642560" calcext:value-type="float">
            <text:p>1642560</text:p>
          </table:table-cell>
          <table:table-cell office:value-type="float" office:value="0" calcext:value-type="float">
            <text:p>0</text:p>
          </table:table-cell>
          <table:table-cell table:formula="of:=[.H1532]-[.I15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42" calcext:value-type="float">
            <text:p>2013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33]-[.I15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43" calcext:value-type="float">
            <text:p>201343</text:p>
          </table:table-cell>
          <table:table-cell office:value-type="float" office:value="173526384.05" calcext:value-type="float">
            <text:p>173526384.0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0823168" calcext:value-type="float">
            <text:p>20823168</text:p>
          </table:table-cell>
          <table:table-cell office:value-type="float" office:value="17352640" calcext:value-type="float">
            <text:p>17352640</text:p>
          </table:table-cell>
          <table:table-cell table:number-columns-repeated="3" office:value-type="float" office:value="3470528" calcext:value-type="float">
            <text:p>3470528</text:p>
          </table:table-cell>
          <table:table-cell office:value-type="float" office:value="0" calcext:value-type="float">
            <text:p>0</text:p>
          </table:table-cell>
          <table:table-cell table:formula="of:=[.H1534]-[.I15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44" calcext:value-type="float">
            <text:p>201344</text:p>
          </table:table-cell>
          <table:table-cell office:value-type="float" office:value="59848359" calcext:value-type="float">
            <text:p>5984835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87868" calcext:value-type="float">
            <text:p>4787868</text:p>
          </table:table-cell>
          <table:table-cell office:value-type="float" office:value="3590901" calcext:value-type="float">
            <text:p>3590901</text:p>
          </table:table-cell>
          <table:table-cell table:number-columns-repeated="3" office:value-type="float" office:value="1196967" calcext:value-type="float">
            <text:p>1196967</text:p>
          </table:table-cell>
          <table:table-cell office:value-type="float" office:value="0" calcext:value-type="float">
            <text:p>0</text:p>
          </table:table-cell>
          <table:table-cell table:formula="of:=[.H1535]-[.I15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47" calcext:value-type="float">
            <text:p>2013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36]-[.I15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0" calcext:value-type="float">
            <text:p>201350</text:p>
          </table:table-cell>
          <table:table-cell office:value-type="float" office:value="156303869.45" calcext:value-type="float">
            <text:p>156303869.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6462" calcext:value-type="float">
            <text:p>18756462</text:p>
          </table:table-cell>
          <table:table-cell office:value-type="float" office:value="15630385" calcext:value-type="float">
            <text:p>15630385</text:p>
          </table:table-cell>
          <table:table-cell table:number-columns-repeated="3" office:value-type="float" office:value="3126077" calcext:value-type="float">
            <text:p>3126077</text:p>
          </table:table-cell>
          <table:table-cell office:value-type="float" office:value="0" calcext:value-type="float">
            <text:p>0</text:p>
          </table:table-cell>
          <table:table-cell table:formula="of:=[.H1537]-[.I15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52" calcext:value-type="float">
            <text:p>201352</text:p>
          </table:table-cell>
          <table:table-cell office:value-type="float" office:value="111838544" calcext:value-type="float">
            <text:p>1118385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30939" calcext:value-type="float">
            <text:p>20130939</text:p>
          </table:table-cell>
          <table:table-cell office:value-type="float" office:value="17894168" calcext:value-type="float">
            <text:p>17894168</text:p>
          </table:table-cell>
          <table:table-cell table:number-columns-repeated="3" office:value-type="float" office:value="2236771" calcext:value-type="float">
            <text:p>2236771</text:p>
          </table:table-cell>
          <table:table-cell office:value-type="float" office:value="0" calcext:value-type="float">
            <text:p>0</text:p>
          </table:table-cell>
          <table:table-cell table:formula="of:=[.H1538]-[.I15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60" calcext:value-type="float">
            <text:p>201360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39]-[.I15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65" calcext:value-type="float">
            <text:p>201365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40]-[.I15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72" calcext:value-type="float">
            <text:p>20137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  <table:table-cell table:formula="of:=[.H1541]-[.I15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74" calcext:value-type="float">
            <text:p>201374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000000" calcext:value-type="float">
            <text:p>7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H1542]-[.I15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91" calcext:value-type="float">
            <text:p>201391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317629" calcext:value-type="float">
            <text:p>17317629</text:p>
          </table:table-cell>
          <table:table-cell office:value-type="float" office:value="15393448" calcext:value-type="float">
            <text:p>15393448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  <table:table-cell table:formula="of:=[.H1543]-[.I15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97" calcext:value-type="float">
            <text:p>201397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7680000" calcext:value-type="float">
            <text:p>7680000</text:p>
          </table:table-cell>
          <table:table-cell table:number-columns-repeated="3" office:value-type="float" office:value="1280000" calcext:value-type="float">
            <text:p>1280000</text:p>
          </table:table-cell>
          <table:table-cell office:value-type="float" office:value="0" calcext:value-type="float">
            <text:p>0</text:p>
          </table:table-cell>
          <table:table-cell table:formula="of:=[.H1544]-[.I15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01" calcext:value-type="float">
            <text:p>201401</text:p>
          </table:table-cell>
          <table:table-cell office:value-type="float" office:value="98051500" calcext:value-type="float">
            <text:p>98051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49270" calcext:value-type="float">
            <text:p>17649270</text:p>
          </table:table-cell>
          <table:table-cell office:value-type="float" office:value="15688240" calcext:value-type="float">
            <text:p>15688240</text:p>
          </table:table-cell>
          <table:table-cell table:number-columns-repeated="3" office:value-type="float" office:value="1961030" calcext:value-type="float">
            <text:p>1961030</text:p>
          </table:table-cell>
          <table:table-cell office:value-type="float" office:value="0" calcext:value-type="float">
            <text:p>0</text:p>
          </table:table-cell>
          <table:table-cell table:formula="of:=[.H1545]-[.I15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6" calcext:value-type="float">
            <text:p>201416</text:p>
          </table:table-cell>
          <table:table-cell office:value-type="float" office:value="95886947" calcext:value-type="float">
            <text:p>958869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 table:formula="of:=[.H1546]-[.I15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5" calcext:value-type="float">
            <text:p>201425</text:p>
          </table:table-cell>
          <table:table-cell office:value-type="float" office:value="558418337" calcext:value-type="float">
            <text:p>5584183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4673468" calcext:value-type="float">
            <text:p>44673468</text:p>
          </table:table-cell>
          <table:table-cell office:value-type="float" office:value="33505101" calcext:value-type="float">
            <text:p>33505101</text:p>
          </table:table-cell>
          <table:table-cell table:number-columns-repeated="3" office:value-type="float" office:value="11168367" calcext:value-type="float">
            <text:p>11168367</text:p>
          </table:table-cell>
          <table:table-cell office:value-type="float" office:value="0" calcext:value-type="float">
            <text:p>0</text:p>
          </table:table-cell>
          <table:table-cell table:formula="of:=[.H1547]-[.I15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7" calcext:value-type="float">
            <text:p>201427</text:p>
          </table:table-cell>
          <table:table-cell office:value-type="float" office:value="117195000" calcext:value-type="float">
            <text:p>11719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6407300" calcext:value-type="float">
            <text:p>16407300</text:p>
          </table:table-cell>
          <table:table-cell office:value-type="float" office:value="14063400" calcext:value-type="float">
            <text:p>14063400</text:p>
          </table:table-cell>
          <table:table-cell table:number-columns-repeated="3" office:value-type="float" office:value="2343900" calcext:value-type="float">
            <text:p>2343900</text:p>
          </table:table-cell>
          <table:table-cell office:value-type="float" office:value="0" calcext:value-type="float">
            <text:p>0</text:p>
          </table:table-cell>
          <table:table-cell table:formula="of:=[.H1548]-[.I15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34" calcext:value-type="float">
            <text:p>201434</text:p>
          </table:table-cell>
          <table:table-cell office:value-type="float" office:value="171813753.72" calcext:value-type="float">
            <text:p>171813753.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53925" calcext:value-type="float">
            <text:p>24053925</text:p>
          </table:table-cell>
          <table:table-cell office:value-type="float" office:value="20617650" calcext:value-type="float">
            <text:p>20617650</text:p>
          </table:table-cell>
          <table:table-cell table:number-columns-repeated="3" office:value-type="float" office:value="3436275" calcext:value-type="float">
            <text:p>3436275</text:p>
          </table:table-cell>
          <table:table-cell office:value-type="float" office:value="0" calcext:value-type="float">
            <text:p>0</text:p>
          </table:table-cell>
          <table:table-cell table:formula="of:=[.H1549]-[.I15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35" calcext:value-type="float">
            <text:p>201435</text:p>
          </table:table-cell>
          <table:table-cell office:value-type="float" office:value="107222158.26" calcext:value-type="float">
            <text:p>10722215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011101" calcext:value-type="float">
            <text:p>15011101</text:p>
          </table:table-cell>
          <table:table-cell office:value-type="float" office:value="12866658" calcext:value-type="float">
            <text:p>12866658</text:p>
          </table:table-cell>
          <table:table-cell table:number-columns-repeated="3" office:value-type="float" office:value="2144443" calcext:value-type="float">
            <text:p>2144443</text:p>
          </table:table-cell>
          <table:table-cell office:value-type="float" office:value="0" calcext:value-type="float">
            <text:p>0</text:p>
          </table:table-cell>
          <table:table-cell table:formula="of:=[.H1550]-[.I15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36" calcext:value-type="float">
            <text:p>201436</text:p>
          </table:table-cell>
          <table:table-cell office:value-type="float" office:value="208964310" calcext:value-type="float">
            <text:p>208964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17144" calcext:value-type="float">
            <text:p>16717144</text:p>
          </table:table-cell>
          <table:table-cell office:value-type="float" office:value="12537858" calcext:value-type="float">
            <text:p>12537858</text:p>
          </table:table-cell>
          <table:table-cell table:number-columns-repeated="3" office:value-type="float" office:value="4179286" calcext:value-type="float">
            <text:p>4179286</text:p>
          </table:table-cell>
          <table:table-cell office:value-type="float" office:value="0" calcext:value-type="float">
            <text:p>0</text:p>
          </table:table-cell>
          <table:table-cell table:formula="of:=[.H1551]-[.I15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37" calcext:value-type="float">
            <text:p>201437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 table:formula="of:=[.H1552]-[.I15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55" calcext:value-type="float">
            <text:p>201455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700000" calcext:value-type="float">
            <text:p>20700000</text:p>
          </table:table-cell>
          <table:table-cell office:value-type="float" office:value="18400000" calcext:value-type="float">
            <text:p>18400000</text:p>
          </table:table-cell>
          <table:table-cell table:number-columns-repeated="3"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formula="of:=[.H1553]-[.I15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56" calcext:value-type="float">
            <text:p>201456</text:p>
          </table:table-cell>
          <table:table-cell office:value-type="float" office:value="53631144" calcext:value-type="float">
            <text:p>536311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290492" calcext:value-type="float">
            <text:p>4290492</text:p>
          </table:table-cell>
          <table:table-cell office:value-type="float" office:value="3217869" calcext:value-type="float">
            <text:p>3217869</text:p>
          </table:table-cell>
          <table:table-cell table:number-columns-repeated="3" office:value-type="float" office:value="1072623" calcext:value-type="float">
            <text:p>1072623</text:p>
          </table:table-cell>
          <table:table-cell office:value-type="float" office:value="0" calcext:value-type="float">
            <text:p>0</text:p>
          </table:table-cell>
          <table:table-cell table:formula="of:=[.H1554]-[.I15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78" calcext:value-type="float">
            <text:p>201478</text:p>
          </table:table-cell>
          <table:table-cell office:value-type="float" office:value="1188150928" calcext:value-type="float">
            <text:p>118815092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3867171" calcext:value-type="float">
            <text:p>213867171</text:p>
          </table:table-cell>
          <table:table-cell office:value-type="float" office:value="190104152" calcext:value-type="float">
            <text:p>190104152</text:p>
          </table:table-cell>
          <table:table-cell table:number-columns-repeated="3" office:value-type="float" office:value="23763019" calcext:value-type="float">
            <text:p>23763019</text:p>
          </table:table-cell>
          <table:table-cell office:value-type="float" office:value="0" calcext:value-type="float">
            <text:p>0</text:p>
          </table:table-cell>
          <table:table-cell table:formula="of:=[.H1555]-[.I15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7" calcext:value-type="float">
            <text:p>201487</text:p>
          </table:table-cell>
          <table:table-cell office:value-type="float" office:value="569787660.23" calcext:value-type="float">
            <text:p>569787660.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374518" calcext:value-type="float">
            <text:p>68374518</text:p>
          </table:table-cell>
          <table:table-cell office:value-type="float" office:value="56978765" calcext:value-type="float">
            <text:p>56978765</text:p>
          </table:table-cell>
          <table:table-cell table:number-columns-repeated="3" office:value-type="float" office:value="11395753" calcext:value-type="float">
            <text:p>11395753</text:p>
          </table:table-cell>
          <table:table-cell office:value-type="float" office:value="0" calcext:value-type="float">
            <text:p>0</text:p>
          </table:table-cell>
          <table:table-cell table:formula="of:=[.H1556]-[.I15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89" calcext:value-type="float">
            <text:p>201489</text:p>
          </table:table-cell>
          <table:table-cell office:value-type="float" office:value="157705428" calcext:value-type="float">
            <text:p>1577054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616436" calcext:value-type="float">
            <text:p>12616436</text:p>
          </table:table-cell>
          <table:table-cell office:value-type="float" office:value="9462327" calcext:value-type="float">
            <text:p>9462327</text:p>
          </table:table-cell>
          <table:table-cell table:number-columns-repeated="3" office:value-type="float" office:value="3154109" calcext:value-type="float">
            <text:p>3154109</text:p>
          </table:table-cell>
          <table:table-cell office:value-type="float" office:value="0" calcext:value-type="float">
            <text:p>0</text:p>
          </table:table-cell>
          <table:table-cell table:formula="of:=[.H1557]-[.I15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98" calcext:value-type="float">
            <text:p>201498</text:p>
          </table:table-cell>
          <table:table-cell office:value-type="float" office:value="508387857" calcext:value-type="float">
            <text:p>50838785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1509813" calcext:value-type="float">
            <text:p>91509813</text:p>
          </table:table-cell>
          <table:table-cell office:value-type="float" office:value="81342056" calcext:value-type="float">
            <text:p>81342056</text:p>
          </table:table-cell>
          <table:table-cell table:number-columns-repeated="3" office:value-type="float" office:value="10167757" calcext:value-type="float">
            <text:p>10167757</text:p>
          </table:table-cell>
          <table:table-cell office:value-type="float" office:value="0" calcext:value-type="float">
            <text:p>0</text:p>
          </table:table-cell>
          <table:table-cell table:formula="of:=[.H1558]-[.I15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01" calcext:value-type="float">
            <text:p>201501</text:p>
          </table:table-cell>
          <table:table-cell office:value-type="float" office:value="265547779.67" calcext:value-type="float">
            <text:p>265547779.6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76692" calcext:value-type="float">
            <text:p>37176692</text:p>
          </table:table-cell>
          <table:table-cell office:value-type="float" office:value="31865736" calcext:value-type="float">
            <text:p>31865736</text:p>
          </table:table-cell>
          <table:table-cell table:number-columns-repeated="3" office:value-type="float" office:value="5310956" calcext:value-type="float">
            <text:p>5310956</text:p>
          </table:table-cell>
          <table:table-cell office:value-type="float" office:value="0" calcext:value-type="float">
            <text:p>0</text:p>
          </table:table-cell>
          <table:table-cell table:formula="of:=[.H1559]-[.I15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55" calcext:value-type="float">
            <text:p>201555</text:p>
          </table:table-cell>
          <table:table-cell office:value-type="float" office:value="379287379.75" calcext:value-type="float">
            <text:p>37928737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5514488" calcext:value-type="float">
            <text:p>45514488</text:p>
          </table:table-cell>
          <table:table-cell office:value-type="float" office:value="37928740" calcext:value-type="float">
            <text:p>37928740</text:p>
          </table:table-cell>
          <table:table-cell table:number-columns-repeated="3" office:value-type="float" office:value="7585748" calcext:value-type="float">
            <text:p>7585748</text:p>
          </table:table-cell>
          <table:table-cell office:value-type="float" office:value="0" calcext:value-type="float">
            <text:p>0</text:p>
          </table:table-cell>
          <table:table-cell table:formula="of:=[.H1560]-[.I15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3" calcext:value-type="float">
            <text:p>201573</text:p>
          </table:table-cell>
          <table:table-cell office:value-type="float" office:value="55885000" calcext:value-type="float">
            <text:p>55885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941600" calcext:value-type="float">
            <text:p>8941600</text:p>
          </table:table-cell>
          <table:table-cell office:value-type="float" office:value="7823900" calcext:value-type="float">
            <text:p>7823900</text:p>
          </table:table-cell>
          <table:table-cell table:number-columns-repeated="3" office:value-type="float" office:value="1117700" calcext:value-type="float">
            <text:p>1117700</text:p>
          </table:table-cell>
          <table:table-cell office:value-type="float" office:value="0" calcext:value-type="float">
            <text:p>0</text:p>
          </table:table-cell>
          <table:table-cell table:formula="of:=[.H1561]-[.I15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4" calcext:value-type="float">
            <text:p>201574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200000" calcext:value-type="float">
            <text:p>42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formula="of:=[.H1562]-[.I15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5" calcext:value-type="float">
            <text:p>201575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 table:formula="of:=[.H1563]-[.I15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7" calcext:value-type="float">
            <text:p>201577</text:p>
          </table:table-cell>
          <table:table-cell office:value-type="float" office:value="210228097" calcext:value-type="float">
            <text:p>2102280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818248" calcext:value-type="float">
            <text:p>16818248</text:p>
          </table:table-cell>
          <table:table-cell office:value-type="float" office:value="12613686" calcext:value-type="float">
            <text:p>12613686</text:p>
          </table:table-cell>
          <table:table-cell table:number-columns-repeated="3" office:value-type="float" office:value="4204562" calcext:value-type="float">
            <text:p>4204562</text:p>
          </table:table-cell>
          <table:table-cell office:value-type="float" office:value="0" calcext:value-type="float">
            <text:p>0</text:p>
          </table:table-cell>
          <table:table-cell table:formula="of:=[.H1564]-[.I15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9" calcext:value-type="float">
            <text:p>201579</text:p>
          </table:table-cell>
          <table:table-cell office:value-type="float" office:value="317937529" calcext:value-type="float">
            <text:p>3179375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228759" calcext:value-type="float">
            <text:p>57228759</text:p>
          </table:table-cell>
          <table:table-cell office:value-type="float" office:value="50870008" calcext:value-type="float">
            <text:p>50870008</text:p>
          </table:table-cell>
          <table:table-cell table:number-columns-repeated="3" office:value-type="float" office:value="6358751" calcext:value-type="float">
            <text:p>6358751</text:p>
          </table:table-cell>
          <table:table-cell office:value-type="float" office:value="0" calcext:value-type="float">
            <text:p>0</text:p>
          </table:table-cell>
          <table:table-cell table:formula="of:=[.H1565]-[.I15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0" calcext:value-type="float">
            <text:p>201580</text:p>
          </table:table-cell>
          <table:table-cell office:value-type="float" office:value="158821362" calcext:value-type="float">
            <text:p>1588213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8587843" calcext:value-type="float">
            <text:p>28587843</text:p>
          </table:table-cell>
          <table:table-cell office:value-type="float" office:value="25411416" calcext:value-type="float">
            <text:p>25411416</text:p>
          </table:table-cell>
          <table:table-cell table:number-columns-repeated="3" office:value-type="float" office:value="3176427" calcext:value-type="float">
            <text:p>3176427</text:p>
          </table:table-cell>
          <table:table-cell office:value-type="float" office:value="0" calcext:value-type="float">
            <text:p>0</text:p>
          </table:table-cell>
          <table:table-cell table:formula="of:=[.H1566]-[.I15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1" calcext:value-type="float">
            <text:p>201581</text:p>
          </table:table-cell>
          <table:table-cell office:value-type="float" office:value="248403000.32" calcext:value-type="float">
            <text:p>248403000.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712540" calcext:value-type="float">
            <text:p>44712540</text:p>
          </table:table-cell>
          <table:table-cell office:value-type="float" office:value="39744480" calcext:value-type="float">
            <text:p>39744480</text:p>
          </table:table-cell>
          <table:table-cell table:number-columns-repeated="3" office:value-type="float" office:value="4968060" calcext:value-type="float">
            <text:p>4968060</text:p>
          </table:table-cell>
          <table:table-cell office:value-type="float" office:value="0" calcext:value-type="float">
            <text:p>0</text:p>
          </table:table-cell>
          <table:table-cell table:formula="of:=[.H1567]-[.I15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2" calcext:value-type="float">
            <text:p>201582</text:p>
          </table:table-cell>
          <table:table-cell office:value-type="float" office:value="412068027" calcext:value-type="float">
            <text:p>4120680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7689527" calcext:value-type="float">
            <text:p>57689527</text:p>
          </table:table-cell>
          <table:table-cell office:value-type="float" office:value="49448166" calcext:value-type="float">
            <text:p>49448166</text:p>
          </table:table-cell>
          <table:table-cell table:number-columns-repeated="3" office:value-type="float" office:value="8241361" calcext:value-type="float">
            <text:p>8241361</text:p>
          </table:table-cell>
          <table:table-cell office:value-type="float" office:value="0" calcext:value-type="float">
            <text:p>0</text:p>
          </table:table-cell>
          <table:table-cell table:formula="of:=[.H1568]-[.I15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4" calcext:value-type="float">
            <text:p>201584</text:p>
          </table:table-cell>
          <table:table-cell office:value-type="float" office:value="334507309.75" calcext:value-type="float">
            <text:p>33450730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0140876" calcext:value-type="float">
            <text:p>40140876</text:p>
          </table:table-cell>
          <table:table-cell office:value-type="float" office:value="33450730" calcext:value-type="float">
            <text:p>33450730</text:p>
          </table:table-cell>
          <table:table-cell table:number-columns-repeated="3" office:value-type="float" office:value="6690146" calcext:value-type="float">
            <text:p>6690146</text:p>
          </table:table-cell>
          <table:table-cell office:value-type="float" office:value="0" calcext:value-type="float">
            <text:p>0</text:p>
          </table:table-cell>
          <table:table-cell table:formula="of:=[.H1569]-[.I15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5" calcext:value-type="float">
            <text:p>201585</text:p>
          </table:table-cell>
          <table:table-cell office:value-type="float" office:value="209347138" calcext:value-type="float">
            <text:p>2093471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47772" calcext:value-type="float">
            <text:p>16747772</text:p>
          </table:table-cell>
          <table:table-cell office:value-type="float" office:value="12560829" calcext:value-type="float">
            <text:p>12560829</text:p>
          </table:table-cell>
          <table:table-cell table:number-columns-repeated="3" office:value-type="float" office:value="4186943" calcext:value-type="float">
            <text:p>4186943</text:p>
          </table:table-cell>
          <table:table-cell office:value-type="float" office:value="0" calcext:value-type="float">
            <text:p>0</text:p>
          </table:table-cell>
          <table:table-cell table:formula="of:=[.H1570]-[.I15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7" calcext:value-type="float">
            <text:p>201587</text:p>
          </table:table-cell>
          <table:table-cell office:value-type="float" office:value="84335638" calcext:value-type="float">
            <text:p>843356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746852" calcext:value-type="float">
            <text:p>6746852</text:p>
          </table:table-cell>
          <table:table-cell office:value-type="float" office:value="5060139" calcext:value-type="float">
            <text:p>5060139</text:p>
          </table:table-cell>
          <table:table-cell table:number-columns-repeated="3" office:value-type="float" office:value="1686713" calcext:value-type="float">
            <text:p>1686713</text:p>
          </table:table-cell>
          <table:table-cell office:value-type="float" office:value="0" calcext:value-type="float">
            <text:p>0</text:p>
          </table:table-cell>
          <table:table-cell table:formula="of:=[.H1571]-[.I15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88" calcext:value-type="float">
            <text:p>201588</text:p>
          </table:table-cell>
          <table:table-cell office:value-type="float" office:value="52721801" calcext:value-type="float">
            <text:p>5272180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272180" calcext:value-type="float">
            <text:p>5272180</text:p>
          </table:table-cell>
          <table:table-cell office:value-type="float" office:value="4217744" calcext:value-type="float">
            <text:p>4217744</text:p>
          </table:table-cell>
          <table:table-cell table:number-columns-repeated="3" office:value-type="float" office:value="1054436" calcext:value-type="float">
            <text:p>1054436</text:p>
          </table:table-cell>
          <table:table-cell office:value-type="float" office:value="0" calcext:value-type="float">
            <text:p>0</text:p>
          </table:table-cell>
          <table:table-cell table:formula="of:=[.H1572]-[.I15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91" calcext:value-type="float">
            <text:p>201591</text:p>
          </table:table-cell>
          <table:table-cell office:value-type="float" office:value="94324211.42" calcext:value-type="float">
            <text:p>94324211.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205388" calcext:value-type="float">
            <text:p>13205388</text:p>
          </table:table-cell>
          <table:table-cell office:value-type="float" office:value="11318904" calcext:value-type="float">
            <text:p>11318904</text:p>
          </table:table-cell>
          <table:table-cell table:number-columns-repeated="3" office:value-type="float" office:value="1886484" calcext:value-type="float">
            <text:p>1886484</text:p>
          </table:table-cell>
          <table:table-cell office:value-type="float" office:value="0" calcext:value-type="float">
            <text:p>0</text:p>
          </table:table-cell>
          <table:table-cell table:formula="of:=[.H1573]-[.I15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92" calcext:value-type="float">
            <text:p>201592</text:p>
          </table:table-cell>
          <table:table-cell office:value-type="float" office:value="87234164.67" calcext:value-type="float">
            <text:p>87234164.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468098" calcext:value-type="float">
            <text:p>10468098</text:p>
          </table:table-cell>
          <table:table-cell office:value-type="float" office:value="8723415" calcext:value-type="float">
            <text:p>8723415</text:p>
          </table:table-cell>
          <table:table-cell table:number-columns-repeated="3" office:value-type="float" office:value="1744683" calcext:value-type="float">
            <text:p>1744683</text:p>
          </table:table-cell>
          <table:table-cell office:value-type="float" office:value="0" calcext:value-type="float">
            <text:p>0</text:p>
          </table:table-cell>
          <table:table-cell table:formula="of:=[.H1574]-[.I15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94" calcext:value-type="float">
            <text:p>201594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  <table:table-cell table:formula="of:=[.H1575]-[.I15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95" calcext:value-type="float">
            <text:p>201595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  <table:table-cell table:formula="of:=[.H1576]-[.I15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1" calcext:value-type="float">
            <text:p>201611</text:p>
          </table:table-cell>
          <table:table-cell office:value-type="float" office:value="99588696.6" calcext:value-type="float">
            <text:p>99588696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942418" calcext:value-type="float">
            <text:p>13942418</text:p>
          </table:table-cell>
          <table:table-cell office:value-type="float" office:value="11950644" calcext:value-type="float">
            <text:p>11950644</text:p>
          </table:table-cell>
          <table:table-cell table:number-columns-repeated="3" office:value-type="float" office:value="1991774" calcext:value-type="float">
            <text:p>1991774</text:p>
          </table:table-cell>
          <table:table-cell office:value-type="float" office:value="0" calcext:value-type="float">
            <text:p>0</text:p>
          </table:table-cell>
          <table:table-cell table:formula="of:=[.H1577]-[.I15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2" calcext:value-type="float">
            <text:p>201612</text:p>
          </table:table-cell>
          <table:table-cell office:value-type="float" office:value="171640037.61" calcext:value-type="float">
            <text:p>171640037.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29607" calcext:value-type="float">
            <text:p>24029607</text:p>
          </table:table-cell>
          <table:table-cell office:value-type="float" office:value="20596806" calcext:value-type="float">
            <text:p>20596806</text:p>
          </table:table-cell>
          <table:table-cell table:number-columns-repeated="3" office:value-type="float" office:value="3432801" calcext:value-type="float">
            <text:p>3432801</text:p>
          </table:table-cell>
          <table:table-cell office:value-type="float" office:value="0" calcext:value-type="float">
            <text:p>0</text:p>
          </table:table-cell>
          <table:table-cell table:formula="of:=[.H1578]-[.I15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4" calcext:value-type="float">
            <text:p>201614</text:p>
          </table:table-cell>
          <table:table-cell office:value-type="float" office:value="281991977.35" calcext:value-type="float">
            <text:p>281991977.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839040" calcext:value-type="float">
            <text:p>33839040</text:p>
          </table:table-cell>
          <table:table-cell office:value-type="float" office:value="28199200" calcext:value-type="float">
            <text:p>28199200</text:p>
          </table:table-cell>
          <table:table-cell table:number-columns-repeated="3" office:value-type="float" office:value="5639840" calcext:value-type="float">
            <text:p>5639840</text:p>
          </table:table-cell>
          <table:table-cell office:value-type="float" office:value="0" calcext:value-type="float">
            <text:p>0</text:p>
          </table:table-cell>
          <table:table-cell table:formula="of:=[.H1579]-[.I15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19" calcext:value-type="float">
            <text:p>201619</text:p>
          </table:table-cell>
          <table:table-cell office:value-type="float" office:value="54152127" calcext:value-type="float">
            <text:p>541521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47387" calcext:value-type="float">
            <text:p>9747387</text:p>
          </table:table-cell>
          <table:table-cell office:value-type="float" office:value="8664344" calcext:value-type="float">
            <text:p>8664344</text:p>
          </table:table-cell>
          <table:table-cell table:number-columns-repeated="3" office:value-type="float" office:value="1083043" calcext:value-type="float">
            <text:p>1083043</text:p>
          </table:table-cell>
          <table:table-cell office:value-type="float" office:value="0" calcext:value-type="float">
            <text:p>0</text:p>
          </table:table-cell>
          <table:table-cell table:formula="of:=[.H1580]-[.I15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22" calcext:value-type="float">
            <text:p>201622</text:p>
          </table:table-cell>
          <table:table-cell office:value-type="float" office:value="96910000" calcext:value-type="float">
            <text:p>969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443800" calcext:value-type="float">
            <text:p>17443800</text:p>
          </table:table-cell>
          <table:table-cell office:value-type="float" office:value="15505600" calcext:value-type="float">
            <text:p>15505600</text:p>
          </table:table-cell>
          <table:table-cell table:number-columns-repeated="3" office:value-type="float" office:value="1938200" calcext:value-type="float">
            <text:p>1938200</text:p>
          </table:table-cell>
          <table:table-cell office:value-type="float" office:value="0" calcext:value-type="float">
            <text:p>0</text:p>
          </table:table-cell>
          <table:table-cell table:formula="of:=[.H1581]-[.I15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24" calcext:value-type="float">
            <text:p>201624</text:p>
          </table:table-cell>
          <table:table-cell office:value-type="float" office:value="56361867.2" calcext:value-type="float">
            <text:p>56361867.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763422" calcext:value-type="float">
            <text:p>6763422</text:p>
          </table:table-cell>
          <table:table-cell office:value-type="float" office:value="5636185" calcext:value-type="float">
            <text:p>5636185</text:p>
          </table:table-cell>
          <table:table-cell table:number-columns-repeated="3" office:value-type="float" office:value="1127237" calcext:value-type="float">
            <text:p>1127237</text:p>
          </table:table-cell>
          <table:table-cell office:value-type="float" office:value="0" calcext:value-type="float">
            <text:p>0</text:p>
          </table:table-cell>
          <table:table-cell table:formula="of:=[.H1582]-[.I15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29" calcext:value-type="float">
            <text:p>201629</text:p>
          </table:table-cell>
          <table:table-cell office:value-type="float" office:value="54097866" calcext:value-type="float">
            <text:p>540978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37613" calcext:value-type="float">
            <text:p>9737613</text:p>
          </table:table-cell>
          <table:table-cell office:value-type="float" office:value="8655656" calcext:value-type="float">
            <text:p>8655656</text:p>
          </table:table-cell>
          <table:table-cell table:number-columns-repeated="3" office:value-type="float" office:value="1081957" calcext:value-type="float">
            <text:p>1081957</text:p>
          </table:table-cell>
          <table:table-cell office:value-type="float" office:value="0" calcext:value-type="float">
            <text:p>0</text:p>
          </table:table-cell>
          <table:table-cell table:formula="of:=[.H1583]-[.I15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31" calcext:value-type="float">
            <text:p>201631</text:p>
          </table:table-cell>
          <table:table-cell office:value-type="float" office:value="19601056.33" calcext:value-type="float">
            <text:p>19601056.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744147" calcext:value-type="float">
            <text:p>2744147</text:p>
          </table:table-cell>
          <table:table-cell office:value-type="float" office:value="2352126" calcext:value-type="float">
            <text:p>2352126</text:p>
          </table:table-cell>
          <table:table-cell table:number-columns-repeated="3" office:value-type="float" office:value="392021" calcext:value-type="float">
            <text:p>392021</text:p>
          </table:table-cell>
          <table:table-cell office:value-type="float" office:value="0" calcext:value-type="float">
            <text:p>0</text:p>
          </table:table-cell>
          <table:table-cell table:formula="of:=[.H1584]-[.I15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32" calcext:value-type="float">
            <text:p>201632</text:p>
          </table:table-cell>
          <table:table-cell office:value-type="float" office:value="108667599.28" calcext:value-type="float">
            <text:p>108667599.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213464" calcext:value-type="float">
            <text:p>15213464</text:p>
          </table:table-cell>
          <table:table-cell office:value-type="float" office:value="13040112" calcext:value-type="float">
            <text:p>13040112</text:p>
          </table:table-cell>
          <table:table-cell table:number-columns-repeated="3" office:value-type="float" office:value="2173352" calcext:value-type="float">
            <text:p>2173352</text:p>
          </table:table-cell>
          <table:table-cell office:value-type="float" office:value="0" calcext:value-type="float">
            <text:p>0</text:p>
          </table:table-cell>
          <table:table-cell table:formula="of:=[.H1585]-[.I15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37" calcext:value-type="float">
            <text:p>201637</text:p>
          </table:table-cell>
          <table:table-cell office:value-type="float" office:value="182770810.52" calcext:value-type="float">
            <text:p>182770810.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587912" calcext:value-type="float">
            <text:p>25587912</text:p>
          </table:table-cell>
          <table:table-cell office:value-type="float" office:value="21932496" calcext:value-type="float">
            <text:p>21932496</text:p>
          </table:table-cell>
          <table:table-cell table:number-columns-repeated="3" office:value-type="float" office:value="3655416" calcext:value-type="float">
            <text:p>3655416</text:p>
          </table:table-cell>
          <table:table-cell office:value-type="float" office:value="0" calcext:value-type="float">
            <text:p>0</text:p>
          </table:table-cell>
          <table:table-cell table:formula="of:=[.H1586]-[.I15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38" calcext:value-type="float">
            <text:p>201638</text:p>
          </table:table-cell>
          <table:table-cell office:value-type="float" office:value="287775805" calcext:value-type="float">
            <text:p>287775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3022064" calcext:value-type="float">
            <text:p>23022064</text:p>
          </table:table-cell>
          <table:table-cell office:value-type="float" office:value="17266548" calcext:value-type="float">
            <text:p>17266548</text:p>
          </table:table-cell>
          <table:table-cell table:number-columns-repeated="3" office:value-type="float" office:value="5755516" calcext:value-type="float">
            <text:p>5755516</text:p>
          </table:table-cell>
          <table:table-cell office:value-type="float" office:value="0" calcext:value-type="float">
            <text:p>0</text:p>
          </table:table-cell>
          <table:table-cell table:formula="of:=[.H1587]-[.I15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53" calcext:value-type="float">
            <text:p>201653</text:p>
          </table:table-cell>
          <table:table-cell office:value-type="float" office:value="284035042.18" calcext:value-type="float">
            <text:p>284035042.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126309" calcext:value-type="float">
            <text:p>51126309</text:p>
          </table:table-cell>
          <table:table-cell office:value-type="float" office:value="45445608" calcext:value-type="float">
            <text:p>45445608</text:p>
          </table:table-cell>
          <table:table-cell table:number-columns-repeated="3" office:value-type="float" office:value="5680701" calcext:value-type="float">
            <text:p>5680701</text:p>
          </table:table-cell>
          <table:table-cell office:value-type="float" office:value="0" calcext:value-type="float">
            <text:p>0</text:p>
          </table:table-cell>
          <table:table-cell table:formula="of:=[.H1588]-[.I15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54" calcext:value-type="float">
            <text:p>201654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  <table:table-cell table:formula="of:=[.H1589]-[.I15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56" calcext:value-type="float">
            <text:p>201656</text:p>
          </table:table-cell>
          <table:table-cell office:value-type="float" office:value="157134558.01" calcext:value-type="float">
            <text:p>157134558.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56146" calcext:value-type="float">
            <text:p>18856146</text:p>
          </table:table-cell>
          <table:table-cell office:value-type="float" office:value="15713455" calcext:value-type="float">
            <text:p>15713455</text:p>
          </table:table-cell>
          <table:table-cell table:number-columns-repeated="3" office:value-type="float" office:value="3142691" calcext:value-type="float">
            <text:p>3142691</text:p>
          </table:table-cell>
          <table:table-cell office:value-type="float" office:value="0" calcext:value-type="float">
            <text:p>0</text:p>
          </table:table-cell>
          <table:table-cell table:formula="of:=[.H1590]-[.I15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4674" calcext:value-type="float">
            <text:p>1734674</text:p>
          </table:table-cell>
          <table:table-cell office:value-type="float" office:value="36528095" calcext:value-type="float">
            <text:p>3652809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91686" calcext:value-type="float">
            <text:p>2191686</text:p>
          </table:table-cell>
          <table:table-cell office:value-type="float" office:value="1461124" calcext:value-type="float">
            <text:p>1461124</text:p>
          </table:table-cell>
          <table:table-cell table:number-columns-repeated="3" office:value-type="float" office:value="730562" calcext:value-type="float">
            <text:p>730562</text:p>
          </table:table-cell>
          <table:table-cell office:value-type="float" office:value="0" calcext:value-type="float">
            <text:p>0</text:p>
          </table:table-cell>
          <table:table-cell table:formula="of:=[.H1591]-[.I15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4676" calcext:value-type="float">
            <text:p>1734676</text:p>
          </table:table-cell>
          <table:table-cell office:value-type="float" office:value="36435406" calcext:value-type="float">
            <text:p>3643540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86124" calcext:value-type="float">
            <text:p>2186124</text:p>
          </table:table-cell>
          <table:table-cell office:value-type="float" office:value="1457416" calcext:value-type="float">
            <text:p>1457416</text:p>
          </table:table-cell>
          <table:table-cell table:number-columns-repeated="3" office:value-type="float" office:value="728708" calcext:value-type="float">
            <text:p>728708</text:p>
          </table:table-cell>
          <table:table-cell office:value-type="float" office:value="0" calcext:value-type="float">
            <text:p>0</text:p>
          </table:table-cell>
          <table:table-cell table:formula="of:=[.H1592]-[.I15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4951" calcext:value-type="float">
            <text:p>1734951</text:p>
          </table:table-cell>
          <table:table-cell office:value-type="float" office:value="36899422" calcext:value-type="float">
            <text:p>3689942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3964" calcext:value-type="float">
            <text:p>2213964</text:p>
          </table:table-cell>
          <table:table-cell office:value-type="float" office:value="1475976" calcext:value-type="float">
            <text:p>1475976</text:p>
          </table:table-cell>
          <table:table-cell table:number-columns-repeated="3" office:value-type="float" office:value="737988" calcext:value-type="float">
            <text:p>737988</text:p>
          </table:table-cell>
          <table:table-cell office:value-type="float" office:value="0" calcext:value-type="float">
            <text:p>0</text:p>
          </table:table-cell>
          <table:table-cell table:formula="of:=[.H1593]-[.I15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1938" calcext:value-type="float">
            <text:p>1761938</text:p>
          </table:table-cell>
          <table:table-cell office:value-type="float" office:value="36880132" calcext:value-type="float">
            <text:p>368801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2809" calcext:value-type="float">
            <text:p>2212809</text:p>
          </table:table-cell>
          <table:table-cell office:value-type="float" office:value="1475206" calcext:value-type="float">
            <text:p>1475206</text:p>
          </table:table-cell>
          <table:table-cell table:number-columns-repeated="3" office:value-type="float" office:value="737603" calcext:value-type="float">
            <text:p>737603</text:p>
          </table:table-cell>
          <table:table-cell office:value-type="float" office:value="0" calcext:value-type="float">
            <text:p>0</text:p>
          </table:table-cell>
          <table:table-cell table:formula="of:=[.H1594]-[.I15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3538" calcext:value-type="float">
            <text:p>1763538</text:p>
          </table:table-cell>
          <table:table-cell office:value-type="float" office:value="53103084.14" calcext:value-type="float">
            <text:p>53103084.1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86186" calcext:value-type="float">
            <text:p>3186186</text:p>
          </table:table-cell>
          <table:table-cell office:value-type="float" office:value="2124124" calcext:value-type="float">
            <text:p>2124124</text:p>
          </table:table-cell>
          <table:table-cell table:number-columns-repeated="3" office:value-type="float" office:value="1062062" calcext:value-type="float">
            <text:p>1062062</text:p>
          </table:table-cell>
          <table:table-cell office:value-type="float" office:value="0" calcext:value-type="float">
            <text:p>0</text:p>
          </table:table-cell>
          <table:table-cell table:formula="of:=[.H1595]-[.I15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4849" calcext:value-type="float">
            <text:p>1764849</text:p>
          </table:table-cell>
          <table:table-cell office:value-type="float" office:value="36283235" calcext:value-type="float">
            <text:p>3628323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76995" calcext:value-type="float">
            <text:p>2176995</text:p>
          </table:table-cell>
          <table:table-cell office:value-type="float" office:value="1451330" calcext:value-type="float">
            <text:p>1451330</text:p>
          </table:table-cell>
          <table:table-cell table:number-columns-repeated="3" office:value-type="float" office:value="725665" calcext:value-type="float">
            <text:p>725665</text:p>
          </table:table-cell>
          <table:table-cell office:value-type="float" office:value="0" calcext:value-type="float">
            <text:p>0</text:p>
          </table:table-cell>
          <table:table-cell table:formula="of:=[.H1596]-[.I15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1842" calcext:value-type="float">
            <text:p>1771842</text:p>
          </table:table-cell>
          <table:table-cell office:value-type="float" office:value="78746150" calcext:value-type="float">
            <text:p>787461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4769" calcext:value-type="float">
            <text:p>4724769</text:p>
          </table:table-cell>
          <table:table-cell office:value-type="float" office:value="3149846" calcext:value-type="float">
            <text:p>3149846</text:p>
          </table:table-cell>
          <table:table-cell table:number-columns-repeated="3" office:value-type="float" office:value="1574923" calcext:value-type="float">
            <text:p>1574923</text:p>
          </table:table-cell>
          <table:table-cell office:value-type="float" office:value="0" calcext:value-type="float">
            <text:p>0</text:p>
          </table:table-cell>
          <table:table-cell table:formula="of:=[.H1597]-[.I15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1843" calcext:value-type="float">
            <text:p>1771843</text:p>
          </table:table-cell>
          <table:table-cell office:value-type="float" office:value="78826863" calcext:value-type="float">
            <text:p>788268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9611" calcext:value-type="float">
            <text:p>4729611</text:p>
          </table:table-cell>
          <table:table-cell office:value-type="float" office:value="3153074" calcext:value-type="float">
            <text:p>3153074</text:p>
          </table:table-cell>
          <table:table-cell table:number-columns-repeated="3" office:value-type="float" office:value="1576537" calcext:value-type="float">
            <text:p>1576537</text:p>
          </table:table-cell>
          <table:table-cell office:value-type="float" office:value="0" calcext:value-type="float">
            <text:p>0</text:p>
          </table:table-cell>
          <table:table-cell table:formula="of:=[.H1598]-[.I15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1844" calcext:value-type="float">
            <text:p>1771844</text:p>
          </table:table-cell>
          <table:table-cell office:value-type="float" office:value="70390796" calcext:value-type="float">
            <text:p>7039079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223448" calcext:value-type="float">
            <text:p>4223448</text:p>
          </table:table-cell>
          <table:table-cell office:value-type="float" office:value="2815632" calcext:value-type="float">
            <text:p>2815632</text:p>
          </table:table-cell>
          <table:table-cell table:number-columns-repeated="3" office:value-type="float" office:value="1407816" calcext:value-type="float">
            <text:p>1407816</text:p>
          </table:table-cell>
          <table:table-cell office:value-type="float" office:value="0" calcext:value-type="float">
            <text:p>0</text:p>
          </table:table-cell>
          <table:table-cell table:formula="of:=[.H1599]-[.I15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1845" calcext:value-type="float">
            <text:p>1771845</text:p>
          </table:table-cell>
          <table:table-cell office:value-type="float" office:value="87163102" calcext:value-type="float">
            <text:p>8716310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229786" calcext:value-type="float">
            <text:p>5229786</text:p>
          </table:table-cell>
          <table:table-cell office:value-type="float" office:value="3486524" calcext:value-type="float">
            <text:p>3486524</text:p>
          </table:table-cell>
          <table:table-cell table:number-columns-repeated="3" office:value-type="float" office:value="1743262" calcext:value-type="float">
            <text:p>1743262</text:p>
          </table:table-cell>
          <table:table-cell office:value-type="float" office:value="0" calcext:value-type="float">
            <text:p>0</text:p>
          </table:table-cell>
          <table:table-cell table:formula="of:=[.H1600]-[.I16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2557" calcext:value-type="float">
            <text:p>1772557</text:p>
          </table:table-cell>
          <table:table-cell office:value-type="float" office:value="52520894" calcext:value-type="float">
            <text:p>525208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1254" calcext:value-type="float">
            <text:p>3151254</text:p>
          </table:table-cell>
          <table:table-cell office:value-type="float" office:value="2100836" calcext:value-type="float">
            <text:p>2100836</text:p>
          </table:table-cell>
          <table:table-cell table:number-columns-repeated="3" office:value-type="float" office:value="1050418" calcext:value-type="float">
            <text:p>1050418</text:p>
          </table:table-cell>
          <table:table-cell office:value-type="float" office:value="0" calcext:value-type="float">
            <text:p>0</text:p>
          </table:table-cell>
          <table:table-cell table:formula="of:=[.H1601]-[.I16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4108" calcext:value-type="float">
            <text:p>1774108</text:p>
          </table:table-cell>
          <table:table-cell office:value-type="float" office:value="20854794" calcext:value-type="float">
            <text:p>208547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251288" calcext:value-type="float">
            <text:p>1251288</text:p>
          </table:table-cell>
          <table:table-cell office:value-type="float" office:value="834192" calcext:value-type="float">
            <text:p>834192</text:p>
          </table:table-cell>
          <table:table-cell table:number-columns-repeated="3" office:value-type="float" office:value="417096" calcext:value-type="float">
            <text:p>417096</text:p>
          </table:table-cell>
          <table:table-cell office:value-type="float" office:value="0" calcext:value-type="float">
            <text:p>0</text:p>
          </table:table-cell>
          <table:table-cell table:formula="of:=[.H1602]-[.I16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3640" calcext:value-type="float">
            <text:p>2063640</text:p>
          </table:table-cell>
          <table:table-cell office:value-type="float" office:value="74820255" calcext:value-type="float">
            <text:p>7482025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89215" calcext:value-type="float">
            <text:p>4489215</text:p>
          </table:table-cell>
          <table:table-cell office:value-type="float" office:value="2992810" calcext:value-type="float">
            <text:p>2992810</text:p>
          </table:table-cell>
          <table:table-cell table:number-columns-repeated="3" office:value-type="float" office:value="1496405" calcext:value-type="float">
            <text:p>1496405</text:p>
          </table:table-cell>
          <table:table-cell office:value-type="float" office:value="0" calcext:value-type="float">
            <text:p>0</text:p>
          </table:table-cell>
          <table:table-cell table:formula="of:=[.H1603]-[.I16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3851" calcext:value-type="float">
            <text:p>2063851</text:p>
          </table:table-cell>
          <table:table-cell office:value-type="float" office:value="74544830" calcext:value-type="float">
            <text:p>745448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2691" calcext:value-type="float">
            <text:p>4472691</text:p>
          </table:table-cell>
          <table:table-cell office:value-type="float" office:value="2981794" calcext:value-type="float">
            <text:p>2981794</text:p>
          </table:table-cell>
          <table:table-cell table:number-columns-repeated="3" office:value-type="float" office:value="1490897" calcext:value-type="float">
            <text:p>1490897</text:p>
          </table:table-cell>
          <table:table-cell office:value-type="float" office:value="0" calcext:value-type="float">
            <text:p>0</text:p>
          </table:table-cell>
          <table:table-cell table:formula="of:=[.H1604]-[.I16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4729" calcext:value-type="float">
            <text:p>2064729</text:p>
          </table:table-cell>
          <table:table-cell office:value-type="float" office:value="372873163" calcext:value-type="float">
            <text:p>3728731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372389" calcext:value-type="float">
            <text:p>22372389</text:p>
          </table:table-cell>
          <table:table-cell office:value-type="float" office:value="14914926" calcext:value-type="float">
            <text:p>14914926</text:p>
          </table:table-cell>
          <table:table-cell table:number-columns-repeated="3" office:value-type="float" office:value="7457463" calcext:value-type="float">
            <text:p>7457463</text:p>
          </table:table-cell>
          <table:table-cell office:value-type="float" office:value="0" calcext:value-type="float">
            <text:p>0</text:p>
          </table:table-cell>
          <table:table-cell table:formula="of:=[.H1605]-[.I16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4830" calcext:value-type="float">
            <text:p>2064830</text:p>
          </table:table-cell>
          <table:table-cell office:value-type="float" office:value="154164071" calcext:value-type="float">
            <text:p>15416407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43" calcext:value-type="float">
            <text:p>9249843</text:p>
          </table:table-cell>
          <table:table-cell office:value-type="float" office:value="6166562" calcext:value-type="float">
            <text:p>6166562</text:p>
          </table:table-cell>
          <table:table-cell table:number-columns-repeated="3" office:value-type="float" office:value="3083281" calcext:value-type="float">
            <text:p>3083281</text:p>
          </table:table-cell>
          <table:table-cell office:value-type="float" office:value="0" calcext:value-type="float">
            <text:p>0</text:p>
          </table:table-cell>
          <table:table-cell table:formula="of:=[.H1606]-[.I16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4876" calcext:value-type="float">
            <text:p>2064876</text:p>
          </table:table-cell>
          <table:table-cell office:value-type="float" office:value="154164500" calcext:value-type="float">
            <text:p>1541645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70" calcext:value-type="float">
            <text:p>9249870</text:p>
          </table:table-cell>
          <table:table-cell office:value-type="float" office:value="6166580" calcext:value-type="float">
            <text:p>6166580</text:p>
          </table:table-cell>
          <table:table-cell table:number-columns-repeated="3" office:value-type="float" office:value="3083290" calcext:value-type="float">
            <text:p>3083290</text:p>
          </table:table-cell>
          <table:table-cell office:value-type="float" office:value="0" calcext:value-type="float">
            <text:p>0</text:p>
          </table:table-cell>
          <table:table-cell table:formula="of:=[.H1607]-[.I16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4897" calcext:value-type="float">
            <text:p>2064897</text:p>
          </table:table-cell>
          <table:table-cell office:value-type="float" office:value="74635915" calcext:value-type="float">
            <text:p>7463591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8154" calcext:value-type="float">
            <text:p>4478154</text:p>
          </table:table-cell>
          <table:table-cell office:value-type="float" office:value="2985436" calcext:value-type="float">
            <text:p>2985436</text:p>
          </table:table-cell>
          <table:table-cell table:number-columns-repeated="3" office:value-type="float" office:value="1492718" calcext:value-type="float">
            <text:p>1492718</text:p>
          </table:table-cell>
          <table:table-cell office:value-type="float" office:value="0" calcext:value-type="float">
            <text:p>0</text:p>
          </table:table-cell>
          <table:table-cell table:formula="of:=[.H1608]-[.I16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46366" calcext:value-type="float">
            <text:p>244636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formula="of:=[.H1609]-[.I16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85" calcext:value-type="float">
            <text:p>2643985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  <table:table-cell table:formula="of:=[.H1610]-[.I16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88" calcext:value-type="float">
            <text:p>2643988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  <table:table-cell table:formula="of:=[.H1611]-[.I16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5" calcext:value-type="float">
            <text:p>2644015</text:p>
          </table:table-cell>
          <table:table-cell office:value-type="float" office:value="81222709.76" calcext:value-type="float">
            <text:p>81222709.7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2995632.294" calcext:value-type="float">
            <text:p>12995632.294</text:p>
          </table:table-cell>
          <table:table-cell office:value-type="float" office:value="11371178.294" calcext:value-type="float">
            <text:p>11371178.294</text:p>
          </table:table-cell>
          <table:table-cell table:number-columns-repeated="3" office:value-type="float" office:value="1624454" calcext:value-type="float">
            <text:p>1624454</text:p>
          </table:table-cell>
          <table:table-cell office:value-type="float" office:value="0" calcext:value-type="float">
            <text:p>0</text:p>
          </table:table-cell>
          <table:table-cell table:formula="of:=[.H1612]-[.I16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0" calcext:value-type="float">
            <text:p>2644020</text:p>
          </table:table-cell>
          <table:table-cell office:value-type="float" office:value="53781195" calcext:value-type="float">
            <text:p>53781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604992" calcext:value-type="float">
            <text:p>8604992</text:p>
          </table:table-cell>
          <table:table-cell office:value-type="float" office:value="7529368" calcext:value-type="float">
            <text:p>7529368</text:p>
          </table:table-cell>
          <table:table-cell table:number-columns-repeated="3" office:value-type="float" office:value="1075624" calcext:value-type="float">
            <text:p>1075624</text:p>
          </table:table-cell>
          <table:table-cell office:value-type="float" office:value="0" calcext:value-type="float">
            <text:p>0</text:p>
          </table:table-cell>
          <table:table-cell table:formula="of:=[.H1613]-[.I16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2" calcext:value-type="float">
            <text:p>2644022</text:p>
          </table:table-cell>
          <table:table-cell office:value-type="float" office:value="68575195" calcext:value-type="float">
            <text:p>68575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0972032" calcext:value-type="float">
            <text:p>10972032</text:p>
          </table:table-cell>
          <table:table-cell office:value-type="float" office:value="9600528" calcext:value-type="float">
            <text:p>9600528</text:p>
          </table:table-cell>
          <table:table-cell table:number-columns-repeated="3" office:value-type="float" office:value="1371504" calcext:value-type="float">
            <text:p>1371504</text:p>
          </table:table-cell>
          <table:table-cell office:value-type="float" office:value="0" calcext:value-type="float">
            <text:p>0</text:p>
          </table:table-cell>
          <table:table-cell table:formula="of:=[.H1614]-[.I16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2" calcext:value-type="float">
            <text:p>2644032</text:p>
          </table:table-cell>
          <table:table-cell office:value-type="float" office:value="188411612" calcext:value-type="float">
            <text:p>1884116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0145856" calcext:value-type="float">
            <text:p>30145856</text:p>
          </table:table-cell>
          <table:table-cell office:value-type="float" office:value="26377624" calcext:value-type="float">
            <text:p>26377624</text:p>
          </table:table-cell>
          <table:table-cell table:number-columns-repeated="3" office:value-type="float" office:value="3768232" calcext:value-type="float">
            <text:p>3768232</text:p>
          </table:table-cell>
          <table:table-cell office:value-type="float" office:value="0" calcext:value-type="float">
            <text:p>0</text:p>
          </table:table-cell>
          <table:table-cell table:formula="of:=[.H1615]-[.I16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35" calcext:value-type="float">
            <text:p>2644035</text:p>
          </table:table-cell>
          <table:table-cell office:value-type="float" office:value="43962709" calcext:value-type="float">
            <text:p>439627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032" calcext:value-type="float">
            <text:p>7034032</text:p>
          </table:table-cell>
          <table:table-cell office:value-type="float" office:value="6154778" calcext:value-type="float">
            <text:p>6154778</text:p>
          </table:table-cell>
          <table:table-cell table:number-columns-repeated="3" office:value-type="float" office:value="879254" calcext:value-type="float">
            <text:p>879254</text:p>
          </table:table-cell>
          <table:table-cell office:value-type="float" office:value="0" calcext:value-type="float">
            <text:p>0</text:p>
          </table:table-cell>
          <table:table-cell table:formula="of:=[.H1616]-[.I16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44" calcext:value-type="float">
            <text:p>2644044</text:p>
          </table:table-cell>
          <table:table-cell office:value-type="float" office:value="127578024" calcext:value-type="float">
            <text:p>1275780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0412480" calcext:value-type="float">
            <text:p>20412480</text:p>
          </table:table-cell>
          <table:table-cell office:value-type="float" office:value="17860920" calcext:value-type="float">
            <text:p>17860920</text:p>
          </table:table-cell>
          <table:table-cell table:number-columns-repeated="3" office:value-type="float" office:value="2551560" calcext:value-type="float">
            <text:p>2551560</text:p>
          </table:table-cell>
          <table:table-cell office:value-type="float" office:value="0" calcext:value-type="float">
            <text:p>0</text:p>
          </table:table-cell>
          <table:table-cell table:formula="of:=[.H1617]-[.I16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0" calcext:value-type="float">
            <text:p>2644050</text:p>
          </table:table-cell>
          <table:table-cell office:value-type="float" office:value="88595850" calcext:value-type="float">
            <text:p>885958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175336" calcext:value-type="float">
            <text:p>14175336</text:p>
          </table:table-cell>
          <table:table-cell office:value-type="float" office:value="12403419" calcext:value-type="float">
            <text:p>12403419</text:p>
          </table:table-cell>
          <table:table-cell table:number-columns-repeated="3" office:value-type="float" office:value="1771917" calcext:value-type="float">
            <text:p>1771917</text:p>
          </table:table-cell>
          <table:table-cell office:value-type="float" office:value="0" calcext:value-type="float">
            <text:p>0</text:p>
          </table:table-cell>
          <table:table-cell table:formula="of:=[.H1618]-[.I16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59" calcext:value-type="float">
            <text:p>2644059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table:formula="of:=[.H1619]-[.I16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1" calcext:value-type="float">
            <text:p>2644061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table:formula="of:=[.H1620]-[.I16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3" calcext:value-type="float">
            <text:p>2644063</text:p>
          </table:table-cell>
          <table:table-cell office:value-type="float" office:value="61941961" calcext:value-type="float">
            <text:p>619419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671873" calcext:value-type="float">
            <text:p>8671873</text:p>
          </table:table-cell>
          <table:table-cell office:value-type="float" office:value="7433034" calcext:value-type="float">
            <text:p>7433034</text:p>
          </table:table-cell>
          <table:table-cell table:number-columns-repeated="3" office:value-type="float" office:value="1238839" calcext:value-type="float">
            <text:p>1238839</text:p>
          </table:table-cell>
          <table:table-cell office:value-type="float" office:value="0" calcext:value-type="float">
            <text:p>0</text:p>
          </table:table-cell>
          <table:table-cell table:formula="of:=[.H1621]-[.I16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4" calcext:value-type="float">
            <text:p>2644064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120000" calcext:value-type="float">
            <text:p>7120000</text:p>
          </table:table-cell>
          <table:table-cell office:value-type="float" office:value="5340000" calcext:value-type="float">
            <text:p>5340000</text:p>
          </table:table-cell>
          <table:table-cell table:number-columns-repeated="3" office:value-type="float" office:value="1780000" calcext:value-type="float">
            <text:p>1780000</text:p>
          </table:table-cell>
          <table:table-cell office:value-type="float" office:value="0" calcext:value-type="float">
            <text:p>0</text:p>
          </table:table-cell>
          <table:table-cell table:formula="of:=[.H1622]-[.I16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5" calcext:value-type="float">
            <text:p>2644065</text:p>
          </table:table-cell>
          <table:table-cell office:value-type="float" office:value="120162738" calcext:value-type="float">
            <text:p>1201627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613020" calcext:value-type="float">
            <text:p>9613020</text:p>
          </table:table-cell>
          <table:table-cell office:value-type="float" office:value="7209765" calcext:value-type="float">
            <text:p>7209765</text:p>
          </table:table-cell>
          <table:table-cell table:number-columns-repeated="3" office:value-type="float" office:value="2403255" calcext:value-type="float">
            <text:p>2403255</text:p>
          </table:table-cell>
          <table:table-cell office:value-type="float" office:value="0" calcext:value-type="float">
            <text:p>0</text:p>
          </table:table-cell>
          <table:table-cell table:formula="of:=[.H1623]-[.I16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87" calcext:value-type="float">
            <text:p>2644087</text:p>
          </table:table-cell>
          <table:table-cell office:value-type="float" office:value="303549597" calcext:value-type="float">
            <text:p>30354959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567936" calcext:value-type="float">
            <text:p>48567936</text:p>
          </table:table-cell>
          <table:table-cell office:value-type="float" office:value="42496944" calcext:value-type="float">
            <text:p>42496944</text:p>
          </table:table-cell>
          <table:table-cell table:number-columns-repeated="3" office:value-type="float" office:value="6070992" calcext:value-type="float">
            <text:p>6070992</text:p>
          </table:table-cell>
          <table:table-cell office:value-type="float" office:value="0" calcext:value-type="float">
            <text:p>0</text:p>
          </table:table-cell>
          <table:table-cell table:formula="of:=[.H1624]-[.I16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90" calcext:value-type="float">
            <text:p>2644090</text:p>
          </table:table-cell>
          <table:table-cell office:value-type="float" office:value="92563668" calcext:value-type="float">
            <text:p>9256366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10184" calcext:value-type="float">
            <text:p>14810184</text:p>
          </table:table-cell>
          <table:table-cell office:value-type="float" office:value="12958911" calcext:value-type="float">
            <text:p>12958911</text:p>
          </table:table-cell>
          <table:table-cell table:number-columns-repeated="3" office:value-type="float" office:value="1851273" calcext:value-type="float">
            <text:p>1851273</text:p>
          </table:table-cell>
          <table:table-cell office:value-type="float" office:value="0" calcext:value-type="float">
            <text:p>0</text:p>
          </table:table-cell>
          <table:table-cell table:formula="of:=[.H1625]-[.I16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9332" calcext:value-type="float">
            <text:p>2659332</text:p>
          </table:table-cell>
          <table:table-cell office:value-type="float" office:value="142814000" calcext:value-type="float">
            <text:p>1428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12560" calcext:value-type="float">
            <text:p>5712560</text:p>
          </table:table-cell>
          <table:table-cell table:number-columns-repeated="4" office:value-type="float" office:value="2856280" calcext:value-type="float">
            <text:p>2856280</text:p>
          </table:table-cell>
          <table:table-cell office:value-type="float" office:value="0" calcext:value-type="float">
            <text:p>0</text:p>
          </table:table-cell>
          <table:table-cell table:formula="of:=[.H1626]-[.I16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9333" calcext:value-type="float">
            <text:p>2659333</text:p>
          </table:table-cell>
          <table:table-cell office:value-type="float" office:value="285628000" calcext:value-type="float">
            <text:p>28562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25120" calcext:value-type="float">
            <text:p>11425120</text:p>
          </table:table-cell>
          <table:table-cell table:number-columns-repeated="4" office:value-type="float" office:value="5712560" calcext:value-type="float">
            <text:p>5712560</text:p>
          </table:table-cell>
          <table:table-cell office:value-type="float" office:value="0" calcext:value-type="float">
            <text:p>0</text:p>
          </table:table-cell>
          <table:table-cell table:formula="of:=[.H1627]-[.I16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9367" calcext:value-type="float">
            <text:p>2659367</text:p>
          </table:table-cell>
          <table:table-cell office:value-type="float" office:value="411277974" calcext:value-type="float">
            <text:p>411277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451118" calcext:value-type="float">
            <text:p>16451118</text:p>
          </table:table-cell>
          <table:table-cell table:number-columns-repeated="4" office:value-type="float" office:value="8225559" calcext:value-type="float">
            <text:p>8225559</text:p>
          </table:table-cell>
          <table:table-cell office:value-type="float" office:value="0" calcext:value-type="float">
            <text:p>0</text:p>
          </table:table-cell>
          <table:table-cell table:formula="of:=[.H1628]-[.I16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0898" calcext:value-type="float">
            <text:p>2670898</text:p>
          </table:table-cell>
          <table:table-cell office:value-type="float" office:value="105465022" calcext:value-type="float">
            <text:p>1054650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218600" calcext:value-type="float">
            <text:p>4218600</text:p>
          </table:table-cell>
          <table:table-cell table:number-columns-repeated="4" office:value-type="float" office:value="2109300" calcext:value-type="float">
            <text:p>2109300</text:p>
          </table:table-cell>
          <table:table-cell office:value-type="float" office:value="0" calcext:value-type="float">
            <text:p>0</text:p>
          </table:table-cell>
          <table:table-cell table:formula="of:=[.H1629]-[.I16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3982" calcext:value-type="float">
            <text:p>2673982</text:p>
          </table:table-cell>
          <table:table-cell office:value-type="float" office:value="954130000" calcext:value-type="float">
            <text:p>95413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8165200" calcext:value-type="float">
            <text:p>38165200</text:p>
          </table:table-cell>
          <table:table-cell table:number-columns-repeated="4" office:value-type="float" office:value="19082600" calcext:value-type="float">
            <text:p>19082600</text:p>
          </table:table-cell>
          <table:table-cell office:value-type="float" office:value="0" calcext:value-type="float">
            <text:p>0</text:p>
          </table:table-cell>
          <table:table-cell table:formula="of:=[.H1630]-[.I16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18" calcext:value-type="float">
            <text:p>2674018</text:p>
          </table:table-cell>
          <table:table-cell office:value-type="float" office:value="59018541" calcext:value-type="float">
            <text:p>590185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0742" calcext:value-type="float">
            <text:p>2360742</text:p>
          </table:table-cell>
          <table:table-cell table:number-columns-repeated="4" office:value-type="float" office:value="1180371" calcext:value-type="float">
            <text:p>1180371</text:p>
          </table:table-cell>
          <table:table-cell office:value-type="float" office:value="0" calcext:value-type="float">
            <text:p>0</text:p>
          </table:table-cell>
          <table:table-cell table:formula="of:=[.H1631]-[.I16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63" calcext:value-type="float">
            <text:p>2674063</text:p>
          </table:table-cell>
          <table:table-cell office:value-type="float" office:value="59025459" calcext:value-type="float">
            <text:p>59025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1018" calcext:value-type="float">
            <text:p>2361018</text:p>
          </table:table-cell>
          <table:table-cell table:number-columns-repeated="4" office:value-type="float" office:value="1180509" calcext:value-type="float">
            <text:p>1180509</text:p>
          </table:table-cell>
          <table:table-cell office:value-type="float" office:value="0" calcext:value-type="float">
            <text:p>0</text:p>
          </table:table-cell>
          <table:table-cell table:formula="of:=[.H1632]-[.I16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64" calcext:value-type="float">
            <text:p>2674064</text:p>
          </table:table-cell>
          <table:table-cell office:value-type="float" office:value="80631441" calcext:value-type="float">
            <text:p>806314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25258" calcext:value-type="float">
            <text:p>3225258</text:p>
          </table:table-cell>
          <table:table-cell table:number-columns-repeated="4" office:value-type="float" office:value="1612629" calcext:value-type="float">
            <text:p>1612629</text:p>
          </table:table-cell>
          <table:table-cell office:value-type="float" office:value="0" calcext:value-type="float">
            <text:p>0</text:p>
          </table:table-cell>
          <table:table-cell table:formula="of:=[.H1633]-[.I16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65" calcext:value-type="float">
            <text:p>2674065</text:p>
          </table:table-cell>
          <table:table-cell office:value-type="float" office:value="26617728" calcext:value-type="float">
            <text:p>266177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64710" calcext:value-type="float">
            <text:p>1064710</text:p>
          </table:table-cell>
          <table:table-cell table:number-columns-repeated="4" office:value-type="float" office:value="532355" calcext:value-type="float">
            <text:p>532355</text:p>
          </table:table-cell>
          <table:table-cell office:value-type="float" office:value="0" calcext:value-type="float">
            <text:p>0</text:p>
          </table:table-cell>
          <table:table-cell table:formula="of:=[.H1634]-[.I16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69" calcext:value-type="float">
            <text:p>2674069</text:p>
          </table:table-cell>
          <table:table-cell office:value-type="float" office:value="42967683" calcext:value-type="float">
            <text:p>429676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8708" calcext:value-type="float">
            <text:p>1718708</text:p>
          </table:table-cell>
          <table:table-cell table:number-columns-repeated="4" office:value-type="float" office:value="859354" calcext:value-type="float">
            <text:p>859354</text:p>
          </table:table-cell>
          <table:table-cell office:value-type="float" office:value="0" calcext:value-type="float">
            <text:p>0</text:p>
          </table:table-cell>
          <table:table-cell table:formula="of:=[.H1635]-[.I16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83" calcext:value-type="float">
            <text:p>2674083</text:p>
          </table:table-cell>
          <table:table-cell office:value-type="float" office:value="53649654" calcext:value-type="float">
            <text:p>536496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5986" calcext:value-type="float">
            <text:p>2145986</text:p>
          </table:table-cell>
          <table:table-cell table:number-columns-repeated="4" office:value-type="float" office:value="1072993" calcext:value-type="float">
            <text:p>1072993</text:p>
          </table:table-cell>
          <table:table-cell office:value-type="float" office:value="0" calcext:value-type="float">
            <text:p>0</text:p>
          </table:table-cell>
          <table:table-cell table:formula="of:=[.H1636]-[.I16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084" calcext:value-type="float">
            <text:p>2674084</text:p>
          </table:table-cell>
          <table:table-cell office:value-type="float" office:value="16480755" calcext:value-type="float">
            <text:p>164807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59230" calcext:value-type="float">
            <text:p>659230</text:p>
          </table:table-cell>
          <table:table-cell table:number-columns-repeated="4" office:value-type="float" office:value="329615" calcext:value-type="float">
            <text:p>329615</text:p>
          </table:table-cell>
          <table:table-cell office:value-type="float" office:value="0" calcext:value-type="float">
            <text:p>0</text:p>
          </table:table-cell>
          <table:table-cell table:formula="of:=[.H1637]-[.I16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551" calcext:value-type="float">
            <text:p>2674551</text:p>
          </table:table-cell>
          <table:table-cell office:value-type="float" office:value="80372021" calcext:value-type="float">
            <text:p>803720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14880" calcext:value-type="float">
            <text:p>3214880</text:p>
          </table:table-cell>
          <table:table-cell table:number-columns-repeated="4" office:value-type="float" office:value="1607440" calcext:value-type="float">
            <text:p>1607440</text:p>
          </table:table-cell>
          <table:table-cell office:value-type="float" office:value="0" calcext:value-type="float">
            <text:p>0</text:p>
          </table:table-cell>
          <table:table-cell table:formula="of:=[.H1638]-[.I16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556" calcext:value-type="float">
            <text:p>2674556</text:p>
          </table:table-cell>
          <table:table-cell office:value-type="float" office:value="53600604" calcext:value-type="float">
            <text:p>5360060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4024" calcext:value-type="float">
            <text:p>2144024</text:p>
          </table:table-cell>
          <table:table-cell table:number-columns-repeated="4" office:value-type="float" office:value="1072012" calcext:value-type="float">
            <text:p>1072012</text:p>
          </table:table-cell>
          <table:table-cell office:value-type="float" office:value="0" calcext:value-type="float">
            <text:p>0</text:p>
          </table:table-cell>
          <table:table-cell table:formula="of:=[.H1639]-[.I16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557" calcext:value-type="float">
            <text:p>2674557</text:p>
          </table:table-cell>
          <table:table-cell office:value-type="float" office:value="42829253" calcext:value-type="float">
            <text:p>428292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3170" calcext:value-type="float">
            <text:p>1713170</text:p>
          </table:table-cell>
          <table:table-cell table:number-columns-repeated="4" office:value-type="float" office:value="856585" calcext:value-type="float">
            <text:p>856585</text:p>
          </table:table-cell>
          <table:table-cell office:value-type="float" office:value="0" calcext:value-type="float">
            <text:p>0</text:p>
          </table:table-cell>
          <table:table-cell table:formula="of:=[.H1640]-[.I16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613" calcext:value-type="float">
            <text:p>2674613</text:p>
          </table:table-cell>
          <table:table-cell office:value-type="float" office:value="45540898" calcext:value-type="float">
            <text:p>4554089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21636" calcext:value-type="float">
            <text:p>1821636</text:p>
          </table:table-cell>
          <table:table-cell table:number-columns-repeated="4" office:value-type="float" office:value="910818" calcext:value-type="float">
            <text:p>910818</text:p>
          </table:table-cell>
          <table:table-cell office:value-type="float" office:value="0" calcext:value-type="float">
            <text:p>0</text:p>
          </table:table-cell>
          <table:table-cell table:formula="of:=[.H1641]-[.I16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674" calcext:value-type="float">
            <text:p>2674674</text:p>
          </table:table-cell>
          <table:table-cell office:value-type="float" office:value="45479700" calcext:value-type="float">
            <text:p>454797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9188" calcext:value-type="float">
            <text:p>1819188</text:p>
          </table:table-cell>
          <table:table-cell table:number-columns-repeated="4" office:value-type="float" office:value="909594" calcext:value-type="float">
            <text:p>909594</text:p>
          </table:table-cell>
          <table:table-cell office:value-type="float" office:value="0" calcext:value-type="float">
            <text:p>0</text:p>
          </table:table-cell>
          <table:table-cell table:formula="of:=[.H1642]-[.I16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675" calcext:value-type="float">
            <text:p>2674675</text:p>
          </table:table-cell>
          <table:table-cell office:value-type="float" office:value="45283403" calcext:value-type="float">
            <text:p>4528340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1336" calcext:value-type="float">
            <text:p>1811336</text:p>
          </table:table-cell>
          <table:table-cell table:number-columns-repeated="4" office:value-type="float" office:value="905668" calcext:value-type="float">
            <text:p>905668</text:p>
          </table:table-cell>
          <table:table-cell office:value-type="float" office:value="0" calcext:value-type="float">
            <text:p>0</text:p>
          </table:table-cell>
          <table:table-cell table:formula="of:=[.H1643]-[.I16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02" calcext:value-type="float">
            <text:p>2674702</text:p>
          </table:table-cell>
          <table:table-cell office:value-type="float" office:value="460321348" calcext:value-type="float">
            <text:p>46032134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412854" calcext:value-type="float">
            <text:p>18412854</text:p>
          </table:table-cell>
          <table:table-cell table:number-columns-repeated="4" office:value-type="float" office:value="9206427" calcext:value-type="float">
            <text:p>9206427</text:p>
          </table:table-cell>
          <table:table-cell office:value-type="float" office:value="0" calcext:value-type="float">
            <text:p>0</text:p>
          </table:table-cell>
          <table:table-cell table:formula="of:=[.H1644]-[.I16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04" calcext:value-type="float">
            <text:p>2674704</text:p>
          </table:table-cell>
          <table:table-cell office:value-type="float" office:value="182476863" calcext:value-type="float">
            <text:p>18247686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299074" calcext:value-type="float">
            <text:p>7299074</text:p>
          </table:table-cell>
          <table:table-cell table:number-columns-repeated="4" office:value-type="float" office:value="3649537" calcext:value-type="float">
            <text:p>3649537</text:p>
          </table:table-cell>
          <table:table-cell office:value-type="float" office:value="0" calcext:value-type="float">
            <text:p>0</text:p>
          </table:table-cell>
          <table:table-cell table:formula="of:=[.H1645]-[.I16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09" calcext:value-type="float">
            <text:p>2674709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 table:formula="of:=[.H1646]-[.I16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0" calcext:value-type="float">
            <text:p>2674710</text:p>
          </table:table-cell>
          <table:table-cell office:value-type="float" office:value="130340616" calcext:value-type="float">
            <text:p>1303406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213624" calcext:value-type="float">
            <text:p>5213624</text:p>
          </table:table-cell>
          <table:table-cell table:number-columns-repeated="4" office:value-type="float" office:value="2606812" calcext:value-type="float">
            <text:p>2606812</text:p>
          </table:table-cell>
          <table:table-cell office:value-type="float" office:value="0" calcext:value-type="float">
            <text:p>0</text:p>
          </table:table-cell>
          <table:table-cell table:formula="of:=[.H1647]-[.I16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1" calcext:value-type="float">
            <text:p>2674711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 table:formula="of:=[.H1648]-[.I16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2" calcext:value-type="float">
            <text:p>2674712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 table:formula="of:=[.H1649]-[.I16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3" calcext:value-type="float">
            <text:p>2674713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 table:formula="of:=[.H1650]-[.I16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4" calcext:value-type="float">
            <text:p>2674714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  <table:table-cell table:formula="of:=[.H1651]-[.I16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15" calcext:value-type="float">
            <text:p>2674715</text:p>
          </table:table-cell>
          <table:table-cell office:value-type="float" office:value="631234913" calcext:value-type="float">
            <text:p>6312349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5249396" calcext:value-type="float">
            <text:p>25249396</text:p>
          </table:table-cell>
          <table:table-cell table:number-columns-repeated="4" office:value-type="float" office:value="12624698" calcext:value-type="float">
            <text:p>12624698</text:p>
          </table:table-cell>
          <table:table-cell office:value-type="float" office:value="0" calcext:value-type="float">
            <text:p>0</text:p>
          </table:table-cell>
          <table:table-cell table:formula="of:=[.H1652]-[.I16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26" calcext:value-type="float">
            <text:p>2674726</text:p>
          </table:table-cell>
          <table:table-cell office:value-type="float" office:value="218972236" calcext:value-type="float">
            <text:p>2189722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758890" calcext:value-type="float">
            <text:p>8758890</text:p>
          </table:table-cell>
          <table:table-cell table:number-columns-repeated="4" office:value-type="float" office:value="4379445" calcext:value-type="float">
            <text:p>4379445</text:p>
          </table:table-cell>
          <table:table-cell office:value-type="float" office:value="0" calcext:value-type="float">
            <text:p>0</text:p>
          </table:table-cell>
          <table:table-cell table:formula="of:=[.H1653]-[.I16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29" calcext:value-type="float">
            <text:p>2674729</text:p>
          </table:table-cell>
          <table:table-cell office:value-type="float" office:value="125315517" calcext:value-type="float">
            <text:p>125315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012620" calcext:value-type="float">
            <text:p>5012620</text:p>
          </table:table-cell>
          <table:table-cell table:number-columns-repeated="4" office:value-type="float" office:value="2506310" calcext:value-type="float">
            <text:p>2506310</text:p>
          </table:table-cell>
          <table:table-cell office:value-type="float" office:value="0" calcext:value-type="float">
            <text:p>0</text:p>
          </table:table-cell>
          <table:table-cell table:formula="of:=[.H1654]-[.I16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33" calcext:value-type="float">
            <text:p>2674733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  <table:table-cell table:formula="of:=[.H1655]-[.I16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39" calcext:value-type="float">
            <text:p>2674739</text:p>
          </table:table-cell>
          <table:table-cell office:value-type="float" office:value="36088710" calcext:value-type="float">
            <text:p>360887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43548" calcext:value-type="float">
            <text:p>1443548</text:p>
          </table:table-cell>
          <table:table-cell table:number-columns-repeated="4" office:value-type="float" office:value="721774" calcext:value-type="float">
            <text:p>721774</text:p>
          </table:table-cell>
          <table:table-cell office:value-type="float" office:value="0" calcext:value-type="float">
            <text:p>0</text:p>
          </table:table-cell>
          <table:table-cell table:formula="of:=[.H1656]-[.I16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41" calcext:value-type="float">
            <text:p>2674741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  <table:table-cell table:formula="of:=[.H1657]-[.I16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42" calcext:value-type="float">
            <text:p>2674742</text:p>
          </table:table-cell>
          <table:table-cell office:value-type="float" office:value="286882668" calcext:value-type="float">
            <text:p>2868826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75306" calcext:value-type="float">
            <text:p>11475306</text:p>
          </table:table-cell>
          <table:table-cell table:number-columns-repeated="4" office:value-type="float" office:value="5737653" calcext:value-type="float">
            <text:p>5737653</text:p>
          </table:table-cell>
          <table:table-cell office:value-type="float" office:value="0" calcext:value-type="float">
            <text:p>0</text:p>
          </table:table-cell>
          <table:table-cell table:formula="of:=[.H1658]-[.I16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46" calcext:value-type="float">
            <text:p>2674746</text:p>
          </table:table-cell>
          <table:table-cell office:value-type="float" office:value="75863789" calcext:value-type="float">
            <text:p>7586378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034552" calcext:value-type="float">
            <text:p>3034552</text:p>
          </table:table-cell>
          <table:table-cell table:number-columns-repeated="4" office:value-type="float" office:value="1517276" calcext:value-type="float">
            <text:p>1517276</text:p>
          </table:table-cell>
          <table:table-cell office:value-type="float" office:value="0" calcext:value-type="float">
            <text:p>0</text:p>
          </table:table-cell>
          <table:table-cell table:formula="of:=[.H1659]-[.I16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47" calcext:value-type="float">
            <text:p>2674747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  <table:table-cell table:formula="of:=[.H1660]-[.I16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49" calcext:value-type="float">
            <text:p>2674749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 table:formula="of:=[.H1661]-[.I16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50" calcext:value-type="float">
            <text:p>2674750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 table:formula="of:=[.H1662]-[.I16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52" calcext:value-type="float">
            <text:p>2674752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  <table:table-cell table:formula="of:=[.H1663]-[.I16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54" calcext:value-type="float">
            <text:p>2674754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  <table:table-cell table:formula="of:=[.H1664]-[.I16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56" calcext:value-type="float">
            <text:p>2674756</text:p>
          </table:table-cell>
          <table:table-cell office:value-type="float" office:value="268463974" calcext:value-type="float">
            <text:p>268463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38558" calcext:value-type="float">
            <text:p>10738558</text:p>
          </table:table-cell>
          <table:table-cell table:number-columns-repeated="4" office:value-type="float" office:value="5369279" calcext:value-type="float">
            <text:p>5369279</text:p>
          </table:table-cell>
          <table:table-cell office:value-type="float" office:value="0" calcext:value-type="float">
            <text:p>0</text:p>
          </table:table-cell>
          <table:table-cell table:formula="of:=[.H1665]-[.I16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58" calcext:value-type="float">
            <text:p>2674758</text:p>
          </table:table-cell>
          <table:table-cell office:value-type="float" office:value="294897350" calcext:value-type="float">
            <text:p>2948973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795894" calcext:value-type="float">
            <text:p>11795894</text:p>
          </table:table-cell>
          <table:table-cell table:number-columns-repeated="4" office:value-type="float" office:value="5897947" calcext:value-type="float">
            <text:p>5897947</text:p>
          </table:table-cell>
          <table:table-cell office:value-type="float" office:value="0" calcext:value-type="float">
            <text:p>0</text:p>
          </table:table-cell>
          <table:table-cell table:formula="of:=[.H1666]-[.I16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64" calcext:value-type="float">
            <text:p>2674764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 table:formula="of:=[.H1667]-[.I16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4066" calcext:value-type="float">
            <text:p>1714066</text:p>
          </table:table-cell>
          <table:table-cell office:value-type="float" office:value="1758070913" calcext:value-type="float">
            <text:p>175807091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5484254" calcext:value-type="float">
            <text:p>105484254</text:p>
          </table:table-cell>
          <table:table-cell office:value-type="float" office:value="70322836" calcext:value-type="float">
            <text:p>70322836</text:p>
          </table:table-cell>
          <table:table-cell table:number-columns-repeated="3" office:value-type="float" office:value="35161418" calcext:value-type="float">
            <text:p>35161418</text:p>
          </table:table-cell>
          <table:table-cell office:value-type="float" office:value="0" calcext:value-type="float">
            <text:p>0</text:p>
          </table:table-cell>
          <table:table-cell table:formula="of:=[.H1668]-[.I16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66" calcext:value-type="float">
            <text:p>2674766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 table:formula="of:=[.H1669]-[.I16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67" calcext:value-type="float">
            <text:p>2674767</text:p>
          </table:table-cell>
          <table:table-cell office:value-type="float" office:value="46464919" calcext:value-type="float">
            <text:p>4646491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58596" calcext:value-type="float">
            <text:p>1858596</text:p>
          </table:table-cell>
          <table:table-cell table:number-columns-repeated="4" office:value-type="float" office:value="929298" calcext:value-type="float">
            <text:p>929298</text:p>
          </table:table-cell>
          <table:table-cell office:value-type="float" office:value="0" calcext:value-type="float">
            <text:p>0</text:p>
          </table:table-cell>
          <table:table-cell table:formula="of:=[.H1670]-[.I16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68" calcext:value-type="float">
            <text:p>2674768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  <table:table-cell table:formula="of:=[.H1671]-[.I16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70" calcext:value-type="float">
            <text:p>2674770</text:p>
          </table:table-cell>
          <table:table-cell office:value-type="float" office:value="139394756" calcext:value-type="float">
            <text:p>1393947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575790" calcext:value-type="float">
            <text:p>5575790</text:p>
          </table:table-cell>
          <table:table-cell table:number-columns-repeated="4" office:value-type="float" office:value="2787895" calcext:value-type="float">
            <text:p>2787895</text:p>
          </table:table-cell>
          <table:table-cell office:value-type="float" office:value="0" calcext:value-type="float">
            <text:p>0</text:p>
          </table:table-cell>
          <table:table-cell table:formula="of:=[.H1672]-[.I16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72" calcext:value-type="float">
            <text:p>2674772</text:p>
          </table:table-cell>
          <table:table-cell office:value-type="float" office:value="202568459" calcext:value-type="float">
            <text:p>202568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02738" calcext:value-type="float">
            <text:p>8102738</text:p>
          </table:table-cell>
          <table:table-cell table:number-columns-repeated="4" office:value-type="float" office:value="4051369" calcext:value-type="float">
            <text:p>4051369</text:p>
          </table:table-cell>
          <table:table-cell office:value-type="float" office:value="0" calcext:value-type="float">
            <text:p>0</text:p>
          </table:table-cell>
          <table:table-cell table:formula="of:=[.H1673]-[.I16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779" calcext:value-type="float">
            <text:p>2674779</text:p>
          </table:table-cell>
          <table:table-cell office:value-type="float" office:value="56965990" calcext:value-type="float">
            <text:p>569659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78640" calcext:value-type="float">
            <text:p>2278640</text:p>
          </table:table-cell>
          <table:table-cell table:number-columns-repeated="4" office:value-type="float" office:value="1139320" calcext:value-type="float">
            <text:p>1139320</text:p>
          </table:table-cell>
          <table:table-cell office:value-type="float" office:value="0" calcext:value-type="float">
            <text:p>0</text:p>
          </table:table-cell>
          <table:table-cell table:formula="of:=[.H1674]-[.I16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4811" calcext:value-type="float">
            <text:p>2674811</text:p>
          </table:table-cell>
          <table:table-cell office:value-type="float" office:value="30389517" calcext:value-type="float">
            <text:p>30389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5580" calcext:value-type="float">
            <text:p>1215580</text:p>
          </table:table-cell>
          <table:table-cell table:number-columns-repeated="4" office:value-type="float" office:value="607790" calcext:value-type="float">
            <text:p>607790</text:p>
          </table:table-cell>
          <table:table-cell office:value-type="float" office:value="0" calcext:value-type="float">
            <text:p>0</text:p>
          </table:table-cell>
          <table:table-cell table:formula="of:=[.H1675]-[.I16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2119" calcext:value-type="float">
            <text:p>1732119</text:p>
          </table:table-cell>
          <table:table-cell office:value-type="float" office:value="292482412" calcext:value-type="float">
            <text:p>2924824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7548944" calcext:value-type="float">
            <text:p>17548944</text:p>
          </table:table-cell>
          <table:table-cell office:value-type="float" office:value="11699296" calcext:value-type="float">
            <text:p>11699296</text:p>
          </table:table-cell>
          <table:table-cell table:number-columns-repeated="3" office:value-type="float" office:value="5849648" calcext:value-type="float">
            <text:p>5849648</text:p>
          </table:table-cell>
          <table:table-cell office:value-type="float" office:value="0" calcext:value-type="float">
            <text:p>0</text:p>
          </table:table-cell>
          <table:table-cell table:formula="of:=[.H1676]-[.I16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58" calcext:value-type="float">
            <text:p>201958</text:p>
          </table:table-cell>
          <table:table-cell office:value-type="float" office:value="929325612" calcext:value-type="float">
            <text:p>9293256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1637462" calcext:value-type="float">
            <text:p>341637462</text:p>
          </table:table-cell>
          <table:table-cell office:value-type="float" office:value="329393959" calcext:value-type="float">
            <text:p>329393959</text:p>
          </table:table-cell>
          <table:table-cell table:number-columns-repeated="3" office:value-type="float" office:value="12243503" calcext:value-type="float">
            <text:p>12243503</text:p>
          </table:table-cell>
          <table:table-cell office:value-type="float" office:value="0" calcext:value-type="float">
            <text:p>0</text:p>
          </table:table-cell>
          <table:table-cell table:formula="of:=[.H1677]-[.I16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961" calcext:value-type="float">
            <text:p>201961</text:p>
          </table:table-cell>
          <table:table-cell office:value-type="float" office:value="999600647" calcext:value-type="float">
            <text:p>9996006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9472555.86" calcext:value-type="float">
            <text:p>249472555.86</text:p>
          </table:table-cell>
          <table:table-cell office:value-type="float" office:value="233844886.86" calcext:value-type="float">
            <text:p>233844886.86</text:p>
          </table:table-cell>
          <table:table-cell table:number-columns-repeated="3" office:value-type="float" office:value="15627669" calcext:value-type="float">
            <text:p>15627669</text:p>
          </table:table-cell>
          <table:table-cell office:value-type="float" office:value="0" calcext:value-type="float">
            <text:p>0</text:p>
          </table:table-cell>
          <table:table-cell table:formula="of:=[.H1678]-[.I16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84" calcext:value-type="float">
            <text:p>200084</text:p>
          </table:table-cell>
          <table:table-cell office:value-type="float" office:value="400256000" calcext:value-type="float">
            <text:p>40025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7932148" calcext:value-type="float">
            <text:p>107932148</text:p>
          </table:table-cell>
          <table:table-cell office:value-type="float" office:value="101288424" calcext:value-type="float">
            <text:p>101288424</text:p>
          </table:table-cell>
          <table:table-cell table:number-columns-repeated="3" office:value-type="float" office:value="6643724" calcext:value-type="float">
            <text:p>6643724</text:p>
          </table:table-cell>
          <table:table-cell office:value-type="float" office:value="0" calcext:value-type="float">
            <text:p>0</text:p>
          </table:table-cell>
          <table:table-cell table:formula="of:=[.H1679]-[.I16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41" calcext:value-type="float">
            <text:p>200141</text:p>
          </table:table-cell>
          <table:table-cell office:value-type="float" office:value="1087020820" calcext:value-type="float">
            <text:p>10870208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64961444" calcext:value-type="float">
            <text:p>664961444</text:p>
          </table:table-cell>
          <table:table-cell office:value-type="float" office:value="644863378" calcext:value-type="float">
            <text:p>644863378</text:p>
          </table:table-cell>
          <table:table-cell table:number-columns-repeated="3" office:value-type="float" office:value="20098066" calcext:value-type="float">
            <text:p>20098066</text:p>
          </table:table-cell>
          <table:table-cell office:value-type="float" office:value="0" calcext:value-type="float">
            <text:p>0</text:p>
          </table:table-cell>
          <table:table-cell table:formula="of:=[.H1680]-[.I16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54" calcext:value-type="float">
            <text:p>200154</text:p>
          </table:table-cell>
          <table:table-cell office:value-type="float" office:value="7399851000" calcext:value-type="float">
            <text:p>739985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78633336" calcext:value-type="float">
            <text:p>978633336</text:p>
          </table:table-cell>
          <table:table-cell office:value-type="float" office:value="844857968" calcext:value-type="float">
            <text:p>844857968</text:p>
          </table:table-cell>
          <table:table-cell table:number-columns-repeated="3" office:value-type="float" office:value="133775368" calcext:value-type="float">
            <text:p>133775368</text:p>
          </table:table-cell>
          <table:table-cell office:value-type="float" office:value="0" calcext:value-type="float">
            <text:p>0</text:p>
          </table:table-cell>
          <table:table-cell table:formula="of:=[.H1681]-[.I16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63" calcext:value-type="float">
            <text:p>200163</text:p>
          </table:table-cell>
          <table:table-cell office:value-type="float" office:value="409145800" calcext:value-type="float">
            <text:p>409145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3442666" calcext:value-type="float">
            <text:p>263442666</text:p>
          </table:table-cell>
          <table:table-cell office:value-type="float" office:value="252234733" calcext:value-type="float">
            <text:p>252234733</text:p>
          </table:table-cell>
          <table:table-cell table:number-columns-repeated="3" office:value-type="float" office:value="11207933" calcext:value-type="float">
            <text:p>11207933</text:p>
          </table:table-cell>
          <table:table-cell office:value-type="float" office:value="0" calcext:value-type="float">
            <text:p>0</text:p>
          </table:table-cell>
          <table:table-cell table:formula="of:=[.H1682]-[.I16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64" calcext:value-type="float">
            <text:p>200164</text:p>
          </table:table-cell>
          <table:table-cell office:value-type="float" office:value="409641800" calcext:value-type="float">
            <text:p>409641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3508800" calcext:value-type="float">
            <text:p>263508800</text:p>
          </table:table-cell>
          <table:table-cell office:value-type="float" office:value="252267800" calcext:value-type="float">
            <text:p>252267800</text:p>
          </table:table-cell>
          <table:table-cell table:number-columns-repeated="3" office:value-type="float" office:value="11241000" calcext:value-type="float">
            <text:p>11241000</text:p>
          </table:table-cell>
          <table:table-cell office:value-type="float" office:value="0" calcext:value-type="float">
            <text:p>0</text:p>
          </table:table-cell>
          <table:table-cell table:formula="of:=[.H1683]-[.I16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09" calcext:value-type="float">
            <text:p>200209</text:p>
          </table:table-cell>
          <table:table-cell office:value-type="float" office:value="854120000" calcext:value-type="float">
            <text:p>8541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6499520" calcext:value-type="float">
            <text:p>66499520</text:p>
          </table:table-cell>
          <table:table-cell office:value-type="float" office:value="50090760" calcext:value-type="float">
            <text:p>50090760</text:p>
          </table:table-cell>
          <table:table-cell table:number-columns-repeated="3" office:value-type="float" office:value="16408760" calcext:value-type="float">
            <text:p>16408760</text:p>
          </table:table-cell>
          <table:table-cell office:value-type="float" office:value="0" calcext:value-type="float">
            <text:p>0</text:p>
          </table:table-cell>
          <table:table-cell table:formula="of:=[.H1684]-[.I16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18" calcext:value-type="float">
            <text:p>200318</text:p>
          </table:table-cell>
          <table:table-cell office:value-type="float" office:value="1518934000" calcext:value-type="float">
            <text:p>151893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92163600" calcext:value-type="float">
            <text:p>1392163600</text:p>
          </table:table-cell>
          <table:table-cell office:value-type="float" office:value="1349906800" calcext:value-type="float">
            <text:p>1349906800</text:p>
          </table:table-cell>
          <table:table-cell table:number-columns-repeated="3" office:value-type="float" office:value="42256800" calcext:value-type="float">
            <text:p>42256800</text:p>
          </table:table-cell>
          <table:table-cell office:value-type="float" office:value="0" calcext:value-type="float">
            <text:p>0</text:p>
          </table:table-cell>
          <table:table-cell table:formula="of:=[.H1685]-[.I16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27" calcext:value-type="float">
            <text:p>200327</text:p>
          </table:table-cell>
          <table:table-cell office:value-type="float" office:value="87106250" calcext:value-type="float">
            <text:p>87106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6436988" calcext:value-type="float">
            <text:p>36436988</text:p>
          </table:table-cell>
          <table:table-cell office:value-type="float" office:value="26303136" calcext:value-type="float">
            <text:p>26303136</text:p>
          </table:table-cell>
          <table:table-cell table:number-columns-repeated="3" office:value-type="float" office:value="10133852" calcext:value-type="float">
            <text:p>10133852</text:p>
          </table:table-cell>
          <table:table-cell office:value-type="float" office:value="0" calcext:value-type="float">
            <text:p>0</text:p>
          </table:table-cell>
          <table:table-cell table:formula="of:=[.H1686]-[.I16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05" calcext:value-type="float">
            <text:p>200805</text:p>
          </table:table-cell>
          <table:table-cell office:value-type="float" office:value="343328711" calcext:value-type="float">
            <text:p>34332871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497894" calcext:value-type="float">
            <text:p>17497894</text:p>
          </table:table-cell>
          <table:table-cell office:value-type="float" office:value="10709752" calcext:value-type="float">
            <text:p>10709752</text:p>
          </table:table-cell>
          <table:table-cell table:number-columns-repeated="3" office:value-type="float" office:value="6788142" calcext:value-type="float">
            <text:p>6788142</text:p>
          </table:table-cell>
          <table:table-cell office:value-type="float" office:value="0" calcext:value-type="float">
            <text:p>0</text:p>
          </table:table-cell>
          <table:table-cell table:formula="of:=[.H1687]-[.I16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29" calcext:value-type="float">
            <text:p>200829</text:p>
          </table:table-cell>
          <table:table-cell office:value-type="float" office:value="2295692416.82" calcext:value-type="float">
            <text:p>2295692416.8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94241842.8" calcext:value-type="float">
            <text:p>294241842.8</text:p>
          </table:table-cell>
          <table:table-cell office:value-type="float" office:value="252544955.8" calcext:value-type="float">
            <text:p>252544955.8</text:p>
          </table:table-cell>
          <table:table-cell table:number-columns-repeated="3" office:value-type="float" office:value="41696887" calcext:value-type="float">
            <text:p>41696887</text:p>
          </table:table-cell>
          <table:table-cell office:value-type="float" office:value="0" calcext:value-type="float">
            <text:p>0</text:p>
          </table:table-cell>
          <table:table-cell table:formula="of:=[.H1688]-[.I16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83" calcext:value-type="float">
            <text:p>200883</text:p>
          </table:table-cell>
          <table:table-cell office:value-type="float" office:value="514432000" calcext:value-type="float">
            <text:p>514432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2947840" calcext:value-type="float">
            <text:p>62947840</text:p>
          </table:table-cell>
          <table:table-cell office:value-type="float" office:value="53541920" calcext:value-type="float">
            <text:p>53541920</text:p>
          </table:table-cell>
          <table:table-cell table:number-columns-repeated="3" office:value-type="float" office:value="9405920" calcext:value-type="float">
            <text:p>9405920</text:p>
          </table:table-cell>
          <table:table-cell office:value-type="float" office:value="0" calcext:value-type="float">
            <text:p>0</text:p>
          </table:table-cell>
          <table:table-cell table:formula="of:=[.H1689]-[.I16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92" calcext:value-type="float">
            <text:p>200892</text:p>
          </table:table-cell>
          <table:table-cell office:value-type="float" office:value="950988000" calcext:value-type="float">
            <text:p>95098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8302100" calcext:value-type="float">
            <text:p>68302100</text:p>
          </table:table-cell>
          <table:table-cell office:value-type="float" office:value="49912810" calcext:value-type="float">
            <text:p>49912810</text:p>
          </table:table-cell>
          <table:table-cell table:number-columns-repeated="3" office:value-type="float" office:value="18389290" calcext:value-type="float">
            <text:p>18389290</text:p>
          </table:table-cell>
          <table:table-cell office:value-type="float" office:value="0" calcext:value-type="float">
            <text:p>0</text:p>
          </table:table-cell>
          <table:table-cell table:formula="of:=[.H1690]-[.I16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29" calcext:value-type="float">
            <text:p>200929</text:p>
          </table:table-cell>
          <table:table-cell office:value-type="float" office:value="484200000" calcext:value-type="float">
            <text:p>4842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11971556" calcext:value-type="float">
            <text:p>211971556</text:p>
          </table:table-cell>
          <table:table-cell table:number-columns-repeated="4" office:value-type="float" office:value="105985778" calcext:value-type="float">
            <text:p>105985778</text:p>
          </table:table-cell>
          <table:table-cell office:value-type="float" office:value="0" calcext:value-type="float">
            <text:p>0</text:p>
          </table:table-cell>
          <table:table-cell table:formula="of:=[.H1691]-[.I16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36" calcext:value-type="float">
            <text:p>200936</text:p>
          </table:table-cell>
          <table:table-cell office:value-type="float" office:value="841720774" calcext:value-type="float">
            <text:p>84172077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35673860" calcext:value-type="float">
            <text:p>135673860</text:p>
          </table:table-cell>
          <table:table-cell office:value-type="float" office:value="117840905" calcext:value-type="float">
            <text:p>117840905</text:p>
          </table:table-cell>
          <table:table-cell table:number-columns-repeated="3" office:value-type="float" office:value="17832955" calcext:value-type="float">
            <text:p>17832955</text:p>
          </table:table-cell>
          <table:table-cell office:value-type="float" office:value="0" calcext:value-type="float">
            <text:p>0</text:p>
          </table:table-cell>
          <table:table-cell table:formula="of:=[.H1692]-[.I16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42" calcext:value-type="float">
            <text:p>200942</text:p>
          </table:table-cell>
          <table:table-cell office:value-type="float" office:value="255396610" calcext:value-type="float">
            <text:p>2553966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065336" calcext:value-type="float">
            <text:p>40065336</text:p>
          </table:table-cell>
          <table:table-cell office:value-type="float" office:value="35384221" calcext:value-type="float">
            <text:p>35384221</text:p>
          </table:table-cell>
          <table:table-cell table:number-columns-repeated="3" office:value-type="float" office:value="4681115" calcext:value-type="float">
            <text:p>4681115</text:p>
          </table:table-cell>
          <table:table-cell office:value-type="float" office:value="0" calcext:value-type="float">
            <text:p>0</text:p>
          </table:table-cell>
          <table:table-cell table:formula="of:=[.H1693]-[.I16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70" calcext:value-type="float">
            <text:p>200970</text:p>
          </table:table-cell>
          <table:table-cell office:value-type="float" office:value="101995363.86" calcext:value-type="float">
            <text:p>101995363.8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514842" calcext:value-type="float">
            <text:p>7514842</text:p>
          </table:table-cell>
          <table:table-cell office:value-type="float" office:value="5546498" calcext:value-type="float">
            <text:p>5546498</text:p>
          </table:table-cell>
          <table:table-cell table:number-columns-repeated="3" office:value-type="float" office:value="1968344" calcext:value-type="float">
            <text:p>1968344</text:p>
          </table:table-cell>
          <table:table-cell office:value-type="float" office:value="0" calcext:value-type="float">
            <text:p>0</text:p>
          </table:table-cell>
          <table:table-cell table:formula="of:=[.H1694]-[.I16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07" calcext:value-type="float">
            <text:p>201007</text:p>
          </table:table-cell>
          <table:table-cell office:value-type="float" office:value="148849409" calcext:value-type="float">
            <text:p>14884940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755069" calcext:value-type="float">
            <text:p>21755069</text:p>
          </table:table-cell>
          <table:table-cell office:value-type="float" office:value="19107270" calcext:value-type="float">
            <text:p>19107270</text:p>
          </table:table-cell>
          <table:table-cell table:number-columns-repeated="3" office:value-type="float" office:value="2647799" calcext:value-type="float">
            <text:p>2647799</text:p>
          </table:table-cell>
          <table:table-cell office:value-type="float" office:value="0" calcext:value-type="float">
            <text:p>0</text:p>
          </table:table-cell>
          <table:table-cell table:formula="of:=[.H1695]-[.I16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09" calcext:value-type="float">
            <text:p>201009</text:p>
          </table:table-cell>
          <table:table-cell office:value-type="float" office:value="636088710" calcext:value-type="float">
            <text:p>6360887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54913124" calcext:value-type="float">
            <text:p>154913124</text:p>
          </table:table-cell>
          <table:table-cell office:value-type="float" office:value="143456562" calcext:value-type="float">
            <text:p>143456562</text:p>
          </table:table-cell>
          <table:table-cell table:number-columns-repeated="3" office:value-type="float" office:value="11456562" calcext:value-type="float">
            <text:p>11456562</text:p>
          </table:table-cell>
          <table:table-cell office:value-type="float" office:value="0" calcext:value-type="float">
            <text:p>0</text:p>
          </table:table-cell>
          <table:table-cell table:formula="of:=[.H1696]-[.I16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78" calcext:value-type="float">
            <text:p>201078</text:p>
          </table:table-cell>
          <table:table-cell office:value-type="float" office:value="212013294.67" calcext:value-type="float">
            <text:p>212013294.6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589622" calcext:value-type="float">
            <text:p>24589622</text:p>
          </table:table-cell>
          <table:table-cell office:value-type="float" office:value="20684962" calcext:value-type="float">
            <text:p>20684962</text:p>
          </table:table-cell>
          <table:table-cell table:number-columns-repeated="3" office:value-type="float" office:value="3904660" calcext:value-type="float">
            <text:p>3904660</text:p>
          </table:table-cell>
          <table:table-cell office:value-type="float" office:value="0" calcext:value-type="float">
            <text:p>0</text:p>
          </table:table-cell>
          <table:table-cell table:formula="of:=[.H1697]-[.I16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94" calcext:value-type="float">
            <text:p>201094</text:p>
          </table:table-cell>
          <table:table-cell office:value-type="float" office:value="842860836" calcext:value-type="float">
            <text:p>8428608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05568350" calcext:value-type="float">
            <text:p>405568350</text:p>
          </table:table-cell>
          <table:table-cell office:value-type="float" office:value="389950761" calcext:value-type="float">
            <text:p>389950761</text:p>
          </table:table-cell>
          <table:table-cell table:number-columns-repeated="3" office:value-type="float" office:value="15617589" calcext:value-type="float">
            <text:p>15617589</text:p>
          </table:table-cell>
          <table:table-cell office:value-type="float" office:value="0" calcext:value-type="float">
            <text:p>0</text:p>
          </table:table-cell>
          <table:table-cell table:formula="of:=[.H1698]-[.I16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3" calcext:value-type="float">
            <text:p>201123</text:p>
          </table:table-cell>
          <table:table-cell office:value-type="float" office:value="647759525" calcext:value-type="float">
            <text:p>6477595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2845124" calcext:value-type="float">
            <text:p>52845124</text:p>
          </table:table-cell>
          <table:table-cell office:value-type="float" office:value="38865570" calcext:value-type="float">
            <text:p>38865570</text:p>
          </table:table-cell>
          <table:table-cell table:number-columns-repeated="3" office:value-type="float" office:value="13979554" calcext:value-type="float">
            <text:p>13979554</text:p>
          </table:table-cell>
          <table:table-cell office:value-type="float" office:value="0" calcext:value-type="float">
            <text:p>0</text:p>
          </table:table-cell>
          <table:table-cell table:formula="of:=[.H1699]-[.I16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26" calcext:value-type="float">
            <text:p>201126</text:p>
          </table:table-cell>
          <table:table-cell office:value-type="float" office:value="793976362" calcext:value-type="float">
            <text:p>7939763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4458342" calcext:value-type="float">
            <text:p>434458342</text:p>
          </table:table-cell>
          <table:table-cell office:value-type="float" office:value="416437815" calcext:value-type="float">
            <text:p>416437815</text:p>
          </table:table-cell>
          <table:table-cell table:number-columns-repeated="3" office:value-type="float" office:value="18020527" calcext:value-type="float">
            <text:p>18020527</text:p>
          </table:table-cell>
          <table:table-cell office:value-type="float" office:value="0" calcext:value-type="float">
            <text:p>0</text:p>
          </table:table-cell>
          <table:table-cell table:formula="of:=[.H1700]-[.I17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83" calcext:value-type="float">
            <text:p>201183</text:p>
          </table:table-cell>
          <table:table-cell office:value-type="float" office:value="470019938" calcext:value-type="float">
            <text:p>470019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2334271.8" calcext:value-type="float">
            <text:p>92334271.8</text:p>
          </table:table-cell>
          <table:table-cell office:value-type="float" office:value="83750506.8" calcext:value-type="float">
            <text:p>83750506.8</text:p>
          </table:table-cell>
          <table:table-cell table:number-columns-repeated="3" office:value-type="float" office:value="8583765" calcext:value-type="float">
            <text:p>8583765</text:p>
          </table:table-cell>
          <table:table-cell office:value-type="float" office:value="0" calcext:value-type="float">
            <text:p>0</text:p>
          </table:table-cell>
          <table:table-cell table:formula="of:=[.H1701]-[.I17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14" calcext:value-type="float">
            <text:p>201214</text:p>
          </table:table-cell>
          <table:table-cell office:value-type="float" office:value="188237435" calcext:value-type="float">
            <text:p>1882374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2114956" calcext:value-type="float">
            <text:p>72114956</text:p>
          </table:table-cell>
          <table:table-cell office:value-type="float" office:value="68596093" calcext:value-type="float">
            <text:p>68596093</text:p>
          </table:table-cell>
          <table:table-cell table:number-columns-repeated="3" office:value-type="float" office:value="3518863" calcext:value-type="float">
            <text:p>3518863</text:p>
          </table:table-cell>
          <table:table-cell office:value-type="float" office:value="0" calcext:value-type="float">
            <text:p>0</text:p>
          </table:table-cell>
          <table:table-cell table:formula="of:=[.H1702]-[.I17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09" calcext:value-type="float">
            <text:p>201309</text:p>
          </table:table-cell>
          <table:table-cell office:value-type="float" office:value="442361629.55" calcext:value-type="float">
            <text:p>442361629.5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95167972" calcext:value-type="float">
            <text:p>295167972</text:p>
          </table:table-cell>
          <table:table-cell office:value-type="float" office:value="286990546" calcext:value-type="float">
            <text:p>286990546</text:p>
          </table:table-cell>
          <table:table-cell table:number-columns-repeated="3" office:value-type="float" office:value="8177426" calcext:value-type="float">
            <text:p>8177426</text:p>
          </table:table-cell>
          <table:table-cell office:value-type="float" office:value="0" calcext:value-type="float">
            <text:p>0</text:p>
          </table:table-cell>
          <table:table-cell table:formula="of:=[.H1703]-[.I17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62" calcext:value-type="float">
            <text:p>201362</text:p>
          </table:table-cell>
          <table:table-cell office:value-type="float" office:value="495912384.92" calcext:value-type="float">
            <text:p>495912384.9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4790294" calcext:value-type="float">
            <text:p>64790294</text:p>
          </table:table-cell>
          <table:table-cell office:value-type="float" office:value="55808584" calcext:value-type="float">
            <text:p>55808584</text:p>
          </table:table-cell>
          <table:table-cell table:number-columns-repeated="3" office:value-type="float" office:value="8981710" calcext:value-type="float">
            <text:p>8981710</text:p>
          </table:table-cell>
          <table:table-cell office:value-type="float" office:value="0" calcext:value-type="float">
            <text:p>0</text:p>
          </table:table-cell>
          <table:table-cell table:formula="of:=[.H1704]-[.I17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63" calcext:value-type="float">
            <text:p>201363</text:p>
          </table:table-cell>
          <table:table-cell office:value-type="float" office:value="619215019.07" calcext:value-type="float">
            <text:p>619215019.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25004416" calcext:value-type="float">
            <text:p>325004416</text:p>
          </table:table-cell>
          <table:table-cell office:value-type="float" office:value="314107727" calcext:value-type="float">
            <text:p>314107727</text:p>
          </table:table-cell>
          <table:table-cell table:number-columns-repeated="3" office:value-type="float" office:value="10896689" calcext:value-type="float">
            <text:p>10896689</text:p>
          </table:table-cell>
          <table:table-cell office:value-type="float" office:value="0" calcext:value-type="float">
            <text:p>0</text:p>
          </table:table-cell>
          <table:table-cell table:formula="of:=[.H1705]-[.I17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76" calcext:value-type="float">
            <text:p>201376</text:p>
          </table:table-cell>
          <table:table-cell office:value-type="float" office:value="938959469" calcext:value-type="float">
            <text:p>9389594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15510169" calcext:value-type="float">
            <text:p>715510169</text:p>
          </table:table-cell>
          <table:table-cell office:value-type="float" office:value="699549505" calcext:value-type="float">
            <text:p>699549505</text:p>
          </table:table-cell>
          <table:table-cell table:number-columns-repeated="3" office:value-type="float" office:value="15960664" calcext:value-type="float">
            <text:p>15960664</text:p>
          </table:table-cell>
          <table:table-cell office:value-type="float" office:value="0" calcext:value-type="float">
            <text:p>0</text:p>
          </table:table-cell>
          <table:table-cell table:formula="of:=[.H1706]-[.I17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10" calcext:value-type="float">
            <text:p>201410</text:p>
          </table:table-cell>
          <table:table-cell office:value-type="float" office:value="1562552748" calcext:value-type="float">
            <text:p>15625527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34673797" calcext:value-type="float">
            <text:p>1534673797</text:p>
          </table:table-cell>
          <table:table-cell office:value-type="float" office:value="1525380813" calcext:value-type="float">
            <text:p>1525380813</text:p>
          </table:table-cell>
          <table:table-cell table:number-columns-repeated="3" office:value-type="float" office:value="9292984" calcext:value-type="float">
            <text:p>9292984</text:p>
          </table:table-cell>
          <table:table-cell office:value-type="float" office:value="0" calcext:value-type="float">
            <text:p>0</text:p>
          </table:table-cell>
          <table:table-cell table:formula="of:=[.H1707]-[.I17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23" calcext:value-type="float">
            <text:p>201423</text:p>
          </table:table-cell>
          <table:table-cell office:value-type="float" office:value="769843908.1" calcext:value-type="float">
            <text:p>769843908.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203342" calcext:value-type="float">
            <text:p>116203342</text:p>
          </table:table-cell>
          <table:table-cell office:value-type="float" office:value="101993764" calcext:value-type="float">
            <text:p>101993764</text:p>
          </table:table-cell>
          <table:table-cell table:number-columns-repeated="3" office:value-type="float" office:value="14209578" calcext:value-type="float">
            <text:p>14209578</text:p>
          </table:table-cell>
          <table:table-cell office:value-type="float" office:value="0" calcext:value-type="float">
            <text:p>0</text:p>
          </table:table-cell>
          <table:table-cell table:formula="of:=[.H1708]-[.I17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60" calcext:value-type="float">
            <text:p>201460</text:p>
          </table:table-cell>
          <table:table-cell office:value-type="float" office:value="237814264" calcext:value-type="float">
            <text:p>2378142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33346994" calcext:value-type="float">
            <text:p>133346994</text:p>
          </table:table-cell>
          <table:table-cell office:value-type="float" office:value="129168303" calcext:value-type="float">
            <text:p>129168303</text:p>
          </table:table-cell>
          <table:table-cell table:number-columns-repeated="3" office:value-type="float" office:value="4178691" calcext:value-type="float">
            <text:p>4178691</text:p>
          </table:table-cell>
          <table:table-cell office:value-type="float" office:value="0" calcext:value-type="float">
            <text:p>0</text:p>
          </table:table-cell>
          <table:table-cell table:formula="of:=[.H1709]-[.I17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95" calcext:value-type="float">
            <text:p>201495</text:p>
          </table:table-cell>
          <table:table-cell office:value-type="float" office:value="791379269" calcext:value-type="float">
            <text:p>7913792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8327858" calcext:value-type="float">
            <text:p>98327858</text:p>
          </table:table-cell>
          <table:table-cell office:value-type="float" office:value="83889287" calcext:value-type="float">
            <text:p>83889287</text:p>
          </table:table-cell>
          <table:table-cell table:number-columns-repeated="3" office:value-type="float" office:value="14438571" calcext:value-type="float">
            <text:p>14438571</text:p>
          </table:table-cell>
          <table:table-cell office:value-type="float" office:value="0" calcext:value-type="float">
            <text:p>0</text:p>
          </table:table-cell>
          <table:table-cell table:formula="of:=[.H1710]-[.I17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02" calcext:value-type="float">
            <text:p>201502</text:p>
          </table:table-cell>
          <table:table-cell office:value-type="float" office:value="392717042.83" calcext:value-type="float">
            <text:p>392717042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8732338" calcext:value-type="float">
            <text:p>38732338</text:p>
          </table:table-cell>
          <table:table-cell office:value-type="float" office:value="31357657" calcext:value-type="float">
            <text:p>31357657</text:p>
          </table:table-cell>
          <table:table-cell table:number-columns-repeated="3" office:value-type="float" office:value="7374681" calcext:value-type="float">
            <text:p>7374681</text:p>
          </table:table-cell>
          <table:table-cell office:value-type="float" office:value="0" calcext:value-type="float">
            <text:p>0</text:p>
          </table:table-cell>
          <table:table-cell table:formula="of:=[.H1711]-[.I17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15" calcext:value-type="float">
            <text:p>201515</text:p>
          </table:table-cell>
          <table:table-cell office:value-type="float" office:value="989047379.21" calcext:value-type="float">
            <text:p>989047379.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1800844" calcext:value-type="float">
            <text:p>111800844</text:p>
          </table:table-cell>
          <table:table-cell office:value-type="float" office:value="93524874" calcext:value-type="float">
            <text:p>93524874</text:p>
          </table:table-cell>
          <table:table-cell table:number-columns-repeated="3" office:value-type="float" office:value="18275970" calcext:value-type="float">
            <text:p>18275970</text:p>
          </table:table-cell>
          <table:table-cell office:value-type="float" office:value="0" calcext:value-type="float">
            <text:p>0</text:p>
          </table:table-cell>
          <table:table-cell table:formula="of:=[.H1712]-[.I17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6" calcext:value-type="float">
            <text:p>201566</text:p>
          </table:table-cell>
          <table:table-cell office:value-type="float" office:value="254753060" calcext:value-type="float">
            <text:p>2547530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9757079" calcext:value-type="float">
            <text:p>49757079</text:p>
          </table:table-cell>
          <table:table-cell office:value-type="float" office:value="45486329" calcext:value-type="float">
            <text:p>45486329</text:p>
          </table:table-cell>
          <table:table-cell table:number-columns-repeated="3" office:value-type="float" office:value="4270750" calcext:value-type="float">
            <text:p>4270750</text:p>
          </table:table-cell>
          <table:table-cell office:value-type="float" office:value="0" calcext:value-type="float">
            <text:p>0</text:p>
          </table:table-cell>
          <table:table-cell table:formula="of:=[.H1713]-[.I17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69" calcext:value-type="float">
            <text:p>201569</text:p>
          </table:table-cell>
          <table:table-cell office:value-type="float" office:value="100695949" calcext:value-type="float">
            <text:p>1006959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563909" calcext:value-type="float">
            <text:p>17563909</text:p>
          </table:table-cell>
          <table:table-cell office:value-type="float" office:value="15831991" calcext:value-type="float">
            <text:p>15831991</text:p>
          </table:table-cell>
          <table:table-cell table:number-columns-repeated="3" office:value-type="float" office:value="1731918" calcext:value-type="float">
            <text:p>1731918</text:p>
          </table:table-cell>
          <table:table-cell office:value-type="float" office:value="0" calcext:value-type="float">
            <text:p>0</text:p>
          </table:table-cell>
          <table:table-cell table:formula="of:=[.H1714]-[.I17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72" calcext:value-type="float">
            <text:p>201572</text:p>
          </table:table-cell>
          <table:table-cell office:value-type="float" office:value="142929837" calcext:value-type="float">
            <text:p>14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397194" calcext:value-type="float">
            <text:p>13397194</text:p>
          </table:table-cell>
          <table:table-cell office:value-type="float" office:value="10698597" calcext:value-type="float">
            <text:p>10698597</text:p>
          </table:table-cell>
          <table:table-cell table:number-columns-repeated="3" office:value-type="float" office:value="2698597" calcext:value-type="float">
            <text:p>2698597</text:p>
          </table:table-cell>
          <table:table-cell office:value-type="float" office:value="0" calcext:value-type="float">
            <text:p>0</text:p>
          </table:table-cell>
          <table:table-cell table:formula="of:=[.H1715]-[.I17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52" calcext:value-type="float">
            <text:p>201652</text:p>
          </table:table-cell>
          <table:table-cell office:value-type="float" office:value="302986007.08" calcext:value-type="float">
            <text:p>302986007.0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3646558" calcext:value-type="float">
            <text:p>33646558</text:p>
          </table:table-cell>
          <table:table-cell office:value-type="float" office:value="28035319" calcext:value-type="float">
            <text:p>28035319</text:p>
          </table:table-cell>
          <table:table-cell table:number-columns-repeated="3" office:value-type="float" office:value="5611239" calcext:value-type="float">
            <text:p>5611239</text:p>
          </table:table-cell>
          <table:table-cell office:value-type="float" office:value="0" calcext:value-type="float">
            <text:p>0</text:p>
          </table:table-cell>
          <table:table-cell table:formula="of:=[.H1716]-[.I17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69" calcext:value-type="float">
            <text:p>201869</text:p>
          </table:table-cell>
          <table:table-cell office:value-type="float" office:value="330705325" calcext:value-type="float">
            <text:p>3307053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7626774" calcext:value-type="float">
            <text:p>87626774</text:p>
          </table:table-cell>
          <table:table-cell office:value-type="float" office:value="81698029" calcext:value-type="float">
            <text:p>81698029</text:p>
          </table:table-cell>
          <table:table-cell table:number-columns-repeated="3" office:value-type="float" office:value="5928745" calcext:value-type="float">
            <text:p>5928745</text:p>
          </table:table-cell>
          <table:table-cell office:value-type="float" office:value="0" calcext:value-type="float">
            <text:p>0</text:p>
          </table:table-cell>
          <table:table-cell table:formula="of:=[.H1717]-[.I17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70" calcext:value-type="float">
            <text:p>201870</text:p>
          </table:table-cell>
          <table:table-cell office:value-type="float" office:value="491266568" calcext:value-type="float">
            <text:p>4912665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5653044" calcext:value-type="float">
            <text:p>45653044</text:p>
          </table:table-cell>
          <table:table-cell office:value-type="float" office:value="36369429" calcext:value-type="float">
            <text:p>36369429</text:p>
          </table:table-cell>
          <table:table-cell table:number-columns-repeated="3" office:value-type="float" office:value="9283615" calcext:value-type="float">
            <text:p>9283615</text:p>
          </table:table-cell>
          <table:table-cell office:value-type="float" office:value="0" calcext:value-type="float">
            <text:p>0</text:p>
          </table:table-cell>
          <table:table-cell table:formula="of:=[.H1718]-[.I17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88" calcext:value-type="float">
            <text:p>201888</text:p>
          </table:table-cell>
          <table:table-cell office:value-type="float" office:value="515330440" calcext:value-type="float">
            <text:p>5153304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4388996" calcext:value-type="float">
            <text:p>44388996</text:p>
          </table:table-cell>
          <table:table-cell office:value-type="float" office:value="34577716" calcext:value-type="float">
            <text:p>34577716</text:p>
          </table:table-cell>
          <table:table-cell table:number-columns-repeated="3" office:value-type="float" office:value="9811280" calcext:value-type="float">
            <text:p>9811280</text:p>
          </table:table-cell>
          <table:table-cell office:value-type="float" office:value="0" calcext:value-type="float">
            <text:p>0</text:p>
          </table:table-cell>
          <table:table-cell table:formula="of:=[.H1719]-[.I17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27" calcext:value-type="float">
            <text:p>201927</text:p>
          </table:table-cell>
          <table:table-cell office:value-type="float" office:value="648917990" calcext:value-type="float">
            <text:p>6489179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2425254" calcext:value-type="float">
            <text:p>172425254</text:p>
          </table:table-cell>
          <table:table-cell office:value-type="float" office:value="294755825.4" calcext:value-type="float">
            <text:p>294755825.4</text:p>
          </table:table-cell>
          <table:table-cell office:value-type="float" office:value="-122330571.4" calcext:value-type="float">
            <text:p>-122330571.4</text:p>
          </table:table-cell>
          <table:table-cell table:number-columns-repeated="2" office:value-type="float" office:value="6977044" calcext:value-type="float">
            <text:p>6977044</text:p>
          </table:table-cell>
          <table:table-cell office:value-type="float" office:value="0" calcext:value-type="float">
            <text:p>0</text:p>
          </table:table-cell>
          <table:table-cell table:formula="of:=[.H1720]-[.I1720]" office:value-type="float" office:value="-129307615.4" calcext:value-type="float">
            <text:p>-129307615.4</text:p>
          </table:table-cell>
        </table:table-row>
        <table:table-row table:style-name="ro1" table:visibility="filter">
          <table:table-cell office:value-type="float" office:value="201976" calcext:value-type="float">
            <text:p>201976</text:p>
          </table:table-cell>
          <table:table-cell office:value-type="float" office:value="416952090.83" calcext:value-type="float">
            <text:p>416952090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2757854" calcext:value-type="float">
            <text:p>42757854</text:p>
          </table:table-cell>
          <table:table-cell office:value-type="float" office:value="34962141" calcext:value-type="float">
            <text:p>34962141</text:p>
          </table:table-cell>
          <table:table-cell table:number-columns-repeated="3" office:value-type="float" office:value="7795713" calcext:value-type="float">
            <text:p>7795713</text:p>
          </table:table-cell>
          <table:table-cell office:value-type="float" office:value="0" calcext:value-type="float">
            <text:p>0</text:p>
          </table:table-cell>
          <table:table-cell table:formula="of:=[.H1721]-[.I17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51" calcext:value-type="float">
            <text:p>202051</text:p>
          </table:table-cell>
          <table:table-cell office:value-type="float" office:value="774198500" calcext:value-type="float">
            <text:p>774198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0592974" calcext:value-type="float">
            <text:p>260592974</text:p>
          </table:table-cell>
          <table:table-cell office:value-type="float" office:value="247423602" calcext:value-type="float">
            <text:p>247423602</text:p>
          </table:table-cell>
          <table:table-cell table:number-columns-repeated="3" office:value-type="float" office:value="13169372" calcext:value-type="float">
            <text:p>13169372</text:p>
          </table:table-cell>
          <table:table-cell office:value-type="float" office:value="0" calcext:value-type="float">
            <text:p>0</text:p>
          </table:table-cell>
          <table:table-cell table:formula="of:=[.H1722]-[.I17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44" calcext:value-type="float">
            <text:p>202144</text:p>
          </table:table-cell>
          <table:table-cell office:value-type="float" office:value="528489830" calcext:value-type="float">
            <text:p>5284898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4464704" calcext:value-type="float">
            <text:p>184464704</text:p>
          </table:table-cell>
          <table:table-cell office:value-type="float" office:value="175166728" calcext:value-type="float">
            <text:p>175166728</text:p>
          </table:table-cell>
          <table:table-cell table:number-columns-repeated="3" office:value-type="float" office:value="9297976" calcext:value-type="float">
            <text:p>9297976</text:p>
          </table:table-cell>
          <table:table-cell office:value-type="float" office:value="0" calcext:value-type="float">
            <text:p>0</text:p>
          </table:table-cell>
          <table:table-cell table:formula="of:=[.H1723]-[.I17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56" calcext:value-type="float">
            <text:p>202156</text:p>
          </table:table-cell>
          <table:table-cell office:value-type="float" office:value="3550361500" calcext:value-type="float">
            <text:p>3550361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99301640" calcext:value-type="float">
            <text:p>699301640</text:p>
          </table:table-cell>
          <table:table-cell office:value-type="float" office:value="634504825" calcext:value-type="float">
            <text:p>634504825</text:p>
          </table:table-cell>
          <table:table-cell table:number-columns-repeated="3" office:value-type="float" office:value="64796815" calcext:value-type="float">
            <text:p>64796815</text:p>
          </table:table-cell>
          <table:table-cell office:value-type="float" office:value="0" calcext:value-type="float">
            <text:p>0</text:p>
          </table:table-cell>
          <table:table-cell table:formula="of:=[.H1724]-[.I17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63" calcext:value-type="float">
            <text:p>202163</text:p>
          </table:table-cell>
          <table:table-cell office:value-type="float" office:value="2524980001" calcext:value-type="float">
            <text:p>252498000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6364376" calcext:value-type="float">
            <text:p>436364376</text:p>
          </table:table-cell>
          <table:table-cell office:value-type="float" office:value="390959688" calcext:value-type="float">
            <text:p>390959688</text:p>
          </table:table-cell>
          <table:table-cell table:number-columns-repeated="3" office:value-type="float" office:value="45404688" calcext:value-type="float">
            <text:p>45404688</text:p>
          </table:table-cell>
          <table:table-cell office:value-type="float" office:value="0" calcext:value-type="float">
            <text:p>0</text:p>
          </table:table-cell>
          <table:table-cell table:formula="of:=[.H1725]-[.I17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67" calcext:value-type="float">
            <text:p>202167</text:p>
          </table:table-cell>
          <table:table-cell office:value-type="float" office:value="707793500" calcext:value-type="float">
            <text:p>707793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367810" calcext:value-type="float">
            <text:p>48367810</text:p>
          </table:table-cell>
          <table:table-cell office:value-type="float" office:value="34629775" calcext:value-type="float">
            <text:p>34629775</text:p>
          </table:table-cell>
          <table:table-cell table:number-columns-repeated="3" office:value-type="float" office:value="13738035" calcext:value-type="float">
            <text:p>13738035</text:p>
          </table:table-cell>
          <table:table-cell office:value-type="float" office:value="0" calcext:value-type="float">
            <text:p>0</text:p>
          </table:table-cell>
          <table:table-cell table:formula="of:=[.H1726]-[.I17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8" calcext:value-type="float">
            <text:p>202188</text:p>
          </table:table-cell>
          <table:table-cell office:value-type="float" office:value="492426392" calcext:value-type="float">
            <text:p>49242639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12190976" calcext:value-type="float">
            <text:p>112190976</text:p>
          </table:table-cell>
          <table:table-cell office:value-type="float" office:value="102841728" calcext:value-type="float">
            <text:p>102841728</text:p>
          </table:table-cell>
          <table:table-cell table:number-columns-repeated="3" office:value-type="float" office:value="9349248" calcext:value-type="float">
            <text:p>9349248</text:p>
          </table:table-cell>
          <table:table-cell office:value-type="float" office:value="0" calcext:value-type="float">
            <text:p>0</text:p>
          </table:table-cell>
          <table:table-cell table:formula="of:=[.H1727]-[.I17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89" calcext:value-type="float">
            <text:p>202189</text:p>
          </table:table-cell>
          <table:table-cell office:value-type="float" office:value="162071000" calcext:value-type="float">
            <text:p>16207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538476" calcext:value-type="float">
            <text:p>31538476</text:p>
          </table:table-cell>
          <table:table-cell office:value-type="float" office:value="28571828" calcext:value-type="float">
            <text:p>28571828</text:p>
          </table:table-cell>
          <table:table-cell table:number-columns-repeated="3" office:value-type="float" office:value="2966648" calcext:value-type="float">
            <text:p>2966648</text:p>
          </table:table-cell>
          <table:table-cell office:value-type="float" office:value="0" calcext:value-type="float">
            <text:p>0</text:p>
          </table:table-cell>
          <table:table-cell table:formula="of:=[.H1728]-[.I17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191" calcext:value-type="float">
            <text:p>202191</text:p>
          </table:table-cell>
          <table:table-cell office:value-type="float" office:value="252026000" calcext:value-type="float">
            <text:p>252026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33000000" calcext:value-type="float">
            <text:p>33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table:formula="of:=[.H1729]-[.I17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36" calcext:value-type="float">
            <text:p>202236</text:p>
          </table:table-cell>
          <table:table-cell office:value-type="float" office:value="642520000" calcext:value-type="float">
            <text:p>6425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464282" calcext:value-type="float">
            <text:p>48464282</text:p>
          </table:table-cell>
          <table:table-cell office:value-type="float" office:value="36088121" calcext:value-type="float">
            <text:p>36088121</text:p>
          </table:table-cell>
          <table:table-cell table:number-columns-repeated="3" office:value-type="float" office:value="12376161" calcext:value-type="float">
            <text:p>12376161</text:p>
          </table:table-cell>
          <table:table-cell office:value-type="float" office:value="0" calcext:value-type="float">
            <text:p>0</text:p>
          </table:table-cell>
          <table:table-cell table:formula="of:=[.H1730]-[.I17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05" calcext:value-type="float">
            <text:p>202305</text:p>
          </table:table-cell>
          <table:table-cell office:value-type="float" office:value="168081000" calcext:value-type="float">
            <text:p>16808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4881000" calcext:value-type="float">
            <text:p>154881000</text:p>
          </table:table-cell>
          <table:table-cell office:value-type="float" office:value="150481000" calcext:value-type="float">
            <text:p>150481000</text:p>
          </table:table-cell>
          <table:table-cell table:number-columns-repeated="3" office:value-type="float" office:value="4400000" calcext:value-type="float">
            <text:p>4400000</text:p>
          </table:table-cell>
          <table:table-cell office:value-type="float" office:value="0" calcext:value-type="float">
            <text:p>0</text:p>
          </table:table-cell>
          <table:table-cell table:formula="of:=[.H1731]-[.I17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312" calcext:value-type="float">
            <text:p>202312</text:p>
          </table:table-cell>
          <table:table-cell office:value-type="float" office:value="264110500" calcext:value-type="float">
            <text:p>2641105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18035200" calcext:value-type="float">
            <text:p>118035200</text:p>
          </table:table-cell>
          <table:table-cell office:value-type="float" office:value="112818225" calcext:value-type="float">
            <text:p>112818225</text:p>
          </table:table-cell>
          <table:table-cell table:number-columns-repeated="3" office:value-type="float" office:value="5216975" calcext:value-type="float">
            <text:p>5216975</text:p>
          </table:table-cell>
          <table:table-cell office:value-type="float" office:value="0" calcext:value-type="float">
            <text:p>0</text:p>
          </table:table-cell>
          <table:table-cell table:formula="of:=[.H1732]-[.I17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3" calcext:value-type="float">
            <text:p>718773</text:p>
          </table:table-cell>
          <table:table-cell office:value-type="float" office:value="143657806" calcext:value-type="float">
            <text:p>14365780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382374" calcext:value-type="float">
            <text:p>9382374</text:p>
          </table:table-cell>
          <table:table-cell office:value-type="float" office:value="6584969" calcext:value-type="float">
            <text:p>6584969</text:p>
          </table:table-cell>
          <table:table-cell table:number-columns-repeated="3" office:value-type="float" office:value="2797405" calcext:value-type="float">
            <text:p>2797405</text:p>
          </table:table-cell>
          <table:table-cell office:value-type="float" office:value="0" calcext:value-type="float">
            <text:p>0</text:p>
          </table:table-cell>
          <table:table-cell table:formula="of:=[.H1733]-[.I17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79" calcext:value-type="float">
            <text:p>718779</text:p>
          </table:table-cell>
          <table:table-cell office:value-type="float" office:value="419109000" calcext:value-type="float">
            <text:p>41910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4099400" calcext:value-type="float">
            <text:p>404099400</text:p>
          </table:table-cell>
          <table:table-cell office:value-type="float" office:value="399096200" calcext:value-type="float">
            <text:p>399096200</text:p>
          </table:table-cell>
          <table:table-cell table:number-columns-repeated="3" office:value-type="float" office:value="5003200" calcext:value-type="float">
            <text:p>5003200</text:p>
          </table:table-cell>
          <table:table-cell office:value-type="float" office:value="0" calcext:value-type="float">
            <text:p>0</text:p>
          </table:table-cell>
          <table:table-cell table:formula="of:=[.H1734]-[.I17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781" calcext:value-type="float">
            <text:p>718781</text:p>
          </table:table-cell>
          <table:table-cell office:value-type="float" office:value="304619800" calcext:value-type="float">
            <text:p>304619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89559800" calcext:value-type="float">
            <text:p>289559800</text:p>
          </table:table-cell>
          <table:table-cell office:value-type="float" office:value="284539800" calcext:value-type="float">
            <text:p>284539800</text:p>
          </table:table-cell>
          <table:table-cell table:number-columns-repeated="3" office:value-type="float" office:value="5020000" calcext:value-type="float">
            <text:p>5020000</text:p>
          </table:table-cell>
          <table:table-cell office:value-type="float" office:value="0" calcext:value-type="float">
            <text:p>0</text:p>
          </table:table-cell>
          <table:table-cell table:formula="of:=[.H1735]-[.I17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888" calcext:value-type="float">
            <text:p>718888</text:p>
          </table:table-cell>
          <table:table-cell office:value-type="float" office:value="58189327458" calcext:value-type="float">
            <text:p>581893274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8014177946" calcext:value-type="float">
            <text:p>58014177946</text:p>
          </table:table-cell>
          <table:table-cell office:value-type="float" office:value="58010104702" calcext:value-type="float">
            <text:p>58010104702</text:p>
          </table:table-cell>
          <table:table-cell table:number-columns-repeated="3" office:value-type="float" office:value="4073244" calcext:value-type="float">
            <text:p>4073244</text:p>
          </table:table-cell>
          <table:table-cell office:value-type="float" office:value="0" calcext:value-type="float">
            <text:p>0</text:p>
          </table:table-cell>
          <table:table-cell table:formula="of:=[.H1736]-[.I17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2499" calcext:value-type="float">
            <text:p>1712499</text:p>
          </table:table-cell>
          <table:table-cell office:value-type="float" office:value="742022500" calcext:value-type="float">
            <text:p>74202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3902660" calcext:value-type="float">
            <text:p>53902660</text:p>
          </table:table-cell>
          <table:table-cell office:value-type="float" office:value="39566830" calcext:value-type="float">
            <text:p>39566830</text:p>
          </table:table-cell>
          <table:table-cell table:number-columns-repeated="3" office:value-type="float" office:value="14335830" calcext:value-type="float">
            <text:p>14335830</text:p>
          </table:table-cell>
          <table:table-cell office:value-type="float" office:value="0" calcext:value-type="float">
            <text:p>0</text:p>
          </table:table-cell>
          <table:table-cell table:formula="of:=[.H1737]-[.I17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4181" calcext:value-type="float">
            <text:p>1774181</text:p>
          </table:table-cell>
          <table:table-cell office:value-type="float" office:value="645575460" calcext:value-type="float">
            <text:p>6455754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943527" calcext:value-type="float">
            <text:p>34943527</text:p>
          </table:table-cell>
          <table:table-cell office:value-type="float" office:value="22222028" calcext:value-type="float">
            <text:p>22222028</text:p>
          </table:table-cell>
          <table:table-cell table:number-columns-repeated="3" office:value-type="float" office:value="12721499" calcext:value-type="float">
            <text:p>12721499</text:p>
          </table:table-cell>
          <table:table-cell office:value-type="float" office:value="0" calcext:value-type="float">
            <text:p>0</text:p>
          </table:table-cell>
          <table:table-cell table:formula="of:=[.H1738]-[.I17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7372" calcext:value-type="float">
            <text:p>1867372</text:p>
          </table:table-cell>
          <table:table-cell office:value-type="float" office:value="2367203000" calcext:value-type="float">
            <text:p>236720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141822" calcext:value-type="float">
            <text:p>121141822</text:p>
          </table:table-cell>
          <table:table-cell office:value-type="float" office:value="74348881" calcext:value-type="float">
            <text:p>74348881</text:p>
          </table:table-cell>
          <table:table-cell table:number-columns-repeated="3" office:value-type="float" office:value="46792941" calcext:value-type="float">
            <text:p>46792941</text:p>
          </table:table-cell>
          <table:table-cell office:value-type="float" office:value="0" calcext:value-type="float">
            <text:p>0</text:p>
          </table:table-cell>
          <table:table-cell table:formula="of:=[.H1739]-[.I17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8493" calcext:value-type="float">
            <text:p>2128493</text:p>
          </table:table-cell>
          <table:table-cell office:value-type="float" office:value="213101000" calcext:value-type="float">
            <text:p>21310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897826" calcext:value-type="float">
            <text:p>11897826</text:p>
          </table:table-cell>
          <table:table-cell office:value-type="float" office:value="7706093" calcext:value-type="float">
            <text:p>7706093</text:p>
          </table:table-cell>
          <table:table-cell table:number-columns-repeated="3" office:value-type="float" office:value="4191733" calcext:value-type="float">
            <text:p>4191733</text:p>
          </table:table-cell>
          <table:table-cell office:value-type="float" office:value="0" calcext:value-type="float">
            <text:p>0</text:p>
          </table:table-cell>
          <table:table-cell table:formula="of:=[.H1740]-[.I17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83" calcext:value-type="float">
            <text:p>2643983</text:p>
          </table:table-cell>
          <table:table-cell office:value-type="float" office:value="1606917597.76" calcext:value-type="float">
            <text:p>1606917597.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259637230.76" calcext:value-type="float">
            <text:p>1259637230.76</text:p>
          </table:table-cell>
          <table:table-cell office:value-type="float" office:value="1216227184.76" calcext:value-type="float">
            <text:p>1216227184.76</text:p>
          </table:table-cell>
          <table:table-cell table:number-columns-repeated="3" office:value-type="float" office:value="43410046" calcext:value-type="float">
            <text:p>43410046</text:p>
          </table:table-cell>
          <table:table-cell office:value-type="float" office:value="0" calcext:value-type="float">
            <text:p>0</text:p>
          </table:table-cell>
          <table:table-cell table:formula="of:=[.H1741]-[.I17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3993" calcext:value-type="float">
            <text:p>2643993</text:p>
          </table:table-cell>
          <table:table-cell office:value-type="float" office:value="1001471370" calcext:value-type="float">
            <text:p>10014713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81471370" calcext:value-type="float">
            <text:p>881471370</text:p>
          </table:table-cell>
          <table:table-cell office:value-type="float" office:value="841471370" calcext:value-type="float">
            <text:p>841471370</text:p>
          </table:table-cell>
          <table:table-cell table:number-columns-repeated="3" office:value-type="float" office:value="40000000" calcext:value-type="float">
            <text:p>40000000</text:p>
          </table:table-cell>
          <table:table-cell office:value-type="float" office:value="0" calcext:value-type="float">
            <text:p>0</text:p>
          </table:table-cell>
          <table:table-cell table:formula="of:=[.H1742]-[.I17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09" calcext:value-type="float">
            <text:p>2644009</text:p>
          </table:table-cell>
          <table:table-cell office:value-type="float" office:value="519962379.35" calcext:value-type="float">
            <text:p>519962379.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4214750" calcext:value-type="float">
            <text:p>294214750</text:p>
          </table:table-cell>
          <table:table-cell office:value-type="float" office:value="283464863" calcext:value-type="float">
            <text:p>283464863</text:p>
          </table:table-cell>
          <table:table-cell table:number-columns-repeated="3" office:value-type="float" office:value="10749887" calcext:value-type="float">
            <text:p>10749887</text:p>
          </table:table-cell>
          <table:table-cell office:value-type="float" office:value="0" calcext:value-type="float">
            <text:p>0</text:p>
          </table:table-cell>
          <table:table-cell table:formula="of:=[.H1743]-[.I17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1" calcext:value-type="float">
            <text:p>2644011</text:p>
          </table:table-cell>
          <table:table-cell office:value-type="float" office:value="1093913711" calcext:value-type="float">
            <text:p>10939137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3339229" calcext:value-type="float">
            <text:p>403339229</text:p>
          </table:table-cell>
          <table:table-cell office:value-type="float" office:value="383028215" calcext:value-type="float">
            <text:p>383028215</text:p>
          </table:table-cell>
          <table:table-cell table:number-columns-repeated="3" office:value-type="float" office:value="20311014" calcext:value-type="float">
            <text:p>20311014</text:p>
          </table:table-cell>
          <table:table-cell office:value-type="float" office:value="0" calcext:value-type="float">
            <text:p>0</text:p>
          </table:table-cell>
          <table:table-cell table:formula="of:=[.H1744]-[.I17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16" calcext:value-type="float">
            <text:p>2644016</text:p>
          </table:table-cell>
          <table:table-cell office:value-type="float" office:value="138110396" calcext:value-type="float">
            <text:p>13811039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026200" calcext:value-type="float">
            <text:p>13026200</text:p>
          </table:table-cell>
          <table:table-cell office:value-type="float" office:value="10420279" calcext:value-type="float">
            <text:p>10420279</text:p>
          </table:table-cell>
          <table:table-cell table:number-columns-repeated="3" office:value-type="float" office:value="2605921" calcext:value-type="float">
            <text:p>2605921</text:p>
          </table:table-cell>
          <table:table-cell office:value-type="float" office:value="0" calcext:value-type="float">
            <text:p>0</text:p>
          </table:table-cell>
          <table:table-cell table:formula="of:=[.H1745]-[.I17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27" calcext:value-type="float">
            <text:p>2644027</text:p>
          </table:table-cell>
          <table:table-cell office:value-type="float" office:value="135929781" calcext:value-type="float">
            <text:p>1359297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356313" calcext:value-type="float">
            <text:p>25356313</text:p>
          </table:table-cell>
          <table:table-cell office:value-type="float" office:value="23003686" calcext:value-type="float">
            <text:p>23003686</text:p>
          </table:table-cell>
          <table:table-cell table:number-columns-repeated="3" office:value-type="float" office:value="2352627" calcext:value-type="float">
            <text:p>2352627</text:p>
          </table:table-cell>
          <table:table-cell office:value-type="float" office:value="0" calcext:value-type="float">
            <text:p>0</text:p>
          </table:table-cell>
          <table:table-cell table:formula="of:=[.H1746]-[.I17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60" calcext:value-type="float">
            <text:p>2644060</text:p>
          </table:table-cell>
          <table:table-cell office:value-type="float" office:value="36369261" calcext:value-type="float">
            <text:p>3636926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4003715.75" calcext:value-type="float">
            <text:p>24003715.75</text:p>
          </table:table-cell>
          <table:table-cell office:value-type="float" office:value="18912024.75" calcext:value-type="float">
            <text:p>18912024.75</text:p>
          </table:table-cell>
          <table:table-cell table:number-columns-repeated="3" office:value-type="float" office:value="5091691" calcext:value-type="float">
            <text:p>5091691</text:p>
          </table:table-cell>
          <table:table-cell office:value-type="float" office:value="0" calcext:value-type="float">
            <text:p>0</text:p>
          </table:table-cell>
          <table:table-cell table:formula="of:=[.H1747]-[.I17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70" calcext:value-type="float">
            <text:p>2644070</text:p>
          </table:table-cell>
          <table:table-cell office:value-type="float" office:value="315211613.45" calcext:value-type="float">
            <text:p>315211613.4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67050167" calcext:value-type="float">
            <text:p>167050167</text:p>
          </table:table-cell>
          <table:table-cell office:value-type="float" office:value="161123709" calcext:value-type="float">
            <text:p>161123709</text:p>
          </table:table-cell>
          <table:table-cell table:number-columns-repeated="3" office:value-type="float" office:value="5926458" calcext:value-type="float">
            <text:p>5926458</text:p>
          </table:table-cell>
          <table:table-cell office:value-type="float" office:value="0" calcext:value-type="float">
            <text:p>0</text:p>
          </table:table-cell>
          <table:table-cell table:formula="of:=[.H1748]-[.I17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4081" calcext:value-type="float">
            <text:p>2644081</text:p>
          </table:table-cell>
          <table:table-cell office:value-type="float" office:value="784079887" calcext:value-type="float">
            <text:p>7840798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62426661" calcext:value-type="float">
            <text:p>762426661</text:p>
          </table:table-cell>
          <table:table-cell office:value-type="float" office:value="755208919" calcext:value-type="float">
            <text:p>755208919</text:p>
          </table:table-cell>
          <table:table-cell table:number-columns-repeated="3" office:value-type="float" office:value="7217742" calcext:value-type="float">
            <text:p>7217742</text:p>
          </table:table-cell>
          <table:table-cell office:value-type="float" office:value="0" calcext:value-type="float">
            <text:p>0</text:p>
          </table:table-cell>
          <table:table-cell table:formula="of:=[.H1749]-[.I1749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log_bangunan.A1:log_bangunan.L1749" table:display-filter-buttons="true">
          <table:filter>
            <table:filter-and>
              <table:filter-condition table:field-number="11" table:value="1" table:operator="=">
                <table:filter-set-item table:value="1"/>
                <table:filter-set-item table:value="-97087"/>
                <table:filter-set-item table:value="-395973"/>
                <table:filter-set-item table:value="-1"/>
                <table:filter-set-item table:value="-1067404"/>
                <table:filter-set-item table:value="2"/>
                <table:filter-set-item table:value="-1084621"/>
                <table:filter-set-item table:value="-1721620"/>
                <table:filter-set-item table:value="-2437106"/>
                <table:filter-set-item table:value="-3651556"/>
                <table:filter-set-item table:value="-2202382"/>
                <table:filter-set-item table:value="-3929740"/>
                <table:filter-set-item table:value="-5268157"/>
                <table:filter-set-item table:value="-5697571"/>
                <table:filter-set-item table:value="-12511706"/>
                <table:filter-set-item table:value="-15988036"/>
                <table:filter-set-item table:value="-19778610"/>
                <table:filter-set-item table:value="-12756968"/>
                <table:filter-set-item table:value="-29663513"/>
                <table:filter-set-item table:value="-2"/>
                <table:filter-set-item table:value="-13996771"/>
                <table:filter-set-item table:value="-5164860"/>
                <table:filter-set-item table:value="-128790332"/>
                <table:filter-set-item table:value="-129307615.4"/>
                <table:filter-set-item table:value="-928971"/>
                <table:filter-set-item table:value="-45831636"/>
                <table:filter-set-item table:value="-9649133"/>
                <table:filter-set-item table:value="-15344464"/>
                <table:filter-set-item table:value="-9385681"/>
                <table:filter-set-item table:value="-2825000"/>
                <table:filter-set-item table:value="-8453154"/>
                <table:filter-set-item table:value="-5835045"/>
                <table:filter-set-item table:value="-7767949"/>
                <table:filter-set-item table:value="-6963355"/>
                <table:filter-set-item table:value="-3"/>
                <table:filter-set-item table:value="-6886480"/>
                <table:filter-set-item table:value="-5120380"/>
                <table:filter-set-item table:value="-7135000"/>
                <table:filter-set-item table:value="-6731534"/>
                <table:filter-set-item table:value="-1554633"/>
                <table:filter-set-item table:value="-5756656"/>
                <table:filter-set-item table:value="-6113108"/>
                <table:filter-set-item table:value="-9"/>
                <table:filter-set-item table:value="-570153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6.4</meta:initial-creator>
    <meta:creation-date>2017-04-18T00:11:22</meta:creation-date>
    <dc:date>2017-04-18T00:13:30.864916581</dc:date>
    <meta:editing-duration>PT1M50S</meta:editing-duration>
    <meta:editing-cycles>1</meta:editing-cycles>
    <meta:document-statistic meta:table-count="1" meta:cell-count="20987" meta:object-count="0"/>
  </office:meta>
</office:document-meta>
</file>